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1.43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11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eppe left</text:p>
          </table:table-cell>
          <table:table-cell table:number-columns-repeated="37"/>
        </table:table-row>
        <table:table-row table:style-name="ro1">
          <table:table-cell/>
          <table:table-cell table:number-columns-repeated="12" office:value-type="float" office:value="6" calcext:value-type="float">
            <text:p>6</text:p>
          </table:table-cell>
          <table:table-cell/>
          <table:table-cell table:formula="of:=IF([.B2]=0;0;IF([.B2]=1;2;IF([.B2]=2;16;IF([.B2]=3;18;IF([.B2]=4;32;IF([.B2]=5;34;IF([.B2]=6;40;IF([.B2]=7;42;&quot;ERROR&quot;))))))))" office:value-type="float" office:value="40" calcext:value-type="float">
            <text:p>40</text:p>
          </table:table-cell>
          <table:table-cell table:formula="of:=IF([.C2]=0;0;IF([.C2]=1;1;IF([.C2]=2;4;IF([.C2]=3;5;IF([.C2]=4;16;IF([.C2]=5;17;IF([.C2]=6;20;IF([.C2]=7;21;&quot;ERROR&quot;))))))))" office:value-type="float" office:value="20" calcext:value-type="float">
            <text:p>20</text:p>
          </table:table-cell>
          <table:table-cell table:formula="of:=IF([.D2]=0;0;IF([.D2]=1;2;IF([.D2]=2;16;IF([.D2]=3;18;IF([.D2]=4;32;IF([.D2]=5;34;IF([.D2]=6;40;IF([.D2]=7;42;&quot;ERROR&quot;))))))))" office:value-type="float" office:value="40" calcext:value-type="float">
            <text:p>40</text:p>
          </table:table-cell>
          <table:table-cell table:formula="of:=IF([.E2]=0;0;IF([.E2]=1;1;IF([.E2]=2;4;IF([.E2]=3;5;IF([.E2]=4;16;IF([.E2]=5;17;IF([.E2]=6;20;IF([.E2]=7;21;&quot;ERROR&quot;))))))))" office:value-type="float" office:value="20" calcext:value-type="float">
            <text:p>20</text:p>
          </table:table-cell>
          <table:table-cell table:formula="of:=IF([.F2]=0;0;IF([.F2]=1;2;IF([.F2]=2;16;IF([.F2]=3;18;IF([.F2]=4;32;IF([.F2]=5;34;IF([.F2]=6;40;IF([.F2]=7;42;&quot;ERROR&quot;))))))))" office:value-type="float" office:value="40" calcext:value-type="float">
            <text:p>40</text:p>
          </table:table-cell>
          <table:table-cell table:formula="of:=IF([.G2]=0;0;IF([.G2]=1;1;IF([.G2]=2;4;IF([.G2]=3;5;IF([.G2]=4;16;IF([.G2]=5;17;IF([.G2]=6;20;IF([.G2]=7;21;&quot;ERROR&quot;))))))))" office:value-type="float" office:value="20" calcext:value-type="float">
            <text:p>20</text:p>
          </table:table-cell>
          <table:table-cell table:formula="of:=IF([.H2]=0;0;IF([.H2]=1;2;IF([.H2]=2;16;IF([.H2]=3;18;IF([.H2]=4;32;IF([.H2]=5;34;IF([.H2]=6;40;IF([.H2]=7;42;&quot;ERROR&quot;))))))))" office:value-type="float" office:value="40" calcext:value-type="float">
            <text:p>40</text:p>
          </table:table-cell>
          <table:table-cell table:formula="of:=IF([.I2]=0;0;IF([.I2]=1;1;IF([.I2]=2;4;IF([.I2]=3;5;IF([.I2]=4;16;IF([.I2]=5;17;IF([.I2]=6;20;IF([.I2]=7;21;&quot;ERROR&quot;))))))))" office:value-type="float" office:value="20" calcext:value-type="float">
            <text:p>20</text:p>
          </table:table-cell>
          <table:table-cell table:formula="of:=IF([.J2]=0;0;IF([.J2]=1;2;IF([.J2]=2;16;IF([.J2]=3;18;IF([.J2]=4;32;IF([.J2]=5;34;IF([.J2]=6;40;IF([.J2]=7;42;&quot;ERROR&quot;))))))))" office:value-type="float" office:value="40" calcext:value-type="float">
            <text:p>40</text:p>
          </table:table-cell>
          <table:table-cell table:formula="of:=IF([.K2]=0;0;IF([.K2]=1;1;IF([.K2]=2;4;IF([.K2]=3;5;IF([.K2]=4;16;IF([.K2]=5;17;IF([.K2]=6;20;IF([.K2]=7;21;&quot;ERROR&quot;))))))))" office:value-type="float" office:value="20" calcext:value-type="float">
            <text:p>20</text:p>
          </table:table-cell>
          <table:table-cell table:formula="of:=IF([.L2]=0;0;IF([.L2]=1;2;IF([.L2]=2;16;IF([.L2]=3;18;IF([.L2]=4;32;IF([.L2]=5;34;IF([.L2]=6;40;IF([.L2]=7;42;&quot;ERROR&quot;))))))))" office:value-type="float" office:value="40" calcext:value-type="float">
            <text:p>40</text:p>
          </table:table-cell>
          <table:table-cell table:formula="of:=IF([.M2]=0;0;IF([.M2]=1;1;IF([.M2]=2;4;IF([.M2]=3;5;IF([.M2]=4;16;IF([.M2]=5;17;IF([.M2]=6;20;IF([.M2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2]+[.P2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2]+[.R2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2]+[.T2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U2]+[.V2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W2]+[.X2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2]+[.Z2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/>
          <table:table-cell table:formula="of:=IF([.B3]=0;0;IF([.B3]=1;2;IF([.B3]=2;16;IF([.B3]=3;18;IF([.B3]=4;32;IF([.B3]=5;34;IF([.B3]=6;40;IF([.B3]=7;42;&quot;ERROR&quot;))))))))" office:value-type="float" office:value="40" calcext:value-type="float">
            <text:p>40</text:p>
          </table:table-cell>
          <table:table-cell table:formula="of:=IF([.C3]=0;0;IF([.C3]=1;1;IF([.C3]=2;4;IF([.C3]=3;5;IF([.C3]=4;16;IF([.C3]=5;17;IF([.C3]=6;20;IF([.C3]=7;21;&quot;ERROR&quot;))))))))" office:value-type="float" office:value="20" calcext:value-type="float">
            <text:p>20</text:p>
          </table:table-cell>
          <table:table-cell table:formula="of:=IF([.D3]=0;0;IF([.D3]=1;2;IF([.D3]=2;16;IF([.D3]=3;18;IF([.D3]=4;32;IF([.D3]=5;34;IF([.D3]=6;40;IF([.D3]=7;42;&quot;ERROR&quot;))))))))" office:value-type="float" office:value="40" calcext:value-type="float">
            <text:p>40</text:p>
          </table:table-cell>
          <table:table-cell table:formula="of:=IF([.E3]=0;0;IF([.E3]=1;1;IF([.E3]=2;4;IF([.E3]=3;5;IF([.E3]=4;16;IF([.E3]=5;17;IF([.E3]=6;20;IF([.E3]=7;21;&quot;ERROR&quot;))))))))" office:value-type="float" office:value="20" calcext:value-type="float">
            <text:p>20</text:p>
          </table:table-cell>
          <table:table-cell table:formula="of:=IF([.F3]=0;0;IF([.F3]=1;2;IF([.F3]=2;16;IF([.F3]=3;18;IF([.F3]=4;32;IF([.F3]=5;34;IF([.F3]=6;40;IF([.F3]=7;42;&quot;ERROR&quot;))))))))" office:value-type="float" office:value="40" calcext:value-type="float">
            <text:p>40</text:p>
          </table:table-cell>
          <table:table-cell table:formula="of:=IF([.G3]=0;0;IF([.G3]=1;1;IF([.G3]=2;4;IF([.G3]=3;5;IF([.G3]=4;16;IF([.G3]=5;17;IF([.G3]=6;20;IF([.G3]=7;21;&quot;ERROR&quot;))))))))" office:value-type="float" office:value="17" calcext:value-type="float">
            <text:p>17</text:p>
          </table:table-cell>
          <table:table-cell table:formula="of:=IF([.H3]=0;0;IF([.H3]=1;2;IF([.H3]=2;16;IF([.H3]=3;18;IF([.H3]=4;32;IF([.H3]=5;34;IF([.H3]=6;40;IF([.H3]=7;42;&quot;ERROR&quot;))))))))" office:value-type="float" office:value="40" calcext:value-type="float">
            <text:p>40</text:p>
          </table:table-cell>
          <table:table-cell table:formula="of:=IF([.I3]=0;0;IF([.I3]=1;1;IF([.I3]=2;4;IF([.I3]=3;5;IF([.I3]=4;16;IF([.I3]=5;17;IF([.I3]=6;20;IF([.I3]=7;21;&quot;ERROR&quot;))))))))" office:value-type="float" office:value="20" calcext:value-type="float">
            <text:p>20</text:p>
          </table:table-cell>
          <table:table-cell table:formula="of:=IF([.J3]=0;0;IF([.J3]=1;2;IF([.J3]=2;16;IF([.J3]=3;18;IF([.J3]=4;32;IF([.J3]=5;34;IF([.J3]=6;40;IF([.J3]=7;42;&quot;ERROR&quot;))))))))" office:value-type="float" office:value="40" calcext:value-type="float">
            <text:p>40</text:p>
          </table:table-cell>
          <table:table-cell table:formula="of:=IF([.K3]=0;0;IF([.K3]=1;1;IF([.K3]=2;4;IF([.K3]=3;5;IF([.K3]=4;16;IF([.K3]=5;17;IF([.K3]=6;20;IF([.K3]=7;21;&quot;ERROR&quot;))))))))" office:value-type="float" office:value="20" calcext:value-type="float">
            <text:p>20</text:p>
          </table:table-cell>
          <table:table-cell table:formula="of:=IF([.L3]=0;0;IF([.L3]=1;2;IF([.L3]=2;16;IF([.L3]=3;18;IF([.L3]=4;32;IF([.L3]=5;34;IF([.L3]=6;40;IF([.L3]=7;42;&quot;ERROR&quot;))))))))" office:value-type="float" office:value="40" calcext:value-type="float">
            <text:p>40</text:p>
          </table:table-cell>
          <table:table-cell table:formula="of:=IF([.M3]=0;0;IF([.M3]=1;1;IF([.M3]=2;4;IF([.M3]=3;5;IF([.M3]=4;16;IF([.M3]=5;17;IF([.M3]=6;20;IF([.M3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3]+[.P3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3]+[.R3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3]+[.T3]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table:formula="of:=[.U3]+[.V3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W3]+[.X3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3]+[.Z3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/>
          <table:table-cell table:formula="of:=IF([.B4]=0;0;IF([.B4]=1;2;IF([.B4]=2;16;IF([.B4]=3;18;IF([.B4]=4;32;IF([.B4]=5;34;IF([.B4]=6;40;IF([.B4]=7;42;&quot;ERROR&quot;))))))))" office:value-type="float" office:value="40" calcext:value-type="float">
            <text:p>40</text:p>
          </table:table-cell>
          <table:table-cell table:formula="of:=IF([.C4]=0;0;IF([.C4]=1;1;IF([.C4]=2;4;IF([.C4]=3;5;IF([.C4]=4;16;IF([.C4]=5;17;IF([.C4]=6;20;IF([.C4]=7;21;&quot;ERROR&quot;))))))))" office:value-type="float" office:value="20" calcext:value-type="float">
            <text:p>20</text:p>
          </table:table-cell>
          <table:table-cell table:formula="of:=IF([.D4]=0;0;IF([.D4]=1;2;IF([.D4]=2;16;IF([.D4]=3;18;IF([.D4]=4;32;IF([.D4]=5;34;IF([.D4]=6;40;IF([.D4]=7;42;&quot;ERROR&quot;))))))))" office:value-type="float" office:value="40" calcext:value-type="float">
            <text:p>40</text:p>
          </table:table-cell>
          <table:table-cell table:formula="of:=IF([.E4]=0;0;IF([.E4]=1;1;IF([.E4]=2;4;IF([.E4]=3;5;IF([.E4]=4;16;IF([.E4]=5;17;IF([.E4]=6;20;IF([.E4]=7;21;&quot;ERROR&quot;))))))))" office:value-type="float" office:value="20" calcext:value-type="float">
            <text:p>20</text:p>
          </table:table-cell>
          <table:table-cell table:formula="of:=IF([.F4]=0;0;IF([.F4]=1;2;IF([.F4]=2;16;IF([.F4]=3;18;IF([.F4]=4;32;IF([.F4]=5;34;IF([.F4]=6;40;IF([.F4]=7;42;&quot;ERROR&quot;))))))))" office:value-type="float" office:value="40" calcext:value-type="float">
            <text:p>40</text:p>
          </table:table-cell>
          <table:table-cell table:formula="of:=IF([.G4]=0;0;IF([.G4]=1;1;IF([.G4]=2;4;IF([.G4]=3;5;IF([.G4]=4;16;IF([.G4]=5;17;IF([.G4]=6;20;IF([.G4]=7;21;&quot;ERROR&quot;))))))))" office:value-type="float" office:value="17" calcext:value-type="float">
            <text:p>17</text:p>
          </table:table-cell>
          <table:table-cell table:formula="of:=IF([.H4]=0;0;IF([.H4]=1;2;IF([.H4]=2;16;IF([.H4]=3;18;IF([.H4]=4;32;IF([.H4]=5;34;IF([.H4]=6;40;IF([.H4]=7;42;&quot;ERROR&quot;))))))))" office:value-type="float" office:value="40" calcext:value-type="float">
            <text:p>40</text:p>
          </table:table-cell>
          <table:table-cell table:formula="of:=IF([.I4]=0;0;IF([.I4]=1;1;IF([.I4]=2;4;IF([.I4]=3;5;IF([.I4]=4;16;IF([.I4]=5;17;IF([.I4]=6;20;IF([.I4]=7;21;&quot;ERROR&quot;))))))))" office:value-type="float" office:value="17" calcext:value-type="float">
            <text:p>17</text:p>
          </table:table-cell>
          <table:table-cell table:formula="of:=IF([.J4]=0;0;IF([.J4]=1;2;IF([.J4]=2;16;IF([.J4]=3;18;IF([.J4]=4;32;IF([.J4]=5;34;IF([.J4]=6;40;IF([.J4]=7;42;&quot;ERROR&quot;))))))))" office:value-type="float" office:value="40" calcext:value-type="float">
            <text:p>40</text:p>
          </table:table-cell>
          <table:table-cell table:formula="of:=IF([.K4]=0;0;IF([.K4]=1;1;IF([.K4]=2;4;IF([.K4]=3;5;IF([.K4]=4;16;IF([.K4]=5;17;IF([.K4]=6;20;IF([.K4]=7;21;&quot;ERROR&quot;))))))))" office:value-type="float" office:value="20" calcext:value-type="float">
            <text:p>20</text:p>
          </table:table-cell>
          <table:table-cell table:formula="of:=IF([.L4]=0;0;IF([.L4]=1;2;IF([.L4]=2;16;IF([.L4]=3;18;IF([.L4]=4;32;IF([.L4]=5;34;IF([.L4]=6;40;IF([.L4]=7;42;&quot;ERROR&quot;))))))))" office:value-type="float" office:value="40" calcext:value-type="float">
            <text:p>40</text:p>
          </table:table-cell>
          <table:table-cell table:formula="of:=IF([.M4]=0;0;IF([.M4]=1;1;IF([.M4]=2;4;IF([.M4]=3;5;IF([.M4]=4;16;IF([.M4]=5;17;IF([.M4]=6;20;IF([.M4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4]+[.P4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4]+[.R4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4]+[.T4]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table:formula="of:=[.U4]+[.V4]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table:formula="of:=[.W4]+[.X4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4]+[.Z4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/>
          <table:table-cell table:formula="of:=IF([.B5]=0;0;IF([.B5]=1;2;IF([.B5]=2;16;IF([.B5]=3;18;IF([.B5]=4;32;IF([.B5]=5;34;IF([.B5]=6;40;IF([.B5]=7;42;&quot;ERROR&quot;))))))))" office:value-type="float" office:value="40" calcext:value-type="float">
            <text:p>40</text:p>
          </table:table-cell>
          <table:table-cell table:formula="of:=IF([.C5]=0;0;IF([.C5]=1;1;IF([.C5]=2;4;IF([.C5]=3;5;IF([.C5]=4;16;IF([.C5]=5;17;IF([.C5]=6;20;IF([.C5]=7;21;&quot;ERROR&quot;))))))))" office:value-type="float" office:value="20" calcext:value-type="float">
            <text:p>20</text:p>
          </table:table-cell>
          <table:table-cell table:formula="of:=IF([.D5]=0;0;IF([.D5]=1;2;IF([.D5]=2;16;IF([.D5]=3;18;IF([.D5]=4;32;IF([.D5]=5;34;IF([.D5]=6;40;IF([.D5]=7;42;&quot;ERROR&quot;))))))))" office:value-type="float" office:value="40" calcext:value-type="float">
            <text:p>40</text:p>
          </table:table-cell>
          <table:table-cell table:formula="of:=IF([.E5]=0;0;IF([.E5]=1;1;IF([.E5]=2;4;IF([.E5]=3;5;IF([.E5]=4;16;IF([.E5]=5;17;IF([.E5]=6;20;IF([.E5]=7;21;&quot;ERROR&quot;))))))))" office:value-type="float" office:value="17" calcext:value-type="float">
            <text:p>17</text:p>
          </table:table-cell>
          <table:table-cell table:formula="of:=IF([.F5]=0;0;IF([.F5]=1;2;IF([.F5]=2;16;IF([.F5]=3;18;IF([.F5]=4;32;IF([.F5]=5;34;IF([.F5]=6;40;IF([.F5]=7;42;&quot;ERROR&quot;))))))))" office:value-type="float" office:value="34" calcext:value-type="float">
            <text:p>34</text:p>
          </table:table-cell>
          <table:table-cell table:formula="of:=IF([.G5]=0;0;IF([.G5]=1;1;IF([.G5]=2;4;IF([.G5]=3;5;IF([.G5]=4;16;IF([.G5]=5;17;IF([.G5]=6;20;IF([.G5]=7;21;&quot;ERROR&quot;))))))))" office:value-type="float" office:value="17" calcext:value-type="float">
            <text:p>17</text:p>
          </table:table-cell>
          <table:table-cell table:formula="of:=IF([.H5]=0;0;IF([.H5]=1;2;IF([.H5]=2;16;IF([.H5]=3;18;IF([.H5]=4;32;IF([.H5]=5;34;IF([.H5]=6;40;IF([.H5]=7;42;&quot;ERROR&quot;))))))))" office:value-type="float" office:value="40" calcext:value-type="float">
            <text:p>40</text:p>
          </table:table-cell>
          <table:table-cell table:formula="of:=IF([.I5]=0;0;IF([.I5]=1;1;IF([.I5]=2;4;IF([.I5]=3;5;IF([.I5]=4;16;IF([.I5]=5;17;IF([.I5]=6;20;IF([.I5]=7;21;&quot;ERROR&quot;))))))))" office:value-type="float" office:value="17" calcext:value-type="float">
            <text:p>17</text:p>
          </table:table-cell>
          <table:table-cell table:formula="of:=IF([.J5]=0;0;IF([.J5]=1;2;IF([.J5]=2;16;IF([.J5]=3;18;IF([.J5]=4;32;IF([.J5]=5;34;IF([.J5]=6;40;IF([.J5]=7;42;&quot;ERROR&quot;))))))))" office:value-type="float" office:value="40" calcext:value-type="float">
            <text:p>40</text:p>
          </table:table-cell>
          <table:table-cell table:formula="of:=IF([.K5]=0;0;IF([.K5]=1;1;IF([.K5]=2;4;IF([.K5]=3;5;IF([.K5]=4;16;IF([.K5]=5;17;IF([.K5]=6;20;IF([.K5]=7;21;&quot;ERROR&quot;))))))))" office:value-type="float" office:value="20" calcext:value-type="float">
            <text:p>20</text:p>
          </table:table-cell>
          <table:table-cell table:formula="of:=IF([.L5]=0;0;IF([.L5]=1;2;IF([.L5]=2;16;IF([.L5]=3;18;IF([.L5]=4;32;IF([.L5]=5;34;IF([.L5]=6;40;IF([.L5]=7;42;&quot;ERROR&quot;))))))))" office:value-type="float" office:value="40" calcext:value-type="float">
            <text:p>40</text:p>
          </table:table-cell>
          <table:table-cell table:formula="of:=IF([.M5]=0;0;IF([.M5]=1;1;IF([.M5]=2;4;IF([.M5]=3;5;IF([.M5]=4;16;IF([.M5]=5;17;IF([.M5]=6;20;IF([.M5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5]+[.P5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5]+[.R5]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table:formula="of:=[.S5]+[.T5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U5]+[.V5]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table:formula="of:=[.W5]+[.X5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5]+[.Z5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/>
          <table:table-cell table:formula="of:=IF([.B6]=0;0;IF([.B6]=1;2;IF([.B6]=2;16;IF([.B6]=3;18;IF([.B6]=4;32;IF([.B6]=5;34;IF([.B6]=6;40;IF([.B6]=7;42;&quot;ERROR&quot;))))))))" office:value-type="float" office:value="40" calcext:value-type="float">
            <text:p>40</text:p>
          </table:table-cell>
          <table:table-cell table:formula="of:=IF([.C6]=0;0;IF([.C6]=1;1;IF([.C6]=2;4;IF([.C6]=3;5;IF([.C6]=4;16;IF([.C6]=5;17;IF([.C6]=6;20;IF([.C6]=7;21;&quot;ERROR&quot;))))))))" office:value-type="float" office:value="20" calcext:value-type="float">
            <text:p>20</text:p>
          </table:table-cell>
          <table:table-cell table:formula="of:=IF([.D6]=0;0;IF([.D6]=1;2;IF([.D6]=2;16;IF([.D6]=3;18;IF([.D6]=4;32;IF([.D6]=5;34;IF([.D6]=6;40;IF([.D6]=7;42;&quot;ERROR&quot;))))))))" office:value-type="float" office:value="34" calcext:value-type="float">
            <text:p>34</text:p>
          </table:table-cell>
          <table:table-cell table:formula="of:=IF([.E6]=0;0;IF([.E6]=1;1;IF([.E6]=2;4;IF([.E6]=3;5;IF([.E6]=4;16;IF([.E6]=5;17;IF([.E6]=6;20;IF([.E6]=7;21;&quot;ERROR&quot;))))))))" office:value-type="float" office:value="17" calcext:value-type="float">
            <text:p>17</text:p>
          </table:table-cell>
          <table:table-cell table:formula="of:=IF([.F6]=0;0;IF([.F6]=1;2;IF([.F6]=2;16;IF([.F6]=3;18;IF([.F6]=4;32;IF([.F6]=5;34;IF([.F6]=6;40;IF([.F6]=7;42;&quot;ERROR&quot;))))))))" office:value-type="float" office:value="34" calcext:value-type="float">
            <text:p>34</text:p>
          </table:table-cell>
          <table:table-cell table:formula="of:=IF([.G6]=0;0;IF([.G6]=1;1;IF([.G6]=2;4;IF([.G6]=3;5;IF([.G6]=4;16;IF([.G6]=5;17;IF([.G6]=6;20;IF([.G6]=7;21;&quot;ERROR&quot;))))))))" office:value-type="float" office:value="17" calcext:value-type="float">
            <text:p>17</text:p>
          </table:table-cell>
          <table:table-cell table:formula="of:=IF([.H6]=0;0;IF([.H6]=1;2;IF([.H6]=2;16;IF([.H6]=3;18;IF([.H6]=4;32;IF([.H6]=5;34;IF([.H6]=6;40;IF([.H6]=7;42;&quot;ERROR&quot;))))))))" office:value-type="float" office:value="34" calcext:value-type="float">
            <text:p>34</text:p>
          </table:table-cell>
          <table:table-cell table:formula="of:=IF([.I6]=0;0;IF([.I6]=1;1;IF([.I6]=2;4;IF([.I6]=3;5;IF([.I6]=4;16;IF([.I6]=5;17;IF([.I6]=6;20;IF([.I6]=7;21;&quot;ERROR&quot;))))))))" office:value-type="float" office:value="17" calcext:value-type="float">
            <text:p>17</text:p>
          </table:table-cell>
          <table:table-cell table:formula="of:=IF([.J6]=0;0;IF([.J6]=1;2;IF([.J6]=2;16;IF([.J6]=3;18;IF([.J6]=4;32;IF([.J6]=5;34;IF([.J6]=6;40;IF([.J6]=7;42;&quot;ERROR&quot;))))))))" office:value-type="float" office:value="40" calcext:value-type="float">
            <text:p>40</text:p>
          </table:table-cell>
          <table:table-cell table:formula="of:=IF([.K6]=0;0;IF([.K6]=1;1;IF([.K6]=2;4;IF([.K6]=3;5;IF([.K6]=4;16;IF([.K6]=5;17;IF([.K6]=6;20;IF([.K6]=7;21;&quot;ERROR&quot;))))))))" office:value-type="float" office:value="20" calcext:value-type="float">
            <text:p>20</text:p>
          </table:table-cell>
          <table:table-cell table:formula="of:=IF([.L6]=0;0;IF([.L6]=1;2;IF([.L6]=2;16;IF([.L6]=3;18;IF([.L6]=4;32;IF([.L6]=5;34;IF([.L6]=6;40;IF([.L6]=7;42;&quot;ERROR&quot;))))))))" office:value-type="float" office:value="40" calcext:value-type="float">
            <text:p>40</text:p>
          </table:table-cell>
          <table:table-cell table:formula="of:=IF([.M6]=0;0;IF([.M6]=1;1;IF([.M6]=2;4;IF([.M6]=3;5;IF([.M6]=4;16;IF([.M6]=5;17;IF([.M6]=6;20;IF([.M6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6]+[.P6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6]+[.R6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S6]+[.T6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U6]+[.V6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W6]+[.X6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6]+[.Z6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/>
          <table:table-cell table:formula="of:=IF([.B7]=0;0;IF([.B7]=1;2;IF([.B7]=2;16;IF([.B7]=3;18;IF([.B7]=4;32;IF([.B7]=5;34;IF([.B7]=6;40;IF([.B7]=7;42;&quot;ERROR&quot;))))))))" office:value-type="float" office:value="40" calcext:value-type="float">
            <text:p>40</text:p>
          </table:table-cell>
          <table:table-cell table:formula="of:=IF([.C7]=0;0;IF([.C7]=1;1;IF([.C7]=2;4;IF([.C7]=3;5;IF([.C7]=4;16;IF([.C7]=5;17;IF([.C7]=6;20;IF([.C7]=7;21;&quot;ERROR&quot;))))))))" office:value-type="float" office:value="20" calcext:value-type="float">
            <text:p>20</text:p>
          </table:table-cell>
          <table:table-cell table:formula="of:=IF([.D7]=0;0;IF([.D7]=1;2;IF([.D7]=2;16;IF([.D7]=3;18;IF([.D7]=4;32;IF([.D7]=5;34;IF([.D7]=6;40;IF([.D7]=7;42;&quot;ERROR&quot;))))))))" office:value-type="float" office:value="34" calcext:value-type="float">
            <text:p>34</text:p>
          </table:table-cell>
          <table:table-cell table:formula="of:=IF([.E7]=0;0;IF([.E7]=1;1;IF([.E7]=2;4;IF([.E7]=3;5;IF([.E7]=4;16;IF([.E7]=5;17;IF([.E7]=6;20;IF([.E7]=7;21;&quot;ERROR&quot;))))))))" office:value-type="float" office:value="17" calcext:value-type="float">
            <text:p>17</text:p>
          </table:table-cell>
          <table:table-cell table:formula="of:=IF([.F7]=0;0;IF([.F7]=1;2;IF([.F7]=2;16;IF([.F7]=3;18;IF([.F7]=4;32;IF([.F7]=5;34;IF([.F7]=6;40;IF([.F7]=7;42;&quot;ERROR&quot;))))))))" office:value-type="float" office:value="34" calcext:value-type="float">
            <text:p>34</text:p>
          </table:table-cell>
          <table:table-cell table:formula="of:=IF([.G7]=0;0;IF([.G7]=1;1;IF([.G7]=2;4;IF([.G7]=3;5;IF([.G7]=4;16;IF([.G7]=5;17;IF([.G7]=6;20;IF([.G7]=7;21;&quot;ERROR&quot;))))))))" office:value-type="float" office:value="17" calcext:value-type="float">
            <text:p>17</text:p>
          </table:table-cell>
          <table:table-cell table:formula="of:=IF([.H7]=0;0;IF([.H7]=1;2;IF([.H7]=2;16;IF([.H7]=3;18;IF([.H7]=4;32;IF([.H7]=5;34;IF([.H7]=6;40;IF([.H7]=7;42;&quot;ERROR&quot;))))))))" office:value-type="float" office:value="34" calcext:value-type="float">
            <text:p>34</text:p>
          </table:table-cell>
          <table:table-cell table:formula="of:=IF([.I7]=0;0;IF([.I7]=1;1;IF([.I7]=2;4;IF([.I7]=3;5;IF([.I7]=4;16;IF([.I7]=5;17;IF([.I7]=6;20;IF([.I7]=7;21;&quot;ERROR&quot;))))))))" office:value-type="float" office:value="17" calcext:value-type="float">
            <text:p>17</text:p>
          </table:table-cell>
          <table:table-cell table:formula="of:=IF([.J7]=0;0;IF([.J7]=1;2;IF([.J7]=2;16;IF([.J7]=3;18;IF([.J7]=4;32;IF([.J7]=5;34;IF([.J7]=6;40;IF([.J7]=7;42;&quot;ERROR&quot;))))))))" office:value-type="float" office:value="40" calcext:value-type="float">
            <text:p>40</text:p>
          </table:table-cell>
          <table:table-cell table:formula="of:=IF([.K7]=0;0;IF([.K7]=1;1;IF([.K7]=2;4;IF([.K7]=3;5;IF([.K7]=4;16;IF([.K7]=5;17;IF([.K7]=6;20;IF([.K7]=7;21;&quot;ERROR&quot;))))))))" office:value-type="float" office:value="20" calcext:value-type="float">
            <text:p>20</text:p>
          </table:table-cell>
          <table:table-cell table:formula="of:=IF([.L7]=0;0;IF([.L7]=1;2;IF([.L7]=2;16;IF([.L7]=3;18;IF([.L7]=4;32;IF([.L7]=5;34;IF([.L7]=6;40;IF([.L7]=7;42;&quot;ERROR&quot;))))))))" office:value-type="float" office:value="40" calcext:value-type="float">
            <text:p>40</text:p>
          </table:table-cell>
          <table:table-cell table:formula="of:=IF([.M7]=0;0;IF([.M7]=1;1;IF([.M7]=2;4;IF([.M7]=3;5;IF([.M7]=4;16;IF([.M7]=5;17;IF([.M7]=6;20;IF([.M7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7]+[.P7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7]+[.R7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S7]+[.T7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U7]+[.V7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W7]+[.X7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7]+[.Z7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formula="of:=IF([.B8]=0;0;IF([.B8]=1;2;IF([.B8]=2;16;IF([.B8]=3;18;IF([.B8]=4;32;IF([.B8]=5;34;IF([.B8]=6;40;IF([.B8]=7;42;&quot;ERROR&quot;))))))))" office:value-type="float" office:value="40" calcext:value-type="float">
            <text:p>40</text:p>
          </table:table-cell>
          <table:table-cell table:formula="of:=IF([.C8]=0;0;IF([.C8]=1;1;IF([.C8]=2;4;IF([.C8]=3;5;IF([.C8]=4;16;IF([.C8]=5;17;IF([.C8]=6;20;IF([.C8]=7;21;&quot;ERROR&quot;))))))))" office:value-type="float" office:value="20" calcext:value-type="float">
            <text:p>20</text:p>
          </table:table-cell>
          <table:table-cell table:formula="of:=IF([.D8]=0;0;IF([.D8]=1;2;IF([.D8]=2;16;IF([.D8]=3;18;IF([.D8]=4;32;IF([.D8]=5;34;IF([.D8]=6;40;IF([.D8]=7;42;&quot;ERROR&quot;))))))))" office:value-type="float" office:value="34" calcext:value-type="float">
            <text:p>34</text:p>
          </table:table-cell>
          <table:table-cell table:formula="of:=IF([.E8]=0;0;IF([.E8]=1;1;IF([.E8]=2;4;IF([.E8]=3;5;IF([.E8]=4;16;IF([.E8]=5;17;IF([.E8]=6;20;IF([.E8]=7;21;&quot;ERROR&quot;))))))))" office:value-type="float" office:value="17" calcext:value-type="float">
            <text:p>17</text:p>
          </table:table-cell>
          <table:table-cell table:formula="of:=IF([.F8]=0;0;IF([.F8]=1;2;IF([.F8]=2;16;IF([.F8]=3;18;IF([.F8]=4;32;IF([.F8]=5;34;IF([.F8]=6;40;IF([.F8]=7;42;&quot;ERROR&quot;))))))))" office:value-type="float" office:value="42" calcext:value-type="float">
            <text:p>42</text:p>
          </table:table-cell>
          <table:table-cell table:formula="of:=IF([.G8]=0;0;IF([.G8]=1;1;IF([.G8]=2;4;IF([.G8]=3;5;IF([.G8]=4;16;IF([.G8]=5;17;IF([.G8]=6;20;IF([.G8]=7;21;&quot;ERROR&quot;))))))))" office:value-type="float" office:value="17" calcext:value-type="float">
            <text:p>17</text:p>
          </table:table-cell>
          <table:table-cell table:formula="of:=IF([.H8]=0;0;IF([.H8]=1;2;IF([.H8]=2;16;IF([.H8]=3;18;IF([.H8]=4;32;IF([.H8]=5;34;IF([.H8]=6;40;IF([.H8]=7;42;&quot;ERROR&quot;))))))))" office:value-type="float" office:value="42" calcext:value-type="float">
            <text:p>42</text:p>
          </table:table-cell>
          <table:table-cell table:formula="of:=IF([.I8]=0;0;IF([.I8]=1;1;IF([.I8]=2;4;IF([.I8]=3;5;IF([.I8]=4;16;IF([.I8]=5;17;IF([.I8]=6;20;IF([.I8]=7;21;&quot;ERROR&quot;))))))))" office:value-type="float" office:value="17" calcext:value-type="float">
            <text:p>17</text:p>
          </table:table-cell>
          <table:table-cell table:formula="of:=IF([.J8]=0;0;IF([.J8]=1;2;IF([.J8]=2;16;IF([.J8]=3;18;IF([.J8]=4;32;IF([.J8]=5;34;IF([.J8]=6;40;IF([.J8]=7;42;&quot;ERROR&quot;))))))))" office:value-type="float" office:value="34" calcext:value-type="float">
            <text:p>34</text:p>
          </table:table-cell>
          <table:table-cell table:formula="of:=IF([.K8]=0;0;IF([.K8]=1;1;IF([.K8]=2;4;IF([.K8]=3;5;IF([.K8]=4;16;IF([.K8]=5;17;IF([.K8]=6;20;IF([.K8]=7;21;&quot;ERROR&quot;))))))))" office:value-type="float" office:value="20" calcext:value-type="float">
            <text:p>20</text:p>
          </table:table-cell>
          <table:table-cell table:formula="of:=IF([.L8]=0;0;IF([.L8]=1;2;IF([.L8]=2;16;IF([.L8]=3;18;IF([.L8]=4;32;IF([.L8]=5;34;IF([.L8]=6;40;IF([.L8]=7;42;&quot;ERROR&quot;))))))))" office:value-type="float" office:value="40" calcext:value-type="float">
            <text:p>40</text:p>
          </table:table-cell>
          <table:table-cell table:formula="of:=IF([.M8]=0;0;IF([.M8]=1;1;IF([.M8]=2;4;IF([.M8]=3;5;IF([.M8]=4;16;IF([.M8]=5;17;IF([.M8]=6;20;IF([.M8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8]+[.P8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8]+[.R8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S8]+[.T8]"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table:formula="of:=[.U8]+[.V8]"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table:formula="of:=[.W8]+[.X8]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formula="of:=[.Y8]+[.Z8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formula="of:=IF([.B9]=0;0;IF([.B9]=1;2;IF([.B9]=2;16;IF([.B9]=3;18;IF([.B9]=4;32;IF([.B9]=5;34;IF([.B9]=6;40;IF([.B9]=7;42;&quot;ERROR&quot;))))))))" office:value-type="float" office:value="40" calcext:value-type="float">
            <text:p>40</text:p>
          </table:table-cell>
          <table:table-cell table:formula="of:=IF([.C9]=0;0;IF([.C9]=1;1;IF([.C9]=2;4;IF([.C9]=3;5;IF([.C9]=4;16;IF([.C9]=5;17;IF([.C9]=6;20;IF([.C9]=7;21;&quot;ERROR&quot;))))))))" office:value-type="float" office:value="20" calcext:value-type="float">
            <text:p>20</text:p>
          </table:table-cell>
          <table:table-cell table:formula="of:=IF([.D9]=0;0;IF([.D9]=1;2;IF([.D9]=2;16;IF([.D9]=3;18;IF([.D9]=4;32;IF([.D9]=5;34;IF([.D9]=6;40;IF([.D9]=7;42;&quot;ERROR&quot;))))))))" office:value-type="float" office:value="34" calcext:value-type="float">
            <text:p>34</text:p>
          </table:table-cell>
          <table:table-cell table:formula="of:=IF([.E9]=0;0;IF([.E9]=1;1;IF([.E9]=2;4;IF([.E9]=3;5;IF([.E9]=4;16;IF([.E9]=5;17;IF([.E9]=6;20;IF([.E9]=7;21;&quot;ERROR&quot;))))))))" office:value-type="float" office:value="17" calcext:value-type="float">
            <text:p>17</text:p>
          </table:table-cell>
          <table:table-cell table:formula="of:=IF([.F9]=0;0;IF([.F9]=1;2;IF([.F9]=2;16;IF([.F9]=3;18;IF([.F9]=4;32;IF([.F9]=5;34;IF([.F9]=6;40;IF([.F9]=7;42;&quot;ERROR&quot;))))))))" office:value-type="float" office:value="42" calcext:value-type="float">
            <text:p>42</text:p>
          </table:table-cell>
          <table:table-cell table:formula="of:=IF([.G9]=0;0;IF([.G9]=1;1;IF([.G9]=2;4;IF([.G9]=3;5;IF([.G9]=4;16;IF([.G9]=5;17;IF([.G9]=6;20;IF([.G9]=7;21;&quot;ERROR&quot;))))))))" office:value-type="float" office:value="17" calcext:value-type="float">
            <text:p>17</text:p>
          </table:table-cell>
          <table:table-cell table:formula="of:=IF([.H9]=0;0;IF([.H9]=1;2;IF([.H9]=2;16;IF([.H9]=3;18;IF([.H9]=4;32;IF([.H9]=5;34;IF([.H9]=6;40;IF([.H9]=7;42;&quot;ERROR&quot;))))))))" office:value-type="float" office:value="42" calcext:value-type="float">
            <text:p>42</text:p>
          </table:table-cell>
          <table:table-cell table:formula="of:=IF([.I9]=0;0;IF([.I9]=1;1;IF([.I9]=2;4;IF([.I9]=3;5;IF([.I9]=4;16;IF([.I9]=5;17;IF([.I9]=6;20;IF([.I9]=7;21;&quot;ERROR&quot;))))))))" office:value-type="float" office:value="17" calcext:value-type="float">
            <text:p>17</text:p>
          </table:table-cell>
          <table:table-cell table:formula="of:=IF([.J9]=0;0;IF([.J9]=1;2;IF([.J9]=2;16;IF([.J9]=3;18;IF([.J9]=4;32;IF([.J9]=5;34;IF([.J9]=6;40;IF([.J9]=7;42;&quot;ERROR&quot;))))))))" office:value-type="float" office:value="34" calcext:value-type="float">
            <text:p>34</text:p>
          </table:table-cell>
          <table:table-cell table:formula="of:=IF([.K9]=0;0;IF([.K9]=1;1;IF([.K9]=2;4;IF([.K9]=3;5;IF([.K9]=4;16;IF([.K9]=5;17;IF([.K9]=6;20;IF([.K9]=7;21;&quot;ERROR&quot;))))))))" office:value-type="float" office:value="20" calcext:value-type="float">
            <text:p>20</text:p>
          </table:table-cell>
          <table:table-cell table:formula="of:=IF([.L9]=0;0;IF([.L9]=1;2;IF([.L9]=2;16;IF([.L9]=3;18;IF([.L9]=4;32;IF([.L9]=5;34;IF([.L9]=6;40;IF([.L9]=7;42;&quot;ERROR&quot;))))))))" office:value-type="float" office:value="40" calcext:value-type="float">
            <text:p>40</text:p>
          </table:table-cell>
          <table:table-cell table:formula="of:=IF([.M9]=0;0;IF([.M9]=1;1;IF([.M9]=2;4;IF([.M9]=3;5;IF([.M9]=4;16;IF([.M9]=5;17;IF([.M9]=6;20;IF([.M9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9]+[.P9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9]+[.R9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S9]+[.T9]"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table:formula="of:=[.U9]+[.V9]"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table:formula="of:=[.W9]+[.X9]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formula="of:=[.Y9]+[.Z9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formula="of:=IF([.B10]=0;0;IF([.B10]=1;2;IF([.B10]=2;16;IF([.B10]=3;18;IF([.B10]=4;32;IF([.B10]=5;34;IF([.B10]=6;40;IF([.B10]=7;42;&quot;ERROR&quot;))))))))" office:value-type="float" office:value="40" calcext:value-type="float">
            <text:p>40</text:p>
          </table:table-cell>
          <table:table-cell table:formula="of:=IF([.C10]=0;0;IF([.C10]=1;1;IF([.C10]=2;4;IF([.C10]=3;5;IF([.C10]=4;16;IF([.C10]=5;17;IF([.C10]=6;20;IF([.C10]=7;21;&quot;ERROR&quot;))))))))" office:value-type="float" office:value="20" calcext:value-type="float">
            <text:p>20</text:p>
          </table:table-cell>
          <table:table-cell table:formula="of:=IF([.D10]=0;0;IF([.D10]=1;2;IF([.D10]=2;16;IF([.D10]=3;18;IF([.D10]=4;32;IF([.D10]=5;34;IF([.D10]=6;40;IF([.D10]=7;42;&quot;ERROR&quot;))))))))" office:value-type="float" office:value="34" calcext:value-type="float">
            <text:p>34</text:p>
          </table:table-cell>
          <table:table-cell table:formula="of:=IF([.E10]=0;0;IF([.E10]=1;1;IF([.E10]=2;4;IF([.E10]=3;5;IF([.E10]=4;16;IF([.E10]=5;17;IF([.E10]=6;20;IF([.E10]=7;21;&quot;ERROR&quot;))))))))" office:value-type="float" office:value="17" calcext:value-type="float">
            <text:p>17</text:p>
          </table:table-cell>
          <table:table-cell table:formula="of:=IF([.F10]=0;0;IF([.F10]=1;2;IF([.F10]=2;16;IF([.F10]=3;18;IF([.F10]=4;32;IF([.F10]=5;34;IF([.F10]=6;40;IF([.F10]=7;42;&quot;ERROR&quot;))))))))" office:value-type="float" office:value="34" calcext:value-type="float">
            <text:p>34</text:p>
          </table:table-cell>
          <table:table-cell table:formula="of:=IF([.G10]=0;0;IF([.G10]=1;1;IF([.G10]=2;4;IF([.G10]=3;5;IF([.G10]=4;16;IF([.G10]=5;17;IF([.G10]=6;20;IF([.G10]=7;21;&quot;ERROR&quot;))))))))" office:value-type="float" office:value="17" calcext:value-type="float">
            <text:p>17</text:p>
          </table:table-cell>
          <table:table-cell table:formula="of:=IF([.H10]=0;0;IF([.H10]=1;2;IF([.H10]=2;16;IF([.H10]=3;18;IF([.H10]=4;32;IF([.H10]=5;34;IF([.H10]=6;40;IF([.H10]=7;42;&quot;ERROR&quot;))))))))" office:value-type="float" office:value="34" calcext:value-type="float">
            <text:p>34</text:p>
          </table:table-cell>
          <table:table-cell table:formula="of:=IF([.I10]=0;0;IF([.I10]=1;1;IF([.I10]=2;4;IF([.I10]=3;5;IF([.I10]=4;16;IF([.I10]=5;17;IF([.I10]=6;20;IF([.I10]=7;21;&quot;ERROR&quot;))))))))" office:value-type="float" office:value="17" calcext:value-type="float">
            <text:p>17</text:p>
          </table:table-cell>
          <table:table-cell table:formula="of:=IF([.J10]=0;0;IF([.J10]=1;2;IF([.J10]=2;16;IF([.J10]=3;18;IF([.J10]=4;32;IF([.J10]=5;34;IF([.J10]=6;40;IF([.J10]=7;42;&quot;ERROR&quot;))))))))" office:value-type="float" office:value="34" calcext:value-type="float">
            <text:p>34</text:p>
          </table:table-cell>
          <table:table-cell table:formula="of:=IF([.K10]=0;0;IF([.K10]=1;1;IF([.K10]=2;4;IF([.K10]=3;5;IF([.K10]=4;16;IF([.K10]=5;17;IF([.K10]=6;20;IF([.K10]=7;21;&quot;ERROR&quot;))))))))" office:value-type="float" office:value="20" calcext:value-type="float">
            <text:p>20</text:p>
          </table:table-cell>
          <table:table-cell table:formula="of:=IF([.L10]=0;0;IF([.L10]=1;2;IF([.L10]=2;16;IF([.L10]=3;18;IF([.L10]=4;32;IF([.L10]=5;34;IF([.L10]=6;40;IF([.L10]=7;42;&quot;ERROR&quot;))))))))" office:value-type="float" office:value="40" calcext:value-type="float">
            <text:p>40</text:p>
          </table:table-cell>
          <table:table-cell table:formula="of:=IF([.M10]=0;0;IF([.M10]=1;1;IF([.M10]=2;4;IF([.M10]=3;5;IF([.M10]=4;16;IF([.M10]=5;17;IF([.M10]=6;20;IF([.M10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10]+[.P10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10]+[.R10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S10]+[.T10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U10]+[.V10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W10]+[.X10]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formula="of:=[.Y10]+[.Z10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formula="of:=IF([.B11]=0;0;IF([.B11]=1;2;IF([.B11]=2;16;IF([.B11]=3;18;IF([.B11]=4;32;IF([.B11]=5;34;IF([.B11]=6;40;IF([.B11]=7;42;&quot;ERROR&quot;))))))))" office:value-type="float" office:value="40" calcext:value-type="float">
            <text:p>40</text:p>
          </table:table-cell>
          <table:table-cell table:formula="of:=IF([.C11]=0;0;IF([.C11]=1;1;IF([.C11]=2;4;IF([.C11]=3;5;IF([.C11]=4;16;IF([.C11]=5;17;IF([.C11]=6;20;IF([.C11]=7;21;&quot;ERROR&quot;))))))))" office:value-type="float" office:value="20" calcext:value-type="float">
            <text:p>20</text:p>
          </table:table-cell>
          <table:table-cell table:formula="of:=IF([.D11]=0;0;IF([.D11]=1;2;IF([.D11]=2;16;IF([.D11]=3;18;IF([.D11]=4;32;IF([.D11]=5;34;IF([.D11]=6;40;IF([.D11]=7;42;&quot;ERROR&quot;))))))))" office:value-type="float" office:value="34" calcext:value-type="float">
            <text:p>34</text:p>
          </table:table-cell>
          <table:table-cell table:formula="of:=IF([.E11]=0;0;IF([.E11]=1;1;IF([.E11]=2;4;IF([.E11]=3;5;IF([.E11]=4;16;IF([.E11]=5;17;IF([.E11]=6;20;IF([.E11]=7;21;&quot;ERROR&quot;))))))))" office:value-type="float" office:value="17" calcext:value-type="float">
            <text:p>17</text:p>
          </table:table-cell>
          <table:table-cell table:formula="of:=IF([.F11]=0;0;IF([.F11]=1;2;IF([.F11]=2;16;IF([.F11]=3;18;IF([.F11]=4;32;IF([.F11]=5;34;IF([.F11]=6;40;IF([.F11]=7;42;&quot;ERROR&quot;))))))))" office:value-type="float" office:value="34" calcext:value-type="float">
            <text:p>34</text:p>
          </table:table-cell>
          <table:table-cell table:formula="of:=IF([.G11]=0;0;IF([.G11]=1;1;IF([.G11]=2;4;IF([.G11]=3;5;IF([.G11]=4;16;IF([.G11]=5;17;IF([.G11]=6;20;IF([.G11]=7;21;&quot;ERROR&quot;))))))))" office:value-type="float" office:value="17" calcext:value-type="float">
            <text:p>17</text:p>
          </table:table-cell>
          <table:table-cell table:formula="of:=IF([.H11]=0;0;IF([.H11]=1;2;IF([.H11]=2;16;IF([.H11]=3;18;IF([.H11]=4;32;IF([.H11]=5;34;IF([.H11]=6;40;IF([.H11]=7;42;&quot;ERROR&quot;))))))))" office:value-type="float" office:value="34" calcext:value-type="float">
            <text:p>34</text:p>
          </table:table-cell>
          <table:table-cell table:formula="of:=IF([.I11]=0;0;IF([.I11]=1;1;IF([.I11]=2;4;IF([.I11]=3;5;IF([.I11]=4;16;IF([.I11]=5;17;IF([.I11]=6;20;IF([.I11]=7;21;&quot;ERROR&quot;))))))))" office:value-type="float" office:value="17" calcext:value-type="float">
            <text:p>17</text:p>
          </table:table-cell>
          <table:table-cell table:formula="of:=IF([.J11]=0;0;IF([.J11]=1;2;IF([.J11]=2;16;IF([.J11]=3;18;IF([.J11]=4;32;IF([.J11]=5;34;IF([.J11]=6;40;IF([.J11]=7;42;&quot;ERROR&quot;))))))))" office:value-type="float" office:value="34" calcext:value-type="float">
            <text:p>34</text:p>
          </table:table-cell>
          <table:table-cell table:formula="of:=IF([.K11]=0;0;IF([.K11]=1;1;IF([.K11]=2;4;IF([.K11]=3;5;IF([.K11]=4;16;IF([.K11]=5;17;IF([.K11]=6;20;IF([.K11]=7;21;&quot;ERROR&quot;))))))))" office:value-type="float" office:value="20" calcext:value-type="float">
            <text:p>20</text:p>
          </table:table-cell>
          <table:table-cell table:formula="of:=IF([.L11]=0;0;IF([.L11]=1;2;IF([.L11]=2;16;IF([.L11]=3;18;IF([.L11]=4;32;IF([.L11]=5;34;IF([.L11]=6;40;IF([.L11]=7;42;&quot;ERROR&quot;))))))))" office:value-type="float" office:value="40" calcext:value-type="float">
            <text:p>40</text:p>
          </table:table-cell>
          <table:table-cell table:formula="of:=IF([.M11]=0;0;IF([.M11]=1;1;IF([.M11]=2;4;IF([.M11]=3;5;IF([.M11]=4;16;IF([.M11]=5;17;IF([.M11]=6;20;IF([.M11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11]+[.P11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11]+[.R11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S11]+[.T11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U11]+[.V11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W11]+[.X11]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formula="of:=[.Y11]+[.Z11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formula="of:=IF([.B12]=0;0;IF([.B12]=1;2;IF([.B12]=2;16;IF([.B12]=3;18;IF([.B12]=4;32;IF([.B12]=5;34;IF([.B12]=6;40;IF([.B12]=7;42;&quot;ERROR&quot;))))))))" office:value-type="float" office:value="40" calcext:value-type="float">
            <text:p>40</text:p>
          </table:table-cell>
          <table:table-cell table:formula="of:=IF([.C12]=0;0;IF([.C12]=1;1;IF([.C12]=2;4;IF([.C12]=3;5;IF([.C12]=4;16;IF([.C12]=5;17;IF([.C12]=6;20;IF([.C12]=7;21;&quot;ERROR&quot;))))))))" office:value-type="float" office:value="20" calcext:value-type="float">
            <text:p>20</text:p>
          </table:table-cell>
          <table:table-cell table:formula="of:=IF([.D12]=0;0;IF([.D12]=1;2;IF([.D12]=2;16;IF([.D12]=3;18;IF([.D12]=4;32;IF([.D12]=5;34;IF([.D12]=6;40;IF([.D12]=7;42;&quot;ERROR&quot;))))))))" office:value-type="float" office:value="40" calcext:value-type="float">
            <text:p>40</text:p>
          </table:table-cell>
          <table:table-cell table:formula="of:=IF([.E12]=0;0;IF([.E12]=1;1;IF([.E12]=2;4;IF([.E12]=3;5;IF([.E12]=4;16;IF([.E12]=5;17;IF([.E12]=6;20;IF([.E12]=7;21;&quot;ERROR&quot;))))))))" office:value-type="float" office:value="17" calcext:value-type="float">
            <text:p>17</text:p>
          </table:table-cell>
          <table:table-cell table:formula="of:=IF([.F12]=0;0;IF([.F12]=1;2;IF([.F12]=2;16;IF([.F12]=3;18;IF([.F12]=4;32;IF([.F12]=5;34;IF([.F12]=6;40;IF([.F12]=7;42;&quot;ERROR&quot;))))))))" office:value-type="float" office:value="34" calcext:value-type="float">
            <text:p>34</text:p>
          </table:table-cell>
          <table:table-cell table:formula="of:=IF([.G12]=0;0;IF([.G12]=1;1;IF([.G12]=2;4;IF([.G12]=3;5;IF([.G12]=4;16;IF([.G12]=5;17;IF([.G12]=6;20;IF([.G12]=7;21;&quot;ERROR&quot;))))))))" office:value-type="float" office:value="17" calcext:value-type="float">
            <text:p>17</text:p>
          </table:table-cell>
          <table:table-cell table:formula="of:=IF([.H12]=0;0;IF([.H12]=1;2;IF([.H12]=2;16;IF([.H12]=3;18;IF([.H12]=4;32;IF([.H12]=5;34;IF([.H12]=6;40;IF([.H12]=7;42;&quot;ERROR&quot;))))))))" office:value-type="float" office:value="2" calcext:value-type="float">
            <text:p>2</text:p>
          </table:table-cell>
          <table:table-cell table:formula="of:=IF([.I12]=0;0;IF([.I12]=1;1;IF([.I12]=2;4;IF([.I12]=3;5;IF([.I12]=4;16;IF([.I12]=5;17;IF([.I12]=6;20;IF([.I12]=7;21;&quot;ERROR&quot;))))))))" office:value-type="float" office:value="1" calcext:value-type="float">
            <text:p>1</text:p>
          </table:table-cell>
          <table:table-cell table:formula="of:=IF([.J12]=0;0;IF([.J12]=1;2;IF([.J12]=2;16;IF([.J12]=3;18;IF([.J12]=4;32;IF([.J12]=5;34;IF([.J12]=6;40;IF([.J12]=7;42;&quot;ERROR&quot;))))))))" office:value-type="float" office:value="34" calcext:value-type="float">
            <text:p>34</text:p>
          </table:table-cell>
          <table:table-cell table:formula="of:=IF([.K12]=0;0;IF([.K12]=1;1;IF([.K12]=2;4;IF([.K12]=3;5;IF([.K12]=4;16;IF([.K12]=5;17;IF([.K12]=6;20;IF([.K12]=7;21;&quot;ERROR&quot;))))))))" office:value-type="float" office:value="20" calcext:value-type="float">
            <text:p>20</text:p>
          </table:table-cell>
          <table:table-cell table:formula="of:=IF([.L12]=0;0;IF([.L12]=1;2;IF([.L12]=2;16;IF([.L12]=3;18;IF([.L12]=4;32;IF([.L12]=5;34;IF([.L12]=6;40;IF([.L12]=7;42;&quot;ERROR&quot;))))))))" office:value-type="float" office:value="40" calcext:value-type="float">
            <text:p>40</text:p>
          </table:table-cell>
          <table:table-cell table:formula="of:=IF([.M12]=0;0;IF([.M12]=1;1;IF([.M12]=2;4;IF([.M12]=3;5;IF([.M12]=4;16;IF([.M12]=5;17;IF([.M12]=6;20;IF([.M12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12]+[.P12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12]+[.R12]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table:formula="of:=[.S12]+[.T12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U12]+[.V12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W12]+[.X12]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formula="of:=[.Y12]+[.Z12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formula="of:=IF([.B13]=0;0;IF([.B13]=1;2;IF([.B13]=2;16;IF([.B13]=3;18;IF([.B13]=4;32;IF([.B13]=5;34;IF([.B13]=6;40;IF([.B13]=7;42;&quot;ERROR&quot;))))))))" office:value-type="float" office:value="40" calcext:value-type="float">
            <text:p>40</text:p>
          </table:table-cell>
          <table:table-cell table:formula="of:=IF([.C13]=0;0;IF([.C13]=1;1;IF([.C13]=2;4;IF([.C13]=3;5;IF([.C13]=4;16;IF([.C13]=5;17;IF([.C13]=6;20;IF([.C13]=7;21;&quot;ERROR&quot;))))))))" office:value-type="float" office:value="20" calcext:value-type="float">
            <text:p>20</text:p>
          </table:table-cell>
          <table:table-cell table:formula="of:=IF([.D13]=0;0;IF([.D13]=1;2;IF([.D13]=2;16;IF([.D13]=3;18;IF([.D13]=4;32;IF([.D13]=5;34;IF([.D13]=6;40;IF([.D13]=7;42;&quot;ERROR&quot;))))))))" office:value-type="float" office:value="40" calcext:value-type="float">
            <text:p>40</text:p>
          </table:table-cell>
          <table:table-cell table:formula="of:=IF([.E13]=0;0;IF([.E13]=1;1;IF([.E13]=2;4;IF([.E13]=3;5;IF([.E13]=4;16;IF([.E13]=5;17;IF([.E13]=6;20;IF([.E13]=7;21;&quot;ERROR&quot;))))))))" office:value-type="float" office:value="17" calcext:value-type="float">
            <text:p>17</text:p>
          </table:table-cell>
          <table:table-cell table:formula="of:=IF([.F13]=0;0;IF([.F13]=1;2;IF([.F13]=2;16;IF([.F13]=3;18;IF([.F13]=4;32;IF([.F13]=5;34;IF([.F13]=6;40;IF([.F13]=7;42;&quot;ERROR&quot;))))))))" office:value-type="float" office:value="34" calcext:value-type="float">
            <text:p>34</text:p>
          </table:table-cell>
          <table:table-cell table:formula="of:=IF([.G13]=0;0;IF([.G13]=1;1;IF([.G13]=2;4;IF([.G13]=3;5;IF([.G13]=4;16;IF([.G13]=5;17;IF([.G13]=6;20;IF([.G13]=7;21;&quot;ERROR&quot;))))))))" office:value-type="float" office:value="17" calcext:value-type="float">
            <text:p>17</text:p>
          </table:table-cell>
          <table:table-cell table:formula="of:=IF([.H13]=0;0;IF([.H13]=1;2;IF([.H13]=2;16;IF([.H13]=3;18;IF([.H13]=4;32;IF([.H13]=5;34;IF([.H13]=6;40;IF([.H13]=7;42;&quot;ERROR&quot;))))))))" office:value-type="float" office:value="2" calcext:value-type="float">
            <text:p>2</text:p>
          </table:table-cell>
          <table:table-cell table:formula="of:=IF([.I13]=0;0;IF([.I13]=1;1;IF([.I13]=2;4;IF([.I13]=3;5;IF([.I13]=4;16;IF([.I13]=5;17;IF([.I13]=6;20;IF([.I13]=7;21;&quot;ERROR&quot;))))))))" office:value-type="float" office:value="1" calcext:value-type="float">
            <text:p>1</text:p>
          </table:table-cell>
          <table:table-cell table:formula="of:=IF([.J13]=0;0;IF([.J13]=1;2;IF([.J13]=2;16;IF([.J13]=3;18;IF([.J13]=4;32;IF([.J13]=5;34;IF([.J13]=6;40;IF([.J13]=7;42;&quot;ERROR&quot;))))))))" office:value-type="float" office:value="34" calcext:value-type="float">
            <text:p>34</text:p>
          </table:table-cell>
          <table:table-cell table:formula="of:=IF([.K13]=0;0;IF([.K13]=1;1;IF([.K13]=2;4;IF([.K13]=3;5;IF([.K13]=4;16;IF([.K13]=5;17;IF([.K13]=6;20;IF([.K13]=7;21;&quot;ERROR&quot;))))))))" office:value-type="float" office:value="20" calcext:value-type="float">
            <text:p>20</text:p>
          </table:table-cell>
          <table:table-cell table:formula="of:=IF([.L13]=0;0;IF([.L13]=1;2;IF([.L13]=2;16;IF([.L13]=3;18;IF([.L13]=4;32;IF([.L13]=5;34;IF([.L13]=6;40;IF([.L13]=7;42;&quot;ERROR&quot;))))))))" office:value-type="float" office:value="40" calcext:value-type="float">
            <text:p>40</text:p>
          </table:table-cell>
          <table:table-cell table:formula="of:=IF([.M13]=0;0;IF([.M13]=1;1;IF([.M13]=2;4;IF([.M13]=3;5;IF([.M13]=4;16;IF([.M13]=5;17;IF([.M13]=6;20;IF([.M13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13]+[.P13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13]+[.R13]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table:formula="of:=[.S13]+[.T13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U13]+[.V13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W13]+[.X13]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formula="of:=[.Y13]+[.Z13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formula="of:=IF([.B14]=0;0;IF([.B14]=1;2;IF([.B14]=2;16;IF([.B14]=3;18;IF([.B14]=4;32;IF([.B14]=5;34;IF([.B14]=6;40;IF([.B14]=7;42;&quot;ERROR&quot;))))))))" office:value-type="float" office:value="40" calcext:value-type="float">
            <text:p>40</text:p>
          </table:table-cell>
          <table:table-cell table:formula="of:=IF([.C14]=0;0;IF([.C14]=1;1;IF([.C14]=2;4;IF([.C14]=3;5;IF([.C14]=4;16;IF([.C14]=5;17;IF([.C14]=6;20;IF([.C14]=7;21;&quot;ERROR&quot;))))))))" office:value-type="float" office:value="20" calcext:value-type="float">
            <text:p>20</text:p>
          </table:table-cell>
          <table:table-cell table:formula="of:=IF([.D14]=0;0;IF([.D14]=1;2;IF([.D14]=2;16;IF([.D14]=3;18;IF([.D14]=4;32;IF([.D14]=5;34;IF([.D14]=6;40;IF([.D14]=7;42;&quot;ERROR&quot;))))))))" office:value-type="float" office:value="40" calcext:value-type="float">
            <text:p>40</text:p>
          </table:table-cell>
          <table:table-cell table:formula="of:=IF([.E14]=0;0;IF([.E14]=1;1;IF([.E14]=2;4;IF([.E14]=3;5;IF([.E14]=4;16;IF([.E14]=5;17;IF([.E14]=6;20;IF([.E14]=7;21;&quot;ERROR&quot;))))))))" office:value-type="float" office:value="1" calcext:value-type="float">
            <text:p>1</text:p>
          </table:table-cell>
          <table:table-cell table:formula="of:=IF([.F14]=0;0;IF([.F14]=1;2;IF([.F14]=2;16;IF([.F14]=3;18;IF([.F14]=4;32;IF([.F14]=5;34;IF([.F14]=6;40;IF([.F14]=7;42;&quot;ERROR&quot;))))))))" office:value-type="float" office:value="2" calcext:value-type="float">
            <text:p>2</text:p>
          </table:table-cell>
          <table:table-cell table:formula="of:=IF([.G14]=0;0;IF([.G14]=1;1;IF([.G14]=2;4;IF([.G14]=3;5;IF([.G14]=4;16;IF([.G14]=5;17;IF([.G14]=6;20;IF([.G14]=7;21;&quot;ERROR&quot;))))))))" office:value-type="float" office:value="17" calcext:value-type="float">
            <text:p>17</text:p>
          </table:table-cell>
          <table:table-cell table:formula="of:=IF([.H14]=0;0;IF([.H14]=1;2;IF([.H14]=2;16;IF([.H14]=3;18;IF([.H14]=4;32;IF([.H14]=5;34;IF([.H14]=6;40;IF([.H14]=7;42;&quot;ERROR&quot;))))))))" office:value-type="float" office:value="34" calcext:value-type="float">
            <text:p>34</text:p>
          </table:table-cell>
          <table:table-cell table:formula="of:=IF([.I14]=0;0;IF([.I14]=1;1;IF([.I14]=2;4;IF([.I14]=3;5;IF([.I14]=4;16;IF([.I14]=5;17;IF([.I14]=6;20;IF([.I14]=7;21;&quot;ERROR&quot;))))))))" office:value-type="float" office:value="17" calcext:value-type="float">
            <text:p>17</text:p>
          </table:table-cell>
          <table:table-cell table:formula="of:=IF([.J14]=0;0;IF([.J14]=1;2;IF([.J14]=2;16;IF([.J14]=3;18;IF([.J14]=4;32;IF([.J14]=5;34;IF([.J14]=6;40;IF([.J14]=7;42;&quot;ERROR&quot;))))))))" office:value-type="float" office:value="34" calcext:value-type="float">
            <text:p>34</text:p>
          </table:table-cell>
          <table:table-cell table:formula="of:=IF([.K14]=0;0;IF([.K14]=1;1;IF([.K14]=2;4;IF([.K14]=3;5;IF([.K14]=4;16;IF([.K14]=5;17;IF([.K14]=6;20;IF([.K14]=7;21;&quot;ERROR&quot;))))))))" office:value-type="float" office:value="20" calcext:value-type="float">
            <text:p>20</text:p>
          </table:table-cell>
          <table:table-cell table:formula="of:=IF([.L14]=0;0;IF([.L14]=1;2;IF([.L14]=2;16;IF([.L14]=3;18;IF([.L14]=4;32;IF([.L14]=5;34;IF([.L14]=6;40;IF([.L14]=7;42;&quot;ERROR&quot;))))))))" office:value-type="float" office:value="40" calcext:value-type="float">
            <text:p>40</text:p>
          </table:table-cell>
          <table:table-cell table:formula="of:=IF([.M14]=0;0;IF([.M14]=1;1;IF([.M14]=2;4;IF([.M14]=3;5;IF([.M14]=4;16;IF([.M14]=5;17;IF([.M14]=6;20;IF([.M14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14]+[.P14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14]+[.R14]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table:formula="of:=[.S14]+[.T14]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formula="of:=[.U14]+[.V14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W14]+[.X14]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formula="of:=[.Y14]+[.Z14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formula="of:=IF([.B15]=0;0;IF([.B15]=1;2;IF([.B15]=2;16;IF([.B15]=3;18;IF([.B15]=4;32;IF([.B15]=5;34;IF([.B15]=6;40;IF([.B15]=7;42;&quot;ERROR&quot;))))))))" office:value-type="float" office:value="40" calcext:value-type="float">
            <text:p>40</text:p>
          </table:table-cell>
          <table:table-cell table:formula="of:=IF([.C15]=0;0;IF([.C15]=1;1;IF([.C15]=2;4;IF([.C15]=3;5;IF([.C15]=4;16;IF([.C15]=5;17;IF([.C15]=6;20;IF([.C15]=7;21;&quot;ERROR&quot;))))))))" office:value-type="float" office:value="20" calcext:value-type="float">
            <text:p>20</text:p>
          </table:table-cell>
          <table:table-cell table:formula="of:=IF([.D15]=0;0;IF([.D15]=1;2;IF([.D15]=2;16;IF([.D15]=3;18;IF([.D15]=4;32;IF([.D15]=5;34;IF([.D15]=6;40;IF([.D15]=7;42;&quot;ERROR&quot;))))))))" office:value-type="float" office:value="40" calcext:value-type="float">
            <text:p>40</text:p>
          </table:table-cell>
          <table:table-cell table:formula="of:=IF([.E15]=0;0;IF([.E15]=1;1;IF([.E15]=2;4;IF([.E15]=3;5;IF([.E15]=4;16;IF([.E15]=5;17;IF([.E15]=6;20;IF([.E15]=7;21;&quot;ERROR&quot;))))))))" office:value-type="float" office:value="17" calcext:value-type="float">
            <text:p>17</text:p>
          </table:table-cell>
          <table:table-cell table:formula="of:=IF([.F15]=0;0;IF([.F15]=1;2;IF([.F15]=2;16;IF([.F15]=3;18;IF([.F15]=4;32;IF([.F15]=5;34;IF([.F15]=6;40;IF([.F15]=7;42;&quot;ERROR&quot;))))))))" office:value-type="float" office:value="34" calcext:value-type="float">
            <text:p>34</text:p>
          </table:table-cell>
          <table:table-cell table:formula="of:=IF([.G15]=0;0;IF([.G15]=1;1;IF([.G15]=2;4;IF([.G15]=3;5;IF([.G15]=4;16;IF([.G15]=5;17;IF([.G15]=6;20;IF([.G15]=7;21;&quot;ERROR&quot;))))))))" office:value-type="float" office:value="17" calcext:value-type="float">
            <text:p>17</text:p>
          </table:table-cell>
          <table:table-cell table:formula="of:=IF([.H15]=0;0;IF([.H15]=1;2;IF([.H15]=2;16;IF([.H15]=3;18;IF([.H15]=4;32;IF([.H15]=5;34;IF([.H15]=6;40;IF([.H15]=7;42;&quot;ERROR&quot;))))))))" office:value-type="float" office:value="34" calcext:value-type="float">
            <text:p>34</text:p>
          </table:table-cell>
          <table:table-cell table:formula="of:=IF([.I15]=0;0;IF([.I15]=1;1;IF([.I15]=2;4;IF([.I15]=3;5;IF([.I15]=4;16;IF([.I15]=5;17;IF([.I15]=6;20;IF([.I15]=7;21;&quot;ERROR&quot;))))))))" office:value-type="float" office:value="17" calcext:value-type="float">
            <text:p>17</text:p>
          </table:table-cell>
          <table:table-cell table:formula="of:=IF([.J15]=0;0;IF([.J15]=1;2;IF([.J15]=2;16;IF([.J15]=3;18;IF([.J15]=4;32;IF([.J15]=5;34;IF([.J15]=6;40;IF([.J15]=7;42;&quot;ERROR&quot;))))))))" office:value-type="float" office:value="34" calcext:value-type="float">
            <text:p>34</text:p>
          </table:table-cell>
          <table:table-cell table:formula="of:=IF([.K15]=0;0;IF([.K15]=1;1;IF([.K15]=2;4;IF([.K15]=3;5;IF([.K15]=4;16;IF([.K15]=5;17;IF([.K15]=6;20;IF([.K15]=7;21;&quot;ERROR&quot;))))))))" office:value-type="float" office:value="20" calcext:value-type="float">
            <text:p>20</text:p>
          </table:table-cell>
          <table:table-cell table:formula="of:=IF([.L15]=0;0;IF([.L15]=1;2;IF([.L15]=2;16;IF([.L15]=3;18;IF([.L15]=4;32;IF([.L15]=5;34;IF([.L15]=6;40;IF([.L15]=7;42;&quot;ERROR&quot;))))))))" office:value-type="float" office:value="40" calcext:value-type="float">
            <text:p>40</text:p>
          </table:table-cell>
          <table:table-cell table:formula="of:=IF([.M15]=0;0;IF([.M15]=1;1;IF([.M15]=2;4;IF([.M15]=3;5;IF([.M15]=4;16;IF([.M15]=5;17;IF([.M15]=6;20;IF([.M15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15]+[.P15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15]+[.R15]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table:formula="of:=[.S15]+[.T15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U15]+[.V15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W15]+[.X15]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formula="of:=[.Y15]+[.Z15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/>
          <table:table-cell table:formula="of:=IF([.B16]=0;0;IF([.B16]=1;2;IF([.B16]=2;16;IF([.B16]=3;18;IF([.B16]=4;32;IF([.B16]=5;34;IF([.B16]=6;40;IF([.B16]=7;42;&quot;ERROR&quot;))))))))" office:value-type="float" office:value="40" calcext:value-type="float">
            <text:p>40</text:p>
          </table:table-cell>
          <table:table-cell table:formula="of:=IF([.C16]=0;0;IF([.C16]=1;1;IF([.C16]=2;4;IF([.C16]=3;5;IF([.C16]=4;16;IF([.C16]=5;17;IF([.C16]=6;20;IF([.C16]=7;21;&quot;ERROR&quot;))))))))" office:value-type="float" office:value="20" calcext:value-type="float">
            <text:p>20</text:p>
          </table:table-cell>
          <table:table-cell table:formula="of:=IF([.D16]=0;0;IF([.D16]=1;2;IF([.D16]=2;16;IF([.D16]=3;18;IF([.D16]=4;32;IF([.D16]=5;34;IF([.D16]=6;40;IF([.D16]=7;42;&quot;ERROR&quot;))))))))" office:value-type="float" office:value="40" calcext:value-type="float">
            <text:p>40</text:p>
          </table:table-cell>
          <table:table-cell table:formula="of:=IF([.E16]=0;0;IF([.E16]=1;1;IF([.E16]=2;4;IF([.E16]=3;5;IF([.E16]=4;16;IF([.E16]=5;17;IF([.E16]=6;20;IF([.E16]=7;21;&quot;ERROR&quot;))))))))" office:value-type="float" office:value="20" calcext:value-type="float">
            <text:p>20</text:p>
          </table:table-cell>
          <table:table-cell table:formula="of:=IF([.F16]=0;0;IF([.F16]=1;2;IF([.F16]=2;16;IF([.F16]=3;18;IF([.F16]=4;32;IF([.F16]=5;34;IF([.F16]=6;40;IF([.F16]=7;42;&quot;ERROR&quot;))))))))" office:value-type="float" office:value="34" calcext:value-type="float">
            <text:p>34</text:p>
          </table:table-cell>
          <table:table-cell table:formula="of:=IF([.G16]=0;0;IF([.G16]=1;1;IF([.G16]=2;4;IF([.G16]=3;5;IF([.G16]=4;16;IF([.G16]=5;17;IF([.G16]=6;20;IF([.G16]=7;21;&quot;ERROR&quot;))))))))" office:value-type="float" office:value="17" calcext:value-type="float">
            <text:p>17</text:p>
          </table:table-cell>
          <table:table-cell table:formula="of:=IF([.H16]=0;0;IF([.H16]=1;2;IF([.H16]=2;16;IF([.H16]=3;18;IF([.H16]=4;32;IF([.H16]=5;34;IF([.H16]=6;40;IF([.H16]=7;42;&quot;ERROR&quot;))))))))" office:value-type="float" office:value="34" calcext:value-type="float">
            <text:p>34</text:p>
          </table:table-cell>
          <table:table-cell table:formula="of:=IF([.I16]=0;0;IF([.I16]=1;1;IF([.I16]=2;4;IF([.I16]=3;5;IF([.I16]=4;16;IF([.I16]=5;17;IF([.I16]=6;20;IF([.I16]=7;21;&quot;ERROR&quot;))))))))" office:value-type="float" office:value="17" calcext:value-type="float">
            <text:p>17</text:p>
          </table:table-cell>
          <table:table-cell table:formula="of:=IF([.J16]=0;0;IF([.J16]=1;2;IF([.J16]=2;16;IF([.J16]=3;18;IF([.J16]=4;32;IF([.J16]=5;34;IF([.J16]=6;40;IF([.J16]=7;42;&quot;ERROR&quot;))))))))" office:value-type="float" office:value="40" calcext:value-type="float">
            <text:p>40</text:p>
          </table:table-cell>
          <table:table-cell table:formula="of:=IF([.K16]=0;0;IF([.K16]=1;1;IF([.K16]=2;4;IF([.K16]=3;5;IF([.K16]=4;16;IF([.K16]=5;17;IF([.K16]=6;20;IF([.K16]=7;21;&quot;ERROR&quot;))))))))" office:value-type="float" office:value="20" calcext:value-type="float">
            <text:p>20</text:p>
          </table:table-cell>
          <table:table-cell table:formula="of:=IF([.L16]=0;0;IF([.L16]=1;2;IF([.L16]=2;16;IF([.L16]=3;18;IF([.L16]=4;32;IF([.L16]=5;34;IF([.L16]=6;40;IF([.L16]=7;42;&quot;ERROR&quot;))))))))" office:value-type="float" office:value="40" calcext:value-type="float">
            <text:p>40</text:p>
          </table:table-cell>
          <table:table-cell table:formula="of:=IF([.M16]=0;0;IF([.M16]=1;1;IF([.M16]=2;4;IF([.M16]=3;5;IF([.M16]=4;16;IF([.M16]=5;17;IF([.M16]=6;20;IF([.M16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16]+[.P16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16]+[.R16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16]+[.T16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U16]+[.V16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W16]+[.X16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16]+[.Z16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/>
          <table:table-cell table:formula="of:=IF([.B17]=0;0;IF([.B17]=1;2;IF([.B17]=2;16;IF([.B17]=3;18;IF([.B17]=4;32;IF([.B17]=5;34;IF([.B17]=6;40;IF([.B17]=7;42;&quot;ERROR&quot;))))))))" office:value-type="float" office:value="40" calcext:value-type="float">
            <text:p>40</text:p>
          </table:table-cell>
          <table:table-cell table:formula="of:=IF([.C17]=0;0;IF([.C17]=1;1;IF([.C17]=2;4;IF([.C17]=3;5;IF([.C17]=4;16;IF([.C17]=5;17;IF([.C17]=6;20;IF([.C17]=7;21;&quot;ERROR&quot;))))))))" office:value-type="float" office:value="20" calcext:value-type="float">
            <text:p>20</text:p>
          </table:table-cell>
          <table:table-cell table:formula="of:=IF([.D17]=0;0;IF([.D17]=1;2;IF([.D17]=2;16;IF([.D17]=3;18;IF([.D17]=4;32;IF([.D17]=5;34;IF([.D17]=6;40;IF([.D17]=7;42;&quot;ERROR&quot;))))))))" office:value-type="float" office:value="40" calcext:value-type="float">
            <text:p>40</text:p>
          </table:table-cell>
          <table:table-cell table:formula="of:=IF([.E17]=0;0;IF([.E17]=1;1;IF([.E17]=2;4;IF([.E17]=3;5;IF([.E17]=4;16;IF([.E17]=5;17;IF([.E17]=6;20;IF([.E17]=7;21;&quot;ERROR&quot;))))))))" office:value-type="float" office:value="20" calcext:value-type="float">
            <text:p>20</text:p>
          </table:table-cell>
          <table:table-cell table:formula="of:=IF([.F17]=0;0;IF([.F17]=1;2;IF([.F17]=2;16;IF([.F17]=3;18;IF([.F17]=4;32;IF([.F17]=5;34;IF([.F17]=6;40;IF([.F17]=7;42;&quot;ERROR&quot;))))))))" office:value-type="float" office:value="2" calcext:value-type="float">
            <text:p>2</text:p>
          </table:table-cell>
          <table:table-cell table:formula="of:=IF([.G17]=0;0;IF([.G17]=1;1;IF([.G17]=2;4;IF([.G17]=3;5;IF([.G17]=4;16;IF([.G17]=5;17;IF([.G17]=6;20;IF([.G17]=7;21;&quot;ERROR&quot;))))))))" office:value-type="float" office:value="17" calcext:value-type="float">
            <text:p>17</text:p>
          </table:table-cell>
          <table:table-cell table:formula="of:=IF([.H17]=0;0;IF([.H17]=1;2;IF([.H17]=2;16;IF([.H17]=3;18;IF([.H17]=4;32;IF([.H17]=5;34;IF([.H17]=6;40;IF([.H17]=7;42;&quot;ERROR&quot;))))))))" office:value-type="float" office:value="34" calcext:value-type="float">
            <text:p>34</text:p>
          </table:table-cell>
          <table:table-cell table:formula="of:=IF([.I17]=0;0;IF([.I17]=1;1;IF([.I17]=2;4;IF([.I17]=3;5;IF([.I17]=4;16;IF([.I17]=5;17;IF([.I17]=6;20;IF([.I17]=7;21;&quot;ERROR&quot;))))))))" office:value-type="float" office:value="1" calcext:value-type="float">
            <text:p>1</text:p>
          </table:table-cell>
          <table:table-cell table:formula="of:=IF([.J17]=0;0;IF([.J17]=1;2;IF([.J17]=2;16;IF([.J17]=3;18;IF([.J17]=4;32;IF([.J17]=5;34;IF([.J17]=6;40;IF([.J17]=7;42;&quot;ERROR&quot;))))))))" office:value-type="float" office:value="40" calcext:value-type="float">
            <text:p>40</text:p>
          </table:table-cell>
          <table:table-cell table:formula="of:=IF([.K17]=0;0;IF([.K17]=1;1;IF([.K17]=2;4;IF([.K17]=3;5;IF([.K17]=4;16;IF([.K17]=5;17;IF([.K17]=6;20;IF([.K17]=7;21;&quot;ERROR&quot;))))))))" office:value-type="float" office:value="20" calcext:value-type="float">
            <text:p>20</text:p>
          </table:table-cell>
          <table:table-cell table:formula="of:=IF([.L17]=0;0;IF([.L17]=1;2;IF([.L17]=2;16;IF([.L17]=3;18;IF([.L17]=4;32;IF([.L17]=5;34;IF([.L17]=6;40;IF([.L17]=7;42;&quot;ERROR&quot;))))))))" office:value-type="float" office:value="40" calcext:value-type="float">
            <text:p>40</text:p>
          </table:table-cell>
          <table:table-cell table:formula="of:=IF([.M17]=0;0;IF([.M17]=1;1;IF([.M17]=2;4;IF([.M17]=3;5;IF([.M17]=4;16;IF([.M17]=5;17;IF([.M17]=6;20;IF([.M17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17]+[.P17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17]+[.R17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17]+[.T17]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formula="of:=[.U17]+[.V17]"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table:formula="of:=[.W17]+[.X17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17]+[.Z17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formula="of:=IF([.B18]=0;0;IF([.B18]=1;2;IF([.B18]=2;16;IF([.B18]=3;18;IF([.B18]=4;32;IF([.B18]=5;34;IF([.B18]=6;40;IF([.B18]=7;42;&quot;ERROR&quot;))))))))" office:value-type="float" office:value="40" calcext:value-type="float">
            <text:p>40</text:p>
          </table:table-cell>
          <table:table-cell table:formula="of:=IF([.C18]=0;0;IF([.C18]=1;1;IF([.C18]=2;4;IF([.C18]=3;5;IF([.C18]=4;16;IF([.C18]=5;17;IF([.C18]=6;20;IF([.C18]=7;21;&quot;ERROR&quot;))))))))" office:value-type="float" office:value="20" calcext:value-type="float">
            <text:p>20</text:p>
          </table:table-cell>
          <table:table-cell table:formula="of:=IF([.D18]=0;0;IF([.D18]=1;2;IF([.D18]=2;16;IF([.D18]=3;18;IF([.D18]=4;32;IF([.D18]=5;34;IF([.D18]=6;40;IF([.D18]=7;42;&quot;ERROR&quot;))))))))" office:value-type="float" office:value="40" calcext:value-type="float">
            <text:p>40</text:p>
          </table:table-cell>
          <table:table-cell table:formula="of:=IF([.E18]=0;0;IF([.E18]=1;1;IF([.E18]=2;4;IF([.E18]=3;5;IF([.E18]=4;16;IF([.E18]=5;17;IF([.E18]=6;20;IF([.E18]=7;21;&quot;ERROR&quot;))))))))" office:value-type="float" office:value="1" calcext:value-type="float">
            <text:p>1</text:p>
          </table:table-cell>
          <table:table-cell table:formula="of:=IF([.F18]=0;0;IF([.F18]=1;2;IF([.F18]=2;16;IF([.F18]=3;18;IF([.F18]=4;32;IF([.F18]=5;34;IF([.F18]=6;40;IF([.F18]=7;42;&quot;ERROR&quot;))))))))" office:value-type="float" office:value="2" calcext:value-type="float">
            <text:p>2</text:p>
          </table:table-cell>
          <table:table-cell table:formula="of:=IF([.G18]=0;0;IF([.G18]=1;1;IF([.G18]=2;4;IF([.G18]=3;5;IF([.G18]=4;16;IF([.G18]=5;17;IF([.G18]=6;20;IF([.G18]=7;21;&quot;ERROR&quot;))))))))" office:value-type="float" office:value="1" calcext:value-type="float">
            <text:p>1</text:p>
          </table:table-cell>
          <table:table-cell table:formula="of:=IF([.H18]=0;0;IF([.H18]=1;2;IF([.H18]=2;16;IF([.H18]=3;18;IF([.H18]=4;32;IF([.H18]=5;34;IF([.H18]=6;40;IF([.H18]=7;42;&quot;ERROR&quot;))))))))" office:value-type="float" office:value="2" calcext:value-type="float">
            <text:p>2</text:p>
          </table:table-cell>
          <table:table-cell table:formula="of:=IF([.I18]=0;0;IF([.I18]=1;1;IF([.I18]=2;4;IF([.I18]=3;5;IF([.I18]=4;16;IF([.I18]=5;17;IF([.I18]=6;20;IF([.I18]=7;21;&quot;ERROR&quot;))))))))" office:value-type="float" office:value="1" calcext:value-type="float">
            <text:p>1</text:p>
          </table:table-cell>
          <table:table-cell table:formula="of:=IF([.J18]=0;0;IF([.J18]=1;2;IF([.J18]=2;16;IF([.J18]=3;18;IF([.J18]=4;32;IF([.J18]=5;34;IF([.J18]=6;40;IF([.J18]=7;42;&quot;ERROR&quot;))))))))" office:value-type="float" office:value="2" calcext:value-type="float">
            <text:p>2</text:p>
          </table:table-cell>
          <table:table-cell table:formula="of:=IF([.K18]=0;0;IF([.K18]=1;1;IF([.K18]=2;4;IF([.K18]=3;5;IF([.K18]=4;16;IF([.K18]=5;17;IF([.K18]=6;20;IF([.K18]=7;21;&quot;ERROR&quot;))))))))" office:value-type="float" office:value="20" calcext:value-type="float">
            <text:p>20</text:p>
          </table:table-cell>
          <table:table-cell table:formula="of:=IF([.L18]=0;0;IF([.L18]=1;2;IF([.L18]=2;16;IF([.L18]=3;18;IF([.L18]=4;32;IF([.L18]=5;34;IF([.L18]=6;40;IF([.L18]=7;42;&quot;ERROR&quot;))))))))" office:value-type="float" office:value="40" calcext:value-type="float">
            <text:p>40</text:p>
          </table:table-cell>
          <table:table-cell table:formula="of:=IF([.M18]=0;0;IF([.M18]=1;1;IF([.M18]=2;4;IF([.M18]=3;5;IF([.M18]=4;16;IF([.M18]=5;17;IF([.M18]=6;20;IF([.M18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18]+[.P18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18]+[.R18]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table:formula="of:=[.S18]+[.T18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U18]+[.V18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W18]+[.X18]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formula="of:=[.Y18]+[.Z18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formula="of:=IF([.B19]=0;0;IF([.B19]=1;2;IF([.B19]=2;16;IF([.B19]=3;18;IF([.B19]=4;32;IF([.B19]=5;34;IF([.B19]=6;40;IF([.B19]=7;42;&quot;ERROR&quot;))))))))" office:value-type="float" office:value="40" calcext:value-type="float">
            <text:p>40</text:p>
          </table:table-cell>
          <table:table-cell table:formula="of:=IF([.C19]=0;0;IF([.C19]=1;1;IF([.C19]=2;4;IF([.C19]=3;5;IF([.C19]=4;16;IF([.C19]=5;17;IF([.C19]=6;20;IF([.C19]=7;21;&quot;ERROR&quot;))))))))" office:value-type="float" office:value="20" calcext:value-type="float">
            <text:p>20</text:p>
          </table:table-cell>
          <table:table-cell table:formula="of:=IF([.D19]=0;0;IF([.D19]=1;2;IF([.D19]=2;16;IF([.D19]=3;18;IF([.D19]=4;32;IF([.D19]=5;34;IF([.D19]=6;40;IF([.D19]=7;42;&quot;ERROR&quot;))))))))" office:value-type="float" office:value="40" calcext:value-type="float">
            <text:p>40</text:p>
          </table:table-cell>
          <table:table-cell table:formula="of:=IF([.E19]=0;0;IF([.E19]=1;1;IF([.E19]=2;4;IF([.E19]=3;5;IF([.E19]=4;16;IF([.E19]=5;17;IF([.E19]=6;20;IF([.E19]=7;21;&quot;ERROR&quot;))))))))" office:value-type="float" office:value="1" calcext:value-type="float">
            <text:p>1</text:p>
          </table:table-cell>
          <table:table-cell table:formula="of:=IF([.F19]=0;0;IF([.F19]=1;2;IF([.F19]=2;16;IF([.F19]=3;18;IF([.F19]=4;32;IF([.F19]=5;34;IF([.F19]=6;40;IF([.F19]=7;42;&quot;ERROR&quot;))))))))" office:value-type="float" office:value="2" calcext:value-type="float">
            <text:p>2</text:p>
          </table:table-cell>
          <table:table-cell table:formula="of:=IF([.G19]=0;0;IF([.G19]=1;1;IF([.G19]=2;4;IF([.G19]=3;5;IF([.G19]=4;16;IF([.G19]=5;17;IF([.G19]=6;20;IF([.G19]=7;21;&quot;ERROR&quot;))))))))" office:value-type="float" office:value="1" calcext:value-type="float">
            <text:p>1</text:p>
          </table:table-cell>
          <table:table-cell table:formula="of:=IF([.H19]=0;0;IF([.H19]=1;2;IF([.H19]=2;16;IF([.H19]=3;18;IF([.H19]=4;32;IF([.H19]=5;34;IF([.H19]=6;40;IF([.H19]=7;42;&quot;ERROR&quot;))))))))" office:value-type="float" office:value="2" calcext:value-type="float">
            <text:p>2</text:p>
          </table:table-cell>
          <table:table-cell table:formula="of:=IF([.I19]=0;0;IF([.I19]=1;1;IF([.I19]=2;4;IF([.I19]=3;5;IF([.I19]=4;16;IF([.I19]=5;17;IF([.I19]=6;20;IF([.I19]=7;21;&quot;ERROR&quot;))))))))" office:value-type="float" office:value="1" calcext:value-type="float">
            <text:p>1</text:p>
          </table:table-cell>
          <table:table-cell table:formula="of:=IF([.J19]=0;0;IF([.J19]=1;2;IF([.J19]=2;16;IF([.J19]=3;18;IF([.J19]=4;32;IF([.J19]=5;34;IF([.J19]=6;40;IF([.J19]=7;42;&quot;ERROR&quot;))))))))" office:value-type="float" office:value="2" calcext:value-type="float">
            <text:p>2</text:p>
          </table:table-cell>
          <table:table-cell table:formula="of:=IF([.K19]=0;0;IF([.K19]=1;1;IF([.K19]=2;4;IF([.K19]=3;5;IF([.K19]=4;16;IF([.K19]=5;17;IF([.K19]=6;20;IF([.K19]=7;21;&quot;ERROR&quot;))))))))" office:value-type="float" office:value="20" calcext:value-type="float">
            <text:p>20</text:p>
          </table:table-cell>
          <table:table-cell table:formula="of:=IF([.L19]=0;0;IF([.L19]=1;2;IF([.L19]=2;16;IF([.L19]=3;18;IF([.L19]=4;32;IF([.L19]=5;34;IF([.L19]=6;40;IF([.L19]=7;42;&quot;ERROR&quot;))))))))" office:value-type="float" office:value="40" calcext:value-type="float">
            <text:p>40</text:p>
          </table:table-cell>
          <table:table-cell table:formula="of:=IF([.M19]=0;0;IF([.M19]=1;1;IF([.M19]=2;4;IF([.M19]=3;5;IF([.M19]=4;16;IF([.M19]=5;17;IF([.M19]=6;20;IF([.M19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19]+[.P19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19]+[.R19]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table:formula="of:=[.S19]+[.T19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U19]+[.V19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W19]+[.X19]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formula="of:=[.Y19]+[.Z19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formula="of:=IF([.B20]=0;0;IF([.B20]=1;2;IF([.B20]=2;16;IF([.B20]=3;18;IF([.B20]=4;32;IF([.B20]=5;34;IF([.B20]=6;40;IF([.B20]=7;42;&quot;ERROR&quot;))))))))" office:value-type="float" office:value="40" calcext:value-type="float">
            <text:p>40</text:p>
          </table:table-cell>
          <table:table-cell table:formula="of:=IF([.C20]=0;0;IF([.C20]=1;1;IF([.C20]=2;4;IF([.C20]=3;5;IF([.C20]=4;16;IF([.C20]=5;17;IF([.C20]=6;20;IF([.C20]=7;21;&quot;ERROR&quot;))))))))" office:value-type="float" office:value="20" calcext:value-type="float">
            <text:p>20</text:p>
          </table:table-cell>
          <table:table-cell table:formula="of:=IF([.D20]=0;0;IF([.D20]=1;2;IF([.D20]=2;16;IF([.D20]=3;18;IF([.D20]=4;32;IF([.D20]=5;34;IF([.D20]=6;40;IF([.D20]=7;42;&quot;ERROR&quot;))))))))" office:value-type="float" office:value="40" calcext:value-type="float">
            <text:p>40</text:p>
          </table:table-cell>
          <table:table-cell table:formula="of:=IF([.E20]=0;0;IF([.E20]=1;1;IF([.E20]=2;4;IF([.E20]=3;5;IF([.E20]=4;16;IF([.E20]=5;17;IF([.E20]=6;20;IF([.E20]=7;21;&quot;ERROR&quot;))))))))" office:value-type="float" office:value="1" calcext:value-type="float">
            <text:p>1</text:p>
          </table:table-cell>
          <table:table-cell table:formula="of:=IF([.F20]=0;0;IF([.F20]=1;2;IF([.F20]=2;16;IF([.F20]=3;18;IF([.F20]=4;32;IF([.F20]=5;34;IF([.F20]=6;40;IF([.F20]=7;42;&quot;ERROR&quot;))))))))" office:value-type="float" office:value="2" calcext:value-type="float">
            <text:p>2</text:p>
          </table:table-cell>
          <table:table-cell table:formula="of:=IF([.G20]=0;0;IF([.G20]=1;1;IF([.G20]=2;4;IF([.G20]=3;5;IF([.G20]=4;16;IF([.G20]=5;17;IF([.G20]=6;20;IF([.G20]=7;21;&quot;ERROR&quot;))))))))" office:value-type="float" office:value="1" calcext:value-type="float">
            <text:p>1</text:p>
          </table:table-cell>
          <table:table-cell table:formula="of:=IF([.H20]=0;0;IF([.H20]=1;2;IF([.H20]=2;16;IF([.H20]=3;18;IF([.H20]=4;32;IF([.H20]=5;34;IF([.H20]=6;40;IF([.H20]=7;42;&quot;ERROR&quot;))))))))" office:value-type="float" office:value="34" calcext:value-type="float">
            <text:p>34</text:p>
          </table:table-cell>
          <table:table-cell table:formula="of:=IF([.I20]=0;0;IF([.I20]=1;1;IF([.I20]=2;4;IF([.I20]=3;5;IF([.I20]=4;16;IF([.I20]=5;17;IF([.I20]=6;20;IF([.I20]=7;21;&quot;ERROR&quot;))))))))" office:value-type="float" office:value="1" calcext:value-type="float">
            <text:p>1</text:p>
          </table:table-cell>
          <table:table-cell table:formula="of:=IF([.J20]=0;0;IF([.J20]=1;2;IF([.J20]=2;16;IF([.J20]=3;18;IF([.J20]=4;32;IF([.J20]=5;34;IF([.J20]=6;40;IF([.J20]=7;42;&quot;ERROR&quot;))))))))" office:value-type="float" office:value="2" calcext:value-type="float">
            <text:p>2</text:p>
          </table:table-cell>
          <table:table-cell table:formula="of:=IF([.K20]=0;0;IF([.K20]=1;1;IF([.K20]=2;4;IF([.K20]=3;5;IF([.K20]=4;16;IF([.K20]=5;17;IF([.K20]=6;20;IF([.K20]=7;21;&quot;ERROR&quot;))))))))" office:value-type="float" office:value="20" calcext:value-type="float">
            <text:p>20</text:p>
          </table:table-cell>
          <table:table-cell table:formula="of:=IF([.L20]=0;0;IF([.L20]=1;2;IF([.L20]=2;16;IF([.L20]=3;18;IF([.L20]=4;32;IF([.L20]=5;34;IF([.L20]=6;40;IF([.L20]=7;42;&quot;ERROR&quot;))))))))" office:value-type="float" office:value="40" calcext:value-type="float">
            <text:p>40</text:p>
          </table:table-cell>
          <table:table-cell table:formula="of:=IF([.M20]=0;0;IF([.M20]=1;1;IF([.M20]=2;4;IF([.M20]=3;5;IF([.M20]=4;16;IF([.M20]=5;17;IF([.M20]=6;20;IF([.M20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20]+[.P20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20]+[.R20]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table:formula="of:=[.S20]+[.T20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U20]+[.V20]"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table:formula="of:=[.W20]+[.X20]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formula="of:=[.Y20]+[.Z20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formula="of:=IF([.B21]=0;0;IF([.B21]=1;2;IF([.B21]=2;16;IF([.B21]=3;18;IF([.B21]=4;32;IF([.B21]=5;34;IF([.B21]=6;40;IF([.B21]=7;42;&quot;ERROR&quot;))))))))" office:value-type="float" office:value="40" calcext:value-type="float">
            <text:p>40</text:p>
          </table:table-cell>
          <table:table-cell table:formula="of:=IF([.C21]=0;0;IF([.C21]=1;1;IF([.C21]=2;4;IF([.C21]=3;5;IF([.C21]=4;16;IF([.C21]=5;17;IF([.C21]=6;20;IF([.C21]=7;21;&quot;ERROR&quot;))))))))" office:value-type="float" office:value="20" calcext:value-type="float">
            <text:p>20</text:p>
          </table:table-cell>
          <table:table-cell table:formula="of:=IF([.D21]=0;0;IF([.D21]=1;2;IF([.D21]=2;16;IF([.D21]=3;18;IF([.D21]=4;32;IF([.D21]=5;34;IF([.D21]=6;40;IF([.D21]=7;42;&quot;ERROR&quot;))))))))" office:value-type="float" office:value="40" calcext:value-type="float">
            <text:p>40</text:p>
          </table:table-cell>
          <table:table-cell table:formula="of:=IF([.E21]=0;0;IF([.E21]=1;1;IF([.E21]=2;4;IF([.E21]=3;5;IF([.E21]=4;16;IF([.E21]=5;17;IF([.E21]=6;20;IF([.E21]=7;21;&quot;ERROR&quot;))))))))" office:value-type="float" office:value="1" calcext:value-type="float">
            <text:p>1</text:p>
          </table:table-cell>
          <table:table-cell table:formula="of:=IF([.F21]=0;0;IF([.F21]=1;2;IF([.F21]=2;16;IF([.F21]=3;18;IF([.F21]=4;32;IF([.F21]=5;34;IF([.F21]=6;40;IF([.F21]=7;42;&quot;ERROR&quot;))))))))" office:value-type="float" office:value="2" calcext:value-type="float">
            <text:p>2</text:p>
          </table:table-cell>
          <table:table-cell table:formula="of:=IF([.G21]=0;0;IF([.G21]=1;1;IF([.G21]=2;4;IF([.G21]=3;5;IF([.G21]=4;16;IF([.G21]=5;17;IF([.G21]=6;20;IF([.G21]=7;21;&quot;ERROR&quot;))))))))" office:value-type="float" office:value="1" calcext:value-type="float">
            <text:p>1</text:p>
          </table:table-cell>
          <table:table-cell table:formula="of:=IF([.H21]=0;0;IF([.H21]=1;2;IF([.H21]=2;16;IF([.H21]=3;18;IF([.H21]=4;32;IF([.H21]=5;34;IF([.H21]=6;40;IF([.H21]=7;42;&quot;ERROR&quot;))))))))" office:value-type="float" office:value="34" calcext:value-type="float">
            <text:p>34</text:p>
          </table:table-cell>
          <table:table-cell table:formula="of:=IF([.I21]=0;0;IF([.I21]=1;1;IF([.I21]=2;4;IF([.I21]=3;5;IF([.I21]=4;16;IF([.I21]=5;17;IF([.I21]=6;20;IF([.I21]=7;21;&quot;ERROR&quot;))))))))" office:value-type="float" office:value="1" calcext:value-type="float">
            <text:p>1</text:p>
          </table:table-cell>
          <table:table-cell table:formula="of:=IF([.J21]=0;0;IF([.J21]=1;2;IF([.J21]=2;16;IF([.J21]=3;18;IF([.J21]=4;32;IF([.J21]=5;34;IF([.J21]=6;40;IF([.J21]=7;42;&quot;ERROR&quot;))))))))" office:value-type="float" office:value="2" calcext:value-type="float">
            <text:p>2</text:p>
          </table:table-cell>
          <table:table-cell table:formula="of:=IF([.K21]=0;0;IF([.K21]=1;1;IF([.K21]=2;4;IF([.K21]=3;5;IF([.K21]=4;16;IF([.K21]=5;17;IF([.K21]=6;20;IF([.K21]=7;21;&quot;ERROR&quot;))))))))" office:value-type="float" office:value="20" calcext:value-type="float">
            <text:p>20</text:p>
          </table:table-cell>
          <table:table-cell table:formula="of:=IF([.L21]=0;0;IF([.L21]=1;2;IF([.L21]=2;16;IF([.L21]=3;18;IF([.L21]=4;32;IF([.L21]=5;34;IF([.L21]=6;40;IF([.L21]=7;42;&quot;ERROR&quot;))))))))" office:value-type="float" office:value="40" calcext:value-type="float">
            <text:p>40</text:p>
          </table:table-cell>
          <table:table-cell table:formula="of:=IF([.M21]=0;0;IF([.M21]=1;1;IF([.M21]=2;4;IF([.M21]=3;5;IF([.M21]=4;16;IF([.M21]=5;17;IF([.M21]=6;20;IF([.M21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21]+[.P21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21]+[.R21]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table:formula="of:=[.S21]+[.T21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U21]+[.V21]"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table:formula="of:=[.W21]+[.X21]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formula="of:=[.Y21]+[.Z21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formula="of:=IF([.B22]=0;0;IF([.B22]=1;2;IF([.B22]=2;16;IF([.B22]=3;18;IF([.B22]=4;32;IF([.B22]=5;34;IF([.B22]=6;40;IF([.B22]=7;42;&quot;ERROR&quot;))))))))" office:value-type="float" office:value="40" calcext:value-type="float">
            <text:p>40</text:p>
          </table:table-cell>
          <table:table-cell table:formula="of:=IF([.C22]=0;0;IF([.C22]=1;1;IF([.C22]=2;4;IF([.C22]=3;5;IF([.C22]=4;16;IF([.C22]=5;17;IF([.C22]=6;20;IF([.C22]=7;21;&quot;ERROR&quot;))))))))" office:value-type="float" office:value="20" calcext:value-type="float">
            <text:p>20</text:p>
          </table:table-cell>
          <table:table-cell table:formula="of:=IF([.D22]=0;0;IF([.D22]=1;2;IF([.D22]=2;16;IF([.D22]=3;18;IF([.D22]=4;32;IF([.D22]=5;34;IF([.D22]=6;40;IF([.D22]=7;42;&quot;ERROR&quot;))))))))" office:value-type="float" office:value="40" calcext:value-type="float">
            <text:p>40</text:p>
          </table:table-cell>
          <table:table-cell table:formula="of:=IF([.E22]=0;0;IF([.E22]=1;1;IF([.E22]=2;4;IF([.E22]=3;5;IF([.E22]=4;16;IF([.E22]=5;17;IF([.E22]=6;20;IF([.E22]=7;21;&quot;ERROR&quot;))))))))" office:value-type="float" office:value="1" calcext:value-type="float">
            <text:p>1</text:p>
          </table:table-cell>
          <table:table-cell table:formula="of:=IF([.F22]=0;0;IF([.F22]=1;2;IF([.F22]=2;16;IF([.F22]=3;18;IF([.F22]=4;32;IF([.F22]=5;34;IF([.F22]=6;40;IF([.F22]=7;42;&quot;ERROR&quot;))))))))" office:value-type="float" office:value="2" calcext:value-type="float">
            <text:p>2</text:p>
          </table:table-cell>
          <table:table-cell table:formula="of:=IF([.G22]=0;0;IF([.G22]=1;1;IF([.G22]=2;4;IF([.G22]=3;5;IF([.G22]=4;16;IF([.G22]=5;17;IF([.G22]=6;20;IF([.G22]=7;21;&quot;ERROR&quot;))))))))" office:value-type="float" office:value="1" calcext:value-type="float">
            <text:p>1</text:p>
          </table:table-cell>
          <table:table-cell table:formula="of:=IF([.H22]=0;0;IF([.H22]=1;2;IF([.H22]=2;16;IF([.H22]=3;18;IF([.H22]=4;32;IF([.H22]=5;34;IF([.H22]=6;40;IF([.H22]=7;42;&quot;ERROR&quot;))))))))" office:value-type="float" office:value="34" calcext:value-type="float">
            <text:p>34</text:p>
          </table:table-cell>
          <table:table-cell table:formula="of:=IF([.I22]=0;0;IF([.I22]=1;1;IF([.I22]=2;4;IF([.I22]=3;5;IF([.I22]=4;16;IF([.I22]=5;17;IF([.I22]=6;20;IF([.I22]=7;21;&quot;ERROR&quot;))))))))" office:value-type="float" office:value="1" calcext:value-type="float">
            <text:p>1</text:p>
          </table:table-cell>
          <table:table-cell table:formula="of:=IF([.J22]=0;0;IF([.J22]=1;2;IF([.J22]=2;16;IF([.J22]=3;18;IF([.J22]=4;32;IF([.J22]=5;34;IF([.J22]=6;40;IF([.J22]=7;42;&quot;ERROR&quot;))))))))" office:value-type="float" office:value="2" calcext:value-type="float">
            <text:p>2</text:p>
          </table:table-cell>
          <table:table-cell table:formula="of:=IF([.K22]=0;0;IF([.K22]=1;1;IF([.K22]=2;4;IF([.K22]=3;5;IF([.K22]=4;16;IF([.K22]=5;17;IF([.K22]=6;20;IF([.K22]=7;21;&quot;ERROR&quot;))))))))" office:value-type="float" office:value="20" calcext:value-type="float">
            <text:p>20</text:p>
          </table:table-cell>
          <table:table-cell table:formula="of:=IF([.L22]=0;0;IF([.L22]=1;2;IF([.L22]=2;16;IF([.L22]=3;18;IF([.L22]=4;32;IF([.L22]=5;34;IF([.L22]=6;40;IF([.L22]=7;42;&quot;ERROR&quot;))))))))" office:value-type="float" office:value="40" calcext:value-type="float">
            <text:p>40</text:p>
          </table:table-cell>
          <table:table-cell table:formula="of:=IF([.M22]=0;0;IF([.M22]=1;1;IF([.M22]=2;4;IF([.M22]=3;5;IF([.M22]=4;16;IF([.M22]=5;17;IF([.M22]=6;20;IF([.M22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22]+[.P22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22]+[.R22]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table:formula="of:=[.S22]+[.T22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U22]+[.V22]"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table:formula="of:=[.W22]+[.X22]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formula="of:=[.Y22]+[.Z22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IF([.B23]=0;0;IF([.B23]=1;2;IF([.B23]=2;16;IF([.B23]=3;18;IF([.B23]=4;32;IF([.B23]=5;34;IF([.B23]=6;40;IF([.B23]=7;42;&quot;ERROR&quot;))))))))" office:value-type="float" office:value="40" calcext:value-type="float">
            <text:p>40</text:p>
          </table:table-cell>
          <table:table-cell table:formula="of:=IF([.C23]=0;0;IF([.C23]=1;1;IF([.C23]=2;4;IF([.C23]=3;5;IF([.C23]=4;16;IF([.C23]=5;17;IF([.C23]=6;20;IF([.C23]=7;21;&quot;ERROR&quot;))))))))" office:value-type="float" office:value="20" calcext:value-type="float">
            <text:p>20</text:p>
          </table:table-cell>
          <table:table-cell table:formula="of:=IF([.D23]=0;0;IF([.D23]=1;2;IF([.D23]=2;16;IF([.D23]=3;18;IF([.D23]=4;32;IF([.D23]=5;34;IF([.D23]=6;40;IF([.D23]=7;42;&quot;ERROR&quot;))))))))" office:value-type="float" office:value="2" calcext:value-type="float">
            <text:p>2</text:p>
          </table:table-cell>
          <table:table-cell table:formula="of:=IF([.E23]=0;0;IF([.E23]=1;1;IF([.E23]=2;4;IF([.E23]=3;5;IF([.E23]=4;16;IF([.E23]=5;17;IF([.E23]=6;20;IF([.E23]=7;21;&quot;ERROR&quot;))))))))" office:value-type="float" office:value="1" calcext:value-type="float">
            <text:p>1</text:p>
          </table:table-cell>
          <table:table-cell table:formula="of:=IF([.F23]=0;0;IF([.F23]=1;2;IF([.F23]=2;16;IF([.F23]=3;18;IF([.F23]=4;32;IF([.F23]=5;34;IF([.F23]=6;40;IF([.F23]=7;42;&quot;ERROR&quot;))))))))" office:value-type="float" office:value="2" calcext:value-type="float">
            <text:p>2</text:p>
          </table:table-cell>
          <table:table-cell table:formula="of:=IF([.G23]=0;0;IF([.G23]=1;1;IF([.G23]=2;4;IF([.G23]=3;5;IF([.G23]=4;16;IF([.G23]=5;17;IF([.G23]=6;20;IF([.G23]=7;21;&quot;ERROR&quot;))))))))" office:value-type="float" office:value="1" calcext:value-type="float">
            <text:p>1</text:p>
          </table:table-cell>
          <table:table-cell table:formula="of:=IF([.H23]=0;0;IF([.H23]=1;2;IF([.H23]=2;16;IF([.H23]=3;18;IF([.H23]=4;32;IF([.H23]=5;34;IF([.H23]=6;40;IF([.H23]=7;42;&quot;ERROR&quot;))))))))" office:value-type="float" office:value="34" calcext:value-type="float">
            <text:p>34</text:p>
          </table:table-cell>
          <table:table-cell table:formula="of:=IF([.I23]=0;0;IF([.I23]=1;1;IF([.I23]=2;4;IF([.I23]=3;5;IF([.I23]=4;16;IF([.I23]=5;17;IF([.I23]=6;20;IF([.I23]=7;21;&quot;ERROR&quot;))))))))" office:value-type="float" office:value="1" calcext:value-type="float">
            <text:p>1</text:p>
          </table:table-cell>
          <table:table-cell table:formula="of:=IF([.J23]=0;0;IF([.J23]=1;2;IF([.J23]=2;16;IF([.J23]=3;18;IF([.J23]=4;32;IF([.J23]=5;34;IF([.J23]=6;40;IF([.J23]=7;42;&quot;ERROR&quot;))))))))" office:value-type="float" office:value="2" calcext:value-type="float">
            <text:p>2</text:p>
          </table:table-cell>
          <table:table-cell table:formula="of:=IF([.K23]=0;0;IF([.K23]=1;1;IF([.K23]=2;4;IF([.K23]=3;5;IF([.K23]=4;16;IF([.K23]=5;17;IF([.K23]=6;20;IF([.K23]=7;21;&quot;ERROR&quot;))))))))" office:value-type="float" office:value="1" calcext:value-type="float">
            <text:p>1</text:p>
          </table:table-cell>
          <table:table-cell table:formula="of:=IF([.L23]=0;0;IF([.L23]=1;2;IF([.L23]=2;16;IF([.L23]=3;18;IF([.L23]=4;32;IF([.L23]=5;34;IF([.L23]=6;40;IF([.L23]=7;42;&quot;ERROR&quot;))))))))" office:value-type="float" office:value="40" calcext:value-type="float">
            <text:p>40</text:p>
          </table:table-cell>
          <table:table-cell table:formula="of:=IF([.M23]=0;0;IF([.M23]=1;1;IF([.M23]=2;4;IF([.M23]=3;5;IF([.M23]=4;16;IF([.M23]=5;17;IF([.M23]=6;20;IF([.M23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23]+[.P23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23]+[.R23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S23]+[.T23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U23]+[.V23]"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table:formula="of:=[.W23]+[.X23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Y23]+[.Z23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IF([.B24]=0;0;IF([.B24]=1;2;IF([.B24]=2;16;IF([.B24]=3;18;IF([.B24]=4;32;IF([.B24]=5;34;IF([.B24]=6;40;IF([.B24]=7;42;&quot;ERROR&quot;))))))))" office:value-type="float" office:value="40" calcext:value-type="float">
            <text:p>40</text:p>
          </table:table-cell>
          <table:table-cell table:formula="of:=IF([.C24]=0;0;IF([.C24]=1;1;IF([.C24]=2;4;IF([.C24]=3;5;IF([.C24]=4;16;IF([.C24]=5;17;IF([.C24]=6;20;IF([.C24]=7;21;&quot;ERROR&quot;))))))))" office:value-type="float" office:value="20" calcext:value-type="float">
            <text:p>20</text:p>
          </table:table-cell>
          <table:table-cell table:formula="of:=IF([.D24]=0;0;IF([.D24]=1;2;IF([.D24]=2;16;IF([.D24]=3;18;IF([.D24]=4;32;IF([.D24]=5;34;IF([.D24]=6;40;IF([.D24]=7;42;&quot;ERROR&quot;))))))))" office:value-type="float" office:value="2" calcext:value-type="float">
            <text:p>2</text:p>
          </table:table-cell>
          <table:table-cell table:formula="of:=IF([.E24]=0;0;IF([.E24]=1;1;IF([.E24]=2;4;IF([.E24]=3;5;IF([.E24]=4;16;IF([.E24]=5;17;IF([.E24]=6;20;IF([.E24]=7;21;&quot;ERROR&quot;))))))))" office:value-type="float" office:value="1" calcext:value-type="float">
            <text:p>1</text:p>
          </table:table-cell>
          <table:table-cell table:formula="of:=IF([.F24]=0;0;IF([.F24]=1;2;IF([.F24]=2;16;IF([.F24]=3;18;IF([.F24]=4;32;IF([.F24]=5;34;IF([.F24]=6;40;IF([.F24]=7;42;&quot;ERROR&quot;))))))))" office:value-type="float" office:value="2" calcext:value-type="float">
            <text:p>2</text:p>
          </table:table-cell>
          <table:table-cell table:formula="of:=IF([.G24]=0;0;IF([.G24]=1;1;IF([.G24]=2;4;IF([.G24]=3;5;IF([.G24]=4;16;IF([.G24]=5;17;IF([.G24]=6;20;IF([.G24]=7;21;&quot;ERROR&quot;))))))))" office:value-type="float" office:value="1" calcext:value-type="float">
            <text:p>1</text:p>
          </table:table-cell>
          <table:table-cell table:formula="of:=IF([.H24]=0;0;IF([.H24]=1;2;IF([.H24]=2;16;IF([.H24]=3;18;IF([.H24]=4;32;IF([.H24]=5;34;IF([.H24]=6;40;IF([.H24]=7;42;&quot;ERROR&quot;))))))))" office:value-type="float" office:value="34" calcext:value-type="float">
            <text:p>34</text:p>
          </table:table-cell>
          <table:table-cell table:formula="of:=IF([.I24]=0;0;IF([.I24]=1;1;IF([.I24]=2;4;IF([.I24]=3;5;IF([.I24]=4;16;IF([.I24]=5;17;IF([.I24]=6;20;IF([.I24]=7;21;&quot;ERROR&quot;))))))))" office:value-type="float" office:value="1" calcext:value-type="float">
            <text:p>1</text:p>
          </table:table-cell>
          <table:table-cell table:formula="of:=IF([.J24]=0;0;IF([.J24]=1;2;IF([.J24]=2;16;IF([.J24]=3;18;IF([.J24]=4;32;IF([.J24]=5;34;IF([.J24]=6;40;IF([.J24]=7;42;&quot;ERROR&quot;))))))))" office:value-type="float" office:value="2" calcext:value-type="float">
            <text:p>2</text:p>
          </table:table-cell>
          <table:table-cell table:formula="of:=IF([.K24]=0;0;IF([.K24]=1;1;IF([.K24]=2;4;IF([.K24]=3;5;IF([.K24]=4;16;IF([.K24]=5;17;IF([.K24]=6;20;IF([.K24]=7;21;&quot;ERROR&quot;))))))))" office:value-type="float" office:value="1" calcext:value-type="float">
            <text:p>1</text:p>
          </table:table-cell>
          <table:table-cell table:formula="of:=IF([.L24]=0;0;IF([.L24]=1;2;IF([.L24]=2;16;IF([.L24]=3;18;IF([.L24]=4;32;IF([.L24]=5;34;IF([.L24]=6;40;IF([.L24]=7;42;&quot;ERROR&quot;))))))))" office:value-type="float" office:value="40" calcext:value-type="float">
            <text:p>40</text:p>
          </table:table-cell>
          <table:table-cell table:formula="of:=IF([.M24]=0;0;IF([.M24]=1;1;IF([.M24]=2;4;IF([.M24]=3;5;IF([.M24]=4;16;IF([.M24]=5;17;IF([.M24]=6;20;IF([.M24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24]+[.P24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24]+[.R24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S24]+[.T24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U24]+[.V24]"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table:formula="of:=[.W24]+[.X24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Y24]+[.Z24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IF([.B25]=0;0;IF([.B25]=1;2;IF([.B25]=2;16;IF([.B25]=3;18;IF([.B25]=4;32;IF([.B25]=5;34;IF([.B25]=6;40;IF([.B25]=7;42;&quot;ERROR&quot;))))))))" office:value-type="float" office:value="40" calcext:value-type="float">
            <text:p>40</text:p>
          </table:table-cell>
          <table:table-cell table:formula="of:=IF([.C25]=0;0;IF([.C25]=1;1;IF([.C25]=2;4;IF([.C25]=3;5;IF([.C25]=4;16;IF([.C25]=5;17;IF([.C25]=6;20;IF([.C25]=7;21;&quot;ERROR&quot;))))))))" office:value-type="float" office:value="20" calcext:value-type="float">
            <text:p>20</text:p>
          </table:table-cell>
          <table:table-cell table:formula="of:=IF([.D25]=0;0;IF([.D25]=1;2;IF([.D25]=2;16;IF([.D25]=3;18;IF([.D25]=4;32;IF([.D25]=5;34;IF([.D25]=6;40;IF([.D25]=7;42;&quot;ERROR&quot;))))))))" office:value-type="float" office:value="2" calcext:value-type="float">
            <text:p>2</text:p>
          </table:table-cell>
          <table:table-cell table:formula="of:=IF([.E25]=0;0;IF([.E25]=1;1;IF([.E25]=2;4;IF([.E25]=3;5;IF([.E25]=4;16;IF([.E25]=5;17;IF([.E25]=6;20;IF([.E25]=7;21;&quot;ERROR&quot;))))))))" office:value-type="float" office:value="1" calcext:value-type="float">
            <text:p>1</text:p>
          </table:table-cell>
          <table:table-cell table:formula="of:=IF([.F25]=0;0;IF([.F25]=1;2;IF([.F25]=2;16;IF([.F25]=3;18;IF([.F25]=4;32;IF([.F25]=5;34;IF([.F25]=6;40;IF([.F25]=7;42;&quot;ERROR&quot;))))))))" office:value-type="float" office:value="2" calcext:value-type="float">
            <text:p>2</text:p>
          </table:table-cell>
          <table:table-cell table:formula="of:=IF([.G25]=0;0;IF([.G25]=1;1;IF([.G25]=2;4;IF([.G25]=3;5;IF([.G25]=4;16;IF([.G25]=5;17;IF([.G25]=6;20;IF([.G25]=7;21;&quot;ERROR&quot;))))))))" office:value-type="float" office:value="1" calcext:value-type="float">
            <text:p>1</text:p>
          </table:table-cell>
          <table:table-cell table:formula="of:=IF([.H25]=0;0;IF([.H25]=1;2;IF([.H25]=2;16;IF([.H25]=3;18;IF([.H25]=4;32;IF([.H25]=5;34;IF([.H25]=6;40;IF([.H25]=7;42;&quot;ERROR&quot;))))))))" office:value-type="float" office:value="34" calcext:value-type="float">
            <text:p>34</text:p>
          </table:table-cell>
          <table:table-cell table:formula="of:=IF([.I25]=0;0;IF([.I25]=1;1;IF([.I25]=2;4;IF([.I25]=3;5;IF([.I25]=4;16;IF([.I25]=5;17;IF([.I25]=6;20;IF([.I25]=7;21;&quot;ERROR&quot;))))))))" office:value-type="float" office:value="1" calcext:value-type="float">
            <text:p>1</text:p>
          </table:table-cell>
          <table:table-cell table:formula="of:=IF([.J25]=0;0;IF([.J25]=1;2;IF([.J25]=2;16;IF([.J25]=3;18;IF([.J25]=4;32;IF([.J25]=5;34;IF([.J25]=6;40;IF([.J25]=7;42;&quot;ERROR&quot;))))))))" office:value-type="float" office:value="2" calcext:value-type="float">
            <text:p>2</text:p>
          </table:table-cell>
          <table:table-cell table:formula="of:=IF([.K25]=0;0;IF([.K25]=1;1;IF([.K25]=2;4;IF([.K25]=3;5;IF([.K25]=4;16;IF([.K25]=5;17;IF([.K25]=6;20;IF([.K25]=7;21;&quot;ERROR&quot;))))))))" office:value-type="float" office:value="1" calcext:value-type="float">
            <text:p>1</text:p>
          </table:table-cell>
          <table:table-cell table:formula="of:=IF([.L25]=0;0;IF([.L25]=1;2;IF([.L25]=2;16;IF([.L25]=3;18;IF([.L25]=4;32;IF([.L25]=5;34;IF([.L25]=6;40;IF([.L25]=7;42;&quot;ERROR&quot;))))))))" office:value-type="float" office:value="40" calcext:value-type="float">
            <text:p>40</text:p>
          </table:table-cell>
          <table:table-cell table:formula="of:=IF([.M25]=0;0;IF([.M25]=1;1;IF([.M25]=2;4;IF([.M25]=3;5;IF([.M25]=4;16;IF([.M25]=5;17;IF([.M25]=6;20;IF([.M25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25]+[.P25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25]+[.R25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S25]+[.T25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U25]+[.V25]"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table:formula="of:=[.W25]+[.X25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Y25]+[.Z25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IF([.B26]=0;0;IF([.B26]=1;2;IF([.B26]=2;16;IF([.B26]=3;18;IF([.B26]=4;32;IF([.B26]=5;34;IF([.B26]=6;40;IF([.B26]=7;42;&quot;ERROR&quot;))))))))" office:value-type="float" office:value="40" calcext:value-type="float">
            <text:p>40</text:p>
          </table:table-cell>
          <table:table-cell table:formula="of:=IF([.C26]=0;0;IF([.C26]=1;1;IF([.C26]=2;4;IF([.C26]=3;5;IF([.C26]=4;16;IF([.C26]=5;17;IF([.C26]=6;20;IF([.C26]=7;21;&quot;ERROR&quot;))))))))" office:value-type="float" office:value="20" calcext:value-type="float">
            <text:p>20</text:p>
          </table:table-cell>
          <table:table-cell table:formula="of:=IF([.D26]=0;0;IF([.D26]=1;2;IF([.D26]=2;16;IF([.D26]=3;18;IF([.D26]=4;32;IF([.D26]=5;34;IF([.D26]=6;40;IF([.D26]=7;42;&quot;ERROR&quot;))))))))" office:value-type="float" office:value="2" calcext:value-type="float">
            <text:p>2</text:p>
          </table:table-cell>
          <table:table-cell table:formula="of:=IF([.E26]=0;0;IF([.E26]=1;1;IF([.E26]=2;4;IF([.E26]=3;5;IF([.E26]=4;16;IF([.E26]=5;17;IF([.E26]=6;20;IF([.E26]=7;21;&quot;ERROR&quot;))))))))" office:value-type="float" office:value="1" calcext:value-type="float">
            <text:p>1</text:p>
          </table:table-cell>
          <table:table-cell table:formula="of:=IF([.F26]=0;0;IF([.F26]=1;2;IF([.F26]=2;16;IF([.F26]=3;18;IF([.F26]=4;32;IF([.F26]=5;34;IF([.F26]=6;40;IF([.F26]=7;42;&quot;ERROR&quot;))))))))" office:value-type="float" office:value="2" calcext:value-type="float">
            <text:p>2</text:p>
          </table:table-cell>
          <table:table-cell table:formula="of:=IF([.G26]=0;0;IF([.G26]=1;1;IF([.G26]=2;4;IF([.G26]=3;5;IF([.G26]=4;16;IF([.G26]=5;17;IF([.G26]=6;20;IF([.G26]=7;21;&quot;ERROR&quot;))))))))" office:value-type="float" office:value="17" calcext:value-type="float">
            <text:p>17</text:p>
          </table:table-cell>
          <table:table-cell table:formula="of:=IF([.H26]=0;0;IF([.H26]=1;2;IF([.H26]=2;16;IF([.H26]=3;18;IF([.H26]=4;32;IF([.H26]=5;34;IF([.H26]=6;40;IF([.H26]=7;42;&quot;ERROR&quot;))))))))" office:value-type="float" office:value="34" calcext:value-type="float">
            <text:p>34</text:p>
          </table:table-cell>
          <table:table-cell table:formula="of:=IF([.I26]=0;0;IF([.I26]=1;1;IF([.I26]=2;4;IF([.I26]=3;5;IF([.I26]=4;16;IF([.I26]=5;17;IF([.I26]=6;20;IF([.I26]=7;21;&quot;ERROR&quot;))))))))" office:value-type="float" office:value="17" calcext:value-type="float">
            <text:p>17</text:p>
          </table:table-cell>
          <table:table-cell table:formula="of:=IF([.J26]=0;0;IF([.J26]=1;2;IF([.J26]=2;16;IF([.J26]=3;18;IF([.J26]=4;32;IF([.J26]=5;34;IF([.J26]=6;40;IF([.J26]=7;42;&quot;ERROR&quot;))))))))" office:value-type="float" office:value="2" calcext:value-type="float">
            <text:p>2</text:p>
          </table:table-cell>
          <table:table-cell table:formula="of:=IF([.K26]=0;0;IF([.K26]=1;1;IF([.K26]=2;4;IF([.K26]=3;5;IF([.K26]=4;16;IF([.K26]=5;17;IF([.K26]=6;20;IF([.K26]=7;21;&quot;ERROR&quot;))))))))" office:value-type="float" office:value="1" calcext:value-type="float">
            <text:p>1</text:p>
          </table:table-cell>
          <table:table-cell table:formula="of:=IF([.L26]=0;0;IF([.L26]=1;2;IF([.L26]=2;16;IF([.L26]=3;18;IF([.L26]=4;32;IF([.L26]=5;34;IF([.L26]=6;40;IF([.L26]=7;42;&quot;ERROR&quot;))))))))" office:value-type="float" office:value="40" calcext:value-type="float">
            <text:p>40</text:p>
          </table:table-cell>
          <table:table-cell table:formula="of:=IF([.M26]=0;0;IF([.M26]=1;1;IF([.M26]=2;4;IF([.M26]=3;5;IF([.M26]=4;16;IF([.M26]=5;17;IF([.M26]=6;20;IF([.M26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26]+[.P26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26]+[.R26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S26]+[.T26]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formula="of:=[.U26]+[.V26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W26]+[.X26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Y26]+[.Z26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IF([.B27]=0;0;IF([.B27]=1;2;IF([.B27]=2;16;IF([.B27]=3;18;IF([.B27]=4;32;IF([.B27]=5;34;IF([.B27]=6;40;IF([.B27]=7;42;&quot;ERROR&quot;))))))))" office:value-type="float" office:value="40" calcext:value-type="float">
            <text:p>40</text:p>
          </table:table-cell>
          <table:table-cell table:formula="of:=IF([.C27]=0;0;IF([.C27]=1;1;IF([.C27]=2;4;IF([.C27]=3;5;IF([.C27]=4;16;IF([.C27]=5;17;IF([.C27]=6;20;IF([.C27]=7;21;&quot;ERROR&quot;))))))))" office:value-type="float" office:value="20" calcext:value-type="float">
            <text:p>20</text:p>
          </table:table-cell>
          <table:table-cell table:formula="of:=IF([.D27]=0;0;IF([.D27]=1;2;IF([.D27]=2;16;IF([.D27]=3;18;IF([.D27]=4;32;IF([.D27]=5;34;IF([.D27]=6;40;IF([.D27]=7;42;&quot;ERROR&quot;))))))))" office:value-type="float" office:value="2" calcext:value-type="float">
            <text:p>2</text:p>
          </table:table-cell>
          <table:table-cell table:formula="of:=IF([.E27]=0;0;IF([.E27]=1;1;IF([.E27]=2;4;IF([.E27]=3;5;IF([.E27]=4;16;IF([.E27]=5;17;IF([.E27]=6;20;IF([.E27]=7;21;&quot;ERROR&quot;))))))))" office:value-type="float" office:value="1" calcext:value-type="float">
            <text:p>1</text:p>
          </table:table-cell>
          <table:table-cell table:formula="of:=IF([.F27]=0;0;IF([.F27]=1;2;IF([.F27]=2;16;IF([.F27]=3;18;IF([.F27]=4;32;IF([.F27]=5;34;IF([.F27]=6;40;IF([.F27]=7;42;&quot;ERROR&quot;))))))))" office:value-type="float" office:value="2" calcext:value-type="float">
            <text:p>2</text:p>
          </table:table-cell>
          <table:table-cell table:formula="of:=IF([.G27]=0;0;IF([.G27]=1;1;IF([.G27]=2;4;IF([.G27]=3;5;IF([.G27]=4;16;IF([.G27]=5;17;IF([.G27]=6;20;IF([.G27]=7;21;&quot;ERROR&quot;))))))))" office:value-type="float" office:value="1" calcext:value-type="float">
            <text:p>1</text:p>
          </table:table-cell>
          <table:table-cell table:formula="of:=IF([.H27]=0;0;IF([.H27]=1;2;IF([.H27]=2;16;IF([.H27]=3;18;IF([.H27]=4;32;IF([.H27]=5;34;IF([.H27]=6;40;IF([.H27]=7;42;&quot;ERROR&quot;))))))))" office:value-type="float" office:value="2" calcext:value-type="float">
            <text:p>2</text:p>
          </table:table-cell>
          <table:table-cell table:formula="of:=IF([.I27]=0;0;IF([.I27]=1;1;IF([.I27]=2;4;IF([.I27]=3;5;IF([.I27]=4;16;IF([.I27]=5;17;IF([.I27]=6;20;IF([.I27]=7;21;&quot;ERROR&quot;))))))))" office:value-type="float" office:value="1" calcext:value-type="float">
            <text:p>1</text:p>
          </table:table-cell>
          <table:table-cell table:formula="of:=IF([.J27]=0;0;IF([.J27]=1;2;IF([.J27]=2;16;IF([.J27]=3;18;IF([.J27]=4;32;IF([.J27]=5;34;IF([.J27]=6;40;IF([.J27]=7;42;&quot;ERROR&quot;))))))))" office:value-type="float" office:value="2" calcext:value-type="float">
            <text:p>2</text:p>
          </table:table-cell>
          <table:table-cell table:formula="of:=IF([.K27]=0;0;IF([.K27]=1;1;IF([.K27]=2;4;IF([.K27]=3;5;IF([.K27]=4;16;IF([.K27]=5;17;IF([.K27]=6;20;IF([.K27]=7;21;&quot;ERROR&quot;))))))))" office:value-type="float" office:value="1" calcext:value-type="float">
            <text:p>1</text:p>
          </table:table-cell>
          <table:table-cell table:formula="of:=IF([.L27]=0;0;IF([.L27]=1;2;IF([.L27]=2;16;IF([.L27]=3;18;IF([.L27]=4;32;IF([.L27]=5;34;IF([.L27]=6;40;IF([.L27]=7;42;&quot;ERROR&quot;))))))))" office:value-type="float" office:value="40" calcext:value-type="float">
            <text:p>40</text:p>
          </table:table-cell>
          <table:table-cell table:formula="of:=IF([.M27]=0;0;IF([.M27]=1;1;IF([.M27]=2;4;IF([.M27]=3;5;IF([.M27]=4;16;IF([.M27]=5;17;IF([.M27]=6;20;IF([.M27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27]+[.P27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27]+[.R27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S27]+[.T27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U27]+[.V27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W27]+[.X27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Y27]+[.Z27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IF([.B28]=0;0;IF([.B28]=1;2;IF([.B28]=2;16;IF([.B28]=3;18;IF([.B28]=4;32;IF([.B28]=5;34;IF([.B28]=6;40;IF([.B28]=7;42;&quot;ERROR&quot;))))))))" office:value-type="float" office:value="40" calcext:value-type="float">
            <text:p>40</text:p>
          </table:table-cell>
          <table:table-cell table:formula="of:=IF([.C28]=0;0;IF([.C28]=1;1;IF([.C28]=2;4;IF([.C28]=3;5;IF([.C28]=4;16;IF([.C28]=5;17;IF([.C28]=6;20;IF([.C28]=7;21;&quot;ERROR&quot;))))))))" office:value-type="float" office:value="20" calcext:value-type="float">
            <text:p>20</text:p>
          </table:table-cell>
          <table:table-cell table:formula="of:=IF([.D28]=0;0;IF([.D28]=1;2;IF([.D28]=2;16;IF([.D28]=3;18;IF([.D28]=4;32;IF([.D28]=5;34;IF([.D28]=6;40;IF([.D28]=7;42;&quot;ERROR&quot;))))))))" office:value-type="float" office:value="2" calcext:value-type="float">
            <text:p>2</text:p>
          </table:table-cell>
          <table:table-cell table:formula="of:=IF([.E28]=0;0;IF([.E28]=1;1;IF([.E28]=2;4;IF([.E28]=3;5;IF([.E28]=4;16;IF([.E28]=5;17;IF([.E28]=6;20;IF([.E28]=7;21;&quot;ERROR&quot;))))))))" office:value-type="float" office:value="1" calcext:value-type="float">
            <text:p>1</text:p>
          </table:table-cell>
          <table:table-cell table:formula="of:=IF([.F28]=0;0;IF([.F28]=1;2;IF([.F28]=2;16;IF([.F28]=3;18;IF([.F28]=4;32;IF([.F28]=5;34;IF([.F28]=6;40;IF([.F28]=7;42;&quot;ERROR&quot;))))))))" office:value-type="float" office:value="2" calcext:value-type="float">
            <text:p>2</text:p>
          </table:table-cell>
          <table:table-cell table:formula="of:=IF([.G28]=0;0;IF([.G28]=1;1;IF([.G28]=2;4;IF([.G28]=3;5;IF([.G28]=4;16;IF([.G28]=5;17;IF([.G28]=6;20;IF([.G28]=7;21;&quot;ERROR&quot;))))))))" office:value-type="float" office:value="1" calcext:value-type="float">
            <text:p>1</text:p>
          </table:table-cell>
          <table:table-cell table:formula="of:=IF([.H28]=0;0;IF([.H28]=1;2;IF([.H28]=2;16;IF([.H28]=3;18;IF([.H28]=4;32;IF([.H28]=5;34;IF([.H28]=6;40;IF([.H28]=7;42;&quot;ERROR&quot;))))))))" office:value-type="float" office:value="2" calcext:value-type="float">
            <text:p>2</text:p>
          </table:table-cell>
          <table:table-cell table:formula="of:=IF([.I28]=0;0;IF([.I28]=1;1;IF([.I28]=2;4;IF([.I28]=3;5;IF([.I28]=4;16;IF([.I28]=5;17;IF([.I28]=6;20;IF([.I28]=7;21;&quot;ERROR&quot;))))))))" office:value-type="float" office:value="1" calcext:value-type="float">
            <text:p>1</text:p>
          </table:table-cell>
          <table:table-cell table:formula="of:=IF([.J28]=0;0;IF([.J28]=1;2;IF([.J28]=2;16;IF([.J28]=3;18;IF([.J28]=4;32;IF([.J28]=5;34;IF([.J28]=6;40;IF([.J28]=7;42;&quot;ERROR&quot;))))))))" office:value-type="float" office:value="2" calcext:value-type="float">
            <text:p>2</text:p>
          </table:table-cell>
          <table:table-cell table:formula="of:=IF([.K28]=0;0;IF([.K28]=1;1;IF([.K28]=2;4;IF([.K28]=3;5;IF([.K28]=4;16;IF([.K28]=5;17;IF([.K28]=6;20;IF([.K28]=7;21;&quot;ERROR&quot;))))))))" office:value-type="float" office:value="1" calcext:value-type="float">
            <text:p>1</text:p>
          </table:table-cell>
          <table:table-cell table:formula="of:=IF([.L28]=0;0;IF([.L28]=1;2;IF([.L28]=2;16;IF([.L28]=3;18;IF([.L28]=4;32;IF([.L28]=5;34;IF([.L28]=6;40;IF([.L28]=7;42;&quot;ERROR&quot;))))))))" office:value-type="float" office:value="40" calcext:value-type="float">
            <text:p>40</text:p>
          </table:table-cell>
          <table:table-cell table:formula="of:=IF([.M28]=0;0;IF([.M28]=1;1;IF([.M28]=2;4;IF([.M28]=3;5;IF([.M28]=4;16;IF([.M28]=5;17;IF([.M28]=6;20;IF([.M28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28]+[.P28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28]+[.R28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S28]+[.T28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U28]+[.V28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W28]+[.X28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Y28]+[.Z28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IF([.B29]=0;0;IF([.B29]=1;2;IF([.B29]=2;16;IF([.B29]=3;18;IF([.B29]=4;32;IF([.B29]=5;34;IF([.B29]=6;40;IF([.B29]=7;42;&quot;ERROR&quot;))))))))" office:value-type="float" office:value="40" calcext:value-type="float">
            <text:p>40</text:p>
          </table:table-cell>
          <table:table-cell table:formula="of:=IF([.C29]=0;0;IF([.C29]=1;1;IF([.C29]=2;4;IF([.C29]=3;5;IF([.C29]=4;16;IF([.C29]=5;17;IF([.C29]=6;20;IF([.C29]=7;21;&quot;ERROR&quot;))))))))" office:value-type="float" office:value="20" calcext:value-type="float">
            <text:p>20</text:p>
          </table:table-cell>
          <table:table-cell table:formula="of:=IF([.D29]=0;0;IF([.D29]=1;2;IF([.D29]=2;16;IF([.D29]=3;18;IF([.D29]=4;32;IF([.D29]=5;34;IF([.D29]=6;40;IF([.D29]=7;42;&quot;ERROR&quot;))))))))" office:value-type="float" office:value="2" calcext:value-type="float">
            <text:p>2</text:p>
          </table:table-cell>
          <table:table-cell table:formula="of:=IF([.E29]=0;0;IF([.E29]=1;1;IF([.E29]=2;4;IF([.E29]=3;5;IF([.E29]=4;16;IF([.E29]=5;17;IF([.E29]=6;20;IF([.E29]=7;21;&quot;ERROR&quot;))))))))" office:value-type="float" office:value="1" calcext:value-type="float">
            <text:p>1</text:p>
          </table:table-cell>
          <table:table-cell table:formula="of:=IF([.F29]=0;0;IF([.F29]=1;2;IF([.F29]=2;16;IF([.F29]=3;18;IF([.F29]=4;32;IF([.F29]=5;34;IF([.F29]=6;40;IF([.F29]=7;42;&quot;ERROR&quot;))))))))" office:value-type="float" office:value="2" calcext:value-type="float">
            <text:p>2</text:p>
          </table:table-cell>
          <table:table-cell table:formula="of:=IF([.G29]=0;0;IF([.G29]=1;1;IF([.G29]=2;4;IF([.G29]=3;5;IF([.G29]=4;16;IF([.G29]=5;17;IF([.G29]=6;20;IF([.G29]=7;21;&quot;ERROR&quot;))))))))" office:value-type="float" office:value="1" calcext:value-type="float">
            <text:p>1</text:p>
          </table:table-cell>
          <table:table-cell table:formula="of:=IF([.H29]=0;0;IF([.H29]=1;2;IF([.H29]=2;16;IF([.H29]=3;18;IF([.H29]=4;32;IF([.H29]=5;34;IF([.H29]=6;40;IF([.H29]=7;42;&quot;ERROR&quot;))))))))" office:value-type="float" office:value="2" calcext:value-type="float">
            <text:p>2</text:p>
          </table:table-cell>
          <table:table-cell table:formula="of:=IF([.I29]=0;0;IF([.I29]=1;1;IF([.I29]=2;4;IF([.I29]=3;5;IF([.I29]=4;16;IF([.I29]=5;17;IF([.I29]=6;20;IF([.I29]=7;21;&quot;ERROR&quot;))))))))" office:value-type="float" office:value="1" calcext:value-type="float">
            <text:p>1</text:p>
          </table:table-cell>
          <table:table-cell table:formula="of:=IF([.J29]=0;0;IF([.J29]=1;2;IF([.J29]=2;16;IF([.J29]=3;18;IF([.J29]=4;32;IF([.J29]=5;34;IF([.J29]=6;40;IF([.J29]=7;42;&quot;ERROR&quot;))))))))" office:value-type="float" office:value="2" calcext:value-type="float">
            <text:p>2</text:p>
          </table:table-cell>
          <table:table-cell table:formula="of:=IF([.K29]=0;0;IF([.K29]=1;1;IF([.K29]=2;4;IF([.K29]=3;5;IF([.K29]=4;16;IF([.K29]=5;17;IF([.K29]=6;20;IF([.K29]=7;21;&quot;ERROR&quot;))))))))" office:value-type="float" office:value="1" calcext:value-type="float">
            <text:p>1</text:p>
          </table:table-cell>
          <table:table-cell table:formula="of:=IF([.L29]=0;0;IF([.L29]=1;2;IF([.L29]=2;16;IF([.L29]=3;18;IF([.L29]=4;32;IF([.L29]=5;34;IF([.L29]=6;40;IF([.L29]=7;42;&quot;ERROR&quot;))))))))" office:value-type="float" office:value="40" calcext:value-type="float">
            <text:p>40</text:p>
          </table:table-cell>
          <table:table-cell table:formula="of:=IF([.M29]=0;0;IF([.M29]=1;1;IF([.M29]=2;4;IF([.M29]=3;5;IF([.M29]=4;16;IF([.M29]=5;17;IF([.M29]=6;20;IF([.M29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29]+[.P29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29]+[.R29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S29]+[.T29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U29]+[.V29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W29]+[.X29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Y29]+[.Z29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/>
          <table:table-cell table:formula="of:=IF([.B30]=0;0;IF([.B30]=1;2;IF([.B30]=2;16;IF([.B30]=3;18;IF([.B30]=4;32;IF([.B30]=5;34;IF([.B30]=6;40;IF([.B30]=7;42;&quot;ERROR&quot;))))))))" office:value-type="float" office:value="40" calcext:value-type="float">
            <text:p>40</text:p>
          </table:table-cell>
          <table:table-cell table:formula="of:=IF([.C30]=0;0;IF([.C30]=1;1;IF([.C30]=2;4;IF([.C30]=3;5;IF([.C30]=4;16;IF([.C30]=5;17;IF([.C30]=6;20;IF([.C30]=7;21;&quot;ERROR&quot;))))))))" office:value-type="float" office:value="20" calcext:value-type="float">
            <text:p>20</text:p>
          </table:table-cell>
          <table:table-cell table:formula="of:=IF([.D30]=0;0;IF([.D30]=1;2;IF([.D30]=2;16;IF([.D30]=3;18;IF([.D30]=4;32;IF([.D30]=5;34;IF([.D30]=6;40;IF([.D30]=7;42;&quot;ERROR&quot;))))))))" office:value-type="float" office:value="40" calcext:value-type="float">
            <text:p>40</text:p>
          </table:table-cell>
          <table:table-cell table:formula="of:=IF([.E30]=0;0;IF([.E30]=1;1;IF([.E30]=2;4;IF([.E30]=3;5;IF([.E30]=4;16;IF([.E30]=5;17;IF([.E30]=6;20;IF([.E30]=7;21;&quot;ERROR&quot;))))))))" office:value-type="float" office:value="20" calcext:value-type="float">
            <text:p>20</text:p>
          </table:table-cell>
          <table:table-cell table:formula="of:=IF([.F30]=0;0;IF([.F30]=1;2;IF([.F30]=2;16;IF([.F30]=3;18;IF([.F30]=4;32;IF([.F30]=5;34;IF([.F30]=6;40;IF([.F30]=7;42;&quot;ERROR&quot;))))))))" office:value-type="float" office:value="0" calcext:value-type="float">
            <text:p>0</text:p>
          </table:table-cell>
          <table:table-cell table:formula="of:=IF([.G30]=0;0;IF([.G30]=1;1;IF([.G30]=2;4;IF([.G30]=3;5;IF([.G30]=4;16;IF([.G30]=5;17;IF([.G30]=6;20;IF([.G30]=7;21;&quot;ERROR&quot;))))))))" office:value-type="float" office:value="20" calcext:value-type="float">
            <text:p>20</text:p>
          </table:table-cell>
          <table:table-cell table:formula="of:=IF([.H30]=0;0;IF([.H30]=1;2;IF([.H30]=2;16;IF([.H30]=3;18;IF([.H30]=4;32;IF([.H30]=5;34;IF([.H30]=6;40;IF([.H30]=7;42;&quot;ERROR&quot;))))))))" office:value-type="float" office:value="40" calcext:value-type="float">
            <text:p>40</text:p>
          </table:table-cell>
          <table:table-cell table:formula="of:=IF([.I30]=0;0;IF([.I30]=1;1;IF([.I30]=2;4;IF([.I30]=3;5;IF([.I30]=4;16;IF([.I30]=5;17;IF([.I30]=6;20;IF([.I30]=7;21;&quot;ERROR&quot;))))))))" office:value-type="float" office:value="0" calcext:value-type="float">
            <text:p>0</text:p>
          </table:table-cell>
          <table:table-cell table:formula="of:=IF([.J30]=0;0;IF([.J30]=1;2;IF([.J30]=2;16;IF([.J30]=3;18;IF([.J30]=4;32;IF([.J30]=5;34;IF([.J30]=6;40;IF([.J30]=7;42;&quot;ERROR&quot;))))))))" office:value-type="float" office:value="40" calcext:value-type="float">
            <text:p>40</text:p>
          </table:table-cell>
          <table:table-cell table:formula="of:=IF([.K30]=0;0;IF([.K30]=1;1;IF([.K30]=2;4;IF([.K30]=3;5;IF([.K30]=4;16;IF([.K30]=5;17;IF([.K30]=6;20;IF([.K30]=7;21;&quot;ERROR&quot;))))))))" office:value-type="float" office:value="20" calcext:value-type="float">
            <text:p>20</text:p>
          </table:table-cell>
          <table:table-cell table:formula="of:=IF([.L30]=0;0;IF([.L30]=1;2;IF([.L30]=2;16;IF([.L30]=3;18;IF([.L30]=4;32;IF([.L30]=5;34;IF([.L30]=6;40;IF([.L30]=7;42;&quot;ERROR&quot;))))))))" office:value-type="float" office:value="40" calcext:value-type="float">
            <text:p>40</text:p>
          </table:table-cell>
          <table:table-cell table:formula="of:=IF([.M30]=0;0;IF([.M30]=1;1;IF([.M30]=2;4;IF([.M30]=3;5;IF([.M30]=4;16;IF([.M30]=5;17;IF([.M30]=6;20;IF([.M30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30]+[.P30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30]+[.R30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30]+[.T30]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formula="of:=[.U30]+[.V30]"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table:formula="of:=[.W30]+[.X30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30]+[.Z30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/>
          <table:table-cell table:formula="of:=IF([.B31]=0;0;IF([.B31]=1;2;IF([.B31]=2;16;IF([.B31]=3;18;IF([.B31]=4;32;IF([.B31]=5;34;IF([.B31]=6;40;IF([.B31]=7;42;&quot;ERROR&quot;))))))))" office:value-type="float" office:value="40" calcext:value-type="float">
            <text:p>40</text:p>
          </table:table-cell>
          <table:table-cell table:formula="of:=IF([.C31]=0;0;IF([.C31]=1;1;IF([.C31]=2;4;IF([.C31]=3;5;IF([.C31]=4;16;IF([.C31]=5;17;IF([.C31]=6;20;IF([.C31]=7;21;&quot;ERROR&quot;))))))))" office:value-type="float" office:value="20" calcext:value-type="float">
            <text:p>20</text:p>
          </table:table-cell>
          <table:table-cell table:formula="of:=IF([.D31]=0;0;IF([.D31]=1;2;IF([.D31]=2;16;IF([.D31]=3;18;IF([.D31]=4;32;IF([.D31]=5;34;IF([.D31]=6;40;IF([.D31]=7;42;&quot;ERROR&quot;))))))))" office:value-type="float" office:value="40" calcext:value-type="float">
            <text:p>40</text:p>
          </table:table-cell>
          <table:table-cell table:formula="of:=IF([.E31]=0;0;IF([.E31]=1;1;IF([.E31]=2;4;IF([.E31]=3;5;IF([.E31]=4;16;IF([.E31]=5;17;IF([.E31]=6;20;IF([.E31]=7;21;&quot;ERROR&quot;))))))))" office:value-type="float" office:value="20" calcext:value-type="float">
            <text:p>20</text:p>
          </table:table-cell>
          <table:table-cell table:formula="of:=IF([.F31]=0;0;IF([.F31]=1;2;IF([.F31]=2;16;IF([.F31]=3;18;IF([.F31]=4;32;IF([.F31]=5;34;IF([.F31]=6;40;IF([.F31]=7;42;&quot;ERROR&quot;))))))))" office:value-type="float" office:value="0" calcext:value-type="float">
            <text:p>0</text:p>
          </table:table-cell>
          <table:table-cell table:formula="of:=IF([.G31]=0;0;IF([.G31]=1;1;IF([.G31]=2;4;IF([.G31]=3;5;IF([.G31]=4;16;IF([.G31]=5;17;IF([.G31]=6;20;IF([.G31]=7;21;&quot;ERROR&quot;))))))))" office:value-type="float" office:value="20" calcext:value-type="float">
            <text:p>20</text:p>
          </table:table-cell>
          <table:table-cell table:formula="of:=IF([.H31]=0;0;IF([.H31]=1;2;IF([.H31]=2;16;IF([.H31]=3;18;IF([.H31]=4;32;IF([.H31]=5;34;IF([.H31]=6;40;IF([.H31]=7;42;&quot;ERROR&quot;))))))))" office:value-type="float" office:value="40" calcext:value-type="float">
            <text:p>40</text:p>
          </table:table-cell>
          <table:table-cell table:formula="of:=IF([.I31]=0;0;IF([.I31]=1;1;IF([.I31]=2;4;IF([.I31]=3;5;IF([.I31]=4;16;IF([.I31]=5;17;IF([.I31]=6;20;IF([.I31]=7;21;&quot;ERROR&quot;))))))))" office:value-type="float" office:value="0" calcext:value-type="float">
            <text:p>0</text:p>
          </table:table-cell>
          <table:table-cell table:formula="of:=IF([.J31]=0;0;IF([.J31]=1;2;IF([.J31]=2;16;IF([.J31]=3;18;IF([.J31]=4;32;IF([.J31]=5;34;IF([.J31]=6;40;IF([.J31]=7;42;&quot;ERROR&quot;))))))))" office:value-type="float" office:value="40" calcext:value-type="float">
            <text:p>40</text:p>
          </table:table-cell>
          <table:table-cell table:formula="of:=IF([.K31]=0;0;IF([.K31]=1;1;IF([.K31]=2;4;IF([.K31]=3;5;IF([.K31]=4;16;IF([.K31]=5;17;IF([.K31]=6;20;IF([.K31]=7;21;&quot;ERROR&quot;))))))))" office:value-type="float" office:value="20" calcext:value-type="float">
            <text:p>20</text:p>
          </table:table-cell>
          <table:table-cell table:formula="of:=IF([.L31]=0;0;IF([.L31]=1;2;IF([.L31]=2;16;IF([.L31]=3;18;IF([.L31]=4;32;IF([.L31]=5;34;IF([.L31]=6;40;IF([.L31]=7;42;&quot;ERROR&quot;))))))))" office:value-type="float" office:value="40" calcext:value-type="float">
            <text:p>40</text:p>
          </table:table-cell>
          <table:table-cell table:formula="of:=IF([.M31]=0;0;IF([.M31]=1;1;IF([.M31]=2;4;IF([.M31]=3;5;IF([.M31]=4;16;IF([.M31]=5;17;IF([.M31]=6;20;IF([.M31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31]+[.P31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31]+[.R31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31]+[.T31]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formula="of:=[.U31]+[.V31]"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table:formula="of:=[.W31]+[.X31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31]+[.Z31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/>
          <table:table-cell table:formula="of:=IF([.B32]=0;0;IF([.B32]=1;2;IF([.B32]=2;16;IF([.B32]=3;18;IF([.B32]=4;32;IF([.B32]=5;34;IF([.B32]=6;40;IF([.B32]=7;42;&quot;ERROR&quot;))))))))" office:value-type="float" office:value="40" calcext:value-type="float">
            <text:p>40</text:p>
          </table:table-cell>
          <table:table-cell table:formula="of:=IF([.C32]=0;0;IF([.C32]=1;1;IF([.C32]=2;4;IF([.C32]=3;5;IF([.C32]=4;16;IF([.C32]=5;17;IF([.C32]=6;20;IF([.C32]=7;21;&quot;ERROR&quot;))))))))" office:value-type="float" office:value="20" calcext:value-type="float">
            <text:p>20</text:p>
          </table:table-cell>
          <table:table-cell table:formula="of:=IF([.D32]=0;0;IF([.D32]=1;2;IF([.D32]=2;16;IF([.D32]=3;18;IF([.D32]=4;32;IF([.D32]=5;34;IF([.D32]=6;40;IF([.D32]=7;42;&quot;ERROR&quot;))))))))" office:value-type="float" office:value="40" calcext:value-type="float">
            <text:p>40</text:p>
          </table:table-cell>
          <table:table-cell table:formula="of:=IF([.E32]=0;0;IF([.E32]=1;1;IF([.E32]=2;4;IF([.E32]=3;5;IF([.E32]=4;16;IF([.E32]=5;17;IF([.E32]=6;20;IF([.E32]=7;21;&quot;ERROR&quot;))))))))" office:value-type="float" office:value="0" calcext:value-type="float">
            <text:p>0</text:p>
          </table:table-cell>
          <table:table-cell table:formula="of:=IF([.F32]=0;0;IF([.F32]=1;2;IF([.F32]=2;16;IF([.F32]=3;18;IF([.F32]=4;32;IF([.F32]=5;34;IF([.F32]=6;40;IF([.F32]=7;42;&quot;ERROR&quot;))))))))" office:value-type="float" office:value="0" calcext:value-type="float">
            <text:p>0</text:p>
          </table:table-cell>
          <table:table-cell table:formula="of:=IF([.G32]=0;0;IF([.G32]=1;1;IF([.G32]=2;4;IF([.G32]=3;5;IF([.G32]=4;16;IF([.G32]=5;17;IF([.G32]=6;20;IF([.G32]=7;21;&quot;ERROR&quot;))))))))" office:value-type="float" office:value="20" calcext:value-type="float">
            <text:p>20</text:p>
          </table:table-cell>
          <table:table-cell table:formula="of:=IF([.H32]=0;0;IF([.H32]=1;2;IF([.H32]=2;16;IF([.H32]=3;18;IF([.H32]=4;32;IF([.H32]=5;34;IF([.H32]=6;40;IF([.H32]=7;42;&quot;ERROR&quot;))))))))" office:value-type="float" office:value="0" calcext:value-type="float">
            <text:p>0</text:p>
          </table:table-cell>
          <table:table-cell table:formula="of:=IF([.I32]=0;0;IF([.I32]=1;1;IF([.I32]=2;4;IF([.I32]=3;5;IF([.I32]=4;16;IF([.I32]=5;17;IF([.I32]=6;20;IF([.I32]=7;21;&quot;ERROR&quot;))))))))" office:value-type="float" office:value="0" calcext:value-type="float">
            <text:p>0</text:p>
          </table:table-cell>
          <table:table-cell table:formula="of:=IF([.J32]=0;0;IF([.J32]=1;2;IF([.J32]=2;16;IF([.J32]=3;18;IF([.J32]=4;32;IF([.J32]=5;34;IF([.J32]=6;40;IF([.J32]=7;42;&quot;ERROR&quot;))))))))" office:value-type="float" office:value="40" calcext:value-type="float">
            <text:p>40</text:p>
          </table:table-cell>
          <table:table-cell table:formula="of:=IF([.K32]=0;0;IF([.K32]=1;1;IF([.K32]=2;4;IF([.K32]=3;5;IF([.K32]=4;16;IF([.K32]=5;17;IF([.K32]=6;20;IF([.K32]=7;21;&quot;ERROR&quot;))))))))" office:value-type="float" office:value="20" calcext:value-type="float">
            <text:p>20</text:p>
          </table:table-cell>
          <table:table-cell table:formula="of:=IF([.L32]=0;0;IF([.L32]=1;2;IF([.L32]=2;16;IF([.L32]=3;18;IF([.L32]=4;32;IF([.L32]=5;34;IF([.L32]=6;40;IF([.L32]=7;42;&quot;ERROR&quot;))))))))" office:value-type="float" office:value="40" calcext:value-type="float">
            <text:p>40</text:p>
          </table:table-cell>
          <table:table-cell table:formula="of:=IF([.M32]=0;0;IF([.M32]=1;1;IF([.M32]=2;4;IF([.M32]=3;5;IF([.M32]=4;16;IF([.M32]=5;17;IF([.M32]=6;20;IF([.M32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32]+[.P32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32]+[.R32]"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table:formula="of:=[.S32]+[.T32]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formula="of:=[.U32]+[.V3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W32]+[.X32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32]+[.Z32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12" office:value-type="float" office:value="6" calcext:value-type="float">
            <text:p>6</text:p>
          </table:table-cell>
          <table:table-cell/>
          <table:table-cell table:formula="of:=IF([.B33]=0;0;IF([.B33]=1;2;IF([.B33]=2;16;IF([.B33]=3;18;IF([.B33]=4;32;IF([.B33]=5;34;IF([.B33]=6;40;IF([.B33]=7;42;&quot;ERROR&quot;))))))))" office:value-type="float" office:value="40" calcext:value-type="float">
            <text:p>40</text:p>
          </table:table-cell>
          <table:table-cell table:formula="of:=IF([.C33]=0;0;IF([.C33]=1;1;IF([.C33]=2;4;IF([.C33]=3;5;IF([.C33]=4;16;IF([.C33]=5;17;IF([.C33]=6;20;IF([.C33]=7;21;&quot;ERROR&quot;))))))))" office:value-type="float" office:value="20" calcext:value-type="float">
            <text:p>20</text:p>
          </table:table-cell>
          <table:table-cell table:formula="of:=IF([.D33]=0;0;IF([.D33]=1;2;IF([.D33]=2;16;IF([.D33]=3;18;IF([.D33]=4;32;IF([.D33]=5;34;IF([.D33]=6;40;IF([.D33]=7;42;&quot;ERROR&quot;))))))))" office:value-type="float" office:value="40" calcext:value-type="float">
            <text:p>40</text:p>
          </table:table-cell>
          <table:table-cell table:formula="of:=IF([.E33]=0;0;IF([.E33]=1;1;IF([.E33]=2;4;IF([.E33]=3;5;IF([.E33]=4;16;IF([.E33]=5;17;IF([.E33]=6;20;IF([.E33]=7;21;&quot;ERROR&quot;))))))))" office:value-type="float" office:value="20" calcext:value-type="float">
            <text:p>20</text:p>
          </table:table-cell>
          <table:table-cell table:formula="of:=IF([.F33]=0;0;IF([.F33]=1;2;IF([.F33]=2;16;IF([.F33]=3;18;IF([.F33]=4;32;IF([.F33]=5;34;IF([.F33]=6;40;IF([.F33]=7;42;&quot;ERROR&quot;))))))))" office:value-type="float" office:value="40" calcext:value-type="float">
            <text:p>40</text:p>
          </table:table-cell>
          <table:table-cell table:formula="of:=IF([.G33]=0;0;IF([.G33]=1;1;IF([.G33]=2;4;IF([.G33]=3;5;IF([.G33]=4;16;IF([.G33]=5;17;IF([.G33]=6;20;IF([.G33]=7;21;&quot;ERROR&quot;))))))))" office:value-type="float" office:value="20" calcext:value-type="float">
            <text:p>20</text:p>
          </table:table-cell>
          <table:table-cell table:formula="of:=IF([.H33]=0;0;IF([.H33]=1;2;IF([.H33]=2;16;IF([.H33]=3;18;IF([.H33]=4;32;IF([.H33]=5;34;IF([.H33]=6;40;IF([.H33]=7;42;&quot;ERROR&quot;))))))))" office:value-type="float" office:value="40" calcext:value-type="float">
            <text:p>40</text:p>
          </table:table-cell>
          <table:table-cell table:formula="of:=IF([.I33]=0;0;IF([.I33]=1;1;IF([.I33]=2;4;IF([.I33]=3;5;IF([.I33]=4;16;IF([.I33]=5;17;IF([.I33]=6;20;IF([.I33]=7;21;&quot;ERROR&quot;))))))))" office:value-type="float" office:value="20" calcext:value-type="float">
            <text:p>20</text:p>
          </table:table-cell>
          <table:table-cell table:formula="of:=IF([.J33]=0;0;IF([.J33]=1;2;IF([.J33]=2;16;IF([.J33]=3;18;IF([.J33]=4;32;IF([.J33]=5;34;IF([.J33]=6;40;IF([.J33]=7;42;&quot;ERROR&quot;))))))))" office:value-type="float" office:value="40" calcext:value-type="float">
            <text:p>40</text:p>
          </table:table-cell>
          <table:table-cell table:formula="of:=IF([.K33]=0;0;IF([.K33]=1;1;IF([.K33]=2;4;IF([.K33]=3;5;IF([.K33]=4;16;IF([.K33]=5;17;IF([.K33]=6;20;IF([.K33]=7;21;&quot;ERROR&quot;))))))))" office:value-type="float" office:value="20" calcext:value-type="float">
            <text:p>20</text:p>
          </table:table-cell>
          <table:table-cell table:formula="of:=IF([.L33]=0;0;IF([.L33]=1;2;IF([.L33]=2;16;IF([.L33]=3;18;IF([.L33]=4;32;IF([.L33]=5;34;IF([.L33]=6;40;IF([.L33]=7;42;&quot;ERROR&quot;))))))))" office:value-type="float" office:value="40" calcext:value-type="float">
            <text:p>40</text:p>
          </table:table-cell>
          <table:table-cell table:formula="of:=IF([.M33]=0;0;IF([.M33]=1;1;IF([.M33]=2;4;IF([.M33]=3;5;IF([.M33]=4;16;IF([.M33]=5;17;IF([.M33]=6;20;IF([.M33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33]+[.P33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33]+[.R33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33]+[.T33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U33]+[.V33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W33]+[.X33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33]+[.Z33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eppa right</text:p>
          </table:table-cell>
          <table:table-cell table:number-columns-repeated="37"/>
        </table:table-row>
        <table:table-row table:style-name="ro1">
          <table:table-cell/>
          <table:table-cell table:formula="of:=[.M2]" office:value-type="float" office:value="6" calcext:value-type="float">
            <text:p>6</text:p>
          </table:table-cell>
          <table:table-cell table:formula="of:=[.L2]" office:value-type="float" office:value="6" calcext:value-type="float">
            <text:p>6</text:p>
          </table:table-cell>
          <table:table-cell table:formula="of:=[.K2]" office:value-type="float" office:value="6" calcext:value-type="float">
            <text:p>6</text:p>
          </table:table-cell>
          <table:table-cell table:formula="of:=[.J2]" office:value-type="float" office:value="6" calcext:value-type="float">
            <text:p>6</text:p>
          </table:table-cell>
          <table:table-cell table:formula="of:=[.I2]" office:value-type="float" office:value="6" calcext:value-type="float">
            <text:p>6</text:p>
          </table:table-cell>
          <table:table-cell table:formula="of:=[.H2]" office:value-type="float" office:value="6" calcext:value-type="float">
            <text:p>6</text:p>
          </table:table-cell>
          <table:table-cell table:formula="of:=[.G2]" office:value-type="float" office:value="6" calcext:value-type="float">
            <text:p>6</text:p>
          </table:table-cell>
          <table:table-cell table:formula="of:=[.F2]" office:value-type="float" office:value="6" calcext:value-type="float">
            <text:p>6</text:p>
          </table:table-cell>
          <table:table-cell table:formula="of:=[.E2]" office:value-type="float" office:value="6" calcext:value-type="float">
            <text:p>6</text:p>
          </table:table-cell>
          <table:table-cell table:formula="of:=[.D2]" office:value-type="float" office:value="6" calcext:value-type="float">
            <text:p>6</text:p>
          </table:table-cell>
          <table:table-cell table:formula="of:=[.C2]" office:value-type="float" office:value="6" calcext:value-type="float">
            <text:p>6</text:p>
          </table:table-cell>
          <table:table-cell table:formula="of:=[.B2]" office:value-type="float" office:value="6" calcext:value-type="float">
            <text:p>6</text:p>
          </table:table-cell>
          <table:table-cell/>
          <table:table-cell table:formula="of:=IF([.B35]=0;0;IF([.B35]=1;2;IF([.B35]=2;16;IF([.B35]=3;18;IF([.B35]=4;32;IF([.B35]=5;34;IF([.B35]=6;40;IF([.B35]=7;42;&quot;ERROR&quot;))))))))" office:value-type="float" office:value="40" calcext:value-type="float">
            <text:p>40</text:p>
          </table:table-cell>
          <table:table-cell table:formula="of:=IF([.C35]=0;0;IF([.C35]=1;1;IF([.C35]=2;4;IF([.C35]=3;5;IF([.C35]=4;16;IF([.C35]=5;17;IF([.C35]=6;20;IF([.C35]=7;21;&quot;ERROR&quot;))))))))" office:value-type="float" office:value="20" calcext:value-type="float">
            <text:p>20</text:p>
          </table:table-cell>
          <table:table-cell table:formula="of:=IF([.D35]=0;0;IF([.D35]=1;2;IF([.D35]=2;16;IF([.D35]=3;18;IF([.D35]=4;32;IF([.D35]=5;34;IF([.D35]=6;40;IF([.D35]=7;42;&quot;ERROR&quot;))))))))" office:value-type="float" office:value="40" calcext:value-type="float">
            <text:p>40</text:p>
          </table:table-cell>
          <table:table-cell table:formula="of:=IF([.E35]=0;0;IF([.E35]=1;1;IF([.E35]=2;4;IF([.E35]=3;5;IF([.E35]=4;16;IF([.E35]=5;17;IF([.E35]=6;20;IF([.E35]=7;21;&quot;ERROR&quot;))))))))" office:value-type="float" office:value="20" calcext:value-type="float">
            <text:p>20</text:p>
          </table:table-cell>
          <table:table-cell table:formula="of:=IF([.F35]=0;0;IF([.F35]=1;2;IF([.F35]=2;16;IF([.F35]=3;18;IF([.F35]=4;32;IF([.F35]=5;34;IF([.F35]=6;40;IF([.F35]=7;42;&quot;ERROR&quot;))))))))" office:value-type="float" office:value="40" calcext:value-type="float">
            <text:p>40</text:p>
          </table:table-cell>
          <table:table-cell table:formula="of:=IF([.G35]=0;0;IF([.G35]=1;1;IF([.G35]=2;4;IF([.G35]=3;5;IF([.G35]=4;16;IF([.G35]=5;17;IF([.G35]=6;20;IF([.G35]=7;21;&quot;ERROR&quot;))))))))" office:value-type="float" office:value="20" calcext:value-type="float">
            <text:p>20</text:p>
          </table:table-cell>
          <table:table-cell table:formula="of:=IF([.H35]=0;0;IF([.H35]=1;2;IF([.H35]=2;16;IF([.H35]=3;18;IF([.H35]=4;32;IF([.H35]=5;34;IF([.H35]=6;40;IF([.H35]=7;42;&quot;ERROR&quot;))))))))" office:value-type="float" office:value="40" calcext:value-type="float">
            <text:p>40</text:p>
          </table:table-cell>
          <table:table-cell table:formula="of:=IF([.I35]=0;0;IF([.I35]=1;1;IF([.I35]=2;4;IF([.I35]=3;5;IF([.I35]=4;16;IF([.I35]=5;17;IF([.I35]=6;20;IF([.I35]=7;21;&quot;ERROR&quot;))))))))" office:value-type="float" office:value="20" calcext:value-type="float">
            <text:p>20</text:p>
          </table:table-cell>
          <table:table-cell table:formula="of:=IF([.J35]=0;0;IF([.J35]=1;2;IF([.J35]=2;16;IF([.J35]=3;18;IF([.J35]=4;32;IF([.J35]=5;34;IF([.J35]=6;40;IF([.J35]=7;42;&quot;ERROR&quot;))))))))" office:value-type="float" office:value="40" calcext:value-type="float">
            <text:p>40</text:p>
          </table:table-cell>
          <table:table-cell table:formula="of:=IF([.K35]=0;0;IF([.K35]=1;1;IF([.K35]=2;4;IF([.K35]=3;5;IF([.K35]=4;16;IF([.K35]=5;17;IF([.K35]=6;20;IF([.K35]=7;21;&quot;ERROR&quot;))))))))" office:value-type="float" office:value="20" calcext:value-type="float">
            <text:p>20</text:p>
          </table:table-cell>
          <table:table-cell table:formula="of:=IF([.L35]=0;0;IF([.L35]=1;2;IF([.L35]=2;16;IF([.L35]=3;18;IF([.L35]=4;32;IF([.L35]=5;34;IF([.L35]=6;40;IF([.L35]=7;42;&quot;ERROR&quot;))))))))" office:value-type="float" office:value="40" calcext:value-type="float">
            <text:p>40</text:p>
          </table:table-cell>
          <table:table-cell table:formula="of:=IF([.M35]=0;0;IF([.M35]=1;1;IF([.M35]=2;4;IF([.M35]=3;5;IF([.M35]=4;16;IF([.M35]=5;17;IF([.M35]=6;20;IF([.M35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35]+[.P35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35]+[.R35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35]+[.T35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U35]+[.V35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W35]+[.X35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35]+[.Z35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3]" office:value-type="float" office:value="6" calcext:value-type="float">
            <text:p>6</text:p>
          </table:table-cell>
          <table:table-cell table:formula="of:=[.L3]" office:value-type="float" office:value="6" calcext:value-type="float">
            <text:p>6</text:p>
          </table:table-cell>
          <table:table-cell table:formula="of:=[.K3]" office:value-type="float" office:value="6" calcext:value-type="float">
            <text:p>6</text:p>
          </table:table-cell>
          <table:table-cell table:formula="of:=[.J3]" office:value-type="float" office:value="6" calcext:value-type="float">
            <text:p>6</text:p>
          </table:table-cell>
          <table:table-cell table:formula="of:=[.I3]" office:value-type="float" office:value="6" calcext:value-type="float">
            <text:p>6</text:p>
          </table:table-cell>
          <table:table-cell table:formula="of:=[.H3]" office:value-type="float" office:value="6" calcext:value-type="float">
            <text:p>6</text:p>
          </table:table-cell>
          <table:table-cell table:formula="of:=[.G3]" office:value-type="float" office:value="5" calcext:value-type="float">
            <text:p>5</text:p>
          </table:table-cell>
          <table:table-cell table:formula="of:=[.F3]" office:value-type="float" office:value="6" calcext:value-type="float">
            <text:p>6</text:p>
          </table:table-cell>
          <table:table-cell table:formula="of:=[.E3]" office:value-type="float" office:value="6" calcext:value-type="float">
            <text:p>6</text:p>
          </table:table-cell>
          <table:table-cell table:formula="of:=[.D3]" office:value-type="float" office:value="6" calcext:value-type="float">
            <text:p>6</text:p>
          </table:table-cell>
          <table:table-cell table:formula="of:=[.C3]" office:value-type="float" office:value="6" calcext:value-type="float">
            <text:p>6</text:p>
          </table:table-cell>
          <table:table-cell table:formula="of:=[.B3]" office:value-type="float" office:value="6" calcext:value-type="float">
            <text:p>6</text:p>
          </table:table-cell>
          <table:table-cell/>
          <table:table-cell table:formula="of:=IF([.B36]=0;0;IF([.B36]=1;2;IF([.B36]=2;16;IF([.B36]=3;18;IF([.B36]=4;32;IF([.B36]=5;34;IF([.B36]=6;40;IF([.B36]=7;42;&quot;ERROR&quot;))))))))" office:value-type="float" office:value="40" calcext:value-type="float">
            <text:p>40</text:p>
          </table:table-cell>
          <table:table-cell table:formula="of:=IF([.C36]=0;0;IF([.C36]=1;1;IF([.C36]=2;4;IF([.C36]=3;5;IF([.C36]=4;16;IF([.C36]=5;17;IF([.C36]=6;20;IF([.C36]=7;21;&quot;ERROR&quot;))))))))" office:value-type="float" office:value="20" calcext:value-type="float">
            <text:p>20</text:p>
          </table:table-cell>
          <table:table-cell table:formula="of:=IF([.D36]=0;0;IF([.D36]=1;2;IF([.D36]=2;16;IF([.D36]=3;18;IF([.D36]=4;32;IF([.D36]=5;34;IF([.D36]=6;40;IF([.D36]=7;42;&quot;ERROR&quot;))))))))" office:value-type="float" office:value="40" calcext:value-type="float">
            <text:p>40</text:p>
          </table:table-cell>
          <table:table-cell table:formula="of:=IF([.E36]=0;0;IF([.E36]=1;1;IF([.E36]=2;4;IF([.E36]=3;5;IF([.E36]=4;16;IF([.E36]=5;17;IF([.E36]=6;20;IF([.E36]=7;21;&quot;ERROR&quot;))))))))" office:value-type="float" office:value="20" calcext:value-type="float">
            <text:p>20</text:p>
          </table:table-cell>
          <table:table-cell table:formula="of:=IF([.F36]=0;0;IF([.F36]=1;2;IF([.F36]=2;16;IF([.F36]=3;18;IF([.F36]=4;32;IF([.F36]=5;34;IF([.F36]=6;40;IF([.F36]=7;42;&quot;ERROR&quot;))))))))" office:value-type="float" office:value="40" calcext:value-type="float">
            <text:p>40</text:p>
          </table:table-cell>
          <table:table-cell table:formula="of:=IF([.G36]=0;0;IF([.G36]=1;1;IF([.G36]=2;4;IF([.G36]=3;5;IF([.G36]=4;16;IF([.G36]=5;17;IF([.G36]=6;20;IF([.G36]=7;21;&quot;ERROR&quot;))))))))" office:value-type="float" office:value="20" calcext:value-type="float">
            <text:p>20</text:p>
          </table:table-cell>
          <table:table-cell table:formula="of:=IF([.H36]=0;0;IF([.H36]=1;2;IF([.H36]=2;16;IF([.H36]=3;18;IF([.H36]=4;32;IF([.H36]=5;34;IF([.H36]=6;40;IF([.H36]=7;42;&quot;ERROR&quot;))))))))" office:value-type="float" office:value="34" calcext:value-type="float">
            <text:p>34</text:p>
          </table:table-cell>
          <table:table-cell table:formula="of:=IF([.I36]=0;0;IF([.I36]=1;1;IF([.I36]=2;4;IF([.I36]=3;5;IF([.I36]=4;16;IF([.I36]=5;17;IF([.I36]=6;20;IF([.I36]=7;21;&quot;ERROR&quot;))))))))" office:value-type="float" office:value="20" calcext:value-type="float">
            <text:p>20</text:p>
          </table:table-cell>
          <table:table-cell table:formula="of:=IF([.J36]=0;0;IF([.J36]=1;2;IF([.J36]=2;16;IF([.J36]=3;18;IF([.J36]=4;32;IF([.J36]=5;34;IF([.J36]=6;40;IF([.J36]=7;42;&quot;ERROR&quot;))))))))" office:value-type="float" office:value="40" calcext:value-type="float">
            <text:p>40</text:p>
          </table:table-cell>
          <table:table-cell table:formula="of:=IF([.K36]=0;0;IF([.K36]=1;1;IF([.K36]=2;4;IF([.K36]=3;5;IF([.K36]=4;16;IF([.K36]=5;17;IF([.K36]=6;20;IF([.K36]=7;21;&quot;ERROR&quot;))))))))" office:value-type="float" office:value="20" calcext:value-type="float">
            <text:p>20</text:p>
          </table:table-cell>
          <table:table-cell table:formula="of:=IF([.L36]=0;0;IF([.L36]=1;2;IF([.L36]=2;16;IF([.L36]=3;18;IF([.L36]=4;32;IF([.L36]=5;34;IF([.L36]=6;40;IF([.L36]=7;42;&quot;ERROR&quot;))))))))" office:value-type="float" office:value="40" calcext:value-type="float">
            <text:p>40</text:p>
          </table:table-cell>
          <table:table-cell table:formula="of:=IF([.M36]=0;0;IF([.M36]=1;1;IF([.M36]=2;4;IF([.M36]=3;5;IF([.M36]=4;16;IF([.M36]=5;17;IF([.M36]=6;20;IF([.M36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36]+[.P36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36]+[.R36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36]+[.T36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U36]+[.V36]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formula="of:=[.W36]+[.X36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36]+[.Z36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4]" office:value-type="float" office:value="6" calcext:value-type="float">
            <text:p>6</text:p>
          </table:table-cell>
          <table:table-cell table:formula="of:=[.L4]" office:value-type="float" office:value="6" calcext:value-type="float">
            <text:p>6</text:p>
          </table:table-cell>
          <table:table-cell table:formula="of:=[.K4]" office:value-type="float" office:value="6" calcext:value-type="float">
            <text:p>6</text:p>
          </table:table-cell>
          <table:table-cell table:formula="of:=[.J4]" office:value-type="float" office:value="6" calcext:value-type="float">
            <text:p>6</text:p>
          </table:table-cell>
          <table:table-cell table:formula="of:=[.I4]" office:value-type="float" office:value="5" calcext:value-type="float">
            <text:p>5</text:p>
          </table:table-cell>
          <table:table-cell table:formula="of:=[.H4]" office:value-type="float" office:value="6" calcext:value-type="float">
            <text:p>6</text:p>
          </table:table-cell>
          <table:table-cell table:formula="of:=[.G4]" office:value-type="float" office:value="5" calcext:value-type="float">
            <text:p>5</text:p>
          </table:table-cell>
          <table:table-cell table:formula="of:=[.F4]" office:value-type="float" office:value="6" calcext:value-type="float">
            <text:p>6</text:p>
          </table:table-cell>
          <table:table-cell table:formula="of:=[.E4]" office:value-type="float" office:value="6" calcext:value-type="float">
            <text:p>6</text:p>
          </table:table-cell>
          <table:table-cell table:formula="of:=[.D4]" office:value-type="float" office:value="6" calcext:value-type="float">
            <text:p>6</text:p>
          </table:table-cell>
          <table:table-cell table:formula="of:=[.C4]" office:value-type="float" office:value="6" calcext:value-type="float">
            <text:p>6</text:p>
          </table:table-cell>
          <table:table-cell table:formula="of:=[.B4]" office:value-type="float" office:value="6" calcext:value-type="float">
            <text:p>6</text:p>
          </table:table-cell>
          <table:table-cell/>
          <table:table-cell table:formula="of:=IF([.B37]=0;0;IF([.B37]=1;2;IF([.B37]=2;16;IF([.B37]=3;18;IF([.B37]=4;32;IF([.B37]=5;34;IF([.B37]=6;40;IF([.B37]=7;42;&quot;ERROR&quot;))))))))" office:value-type="float" office:value="40" calcext:value-type="float">
            <text:p>40</text:p>
          </table:table-cell>
          <table:table-cell table:formula="of:=IF([.C37]=0;0;IF([.C37]=1;1;IF([.C37]=2;4;IF([.C37]=3;5;IF([.C37]=4;16;IF([.C37]=5;17;IF([.C37]=6;20;IF([.C37]=7;21;&quot;ERROR&quot;))))))))" office:value-type="float" office:value="20" calcext:value-type="float">
            <text:p>20</text:p>
          </table:table-cell>
          <table:table-cell table:formula="of:=IF([.D37]=0;0;IF([.D37]=1;2;IF([.D37]=2;16;IF([.D37]=3;18;IF([.D37]=4;32;IF([.D37]=5;34;IF([.D37]=6;40;IF([.D37]=7;42;&quot;ERROR&quot;))))))))" office:value-type="float" office:value="40" calcext:value-type="float">
            <text:p>40</text:p>
          </table:table-cell>
          <table:table-cell table:formula="of:=IF([.E37]=0;0;IF([.E37]=1;1;IF([.E37]=2;4;IF([.E37]=3;5;IF([.E37]=4;16;IF([.E37]=5;17;IF([.E37]=6;20;IF([.E37]=7;21;&quot;ERROR&quot;))))))))" office:value-type="float" office:value="20" calcext:value-type="float">
            <text:p>20</text:p>
          </table:table-cell>
          <table:table-cell table:formula="of:=IF([.F37]=0;0;IF([.F37]=1;2;IF([.F37]=2;16;IF([.F37]=3;18;IF([.F37]=4;32;IF([.F37]=5;34;IF([.F37]=6;40;IF([.F37]=7;42;&quot;ERROR&quot;))))))))" office:value-type="float" office:value="34" calcext:value-type="float">
            <text:p>34</text:p>
          </table:table-cell>
          <table:table-cell table:formula="of:=IF([.G37]=0;0;IF([.G37]=1;1;IF([.G37]=2;4;IF([.G37]=3;5;IF([.G37]=4;16;IF([.G37]=5;17;IF([.G37]=6;20;IF([.G37]=7;21;&quot;ERROR&quot;))))))))" office:value-type="float" office:value="20" calcext:value-type="float">
            <text:p>20</text:p>
          </table:table-cell>
          <table:table-cell table:formula="of:=IF([.H37]=0;0;IF([.H37]=1;2;IF([.H37]=2;16;IF([.H37]=3;18;IF([.H37]=4;32;IF([.H37]=5;34;IF([.H37]=6;40;IF([.H37]=7;42;&quot;ERROR&quot;))))))))" office:value-type="float" office:value="34" calcext:value-type="float">
            <text:p>34</text:p>
          </table:table-cell>
          <table:table-cell table:formula="of:=IF([.I37]=0;0;IF([.I37]=1;1;IF([.I37]=2;4;IF([.I37]=3;5;IF([.I37]=4;16;IF([.I37]=5;17;IF([.I37]=6;20;IF([.I37]=7;21;&quot;ERROR&quot;))))))))" office:value-type="float" office:value="20" calcext:value-type="float">
            <text:p>20</text:p>
          </table:table-cell>
          <table:table-cell table:formula="of:=IF([.J37]=0;0;IF([.J37]=1;2;IF([.J37]=2;16;IF([.J37]=3;18;IF([.J37]=4;32;IF([.J37]=5;34;IF([.J37]=6;40;IF([.J37]=7;42;&quot;ERROR&quot;))))))))" office:value-type="float" office:value="40" calcext:value-type="float">
            <text:p>40</text:p>
          </table:table-cell>
          <table:table-cell table:formula="of:=IF([.K37]=0;0;IF([.K37]=1;1;IF([.K37]=2;4;IF([.K37]=3;5;IF([.K37]=4;16;IF([.K37]=5;17;IF([.K37]=6;20;IF([.K37]=7;21;&quot;ERROR&quot;))))))))" office:value-type="float" office:value="20" calcext:value-type="float">
            <text:p>20</text:p>
          </table:table-cell>
          <table:table-cell table:formula="of:=IF([.L37]=0;0;IF([.L37]=1;2;IF([.L37]=2;16;IF([.L37]=3;18;IF([.L37]=4;32;IF([.L37]=5;34;IF([.L37]=6;40;IF([.L37]=7;42;&quot;ERROR&quot;))))))))" office:value-type="float" office:value="40" calcext:value-type="float">
            <text:p>40</text:p>
          </table:table-cell>
          <table:table-cell table:formula="of:=IF([.M37]=0;0;IF([.M37]=1;1;IF([.M37]=2;4;IF([.M37]=3;5;IF([.M37]=4;16;IF([.M37]=5;17;IF([.M37]=6;20;IF([.M37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37]+[.P37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37]+[.R37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37]+[.T37]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formula="of:=[.U37]+[.V37]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formula="of:=[.W37]+[.X37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37]+[.Z37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5]" office:value-type="float" office:value="6" calcext:value-type="float">
            <text:p>6</text:p>
          </table:table-cell>
          <table:table-cell table:formula="of:=[.L5]" office:value-type="float" office:value="6" calcext:value-type="float">
            <text:p>6</text:p>
          </table:table-cell>
          <table:table-cell table:formula="of:=[.K5]" office:value-type="float" office:value="6" calcext:value-type="float">
            <text:p>6</text:p>
          </table:table-cell>
          <table:table-cell table:formula="of:=[.J5]" office:value-type="float" office:value="6" calcext:value-type="float">
            <text:p>6</text:p>
          </table:table-cell>
          <table:table-cell table:formula="of:=[.I5]" office:value-type="float" office:value="5" calcext:value-type="float">
            <text:p>5</text:p>
          </table:table-cell>
          <table:table-cell table:formula="of:=[.H5]" office:value-type="float" office:value="6" calcext:value-type="float">
            <text:p>6</text:p>
          </table:table-cell>
          <table:table-cell table:formula="of:=[.G5]" office:value-type="float" office:value="5" calcext:value-type="float">
            <text:p>5</text:p>
          </table:table-cell>
          <table:table-cell table:formula="of:=[.F5]" office:value-type="float" office:value="5" calcext:value-type="float">
            <text:p>5</text:p>
          </table:table-cell>
          <table:table-cell table:formula="of:=[.E5]" office:value-type="float" office:value="5" calcext:value-type="float">
            <text:p>5</text:p>
          </table:table-cell>
          <table:table-cell table:formula="of:=[.D5]" office:value-type="float" office:value="6" calcext:value-type="float">
            <text:p>6</text:p>
          </table:table-cell>
          <table:table-cell table:formula="of:=[.C5]" office:value-type="float" office:value="6" calcext:value-type="float">
            <text:p>6</text:p>
          </table:table-cell>
          <table:table-cell table:formula="of:=[.B5]" office:value-type="float" office:value="6" calcext:value-type="float">
            <text:p>6</text:p>
          </table:table-cell>
          <table:table-cell/>
          <table:table-cell table:formula="of:=IF([.B38]=0;0;IF([.B38]=1;2;IF([.B38]=2;16;IF([.B38]=3;18;IF([.B38]=4;32;IF([.B38]=5;34;IF([.B38]=6;40;IF([.B38]=7;42;&quot;ERROR&quot;))))))))" office:value-type="float" office:value="40" calcext:value-type="float">
            <text:p>40</text:p>
          </table:table-cell>
          <table:table-cell table:formula="of:=IF([.C38]=0;0;IF([.C38]=1;1;IF([.C38]=2;4;IF([.C38]=3;5;IF([.C38]=4;16;IF([.C38]=5;17;IF([.C38]=6;20;IF([.C38]=7;21;&quot;ERROR&quot;))))))))" office:value-type="float" office:value="20" calcext:value-type="float">
            <text:p>20</text:p>
          </table:table-cell>
          <table:table-cell table:formula="of:=IF([.D38]=0;0;IF([.D38]=1;2;IF([.D38]=2;16;IF([.D38]=3;18;IF([.D38]=4;32;IF([.D38]=5;34;IF([.D38]=6;40;IF([.D38]=7;42;&quot;ERROR&quot;))))))))" office:value-type="float" office:value="40" calcext:value-type="float">
            <text:p>40</text:p>
          </table:table-cell>
          <table:table-cell table:formula="of:=IF([.E38]=0;0;IF([.E38]=1;1;IF([.E38]=2;4;IF([.E38]=3;5;IF([.E38]=4;16;IF([.E38]=5;17;IF([.E38]=6;20;IF([.E38]=7;21;&quot;ERROR&quot;))))))))" office:value-type="float" office:value="20" calcext:value-type="float">
            <text:p>20</text:p>
          </table:table-cell>
          <table:table-cell table:formula="of:=IF([.F38]=0;0;IF([.F38]=1;2;IF([.F38]=2;16;IF([.F38]=3;18;IF([.F38]=4;32;IF([.F38]=5;34;IF([.F38]=6;40;IF([.F38]=7;42;&quot;ERROR&quot;))))))))" office:value-type="float" office:value="34" calcext:value-type="float">
            <text:p>34</text:p>
          </table:table-cell>
          <table:table-cell table:formula="of:=IF([.G38]=0;0;IF([.G38]=1;1;IF([.G38]=2;4;IF([.G38]=3;5;IF([.G38]=4;16;IF([.G38]=5;17;IF([.G38]=6;20;IF([.G38]=7;21;&quot;ERROR&quot;))))))))" office:value-type="float" office:value="20" calcext:value-type="float">
            <text:p>20</text:p>
          </table:table-cell>
          <table:table-cell table:formula="of:=IF([.H38]=0;0;IF([.H38]=1;2;IF([.H38]=2;16;IF([.H38]=3;18;IF([.H38]=4;32;IF([.H38]=5;34;IF([.H38]=6;40;IF([.H38]=7;42;&quot;ERROR&quot;))))))))" office:value-type="float" office:value="34" calcext:value-type="float">
            <text:p>34</text:p>
          </table:table-cell>
          <table:table-cell table:formula="of:=IF([.I38]=0;0;IF([.I38]=1;1;IF([.I38]=2;4;IF([.I38]=3;5;IF([.I38]=4;16;IF([.I38]=5;17;IF([.I38]=6;20;IF([.I38]=7;21;&quot;ERROR&quot;))))))))" office:value-type="float" office:value="17" calcext:value-type="float">
            <text:p>17</text:p>
          </table:table-cell>
          <table:table-cell table:formula="of:=IF([.J38]=0;0;IF([.J38]=1;2;IF([.J38]=2;16;IF([.J38]=3;18;IF([.J38]=4;32;IF([.J38]=5;34;IF([.J38]=6;40;IF([.J38]=7;42;&quot;ERROR&quot;))))))))" office:value-type="float" office:value="34" calcext:value-type="float">
            <text:p>34</text:p>
          </table:table-cell>
          <table:table-cell table:formula="of:=IF([.K38]=0;0;IF([.K38]=1;1;IF([.K38]=2;4;IF([.K38]=3;5;IF([.K38]=4;16;IF([.K38]=5;17;IF([.K38]=6;20;IF([.K38]=7;21;&quot;ERROR&quot;))))))))" office:value-type="float" office:value="20" calcext:value-type="float">
            <text:p>20</text:p>
          </table:table-cell>
          <table:table-cell table:formula="of:=IF([.L38]=0;0;IF([.L38]=1;2;IF([.L38]=2;16;IF([.L38]=3;18;IF([.L38]=4;32;IF([.L38]=5;34;IF([.L38]=6;40;IF([.L38]=7;42;&quot;ERROR&quot;))))))))" office:value-type="float" office:value="40" calcext:value-type="float">
            <text:p>40</text:p>
          </table:table-cell>
          <table:table-cell table:formula="of:=IF([.M38]=0;0;IF([.M38]=1;1;IF([.M38]=2;4;IF([.M38]=3;5;IF([.M38]=4;16;IF([.M38]=5;17;IF([.M38]=6;20;IF([.M38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38]+[.P38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38]+[.R38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38]+[.T38]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formula="of:=[.U38]+[.V38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W38]+[.X38]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formula="of:=[.Y38]+[.Z38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6]" office:value-type="float" office:value="6" calcext:value-type="float">
            <text:p>6</text:p>
          </table:table-cell>
          <table:table-cell table:formula="of:=[.L6]" office:value-type="float" office:value="6" calcext:value-type="float">
            <text:p>6</text:p>
          </table:table-cell>
          <table:table-cell table:formula="of:=[.K6]" office:value-type="float" office:value="6" calcext:value-type="float">
            <text:p>6</text:p>
          </table:table-cell>
          <table:table-cell table:formula="of:=[.J6]" office:value-type="float" office:value="6" calcext:value-type="float">
            <text:p>6</text:p>
          </table:table-cell>
          <table:table-cell table:formula="of:=[.I6]" office:value-type="float" office:value="5" calcext:value-type="float">
            <text:p>5</text:p>
          </table:table-cell>
          <table:table-cell table:formula="of:=[.H6]" office:value-type="float" office:value="5" calcext:value-type="float">
            <text:p>5</text:p>
          </table:table-cell>
          <table:table-cell table:formula="of:=[.G6]" office:value-type="float" office:value="5" calcext:value-type="float">
            <text:p>5</text:p>
          </table:table-cell>
          <table:table-cell table:formula="of:=[.F6]" office:value-type="float" office:value="5" calcext:value-type="float">
            <text:p>5</text:p>
          </table:table-cell>
          <table:table-cell table:formula="of:=[.E6]" office:value-type="float" office:value="5" calcext:value-type="float">
            <text:p>5</text:p>
          </table:table-cell>
          <table:table-cell table:formula="of:=[.D6]" office:value-type="float" office:value="5" calcext:value-type="float">
            <text:p>5</text:p>
          </table:table-cell>
          <table:table-cell table:formula="of:=[.C6]" office:value-type="float" office:value="6" calcext:value-type="float">
            <text:p>6</text:p>
          </table:table-cell>
          <table:table-cell table:formula="of:=[.B6]" office:value-type="float" office:value="6" calcext:value-type="float">
            <text:p>6</text:p>
          </table:table-cell>
          <table:table-cell/>
          <table:table-cell table:formula="of:=IF([.B39]=0;0;IF([.B39]=1;2;IF([.B39]=2;16;IF([.B39]=3;18;IF([.B39]=4;32;IF([.B39]=5;34;IF([.B39]=6;40;IF([.B39]=7;42;&quot;ERROR&quot;))))))))" office:value-type="float" office:value="40" calcext:value-type="float">
            <text:p>40</text:p>
          </table:table-cell>
          <table:table-cell table:formula="of:=IF([.C39]=0;0;IF([.C39]=1;1;IF([.C39]=2;4;IF([.C39]=3;5;IF([.C39]=4;16;IF([.C39]=5;17;IF([.C39]=6;20;IF([.C39]=7;21;&quot;ERROR&quot;))))))))" office:value-type="float" office:value="20" calcext:value-type="float">
            <text:p>20</text:p>
          </table:table-cell>
          <table:table-cell table:formula="of:=IF([.D39]=0;0;IF([.D39]=1;2;IF([.D39]=2;16;IF([.D39]=3;18;IF([.D39]=4;32;IF([.D39]=5;34;IF([.D39]=6;40;IF([.D39]=7;42;&quot;ERROR&quot;))))))))" office:value-type="float" office:value="40" calcext:value-type="float">
            <text:p>40</text:p>
          </table:table-cell>
          <table:table-cell table:formula="of:=IF([.E39]=0;0;IF([.E39]=1;1;IF([.E39]=2;4;IF([.E39]=3;5;IF([.E39]=4;16;IF([.E39]=5;17;IF([.E39]=6;20;IF([.E39]=7;21;&quot;ERROR&quot;))))))))" office:value-type="float" office:value="20" calcext:value-type="float">
            <text:p>20</text:p>
          </table:table-cell>
          <table:table-cell table:formula="of:=IF([.F39]=0;0;IF([.F39]=1;2;IF([.F39]=2;16;IF([.F39]=3;18;IF([.F39]=4;32;IF([.F39]=5;34;IF([.F39]=6;40;IF([.F39]=7;42;&quot;ERROR&quot;))))))))" office:value-type="float" office:value="34" calcext:value-type="float">
            <text:p>34</text:p>
          </table:table-cell>
          <table:table-cell table:formula="of:=IF([.G39]=0;0;IF([.G39]=1;1;IF([.G39]=2;4;IF([.G39]=3;5;IF([.G39]=4;16;IF([.G39]=5;17;IF([.G39]=6;20;IF([.G39]=7;21;&quot;ERROR&quot;))))))))" office:value-type="float" office:value="17" calcext:value-type="float">
            <text:p>17</text:p>
          </table:table-cell>
          <table:table-cell table:formula="of:=IF([.H39]=0;0;IF([.H39]=1;2;IF([.H39]=2;16;IF([.H39]=3;18;IF([.H39]=4;32;IF([.H39]=5;34;IF([.H39]=6;40;IF([.H39]=7;42;&quot;ERROR&quot;))))))))" office:value-type="float" office:value="34" calcext:value-type="float">
            <text:p>34</text:p>
          </table:table-cell>
          <table:table-cell table:formula="of:=IF([.I39]=0;0;IF([.I39]=1;1;IF([.I39]=2;4;IF([.I39]=3;5;IF([.I39]=4;16;IF([.I39]=5;17;IF([.I39]=6;20;IF([.I39]=7;21;&quot;ERROR&quot;))))))))" office:value-type="float" office:value="17" calcext:value-type="float">
            <text:p>17</text:p>
          </table:table-cell>
          <table:table-cell table:formula="of:=IF([.J39]=0;0;IF([.J39]=1;2;IF([.J39]=2;16;IF([.J39]=3;18;IF([.J39]=4;32;IF([.J39]=5;34;IF([.J39]=6;40;IF([.J39]=7;42;&quot;ERROR&quot;))))))))" office:value-type="float" office:value="34" calcext:value-type="float">
            <text:p>34</text:p>
          </table:table-cell>
          <table:table-cell table:formula="of:=IF([.K39]=0;0;IF([.K39]=1;1;IF([.K39]=2;4;IF([.K39]=3;5;IF([.K39]=4;16;IF([.K39]=5;17;IF([.K39]=6;20;IF([.K39]=7;21;&quot;ERROR&quot;))))))))" office:value-type="float" office:value="17" calcext:value-type="float">
            <text:p>17</text:p>
          </table:table-cell>
          <table:table-cell table:formula="of:=IF([.L39]=0;0;IF([.L39]=1;2;IF([.L39]=2;16;IF([.L39]=3;18;IF([.L39]=4;32;IF([.L39]=5;34;IF([.L39]=6;40;IF([.L39]=7;42;&quot;ERROR&quot;))))))))" office:value-type="float" office:value="40" calcext:value-type="float">
            <text:p>40</text:p>
          </table:table-cell>
          <table:table-cell table:formula="of:=IF([.M39]=0;0;IF([.M39]=1;1;IF([.M39]=2;4;IF([.M39]=3;5;IF([.M39]=4;16;IF([.M39]=5;17;IF([.M39]=6;20;IF([.M39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39]+[.P39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39]+[.R39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39]+[.T39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U39]+[.V39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W39]+[.X39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Y39]+[.Z39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7]" office:value-type="float" office:value="6" calcext:value-type="float">
            <text:p>6</text:p>
          </table:table-cell>
          <table:table-cell table:formula="of:=[.L7]" office:value-type="float" office:value="6" calcext:value-type="float">
            <text:p>6</text:p>
          </table:table-cell>
          <table:table-cell table:formula="of:=[.K7]" office:value-type="float" office:value="6" calcext:value-type="float">
            <text:p>6</text:p>
          </table:table-cell>
          <table:table-cell table:formula="of:=[.J7]" office:value-type="float" office:value="6" calcext:value-type="float">
            <text:p>6</text:p>
          </table:table-cell>
          <table:table-cell table:formula="of:=[.I7]" office:value-type="float" office:value="5" calcext:value-type="float">
            <text:p>5</text:p>
          </table:table-cell>
          <table:table-cell table:formula="of:=[.H7]" office:value-type="float" office:value="5" calcext:value-type="float">
            <text:p>5</text:p>
          </table:table-cell>
          <table:table-cell table:formula="of:=[.G7]" office:value-type="float" office:value="5" calcext:value-type="float">
            <text:p>5</text:p>
          </table:table-cell>
          <table:table-cell table:formula="of:=[.F7]" office:value-type="float" office:value="5" calcext:value-type="float">
            <text:p>5</text:p>
          </table:table-cell>
          <table:table-cell table:formula="of:=[.E7]" office:value-type="float" office:value="5" calcext:value-type="float">
            <text:p>5</text:p>
          </table:table-cell>
          <table:table-cell table:formula="of:=[.D7]" office:value-type="float" office:value="5" calcext:value-type="float">
            <text:p>5</text:p>
          </table:table-cell>
          <table:table-cell table:formula="of:=[.C7]" office:value-type="float" office:value="6" calcext:value-type="float">
            <text:p>6</text:p>
          </table:table-cell>
          <table:table-cell table:formula="of:=[.B7]" office:value-type="float" office:value="6" calcext:value-type="float">
            <text:p>6</text:p>
          </table:table-cell>
          <table:table-cell/>
          <table:table-cell table:formula="of:=IF([.B40]=0;0;IF([.B40]=1;2;IF([.B40]=2;16;IF([.B40]=3;18;IF([.B40]=4;32;IF([.B40]=5;34;IF([.B40]=6;40;IF([.B40]=7;42;&quot;ERROR&quot;))))))))" office:value-type="float" office:value="40" calcext:value-type="float">
            <text:p>40</text:p>
          </table:table-cell>
          <table:table-cell table:formula="of:=IF([.C40]=0;0;IF([.C40]=1;1;IF([.C40]=2;4;IF([.C40]=3;5;IF([.C40]=4;16;IF([.C40]=5;17;IF([.C40]=6;20;IF([.C40]=7;21;&quot;ERROR&quot;))))))))" office:value-type="float" office:value="20" calcext:value-type="float">
            <text:p>20</text:p>
          </table:table-cell>
          <table:table-cell table:formula="of:=IF([.D40]=0;0;IF([.D40]=1;2;IF([.D40]=2;16;IF([.D40]=3;18;IF([.D40]=4;32;IF([.D40]=5;34;IF([.D40]=6;40;IF([.D40]=7;42;&quot;ERROR&quot;))))))))" office:value-type="float" office:value="40" calcext:value-type="float">
            <text:p>40</text:p>
          </table:table-cell>
          <table:table-cell table:formula="of:=IF([.E40]=0;0;IF([.E40]=1;1;IF([.E40]=2;4;IF([.E40]=3;5;IF([.E40]=4;16;IF([.E40]=5;17;IF([.E40]=6;20;IF([.E40]=7;21;&quot;ERROR&quot;))))))))" office:value-type="float" office:value="20" calcext:value-type="float">
            <text:p>20</text:p>
          </table:table-cell>
          <table:table-cell table:formula="of:=IF([.F40]=0;0;IF([.F40]=1;2;IF([.F40]=2;16;IF([.F40]=3;18;IF([.F40]=4;32;IF([.F40]=5;34;IF([.F40]=6;40;IF([.F40]=7;42;&quot;ERROR&quot;))))))))" office:value-type="float" office:value="34" calcext:value-type="float">
            <text:p>34</text:p>
          </table:table-cell>
          <table:table-cell table:formula="of:=IF([.G40]=0;0;IF([.G40]=1;1;IF([.G40]=2;4;IF([.G40]=3;5;IF([.G40]=4;16;IF([.G40]=5;17;IF([.G40]=6;20;IF([.G40]=7;21;&quot;ERROR&quot;))))))))" office:value-type="float" office:value="17" calcext:value-type="float">
            <text:p>17</text:p>
          </table:table-cell>
          <table:table-cell table:formula="of:=IF([.H40]=0;0;IF([.H40]=1;2;IF([.H40]=2;16;IF([.H40]=3;18;IF([.H40]=4;32;IF([.H40]=5;34;IF([.H40]=6;40;IF([.H40]=7;42;&quot;ERROR&quot;))))))))" office:value-type="float" office:value="34" calcext:value-type="float">
            <text:p>34</text:p>
          </table:table-cell>
          <table:table-cell table:formula="of:=IF([.I40]=0;0;IF([.I40]=1;1;IF([.I40]=2;4;IF([.I40]=3;5;IF([.I40]=4;16;IF([.I40]=5;17;IF([.I40]=6;20;IF([.I40]=7;21;&quot;ERROR&quot;))))))))" office:value-type="float" office:value="17" calcext:value-type="float">
            <text:p>17</text:p>
          </table:table-cell>
          <table:table-cell table:formula="of:=IF([.J40]=0;0;IF([.J40]=1;2;IF([.J40]=2;16;IF([.J40]=3;18;IF([.J40]=4;32;IF([.J40]=5;34;IF([.J40]=6;40;IF([.J40]=7;42;&quot;ERROR&quot;))))))))" office:value-type="float" office:value="34" calcext:value-type="float">
            <text:p>34</text:p>
          </table:table-cell>
          <table:table-cell table:formula="of:=IF([.K40]=0;0;IF([.K40]=1;1;IF([.K40]=2;4;IF([.K40]=3;5;IF([.K40]=4;16;IF([.K40]=5;17;IF([.K40]=6;20;IF([.K40]=7;21;&quot;ERROR&quot;))))))))" office:value-type="float" office:value="17" calcext:value-type="float">
            <text:p>17</text:p>
          </table:table-cell>
          <table:table-cell table:formula="of:=IF([.L40]=0;0;IF([.L40]=1;2;IF([.L40]=2;16;IF([.L40]=3;18;IF([.L40]=4;32;IF([.L40]=5;34;IF([.L40]=6;40;IF([.L40]=7;42;&quot;ERROR&quot;))))))))" office:value-type="float" office:value="40" calcext:value-type="float">
            <text:p>40</text:p>
          </table:table-cell>
          <table:table-cell table:formula="of:=IF([.M40]=0;0;IF([.M40]=1;1;IF([.M40]=2;4;IF([.M40]=3;5;IF([.M40]=4;16;IF([.M40]=5;17;IF([.M40]=6;20;IF([.M40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40]+[.P40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40]+[.R40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40]+[.T40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U40]+[.V40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W40]+[.X40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Y40]+[.Z40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8]" office:value-type="float" office:value="6" calcext:value-type="float">
            <text:p>6</text:p>
          </table:table-cell>
          <table:table-cell table:formula="of:=[.L8]" office:value-type="float" office:value="6" calcext:value-type="float">
            <text:p>6</text:p>
          </table:table-cell>
          <table:table-cell table:formula="of:=[.K8]" office:value-type="float" office:value="6" calcext:value-type="float">
            <text:p>6</text:p>
          </table:table-cell>
          <table:table-cell table:formula="of:=[.J8]" office:value-type="float" office:value="5" calcext:value-type="float">
            <text:p>5</text:p>
          </table:table-cell>
          <table:table-cell table:formula="of:=[.I8]" office:value-type="float" office:value="5" calcext:value-type="float">
            <text:p>5</text:p>
          </table:table-cell>
          <table:table-cell table:formula="of:=[.H8]" office:value-type="float" office:value="7" calcext:value-type="float">
            <text:p>7</text:p>
          </table:table-cell>
          <table:table-cell table:formula="of:=[.G8]" office:value-type="float" office:value="5" calcext:value-type="float">
            <text:p>5</text:p>
          </table:table-cell>
          <table:table-cell table:formula="of:=[.F8]" office:value-type="float" office:value="7" calcext:value-type="float">
            <text:p>7</text:p>
          </table:table-cell>
          <table:table-cell table:formula="of:=[.E8]" office:value-type="float" office:value="5" calcext:value-type="float">
            <text:p>5</text:p>
          </table:table-cell>
          <table:table-cell table:formula="of:=[.D8]" office:value-type="float" office:value="5" calcext:value-type="float">
            <text:p>5</text:p>
          </table:table-cell>
          <table:table-cell table:formula="of:=[.C8]" office:value-type="float" office:value="6" calcext:value-type="float">
            <text:p>6</text:p>
          </table:table-cell>
          <table:table-cell table:formula="of:=[.B8]" office:value-type="float" office:value="6" calcext:value-type="float">
            <text:p>6</text:p>
          </table:table-cell>
          <table:table-cell/>
          <table:table-cell table:formula="of:=IF([.B41]=0;0;IF([.B41]=1;2;IF([.B41]=2;16;IF([.B41]=3;18;IF([.B41]=4;32;IF([.B41]=5;34;IF([.B41]=6;40;IF([.B41]=7;42;&quot;ERROR&quot;))))))))" office:value-type="float" office:value="40" calcext:value-type="float">
            <text:p>40</text:p>
          </table:table-cell>
          <table:table-cell table:formula="of:=IF([.C41]=0;0;IF([.C41]=1;1;IF([.C41]=2;4;IF([.C41]=3;5;IF([.C41]=4;16;IF([.C41]=5;17;IF([.C41]=6;20;IF([.C41]=7;21;&quot;ERROR&quot;))))))))" office:value-type="float" office:value="20" calcext:value-type="float">
            <text:p>20</text:p>
          </table:table-cell>
          <table:table-cell table:formula="of:=IF([.D41]=0;0;IF([.D41]=1;2;IF([.D41]=2;16;IF([.D41]=3;18;IF([.D41]=4;32;IF([.D41]=5;34;IF([.D41]=6;40;IF([.D41]=7;42;&quot;ERROR&quot;))))))))" office:value-type="float" office:value="40" calcext:value-type="float">
            <text:p>40</text:p>
          </table:table-cell>
          <table:table-cell table:formula="of:=IF([.E41]=0;0;IF([.E41]=1;1;IF([.E41]=2;4;IF([.E41]=3;5;IF([.E41]=4;16;IF([.E41]=5;17;IF([.E41]=6;20;IF([.E41]=7;21;&quot;ERROR&quot;))))))))" office:value-type="float" office:value="17" calcext:value-type="float">
            <text:p>17</text:p>
          </table:table-cell>
          <table:table-cell table:formula="of:=IF([.F41]=0;0;IF([.F41]=1;2;IF([.F41]=2;16;IF([.F41]=3;18;IF([.F41]=4;32;IF([.F41]=5;34;IF([.F41]=6;40;IF([.F41]=7;42;&quot;ERROR&quot;))))))))" office:value-type="float" office:value="34" calcext:value-type="float">
            <text:p>34</text:p>
          </table:table-cell>
          <table:table-cell table:formula="of:=IF([.G41]=0;0;IF([.G41]=1;1;IF([.G41]=2;4;IF([.G41]=3;5;IF([.G41]=4;16;IF([.G41]=5;17;IF([.G41]=6;20;IF([.G41]=7;21;&quot;ERROR&quot;))))))))" office:value-type="float" office:value="21" calcext:value-type="float">
            <text:p>21</text:p>
          </table:table-cell>
          <table:table-cell table:formula="of:=IF([.H41]=0;0;IF([.H41]=1;2;IF([.H41]=2;16;IF([.H41]=3;18;IF([.H41]=4;32;IF([.H41]=5;34;IF([.H41]=6;40;IF([.H41]=7;42;&quot;ERROR&quot;))))))))" office:value-type="float" office:value="34" calcext:value-type="float">
            <text:p>34</text:p>
          </table:table-cell>
          <table:table-cell table:formula="of:=IF([.I41]=0;0;IF([.I41]=1;1;IF([.I41]=2;4;IF([.I41]=3;5;IF([.I41]=4;16;IF([.I41]=5;17;IF([.I41]=6;20;IF([.I41]=7;21;&quot;ERROR&quot;))))))))" office:value-type="float" office:value="21" calcext:value-type="float">
            <text:p>21</text:p>
          </table:table-cell>
          <table:table-cell table:formula="of:=IF([.J41]=0;0;IF([.J41]=1;2;IF([.J41]=2;16;IF([.J41]=3;18;IF([.J41]=4;32;IF([.J41]=5;34;IF([.J41]=6;40;IF([.J41]=7;42;&quot;ERROR&quot;))))))))" office:value-type="float" office:value="34" calcext:value-type="float">
            <text:p>34</text:p>
          </table:table-cell>
          <table:table-cell table:formula="of:=IF([.K41]=0;0;IF([.K41]=1;1;IF([.K41]=2;4;IF([.K41]=3;5;IF([.K41]=4;16;IF([.K41]=5;17;IF([.K41]=6;20;IF([.K41]=7;21;&quot;ERROR&quot;))))))))" office:value-type="float" office:value="17" calcext:value-type="float">
            <text:p>17</text:p>
          </table:table-cell>
          <table:table-cell table:formula="of:=IF([.L41]=0;0;IF([.L41]=1;2;IF([.L41]=2;16;IF([.L41]=3;18;IF([.L41]=4;32;IF([.L41]=5;34;IF([.L41]=6;40;IF([.L41]=7;42;&quot;ERROR&quot;))))))))" office:value-type="float" office:value="40" calcext:value-type="float">
            <text:p>40</text:p>
          </table:table-cell>
          <table:table-cell table:formula="of:=IF([.M41]=0;0;IF([.M41]=1;1;IF([.M41]=2;4;IF([.M41]=3;5;IF([.M41]=4;16;IF([.M41]=5;17;IF([.M41]=6;20;IF([.M41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41]+[.P41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41]+[.R41]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table:formula="of:=[.S41]+[.T41]"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table:formula="of:=[.U41]+[.V41]"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table:formula="of:=[.W41]+[.X41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Y41]+[.Z41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9]" office:value-type="float" office:value="6" calcext:value-type="float">
            <text:p>6</text:p>
          </table:table-cell>
          <table:table-cell table:formula="of:=[.L9]" office:value-type="float" office:value="6" calcext:value-type="float">
            <text:p>6</text:p>
          </table:table-cell>
          <table:table-cell table:formula="of:=[.K9]" office:value-type="float" office:value="6" calcext:value-type="float">
            <text:p>6</text:p>
          </table:table-cell>
          <table:table-cell table:formula="of:=[.J9]" office:value-type="float" office:value="5" calcext:value-type="float">
            <text:p>5</text:p>
          </table:table-cell>
          <table:table-cell table:formula="of:=[.I9]" office:value-type="float" office:value="5" calcext:value-type="float">
            <text:p>5</text:p>
          </table:table-cell>
          <table:table-cell table:formula="of:=[.H9]" office:value-type="float" office:value="7" calcext:value-type="float">
            <text:p>7</text:p>
          </table:table-cell>
          <table:table-cell table:formula="of:=[.G9]" office:value-type="float" office:value="5" calcext:value-type="float">
            <text:p>5</text:p>
          </table:table-cell>
          <table:table-cell table:formula="of:=[.F9]" office:value-type="float" office:value="7" calcext:value-type="float">
            <text:p>7</text:p>
          </table:table-cell>
          <table:table-cell table:formula="of:=[.E9]" office:value-type="float" office:value="5" calcext:value-type="float">
            <text:p>5</text:p>
          </table:table-cell>
          <table:table-cell table:formula="of:=[.D9]" office:value-type="float" office:value="5" calcext:value-type="float">
            <text:p>5</text:p>
          </table:table-cell>
          <table:table-cell table:formula="of:=[.C9]" office:value-type="float" office:value="6" calcext:value-type="float">
            <text:p>6</text:p>
          </table:table-cell>
          <table:table-cell table:formula="of:=[.B9]" office:value-type="float" office:value="6" calcext:value-type="float">
            <text:p>6</text:p>
          </table:table-cell>
          <table:table-cell/>
          <table:table-cell table:formula="of:=IF([.B42]=0;0;IF([.B42]=1;2;IF([.B42]=2;16;IF([.B42]=3;18;IF([.B42]=4;32;IF([.B42]=5;34;IF([.B42]=6;40;IF([.B42]=7;42;&quot;ERROR&quot;))))))))" office:value-type="float" office:value="40" calcext:value-type="float">
            <text:p>40</text:p>
          </table:table-cell>
          <table:table-cell table:formula="of:=IF([.C42]=0;0;IF([.C42]=1;1;IF([.C42]=2;4;IF([.C42]=3;5;IF([.C42]=4;16;IF([.C42]=5;17;IF([.C42]=6;20;IF([.C42]=7;21;&quot;ERROR&quot;))))))))" office:value-type="float" office:value="20" calcext:value-type="float">
            <text:p>20</text:p>
          </table:table-cell>
          <table:table-cell table:formula="of:=IF([.D42]=0;0;IF([.D42]=1;2;IF([.D42]=2;16;IF([.D42]=3;18;IF([.D42]=4;32;IF([.D42]=5;34;IF([.D42]=6;40;IF([.D42]=7;42;&quot;ERROR&quot;))))))))" office:value-type="float" office:value="40" calcext:value-type="float">
            <text:p>40</text:p>
          </table:table-cell>
          <table:table-cell table:formula="of:=IF([.E42]=0;0;IF([.E42]=1;1;IF([.E42]=2;4;IF([.E42]=3;5;IF([.E42]=4;16;IF([.E42]=5;17;IF([.E42]=6;20;IF([.E42]=7;21;&quot;ERROR&quot;))))))))" office:value-type="float" office:value="17" calcext:value-type="float">
            <text:p>17</text:p>
          </table:table-cell>
          <table:table-cell table:formula="of:=IF([.F42]=0;0;IF([.F42]=1;2;IF([.F42]=2;16;IF([.F42]=3;18;IF([.F42]=4;32;IF([.F42]=5;34;IF([.F42]=6;40;IF([.F42]=7;42;&quot;ERROR&quot;))))))))" office:value-type="float" office:value="34" calcext:value-type="float">
            <text:p>34</text:p>
          </table:table-cell>
          <table:table-cell table:formula="of:=IF([.G42]=0;0;IF([.G42]=1;1;IF([.G42]=2;4;IF([.G42]=3;5;IF([.G42]=4;16;IF([.G42]=5;17;IF([.G42]=6;20;IF([.G42]=7;21;&quot;ERROR&quot;))))))))" office:value-type="float" office:value="21" calcext:value-type="float">
            <text:p>21</text:p>
          </table:table-cell>
          <table:table-cell table:formula="of:=IF([.H42]=0;0;IF([.H42]=1;2;IF([.H42]=2;16;IF([.H42]=3;18;IF([.H42]=4;32;IF([.H42]=5;34;IF([.H42]=6;40;IF([.H42]=7;42;&quot;ERROR&quot;))))))))" office:value-type="float" office:value="34" calcext:value-type="float">
            <text:p>34</text:p>
          </table:table-cell>
          <table:table-cell table:formula="of:=IF([.I42]=0;0;IF([.I42]=1;1;IF([.I42]=2;4;IF([.I42]=3;5;IF([.I42]=4;16;IF([.I42]=5;17;IF([.I42]=6;20;IF([.I42]=7;21;&quot;ERROR&quot;))))))))" office:value-type="float" office:value="21" calcext:value-type="float">
            <text:p>21</text:p>
          </table:table-cell>
          <table:table-cell table:formula="of:=IF([.J42]=0;0;IF([.J42]=1;2;IF([.J42]=2;16;IF([.J42]=3;18;IF([.J42]=4;32;IF([.J42]=5;34;IF([.J42]=6;40;IF([.J42]=7;42;&quot;ERROR&quot;))))))))" office:value-type="float" office:value="34" calcext:value-type="float">
            <text:p>34</text:p>
          </table:table-cell>
          <table:table-cell table:formula="of:=IF([.K42]=0;0;IF([.K42]=1;1;IF([.K42]=2;4;IF([.K42]=3;5;IF([.K42]=4;16;IF([.K42]=5;17;IF([.K42]=6;20;IF([.K42]=7;21;&quot;ERROR&quot;))))))))" office:value-type="float" office:value="17" calcext:value-type="float">
            <text:p>17</text:p>
          </table:table-cell>
          <table:table-cell table:formula="of:=IF([.L42]=0;0;IF([.L42]=1;2;IF([.L42]=2;16;IF([.L42]=3;18;IF([.L42]=4;32;IF([.L42]=5;34;IF([.L42]=6;40;IF([.L42]=7;42;&quot;ERROR&quot;))))))))" office:value-type="float" office:value="40" calcext:value-type="float">
            <text:p>40</text:p>
          </table:table-cell>
          <table:table-cell table:formula="of:=IF([.M42]=0;0;IF([.M42]=1;1;IF([.M42]=2;4;IF([.M42]=3;5;IF([.M42]=4;16;IF([.M42]=5;17;IF([.M42]=6;20;IF([.M42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42]+[.P42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42]+[.R42]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table:formula="of:=[.S42]+[.T42]"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table:formula="of:=[.U42]+[.V42]"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table:formula="of:=[.W42]+[.X42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Y42]+[.Z42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10]" office:value-type="float" office:value="6" calcext:value-type="float">
            <text:p>6</text:p>
          </table:table-cell>
          <table:table-cell table:formula="of:=[.L10]" office:value-type="float" office:value="6" calcext:value-type="float">
            <text:p>6</text:p>
          </table:table-cell>
          <table:table-cell table:formula="of:=[.K10]" office:value-type="float" office:value="6" calcext:value-type="float">
            <text:p>6</text:p>
          </table:table-cell>
          <table:table-cell table:formula="of:=[.J10]" office:value-type="float" office:value="5" calcext:value-type="float">
            <text:p>5</text:p>
          </table:table-cell>
          <table:table-cell table:formula="of:=[.I10]" office:value-type="float" office:value="5" calcext:value-type="float">
            <text:p>5</text:p>
          </table:table-cell>
          <table:table-cell table:formula="of:=[.H10]" office:value-type="float" office:value="5" calcext:value-type="float">
            <text:p>5</text:p>
          </table:table-cell>
          <table:table-cell table:formula="of:=[.G10]" office:value-type="float" office:value="5" calcext:value-type="float">
            <text:p>5</text:p>
          </table:table-cell>
          <table:table-cell table:formula="of:=[.F10]" office:value-type="float" office:value="5" calcext:value-type="float">
            <text:p>5</text:p>
          </table:table-cell>
          <table:table-cell table:formula="of:=[.E10]" office:value-type="float" office:value="5" calcext:value-type="float">
            <text:p>5</text:p>
          </table:table-cell>
          <table:table-cell table:formula="of:=[.D10]" office:value-type="float" office:value="5" calcext:value-type="float">
            <text:p>5</text:p>
          </table:table-cell>
          <table:table-cell table:formula="of:=[.C10]" office:value-type="float" office:value="6" calcext:value-type="float">
            <text:p>6</text:p>
          </table:table-cell>
          <table:table-cell table:formula="of:=[.B10]" office:value-type="float" office:value="6" calcext:value-type="float">
            <text:p>6</text:p>
          </table:table-cell>
          <table:table-cell/>
          <table:table-cell table:formula="of:=IF([.B43]=0;0;IF([.B43]=1;2;IF([.B43]=2;16;IF([.B43]=3;18;IF([.B43]=4;32;IF([.B43]=5;34;IF([.B43]=6;40;IF([.B43]=7;42;&quot;ERROR&quot;))))))))" office:value-type="float" office:value="40" calcext:value-type="float">
            <text:p>40</text:p>
          </table:table-cell>
          <table:table-cell table:formula="of:=IF([.C43]=0;0;IF([.C43]=1;1;IF([.C43]=2;4;IF([.C43]=3;5;IF([.C43]=4;16;IF([.C43]=5;17;IF([.C43]=6;20;IF([.C43]=7;21;&quot;ERROR&quot;))))))))" office:value-type="float" office:value="20" calcext:value-type="float">
            <text:p>20</text:p>
          </table:table-cell>
          <table:table-cell table:formula="of:=IF([.D43]=0;0;IF([.D43]=1;2;IF([.D43]=2;16;IF([.D43]=3;18;IF([.D43]=4;32;IF([.D43]=5;34;IF([.D43]=6;40;IF([.D43]=7;42;&quot;ERROR&quot;))))))))" office:value-type="float" office:value="40" calcext:value-type="float">
            <text:p>40</text:p>
          </table:table-cell>
          <table:table-cell table:formula="of:=IF([.E43]=0;0;IF([.E43]=1;1;IF([.E43]=2;4;IF([.E43]=3;5;IF([.E43]=4;16;IF([.E43]=5;17;IF([.E43]=6;20;IF([.E43]=7;21;&quot;ERROR&quot;))))))))" office:value-type="float" office:value="17" calcext:value-type="float">
            <text:p>17</text:p>
          </table:table-cell>
          <table:table-cell table:formula="of:=IF([.F43]=0;0;IF([.F43]=1;2;IF([.F43]=2;16;IF([.F43]=3;18;IF([.F43]=4;32;IF([.F43]=5;34;IF([.F43]=6;40;IF([.F43]=7;42;&quot;ERROR&quot;))))))))" office:value-type="float" office:value="34" calcext:value-type="float">
            <text:p>34</text:p>
          </table:table-cell>
          <table:table-cell table:formula="of:=IF([.G43]=0;0;IF([.G43]=1;1;IF([.G43]=2;4;IF([.G43]=3;5;IF([.G43]=4;16;IF([.G43]=5;17;IF([.G43]=6;20;IF([.G43]=7;21;&quot;ERROR&quot;))))))))" office:value-type="float" office:value="17" calcext:value-type="float">
            <text:p>17</text:p>
          </table:table-cell>
          <table:table-cell table:formula="of:=IF([.H43]=0;0;IF([.H43]=1;2;IF([.H43]=2;16;IF([.H43]=3;18;IF([.H43]=4;32;IF([.H43]=5;34;IF([.H43]=6;40;IF([.H43]=7;42;&quot;ERROR&quot;))))))))" office:value-type="float" office:value="34" calcext:value-type="float">
            <text:p>34</text:p>
          </table:table-cell>
          <table:table-cell table:formula="of:=IF([.I43]=0;0;IF([.I43]=1;1;IF([.I43]=2;4;IF([.I43]=3;5;IF([.I43]=4;16;IF([.I43]=5;17;IF([.I43]=6;20;IF([.I43]=7;21;&quot;ERROR&quot;))))))))" office:value-type="float" office:value="17" calcext:value-type="float">
            <text:p>17</text:p>
          </table:table-cell>
          <table:table-cell table:formula="of:=IF([.J43]=0;0;IF([.J43]=1;2;IF([.J43]=2;16;IF([.J43]=3;18;IF([.J43]=4;32;IF([.J43]=5;34;IF([.J43]=6;40;IF([.J43]=7;42;&quot;ERROR&quot;))))))))" office:value-type="float" office:value="34" calcext:value-type="float">
            <text:p>34</text:p>
          </table:table-cell>
          <table:table-cell table:formula="of:=IF([.K43]=0;0;IF([.K43]=1;1;IF([.K43]=2;4;IF([.K43]=3;5;IF([.K43]=4;16;IF([.K43]=5;17;IF([.K43]=6;20;IF([.K43]=7;21;&quot;ERROR&quot;))))))))" office:value-type="float" office:value="17" calcext:value-type="float">
            <text:p>17</text:p>
          </table:table-cell>
          <table:table-cell table:formula="of:=IF([.L43]=0;0;IF([.L43]=1;2;IF([.L43]=2;16;IF([.L43]=3;18;IF([.L43]=4;32;IF([.L43]=5;34;IF([.L43]=6;40;IF([.L43]=7;42;&quot;ERROR&quot;))))))))" office:value-type="float" office:value="40" calcext:value-type="float">
            <text:p>40</text:p>
          </table:table-cell>
          <table:table-cell table:formula="of:=IF([.M43]=0;0;IF([.M43]=1;1;IF([.M43]=2;4;IF([.M43]=3;5;IF([.M43]=4;16;IF([.M43]=5;17;IF([.M43]=6;20;IF([.M43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43]+[.P43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43]+[.R43]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table:formula="of:=[.S43]+[.T43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U43]+[.V43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W43]+[.X43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Y43]+[.Z43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11]" office:value-type="float" office:value="6" calcext:value-type="float">
            <text:p>6</text:p>
          </table:table-cell>
          <table:table-cell table:formula="of:=[.L11]" office:value-type="float" office:value="6" calcext:value-type="float">
            <text:p>6</text:p>
          </table:table-cell>
          <table:table-cell table:formula="of:=[.K11]" office:value-type="float" office:value="6" calcext:value-type="float">
            <text:p>6</text:p>
          </table:table-cell>
          <table:table-cell table:formula="of:=[.J11]" office:value-type="float" office:value="5" calcext:value-type="float">
            <text:p>5</text:p>
          </table:table-cell>
          <table:table-cell table:formula="of:=[.I11]" office:value-type="float" office:value="5" calcext:value-type="float">
            <text:p>5</text:p>
          </table:table-cell>
          <table:table-cell table:formula="of:=[.H11]" office:value-type="float" office:value="5" calcext:value-type="float">
            <text:p>5</text:p>
          </table:table-cell>
          <table:table-cell table:formula="of:=[.G11]" office:value-type="float" office:value="5" calcext:value-type="float">
            <text:p>5</text:p>
          </table:table-cell>
          <table:table-cell table:formula="of:=[.F11]" office:value-type="float" office:value="5" calcext:value-type="float">
            <text:p>5</text:p>
          </table:table-cell>
          <table:table-cell table:formula="of:=[.E11]" office:value-type="float" office:value="5" calcext:value-type="float">
            <text:p>5</text:p>
          </table:table-cell>
          <table:table-cell table:formula="of:=[.D11]" office:value-type="float" office:value="5" calcext:value-type="float">
            <text:p>5</text:p>
          </table:table-cell>
          <table:table-cell table:formula="of:=[.C11]" office:value-type="float" office:value="6" calcext:value-type="float">
            <text:p>6</text:p>
          </table:table-cell>
          <table:table-cell table:formula="of:=[.B11]" office:value-type="float" office:value="6" calcext:value-type="float">
            <text:p>6</text:p>
          </table:table-cell>
          <table:table-cell/>
          <table:table-cell table:formula="of:=IF([.B44]=0;0;IF([.B44]=1;2;IF([.B44]=2;16;IF([.B44]=3;18;IF([.B44]=4;32;IF([.B44]=5;34;IF([.B44]=6;40;IF([.B44]=7;42;&quot;ERROR&quot;))))))))" office:value-type="float" office:value="40" calcext:value-type="float">
            <text:p>40</text:p>
          </table:table-cell>
          <table:table-cell table:formula="of:=IF([.C44]=0;0;IF([.C44]=1;1;IF([.C44]=2;4;IF([.C44]=3;5;IF([.C44]=4;16;IF([.C44]=5;17;IF([.C44]=6;20;IF([.C44]=7;21;&quot;ERROR&quot;))))))))" office:value-type="float" office:value="20" calcext:value-type="float">
            <text:p>20</text:p>
          </table:table-cell>
          <table:table-cell table:formula="of:=IF([.D44]=0;0;IF([.D44]=1;2;IF([.D44]=2;16;IF([.D44]=3;18;IF([.D44]=4;32;IF([.D44]=5;34;IF([.D44]=6;40;IF([.D44]=7;42;&quot;ERROR&quot;))))))))" office:value-type="float" office:value="40" calcext:value-type="float">
            <text:p>40</text:p>
          </table:table-cell>
          <table:table-cell table:formula="of:=IF([.E44]=0;0;IF([.E44]=1;1;IF([.E44]=2;4;IF([.E44]=3;5;IF([.E44]=4;16;IF([.E44]=5;17;IF([.E44]=6;20;IF([.E44]=7;21;&quot;ERROR&quot;))))))))" office:value-type="float" office:value="17" calcext:value-type="float">
            <text:p>17</text:p>
          </table:table-cell>
          <table:table-cell table:formula="of:=IF([.F44]=0;0;IF([.F44]=1;2;IF([.F44]=2;16;IF([.F44]=3;18;IF([.F44]=4;32;IF([.F44]=5;34;IF([.F44]=6;40;IF([.F44]=7;42;&quot;ERROR&quot;))))))))" office:value-type="float" office:value="34" calcext:value-type="float">
            <text:p>34</text:p>
          </table:table-cell>
          <table:table-cell table:formula="of:=IF([.G44]=0;0;IF([.G44]=1;1;IF([.G44]=2;4;IF([.G44]=3;5;IF([.G44]=4;16;IF([.G44]=5;17;IF([.G44]=6;20;IF([.G44]=7;21;&quot;ERROR&quot;))))))))" office:value-type="float" office:value="17" calcext:value-type="float">
            <text:p>17</text:p>
          </table:table-cell>
          <table:table-cell table:formula="of:=IF([.H44]=0;0;IF([.H44]=1;2;IF([.H44]=2;16;IF([.H44]=3;18;IF([.H44]=4;32;IF([.H44]=5;34;IF([.H44]=6;40;IF([.H44]=7;42;&quot;ERROR&quot;))))))))" office:value-type="float" office:value="34" calcext:value-type="float">
            <text:p>34</text:p>
          </table:table-cell>
          <table:table-cell table:formula="of:=IF([.I44]=0;0;IF([.I44]=1;1;IF([.I44]=2;4;IF([.I44]=3;5;IF([.I44]=4;16;IF([.I44]=5;17;IF([.I44]=6;20;IF([.I44]=7;21;&quot;ERROR&quot;))))))))" office:value-type="float" office:value="17" calcext:value-type="float">
            <text:p>17</text:p>
          </table:table-cell>
          <table:table-cell table:formula="of:=IF([.J44]=0;0;IF([.J44]=1;2;IF([.J44]=2;16;IF([.J44]=3;18;IF([.J44]=4;32;IF([.J44]=5;34;IF([.J44]=6;40;IF([.J44]=7;42;&quot;ERROR&quot;))))))))" office:value-type="float" office:value="34" calcext:value-type="float">
            <text:p>34</text:p>
          </table:table-cell>
          <table:table-cell table:formula="of:=IF([.K44]=0;0;IF([.K44]=1;1;IF([.K44]=2;4;IF([.K44]=3;5;IF([.K44]=4;16;IF([.K44]=5;17;IF([.K44]=6;20;IF([.K44]=7;21;&quot;ERROR&quot;))))))))" office:value-type="float" office:value="17" calcext:value-type="float">
            <text:p>17</text:p>
          </table:table-cell>
          <table:table-cell table:formula="of:=IF([.L44]=0;0;IF([.L44]=1;2;IF([.L44]=2;16;IF([.L44]=3;18;IF([.L44]=4;32;IF([.L44]=5;34;IF([.L44]=6;40;IF([.L44]=7;42;&quot;ERROR&quot;))))))))" office:value-type="float" office:value="40" calcext:value-type="float">
            <text:p>40</text:p>
          </table:table-cell>
          <table:table-cell table:formula="of:=IF([.M44]=0;0;IF([.M44]=1;1;IF([.M44]=2;4;IF([.M44]=3;5;IF([.M44]=4;16;IF([.M44]=5;17;IF([.M44]=6;20;IF([.M44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44]+[.P44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44]+[.R44]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table:formula="of:=[.S44]+[.T44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U44]+[.V44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W44]+[.X44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Y44]+[.Z44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12]" office:value-type="float" office:value="6" calcext:value-type="float">
            <text:p>6</text:p>
          </table:table-cell>
          <table:table-cell table:formula="of:=[.L12]" office:value-type="float" office:value="6" calcext:value-type="float">
            <text:p>6</text:p>
          </table:table-cell>
          <table:table-cell table:formula="of:=[.K12]" office:value-type="float" office:value="6" calcext:value-type="float">
            <text:p>6</text:p>
          </table:table-cell>
          <table:table-cell table:formula="of:=[.J12]" office:value-type="float" office:value="5" calcext:value-type="float">
            <text:p>5</text:p>
          </table:table-cell>
          <table:table-cell table:formula="of:=[.I12]" office:value-type="float" office:value="1" calcext:value-type="float">
            <text:p>1</text:p>
          </table:table-cell>
          <table:table-cell table:formula="of:=[.H12]" office:value-type="float" office:value="1" calcext:value-type="float">
            <text:p>1</text:p>
          </table:table-cell>
          <table:table-cell table:formula="of:=[.G12]" office:value-type="float" office:value="5" calcext:value-type="float">
            <text:p>5</text:p>
          </table:table-cell>
          <table:table-cell table:formula="of:=[.F12]" office:value-type="float" office:value="5" calcext:value-type="float">
            <text:p>5</text:p>
          </table:table-cell>
          <table:table-cell table:formula="of:=[.E12]" office:value-type="float" office:value="5" calcext:value-type="float">
            <text:p>5</text:p>
          </table:table-cell>
          <table:table-cell table:formula="of:=[.D12]" office:value-type="float" office:value="6" calcext:value-type="float">
            <text:p>6</text:p>
          </table:table-cell>
          <table:table-cell table:formula="of:=[.C12]" office:value-type="float" office:value="6" calcext:value-type="float">
            <text:p>6</text:p>
          </table:table-cell>
          <table:table-cell table:formula="of:=[.B12]" office:value-type="float" office:value="6" calcext:value-type="float">
            <text:p>6</text:p>
          </table:table-cell>
          <table:table-cell/>
          <table:table-cell table:formula="of:=IF([.B45]=0;0;IF([.B45]=1;2;IF([.B45]=2;16;IF([.B45]=3;18;IF([.B45]=4;32;IF([.B45]=5;34;IF([.B45]=6;40;IF([.B45]=7;42;&quot;ERROR&quot;))))))))" office:value-type="float" office:value="40" calcext:value-type="float">
            <text:p>40</text:p>
          </table:table-cell>
          <table:table-cell table:formula="of:=IF([.C45]=0;0;IF([.C45]=1;1;IF([.C45]=2;4;IF([.C45]=3;5;IF([.C45]=4;16;IF([.C45]=5;17;IF([.C45]=6;20;IF([.C45]=7;21;&quot;ERROR&quot;))))))))" office:value-type="float" office:value="20" calcext:value-type="float">
            <text:p>20</text:p>
          </table:table-cell>
          <table:table-cell table:formula="of:=IF([.D45]=0;0;IF([.D45]=1;2;IF([.D45]=2;16;IF([.D45]=3;18;IF([.D45]=4;32;IF([.D45]=5;34;IF([.D45]=6;40;IF([.D45]=7;42;&quot;ERROR&quot;))))))))" office:value-type="float" office:value="40" calcext:value-type="float">
            <text:p>40</text:p>
          </table:table-cell>
          <table:table-cell table:formula="of:=IF([.E45]=0;0;IF([.E45]=1;1;IF([.E45]=2;4;IF([.E45]=3;5;IF([.E45]=4;16;IF([.E45]=5;17;IF([.E45]=6;20;IF([.E45]=7;21;&quot;ERROR&quot;))))))))" office:value-type="float" office:value="17" calcext:value-type="float">
            <text:p>17</text:p>
          </table:table-cell>
          <table:table-cell table:formula="of:=IF([.F45]=0;0;IF([.F45]=1;2;IF([.F45]=2;16;IF([.F45]=3;18;IF([.F45]=4;32;IF([.F45]=5;34;IF([.F45]=6;40;IF([.F45]=7;42;&quot;ERROR&quot;))))))))" office:value-type="float" office:value="2" calcext:value-type="float">
            <text:p>2</text:p>
          </table:table-cell>
          <table:table-cell table:formula="of:=IF([.G45]=0;0;IF([.G45]=1;1;IF([.G45]=2;4;IF([.G45]=3;5;IF([.G45]=4;16;IF([.G45]=5;17;IF([.G45]=6;20;IF([.G45]=7;21;&quot;ERROR&quot;))))))))" office:value-type="float" office:value="1" calcext:value-type="float">
            <text:p>1</text:p>
          </table:table-cell>
          <table:table-cell table:formula="of:=IF([.H45]=0;0;IF([.H45]=1;2;IF([.H45]=2;16;IF([.H45]=3;18;IF([.H45]=4;32;IF([.H45]=5;34;IF([.H45]=6;40;IF([.H45]=7;42;&quot;ERROR&quot;))))))))" office:value-type="float" office:value="34" calcext:value-type="float">
            <text:p>34</text:p>
          </table:table-cell>
          <table:table-cell table:formula="of:=IF([.I45]=0;0;IF([.I45]=1;1;IF([.I45]=2;4;IF([.I45]=3;5;IF([.I45]=4;16;IF([.I45]=5;17;IF([.I45]=6;20;IF([.I45]=7;21;&quot;ERROR&quot;))))))))" office:value-type="float" office:value="17" calcext:value-type="float">
            <text:p>17</text:p>
          </table:table-cell>
          <table:table-cell table:formula="of:=IF([.J45]=0;0;IF([.J45]=1;2;IF([.J45]=2;16;IF([.J45]=3;18;IF([.J45]=4;32;IF([.J45]=5;34;IF([.J45]=6;40;IF([.J45]=7;42;&quot;ERROR&quot;))))))))" office:value-type="float" office:value="34" calcext:value-type="float">
            <text:p>34</text:p>
          </table:table-cell>
          <table:table-cell table:formula="of:=IF([.K45]=0;0;IF([.K45]=1;1;IF([.K45]=2;4;IF([.K45]=3;5;IF([.K45]=4;16;IF([.K45]=5;17;IF([.K45]=6;20;IF([.K45]=7;21;&quot;ERROR&quot;))))))))" office:value-type="float" office:value="20" calcext:value-type="float">
            <text:p>20</text:p>
          </table:table-cell>
          <table:table-cell table:formula="of:=IF([.L45]=0;0;IF([.L45]=1;2;IF([.L45]=2;16;IF([.L45]=3;18;IF([.L45]=4;32;IF([.L45]=5;34;IF([.L45]=6;40;IF([.L45]=7;42;&quot;ERROR&quot;))))))))" office:value-type="float" office:value="40" calcext:value-type="float">
            <text:p>40</text:p>
          </table:table-cell>
          <table:table-cell table:formula="of:=IF([.M45]=0;0;IF([.M45]=1;1;IF([.M45]=2;4;IF([.M45]=3;5;IF([.M45]=4;16;IF([.M45]=5;17;IF([.M45]=6;20;IF([.M45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45]+[.P45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45]+[.R45]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table:formula="of:=[.S45]+[.T45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U45]+[.V45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W45]+[.X45]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formula="of:=[.Y45]+[.Z45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13]" office:value-type="float" office:value="6" calcext:value-type="float">
            <text:p>6</text:p>
          </table:table-cell>
          <table:table-cell table:formula="of:=[.L13]" office:value-type="float" office:value="6" calcext:value-type="float">
            <text:p>6</text:p>
          </table:table-cell>
          <table:table-cell table:formula="of:=[.K13]" office:value-type="float" office:value="6" calcext:value-type="float">
            <text:p>6</text:p>
          </table:table-cell>
          <table:table-cell table:formula="of:=[.J13]" office:value-type="float" office:value="5" calcext:value-type="float">
            <text:p>5</text:p>
          </table:table-cell>
          <table:table-cell table:formula="of:=[.I13]" office:value-type="float" office:value="1" calcext:value-type="float">
            <text:p>1</text:p>
          </table:table-cell>
          <table:table-cell table:formula="of:=[.H13]" office:value-type="float" office:value="1" calcext:value-type="float">
            <text:p>1</text:p>
          </table:table-cell>
          <table:table-cell table:formula="of:=[.G13]" office:value-type="float" office:value="5" calcext:value-type="float">
            <text:p>5</text:p>
          </table:table-cell>
          <table:table-cell table:formula="of:=[.F13]" office:value-type="float" office:value="5" calcext:value-type="float">
            <text:p>5</text:p>
          </table:table-cell>
          <table:table-cell table:formula="of:=[.E13]" office:value-type="float" office:value="5" calcext:value-type="float">
            <text:p>5</text:p>
          </table:table-cell>
          <table:table-cell table:formula="of:=[.D13]" office:value-type="float" office:value="6" calcext:value-type="float">
            <text:p>6</text:p>
          </table:table-cell>
          <table:table-cell table:formula="of:=[.C13]" office:value-type="float" office:value="6" calcext:value-type="float">
            <text:p>6</text:p>
          </table:table-cell>
          <table:table-cell table:formula="of:=[.B13]" office:value-type="float" office:value="6" calcext:value-type="float">
            <text:p>6</text:p>
          </table:table-cell>
          <table:table-cell/>
          <table:table-cell table:formula="of:=IF([.B46]=0;0;IF([.B46]=1;2;IF([.B46]=2;16;IF([.B46]=3;18;IF([.B46]=4;32;IF([.B46]=5;34;IF([.B46]=6;40;IF([.B46]=7;42;&quot;ERROR&quot;))))))))" office:value-type="float" office:value="40" calcext:value-type="float">
            <text:p>40</text:p>
          </table:table-cell>
          <table:table-cell table:formula="of:=IF([.C46]=0;0;IF([.C46]=1;1;IF([.C46]=2;4;IF([.C46]=3;5;IF([.C46]=4;16;IF([.C46]=5;17;IF([.C46]=6;20;IF([.C46]=7;21;&quot;ERROR&quot;))))))))" office:value-type="float" office:value="20" calcext:value-type="float">
            <text:p>20</text:p>
          </table:table-cell>
          <table:table-cell table:formula="of:=IF([.D46]=0;0;IF([.D46]=1;2;IF([.D46]=2;16;IF([.D46]=3;18;IF([.D46]=4;32;IF([.D46]=5;34;IF([.D46]=6;40;IF([.D46]=7;42;&quot;ERROR&quot;))))))))" office:value-type="float" office:value="40" calcext:value-type="float">
            <text:p>40</text:p>
          </table:table-cell>
          <table:table-cell table:formula="of:=IF([.E46]=0;0;IF([.E46]=1;1;IF([.E46]=2;4;IF([.E46]=3;5;IF([.E46]=4;16;IF([.E46]=5;17;IF([.E46]=6;20;IF([.E46]=7;21;&quot;ERROR&quot;))))))))" office:value-type="float" office:value="17" calcext:value-type="float">
            <text:p>17</text:p>
          </table:table-cell>
          <table:table-cell table:formula="of:=IF([.F46]=0;0;IF([.F46]=1;2;IF([.F46]=2;16;IF([.F46]=3;18;IF([.F46]=4;32;IF([.F46]=5;34;IF([.F46]=6;40;IF([.F46]=7;42;&quot;ERROR&quot;))))))))" office:value-type="float" office:value="2" calcext:value-type="float">
            <text:p>2</text:p>
          </table:table-cell>
          <table:table-cell table:formula="of:=IF([.G46]=0;0;IF([.G46]=1;1;IF([.G46]=2;4;IF([.G46]=3;5;IF([.G46]=4;16;IF([.G46]=5;17;IF([.G46]=6;20;IF([.G46]=7;21;&quot;ERROR&quot;))))))))" office:value-type="float" office:value="1" calcext:value-type="float">
            <text:p>1</text:p>
          </table:table-cell>
          <table:table-cell table:formula="of:=IF([.H46]=0;0;IF([.H46]=1;2;IF([.H46]=2;16;IF([.H46]=3;18;IF([.H46]=4;32;IF([.H46]=5;34;IF([.H46]=6;40;IF([.H46]=7;42;&quot;ERROR&quot;))))))))" office:value-type="float" office:value="34" calcext:value-type="float">
            <text:p>34</text:p>
          </table:table-cell>
          <table:table-cell table:formula="of:=IF([.I46]=0;0;IF([.I46]=1;1;IF([.I46]=2;4;IF([.I46]=3;5;IF([.I46]=4;16;IF([.I46]=5;17;IF([.I46]=6;20;IF([.I46]=7;21;&quot;ERROR&quot;))))))))" office:value-type="float" office:value="17" calcext:value-type="float">
            <text:p>17</text:p>
          </table:table-cell>
          <table:table-cell table:formula="of:=IF([.J46]=0;0;IF([.J46]=1;2;IF([.J46]=2;16;IF([.J46]=3;18;IF([.J46]=4;32;IF([.J46]=5;34;IF([.J46]=6;40;IF([.J46]=7;42;&quot;ERROR&quot;))))))))" office:value-type="float" office:value="34" calcext:value-type="float">
            <text:p>34</text:p>
          </table:table-cell>
          <table:table-cell table:formula="of:=IF([.K46]=0;0;IF([.K46]=1;1;IF([.K46]=2;4;IF([.K46]=3;5;IF([.K46]=4;16;IF([.K46]=5;17;IF([.K46]=6;20;IF([.K46]=7;21;&quot;ERROR&quot;))))))))" office:value-type="float" office:value="20" calcext:value-type="float">
            <text:p>20</text:p>
          </table:table-cell>
          <table:table-cell table:formula="of:=IF([.L46]=0;0;IF([.L46]=1;2;IF([.L46]=2;16;IF([.L46]=3;18;IF([.L46]=4;32;IF([.L46]=5;34;IF([.L46]=6;40;IF([.L46]=7;42;&quot;ERROR&quot;))))))))" office:value-type="float" office:value="40" calcext:value-type="float">
            <text:p>40</text:p>
          </table:table-cell>
          <table:table-cell table:formula="of:=IF([.M46]=0;0;IF([.M46]=1;1;IF([.M46]=2;4;IF([.M46]=3;5;IF([.M46]=4;16;IF([.M46]=5;17;IF([.M46]=6;20;IF([.M46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46]+[.P46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46]+[.R46]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table:formula="of:=[.S46]+[.T46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U46]+[.V46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W46]+[.X46]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formula="of:=[.Y46]+[.Z46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14]" office:value-type="float" office:value="6" calcext:value-type="float">
            <text:p>6</text:p>
          </table:table-cell>
          <table:table-cell table:formula="of:=[.L14]" office:value-type="float" office:value="6" calcext:value-type="float">
            <text:p>6</text:p>
          </table:table-cell>
          <table:table-cell table:formula="of:=[.K14]" office:value-type="float" office:value="6" calcext:value-type="float">
            <text:p>6</text:p>
          </table:table-cell>
          <table:table-cell table:formula="of:=[.J14]" office:value-type="float" office:value="5" calcext:value-type="float">
            <text:p>5</text:p>
          </table:table-cell>
          <table:table-cell table:formula="of:=[.I14]" office:value-type="float" office:value="5" calcext:value-type="float">
            <text:p>5</text:p>
          </table:table-cell>
          <table:table-cell table:formula="of:=[.H14]" office:value-type="float" office:value="5" calcext:value-type="float">
            <text:p>5</text:p>
          </table:table-cell>
          <table:table-cell table:formula="of:=[.G14]" office:value-type="float" office:value="5" calcext:value-type="float">
            <text:p>5</text:p>
          </table:table-cell>
          <table:table-cell table:formula="of:=[.F14]" office:value-type="float" office:value="1" calcext:value-type="float">
            <text:p>1</text:p>
          </table:table-cell>
          <table:table-cell table:formula="of:=[.E14]" office:value-type="float" office:value="1" calcext:value-type="float">
            <text:p>1</text:p>
          </table:table-cell>
          <table:table-cell table:formula="of:=[.D14]" office:value-type="float" office:value="6" calcext:value-type="float">
            <text:p>6</text:p>
          </table:table-cell>
          <table:table-cell table:formula="of:=[.C14]" office:value-type="float" office:value="6" calcext:value-type="float">
            <text:p>6</text:p>
          </table:table-cell>
          <table:table-cell table:formula="of:=[.B14]" office:value-type="float" office:value="6" calcext:value-type="float">
            <text:p>6</text:p>
          </table:table-cell>
          <table:table-cell/>
          <table:table-cell table:formula="of:=IF([.B47]=0;0;IF([.B47]=1;2;IF([.B47]=2;16;IF([.B47]=3;18;IF([.B47]=4;32;IF([.B47]=5;34;IF([.B47]=6;40;IF([.B47]=7;42;&quot;ERROR&quot;))))))))" office:value-type="float" office:value="40" calcext:value-type="float">
            <text:p>40</text:p>
          </table:table-cell>
          <table:table-cell table:formula="of:=IF([.C47]=0;0;IF([.C47]=1;1;IF([.C47]=2;4;IF([.C47]=3;5;IF([.C47]=4;16;IF([.C47]=5;17;IF([.C47]=6;20;IF([.C47]=7;21;&quot;ERROR&quot;))))))))" office:value-type="float" office:value="20" calcext:value-type="float">
            <text:p>20</text:p>
          </table:table-cell>
          <table:table-cell table:formula="of:=IF([.D47]=0;0;IF([.D47]=1;2;IF([.D47]=2;16;IF([.D47]=3;18;IF([.D47]=4;32;IF([.D47]=5;34;IF([.D47]=6;40;IF([.D47]=7;42;&quot;ERROR&quot;))))))))" office:value-type="float" office:value="40" calcext:value-type="float">
            <text:p>40</text:p>
          </table:table-cell>
          <table:table-cell table:formula="of:=IF([.E47]=0;0;IF([.E47]=1;1;IF([.E47]=2;4;IF([.E47]=3;5;IF([.E47]=4;16;IF([.E47]=5;17;IF([.E47]=6;20;IF([.E47]=7;21;&quot;ERROR&quot;))))))))" office:value-type="float" office:value="17" calcext:value-type="float">
            <text:p>17</text:p>
          </table:table-cell>
          <table:table-cell table:formula="of:=IF([.F47]=0;0;IF([.F47]=1;2;IF([.F47]=2;16;IF([.F47]=3;18;IF([.F47]=4;32;IF([.F47]=5;34;IF([.F47]=6;40;IF([.F47]=7;42;&quot;ERROR&quot;))))))))" office:value-type="float" office:value="34" calcext:value-type="float">
            <text:p>34</text:p>
          </table:table-cell>
          <table:table-cell table:formula="of:=IF([.G47]=0;0;IF([.G47]=1;1;IF([.G47]=2;4;IF([.G47]=3;5;IF([.G47]=4;16;IF([.G47]=5;17;IF([.G47]=6;20;IF([.G47]=7;21;&quot;ERROR&quot;))))))))" office:value-type="float" office:value="17" calcext:value-type="float">
            <text:p>17</text:p>
          </table:table-cell>
          <table:table-cell table:formula="of:=IF([.H47]=0;0;IF([.H47]=1;2;IF([.H47]=2;16;IF([.H47]=3;18;IF([.H47]=4;32;IF([.H47]=5;34;IF([.H47]=6;40;IF([.H47]=7;42;&quot;ERROR&quot;))))))))" office:value-type="float" office:value="34" calcext:value-type="float">
            <text:p>34</text:p>
          </table:table-cell>
          <table:table-cell table:formula="of:=IF([.I47]=0;0;IF([.I47]=1;1;IF([.I47]=2;4;IF([.I47]=3;5;IF([.I47]=4;16;IF([.I47]=5;17;IF([.I47]=6;20;IF([.I47]=7;21;&quot;ERROR&quot;))))))))" office:value-type="float" office:value="1" calcext:value-type="float">
            <text:p>1</text:p>
          </table:table-cell>
          <table:table-cell table:formula="of:=IF([.J47]=0;0;IF([.J47]=1;2;IF([.J47]=2;16;IF([.J47]=3;18;IF([.J47]=4;32;IF([.J47]=5;34;IF([.J47]=6;40;IF([.J47]=7;42;&quot;ERROR&quot;))))))))" office:value-type="float" office:value="2" calcext:value-type="float">
            <text:p>2</text:p>
          </table:table-cell>
          <table:table-cell table:formula="of:=IF([.K47]=0;0;IF([.K47]=1;1;IF([.K47]=2;4;IF([.K47]=3;5;IF([.K47]=4;16;IF([.K47]=5;17;IF([.K47]=6;20;IF([.K47]=7;21;&quot;ERROR&quot;))))))))" office:value-type="float" office:value="20" calcext:value-type="float">
            <text:p>20</text:p>
          </table:table-cell>
          <table:table-cell table:formula="of:=IF([.L47]=0;0;IF([.L47]=1;2;IF([.L47]=2;16;IF([.L47]=3;18;IF([.L47]=4;32;IF([.L47]=5;34;IF([.L47]=6;40;IF([.L47]=7;42;&quot;ERROR&quot;))))))))" office:value-type="float" office:value="40" calcext:value-type="float">
            <text:p>40</text:p>
          </table:table-cell>
          <table:table-cell table:formula="of:=IF([.M47]=0;0;IF([.M47]=1;1;IF([.M47]=2;4;IF([.M47]=3;5;IF([.M47]=4;16;IF([.M47]=5;17;IF([.M47]=6;20;IF([.M47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47]+[.P47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47]+[.R47]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table:formula="of:=[.S47]+[.T47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U47]+[.V47]"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table:formula="of:=[.W47]+[.X47]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formula="of:=[.Y47]+[.Z47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15]" office:value-type="float" office:value="6" calcext:value-type="float">
            <text:p>6</text:p>
          </table:table-cell>
          <table:table-cell table:formula="of:=[.L15]" office:value-type="float" office:value="6" calcext:value-type="float">
            <text:p>6</text:p>
          </table:table-cell>
          <table:table-cell table:formula="of:=[.K15]" office:value-type="float" office:value="6" calcext:value-type="float">
            <text:p>6</text:p>
          </table:table-cell>
          <table:table-cell table:formula="of:=[.J15]" office:value-type="float" office:value="5" calcext:value-type="float">
            <text:p>5</text:p>
          </table:table-cell>
          <table:table-cell table:formula="of:=[.I15]" office:value-type="float" office:value="5" calcext:value-type="float">
            <text:p>5</text:p>
          </table:table-cell>
          <table:table-cell table:formula="of:=[.H15]" office:value-type="float" office:value="5" calcext:value-type="float">
            <text:p>5</text:p>
          </table:table-cell>
          <table:table-cell table:formula="of:=[.G15]" office:value-type="float" office:value="5" calcext:value-type="float">
            <text:p>5</text:p>
          </table:table-cell>
          <table:table-cell table:formula="of:=[.F15]" office:value-type="float" office:value="5" calcext:value-type="float">
            <text:p>5</text:p>
          </table:table-cell>
          <table:table-cell table:formula="of:=[.E15]" office:value-type="float" office:value="5" calcext:value-type="float">
            <text:p>5</text:p>
          </table:table-cell>
          <table:table-cell table:formula="of:=[.D15]" office:value-type="float" office:value="6" calcext:value-type="float">
            <text:p>6</text:p>
          </table:table-cell>
          <table:table-cell table:formula="of:=[.C15]" office:value-type="float" office:value="6" calcext:value-type="float">
            <text:p>6</text:p>
          </table:table-cell>
          <table:table-cell table:formula="of:=[.B15]" office:value-type="float" office:value="6" calcext:value-type="float">
            <text:p>6</text:p>
          </table:table-cell>
          <table:table-cell/>
          <table:table-cell table:formula="of:=IF([.B48]=0;0;IF([.B48]=1;2;IF([.B48]=2;16;IF([.B48]=3;18;IF([.B48]=4;32;IF([.B48]=5;34;IF([.B48]=6;40;IF([.B48]=7;42;&quot;ERROR&quot;))))))))" office:value-type="float" office:value="40" calcext:value-type="float">
            <text:p>40</text:p>
          </table:table-cell>
          <table:table-cell table:formula="of:=IF([.C48]=0;0;IF([.C48]=1;1;IF([.C48]=2;4;IF([.C48]=3;5;IF([.C48]=4;16;IF([.C48]=5;17;IF([.C48]=6;20;IF([.C48]=7;21;&quot;ERROR&quot;))))))))" office:value-type="float" office:value="20" calcext:value-type="float">
            <text:p>20</text:p>
          </table:table-cell>
          <table:table-cell table:formula="of:=IF([.D48]=0;0;IF([.D48]=1;2;IF([.D48]=2;16;IF([.D48]=3;18;IF([.D48]=4;32;IF([.D48]=5;34;IF([.D48]=6;40;IF([.D48]=7;42;&quot;ERROR&quot;))))))))" office:value-type="float" office:value="40" calcext:value-type="float">
            <text:p>40</text:p>
          </table:table-cell>
          <table:table-cell table:formula="of:=IF([.E48]=0;0;IF([.E48]=1;1;IF([.E48]=2;4;IF([.E48]=3;5;IF([.E48]=4;16;IF([.E48]=5;17;IF([.E48]=6;20;IF([.E48]=7;21;&quot;ERROR&quot;))))))))" office:value-type="float" office:value="17" calcext:value-type="float">
            <text:p>17</text:p>
          </table:table-cell>
          <table:table-cell table:formula="of:=IF([.F48]=0;0;IF([.F48]=1;2;IF([.F48]=2;16;IF([.F48]=3;18;IF([.F48]=4;32;IF([.F48]=5;34;IF([.F48]=6;40;IF([.F48]=7;42;&quot;ERROR&quot;))))))))" office:value-type="float" office:value="34" calcext:value-type="float">
            <text:p>34</text:p>
          </table:table-cell>
          <table:table-cell table:formula="of:=IF([.G48]=0;0;IF([.G48]=1;1;IF([.G48]=2;4;IF([.G48]=3;5;IF([.G48]=4;16;IF([.G48]=5;17;IF([.G48]=6;20;IF([.G48]=7;21;&quot;ERROR&quot;))))))))" office:value-type="float" office:value="17" calcext:value-type="float">
            <text:p>17</text:p>
          </table:table-cell>
          <table:table-cell table:formula="of:=IF([.H48]=0;0;IF([.H48]=1;2;IF([.H48]=2;16;IF([.H48]=3;18;IF([.H48]=4;32;IF([.H48]=5;34;IF([.H48]=6;40;IF([.H48]=7;42;&quot;ERROR&quot;))))))))" office:value-type="float" office:value="34" calcext:value-type="float">
            <text:p>34</text:p>
          </table:table-cell>
          <table:table-cell table:formula="of:=IF([.I48]=0;0;IF([.I48]=1;1;IF([.I48]=2;4;IF([.I48]=3;5;IF([.I48]=4;16;IF([.I48]=5;17;IF([.I48]=6;20;IF([.I48]=7;21;&quot;ERROR&quot;))))))))" office:value-type="float" office:value="17" calcext:value-type="float">
            <text:p>17</text:p>
          </table:table-cell>
          <table:table-cell table:formula="of:=IF([.J48]=0;0;IF([.J48]=1;2;IF([.J48]=2;16;IF([.J48]=3;18;IF([.J48]=4;32;IF([.J48]=5;34;IF([.J48]=6;40;IF([.J48]=7;42;&quot;ERROR&quot;))))))))" office:value-type="float" office:value="34" calcext:value-type="float">
            <text:p>34</text:p>
          </table:table-cell>
          <table:table-cell table:formula="of:=IF([.K48]=0;0;IF([.K48]=1;1;IF([.K48]=2;4;IF([.K48]=3;5;IF([.K48]=4;16;IF([.K48]=5;17;IF([.K48]=6;20;IF([.K48]=7;21;&quot;ERROR&quot;))))))))" office:value-type="float" office:value="20" calcext:value-type="float">
            <text:p>20</text:p>
          </table:table-cell>
          <table:table-cell table:formula="of:=IF([.L48]=0;0;IF([.L48]=1;2;IF([.L48]=2;16;IF([.L48]=3;18;IF([.L48]=4;32;IF([.L48]=5;34;IF([.L48]=6;40;IF([.L48]=7;42;&quot;ERROR&quot;))))))))" office:value-type="float" office:value="40" calcext:value-type="float">
            <text:p>40</text:p>
          </table:table-cell>
          <table:table-cell table:formula="of:=IF([.M48]=0;0;IF([.M48]=1;1;IF([.M48]=2;4;IF([.M48]=3;5;IF([.M48]=4;16;IF([.M48]=5;17;IF([.M48]=6;20;IF([.M48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48]+[.P48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48]+[.R48]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table:formula="of:=[.S48]+[.T48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U48]+[.V48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W48]+[.X48]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formula="of:=[.Y48]+[.Z48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16]" office:value-type="float" office:value="6" calcext:value-type="float">
            <text:p>6</text:p>
          </table:table-cell>
          <table:table-cell table:formula="of:=[.L16]" office:value-type="float" office:value="6" calcext:value-type="float">
            <text:p>6</text:p>
          </table:table-cell>
          <table:table-cell table:formula="of:=[.K16]" office:value-type="float" office:value="6" calcext:value-type="float">
            <text:p>6</text:p>
          </table:table-cell>
          <table:table-cell table:formula="of:=[.J16]" office:value-type="float" office:value="6" calcext:value-type="float">
            <text:p>6</text:p>
          </table:table-cell>
          <table:table-cell table:formula="of:=[.I16]" office:value-type="float" office:value="5" calcext:value-type="float">
            <text:p>5</text:p>
          </table:table-cell>
          <table:table-cell table:formula="of:=[.H16]" office:value-type="float" office:value="5" calcext:value-type="float">
            <text:p>5</text:p>
          </table:table-cell>
          <table:table-cell table:formula="of:=[.G16]" office:value-type="float" office:value="5" calcext:value-type="float">
            <text:p>5</text:p>
          </table:table-cell>
          <table:table-cell table:formula="of:=[.F16]" office:value-type="float" office:value="5" calcext:value-type="float">
            <text:p>5</text:p>
          </table:table-cell>
          <table:table-cell table:formula="of:=[.E16]" office:value-type="float" office:value="6" calcext:value-type="float">
            <text:p>6</text:p>
          </table:table-cell>
          <table:table-cell table:formula="of:=[.D16]" office:value-type="float" office:value="6" calcext:value-type="float">
            <text:p>6</text:p>
          </table:table-cell>
          <table:table-cell table:formula="of:=[.C16]" office:value-type="float" office:value="6" calcext:value-type="float">
            <text:p>6</text:p>
          </table:table-cell>
          <table:table-cell table:formula="of:=[.B16]" office:value-type="float" office:value="6" calcext:value-type="float">
            <text:p>6</text:p>
          </table:table-cell>
          <table:table-cell/>
          <table:table-cell table:formula="of:=IF([.B49]=0;0;IF([.B49]=1;2;IF([.B49]=2;16;IF([.B49]=3;18;IF([.B49]=4;32;IF([.B49]=5;34;IF([.B49]=6;40;IF([.B49]=7;42;&quot;ERROR&quot;))))))))" office:value-type="float" office:value="40" calcext:value-type="float">
            <text:p>40</text:p>
          </table:table-cell>
          <table:table-cell table:formula="of:=IF([.C49]=0;0;IF([.C49]=1;1;IF([.C49]=2;4;IF([.C49]=3;5;IF([.C49]=4;16;IF([.C49]=5;17;IF([.C49]=6;20;IF([.C49]=7;21;&quot;ERROR&quot;))))))))" office:value-type="float" office:value="20" calcext:value-type="float">
            <text:p>20</text:p>
          </table:table-cell>
          <table:table-cell table:formula="of:=IF([.D49]=0;0;IF([.D49]=1;2;IF([.D49]=2;16;IF([.D49]=3;18;IF([.D49]=4;32;IF([.D49]=5;34;IF([.D49]=6;40;IF([.D49]=7;42;&quot;ERROR&quot;))))))))" office:value-type="float" office:value="40" calcext:value-type="float">
            <text:p>40</text:p>
          </table:table-cell>
          <table:table-cell table:formula="of:=IF([.E49]=0;0;IF([.E49]=1;1;IF([.E49]=2;4;IF([.E49]=3;5;IF([.E49]=4;16;IF([.E49]=5;17;IF([.E49]=6;20;IF([.E49]=7;21;&quot;ERROR&quot;))))))))" office:value-type="float" office:value="20" calcext:value-type="float">
            <text:p>20</text:p>
          </table:table-cell>
          <table:table-cell table:formula="of:=IF([.F49]=0;0;IF([.F49]=1;2;IF([.F49]=2;16;IF([.F49]=3;18;IF([.F49]=4;32;IF([.F49]=5;34;IF([.F49]=6;40;IF([.F49]=7;42;&quot;ERROR&quot;))))))))" office:value-type="float" office:value="34" calcext:value-type="float">
            <text:p>34</text:p>
          </table:table-cell>
          <table:table-cell table:formula="of:=IF([.G49]=0;0;IF([.G49]=1;1;IF([.G49]=2;4;IF([.G49]=3;5;IF([.G49]=4;16;IF([.G49]=5;17;IF([.G49]=6;20;IF([.G49]=7;21;&quot;ERROR&quot;))))))))" office:value-type="float" office:value="17" calcext:value-type="float">
            <text:p>17</text:p>
          </table:table-cell>
          <table:table-cell table:formula="of:=IF([.H49]=0;0;IF([.H49]=1;2;IF([.H49]=2;16;IF([.H49]=3;18;IF([.H49]=4;32;IF([.H49]=5;34;IF([.H49]=6;40;IF([.H49]=7;42;&quot;ERROR&quot;))))))))" office:value-type="float" office:value="34" calcext:value-type="float">
            <text:p>34</text:p>
          </table:table-cell>
          <table:table-cell table:formula="of:=IF([.I49]=0;0;IF([.I49]=1;1;IF([.I49]=2;4;IF([.I49]=3;5;IF([.I49]=4;16;IF([.I49]=5;17;IF([.I49]=6;20;IF([.I49]=7;21;&quot;ERROR&quot;))))))))" office:value-type="float" office:value="17" calcext:value-type="float">
            <text:p>17</text:p>
          </table:table-cell>
          <table:table-cell table:formula="of:=IF([.J49]=0;0;IF([.J49]=1;2;IF([.J49]=2;16;IF([.J49]=3;18;IF([.J49]=4;32;IF([.J49]=5;34;IF([.J49]=6;40;IF([.J49]=7;42;&quot;ERROR&quot;))))))))" office:value-type="float" office:value="40" calcext:value-type="float">
            <text:p>40</text:p>
          </table:table-cell>
          <table:table-cell table:formula="of:=IF([.K49]=0;0;IF([.K49]=1;1;IF([.K49]=2;4;IF([.K49]=3;5;IF([.K49]=4;16;IF([.K49]=5;17;IF([.K49]=6;20;IF([.K49]=7;21;&quot;ERROR&quot;))))))))" office:value-type="float" office:value="20" calcext:value-type="float">
            <text:p>20</text:p>
          </table:table-cell>
          <table:table-cell table:formula="of:=IF([.L49]=0;0;IF([.L49]=1;2;IF([.L49]=2;16;IF([.L49]=3;18;IF([.L49]=4;32;IF([.L49]=5;34;IF([.L49]=6;40;IF([.L49]=7;42;&quot;ERROR&quot;))))))))" office:value-type="float" office:value="40" calcext:value-type="float">
            <text:p>40</text:p>
          </table:table-cell>
          <table:table-cell table:formula="of:=IF([.M49]=0;0;IF([.M49]=1;1;IF([.M49]=2;4;IF([.M49]=3;5;IF([.M49]=4;16;IF([.M49]=5;17;IF([.M49]=6;20;IF([.M49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49]+[.P49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49]+[.R49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49]+[.T49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U49]+[.V49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W49]+[.X49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49]+[.Z49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17]" office:value-type="float" office:value="6" calcext:value-type="float">
            <text:p>6</text:p>
          </table:table-cell>
          <table:table-cell table:formula="of:=[.L17]" office:value-type="float" office:value="6" calcext:value-type="float">
            <text:p>6</text:p>
          </table:table-cell>
          <table:table-cell table:formula="of:=[.K17]" office:value-type="float" office:value="6" calcext:value-type="float">
            <text:p>6</text:p>
          </table:table-cell>
          <table:table-cell table:formula="of:=[.J17]" office:value-type="float" office:value="6" calcext:value-type="float">
            <text:p>6</text:p>
          </table:table-cell>
          <table:table-cell table:formula="of:=[.I17]" office:value-type="float" office:value="1" calcext:value-type="float">
            <text:p>1</text:p>
          </table:table-cell>
          <table:table-cell table:formula="of:=[.H17]" office:value-type="float" office:value="5" calcext:value-type="float">
            <text:p>5</text:p>
          </table:table-cell>
          <table:table-cell table:formula="of:=[.G17]" office:value-type="float" office:value="5" calcext:value-type="float">
            <text:p>5</text:p>
          </table:table-cell>
          <table:table-cell table:formula="of:=[.F17]" office:value-type="float" office:value="1" calcext:value-type="float">
            <text:p>1</text:p>
          </table:table-cell>
          <table:table-cell table:formula="of:=[.E17]" office:value-type="float" office:value="6" calcext:value-type="float">
            <text:p>6</text:p>
          </table:table-cell>
          <table:table-cell table:formula="of:=[.D17]" office:value-type="float" office:value="6" calcext:value-type="float">
            <text:p>6</text:p>
          </table:table-cell>
          <table:table-cell table:formula="of:=[.C17]" office:value-type="float" office:value="6" calcext:value-type="float">
            <text:p>6</text:p>
          </table:table-cell>
          <table:table-cell table:formula="of:=[.B17]" office:value-type="float" office:value="6" calcext:value-type="float">
            <text:p>6</text:p>
          </table:table-cell>
          <table:table-cell/>
          <table:table-cell table:formula="of:=IF([.B50]=0;0;IF([.B50]=1;2;IF([.B50]=2;16;IF([.B50]=3;18;IF([.B50]=4;32;IF([.B50]=5;34;IF([.B50]=6;40;IF([.B50]=7;42;&quot;ERROR&quot;))))))))" office:value-type="float" office:value="40" calcext:value-type="float">
            <text:p>40</text:p>
          </table:table-cell>
          <table:table-cell table:formula="of:=IF([.C50]=0;0;IF([.C50]=1;1;IF([.C50]=2;4;IF([.C50]=3;5;IF([.C50]=4;16;IF([.C50]=5;17;IF([.C50]=6;20;IF([.C50]=7;21;&quot;ERROR&quot;))))))))" office:value-type="float" office:value="20" calcext:value-type="float">
            <text:p>20</text:p>
          </table:table-cell>
          <table:table-cell table:formula="of:=IF([.D50]=0;0;IF([.D50]=1;2;IF([.D50]=2;16;IF([.D50]=3;18;IF([.D50]=4;32;IF([.D50]=5;34;IF([.D50]=6;40;IF([.D50]=7;42;&quot;ERROR&quot;))))))))" office:value-type="float" office:value="40" calcext:value-type="float">
            <text:p>40</text:p>
          </table:table-cell>
          <table:table-cell table:formula="of:=IF([.E50]=0;0;IF([.E50]=1;1;IF([.E50]=2;4;IF([.E50]=3;5;IF([.E50]=4;16;IF([.E50]=5;17;IF([.E50]=6;20;IF([.E50]=7;21;&quot;ERROR&quot;))))))))" office:value-type="float" office:value="20" calcext:value-type="float">
            <text:p>20</text:p>
          </table:table-cell>
          <table:table-cell table:formula="of:=IF([.F50]=0;0;IF([.F50]=1;2;IF([.F50]=2;16;IF([.F50]=3;18;IF([.F50]=4;32;IF([.F50]=5;34;IF([.F50]=6;40;IF([.F50]=7;42;&quot;ERROR&quot;))))))))" office:value-type="float" office:value="2" calcext:value-type="float">
            <text:p>2</text:p>
          </table:table-cell>
          <table:table-cell table:formula="of:=IF([.G50]=0;0;IF([.G50]=1;1;IF([.G50]=2;4;IF([.G50]=3;5;IF([.G50]=4;16;IF([.G50]=5;17;IF([.G50]=6;20;IF([.G50]=7;21;&quot;ERROR&quot;))))))))" office:value-type="float" office:value="17" calcext:value-type="float">
            <text:p>17</text:p>
          </table:table-cell>
          <table:table-cell table:formula="of:=IF([.H50]=0;0;IF([.H50]=1;2;IF([.H50]=2;16;IF([.H50]=3;18;IF([.H50]=4;32;IF([.H50]=5;34;IF([.H50]=6;40;IF([.H50]=7;42;&quot;ERROR&quot;))))))))" office:value-type="float" office:value="34" calcext:value-type="float">
            <text:p>34</text:p>
          </table:table-cell>
          <table:table-cell table:formula="of:=IF([.I50]=0;0;IF([.I50]=1;1;IF([.I50]=2;4;IF([.I50]=3;5;IF([.I50]=4;16;IF([.I50]=5;17;IF([.I50]=6;20;IF([.I50]=7;21;&quot;ERROR&quot;))))))))" office:value-type="float" office:value="1" calcext:value-type="float">
            <text:p>1</text:p>
          </table:table-cell>
          <table:table-cell table:formula="of:=IF([.J50]=0;0;IF([.J50]=1;2;IF([.J50]=2;16;IF([.J50]=3;18;IF([.J50]=4;32;IF([.J50]=5;34;IF([.J50]=6;40;IF([.J50]=7;42;&quot;ERROR&quot;))))))))" office:value-type="float" office:value="40" calcext:value-type="float">
            <text:p>40</text:p>
          </table:table-cell>
          <table:table-cell table:formula="of:=IF([.K50]=0;0;IF([.K50]=1;1;IF([.K50]=2;4;IF([.K50]=3;5;IF([.K50]=4;16;IF([.K50]=5;17;IF([.K50]=6;20;IF([.K50]=7;21;&quot;ERROR&quot;))))))))" office:value-type="float" office:value="20" calcext:value-type="float">
            <text:p>20</text:p>
          </table:table-cell>
          <table:table-cell table:formula="of:=IF([.L50]=0;0;IF([.L50]=1;2;IF([.L50]=2;16;IF([.L50]=3;18;IF([.L50]=4;32;IF([.L50]=5;34;IF([.L50]=6;40;IF([.L50]=7;42;&quot;ERROR&quot;))))))))" office:value-type="float" office:value="40" calcext:value-type="float">
            <text:p>40</text:p>
          </table:table-cell>
          <table:table-cell table:formula="of:=IF([.M50]=0;0;IF([.M50]=1;1;IF([.M50]=2;4;IF([.M50]=3;5;IF([.M50]=4;16;IF([.M50]=5;17;IF([.M50]=6;20;IF([.M50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50]+[.P50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50]+[.R50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50]+[.T50]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formula="of:=[.U50]+[.V50]"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table:formula="of:=[.W50]+[.X50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50]+[.Z50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18]" office:value-type="float" office:value="6" calcext:value-type="float">
            <text:p>6</text:p>
          </table:table-cell>
          <table:table-cell table:formula="of:=[.L18]" office:value-type="float" office:value="6" calcext:value-type="float">
            <text:p>6</text:p>
          </table:table-cell>
          <table:table-cell table:formula="of:=[.K18]" office:value-type="float" office:value="6" calcext:value-type="float">
            <text:p>6</text:p>
          </table:table-cell>
          <table:table-cell table:formula="of:=[.J18]" office:value-type="float" office:value="1" calcext:value-type="float">
            <text:p>1</text:p>
          </table:table-cell>
          <table:table-cell table:formula="of:=[.I18]" office:value-type="float" office:value="1" calcext:value-type="float">
            <text:p>1</text:p>
          </table:table-cell>
          <table:table-cell table:formula="of:=[.H18]" office:value-type="float" office:value="1" calcext:value-type="float">
            <text:p>1</text:p>
          </table:table-cell>
          <table:table-cell table:formula="of:=[.G18]" office:value-type="float" office:value="1" calcext:value-type="float">
            <text:p>1</text:p>
          </table:table-cell>
          <table:table-cell table:formula="of:=[.F18]" office:value-type="float" office:value="1" calcext:value-type="float">
            <text:p>1</text:p>
          </table:table-cell>
          <table:table-cell table:formula="of:=[.E18]" office:value-type="float" office:value="1" calcext:value-type="float">
            <text:p>1</text:p>
          </table:table-cell>
          <table:table-cell table:formula="of:=[.D18]" office:value-type="float" office:value="6" calcext:value-type="float">
            <text:p>6</text:p>
          </table:table-cell>
          <table:table-cell table:formula="of:=[.C18]" office:value-type="float" office:value="6" calcext:value-type="float">
            <text:p>6</text:p>
          </table:table-cell>
          <table:table-cell table:formula="of:=[.B18]" office:value-type="float" office:value="6" calcext:value-type="float">
            <text:p>6</text:p>
          </table:table-cell>
          <table:table-cell/>
          <table:table-cell table:formula="of:=IF([.B51]=0;0;IF([.B51]=1;2;IF([.B51]=2;16;IF([.B51]=3;18;IF([.B51]=4;32;IF([.B51]=5;34;IF([.B51]=6;40;IF([.B51]=7;42;&quot;ERROR&quot;))))))))" office:value-type="float" office:value="40" calcext:value-type="float">
            <text:p>40</text:p>
          </table:table-cell>
          <table:table-cell table:formula="of:=IF([.C51]=0;0;IF([.C51]=1;1;IF([.C51]=2;4;IF([.C51]=3;5;IF([.C51]=4;16;IF([.C51]=5;17;IF([.C51]=6;20;IF([.C51]=7;21;&quot;ERROR&quot;))))))))" office:value-type="float" office:value="20" calcext:value-type="float">
            <text:p>20</text:p>
          </table:table-cell>
          <table:table-cell table:formula="of:=IF([.D51]=0;0;IF([.D51]=1;2;IF([.D51]=2;16;IF([.D51]=3;18;IF([.D51]=4;32;IF([.D51]=5;34;IF([.D51]=6;40;IF([.D51]=7;42;&quot;ERROR&quot;))))))))" office:value-type="float" office:value="40" calcext:value-type="float">
            <text:p>40</text:p>
          </table:table-cell>
          <table:table-cell table:formula="of:=IF([.E51]=0;0;IF([.E51]=1;1;IF([.E51]=2;4;IF([.E51]=3;5;IF([.E51]=4;16;IF([.E51]=5;17;IF([.E51]=6;20;IF([.E51]=7;21;&quot;ERROR&quot;))))))))" office:value-type="float" office:value="1" calcext:value-type="float">
            <text:p>1</text:p>
          </table:table-cell>
          <table:table-cell table:formula="of:=IF([.F51]=0;0;IF([.F51]=1;2;IF([.F51]=2;16;IF([.F51]=3;18;IF([.F51]=4;32;IF([.F51]=5;34;IF([.F51]=6;40;IF([.F51]=7;42;&quot;ERROR&quot;))))))))" office:value-type="float" office:value="2" calcext:value-type="float">
            <text:p>2</text:p>
          </table:table-cell>
          <table:table-cell table:formula="of:=IF([.G51]=0;0;IF([.G51]=1;1;IF([.G51]=2;4;IF([.G51]=3;5;IF([.G51]=4;16;IF([.G51]=5;17;IF([.G51]=6;20;IF([.G51]=7;21;&quot;ERROR&quot;))))))))" office:value-type="float" office:value="1" calcext:value-type="float">
            <text:p>1</text:p>
          </table:table-cell>
          <table:table-cell table:formula="of:=IF([.H51]=0;0;IF([.H51]=1;2;IF([.H51]=2;16;IF([.H51]=3;18;IF([.H51]=4;32;IF([.H51]=5;34;IF([.H51]=6;40;IF([.H51]=7;42;&quot;ERROR&quot;))))))))" office:value-type="float" office:value="2" calcext:value-type="float">
            <text:p>2</text:p>
          </table:table-cell>
          <table:table-cell table:formula="of:=IF([.I51]=0;0;IF([.I51]=1;1;IF([.I51]=2;4;IF([.I51]=3;5;IF([.I51]=4;16;IF([.I51]=5;17;IF([.I51]=6;20;IF([.I51]=7;21;&quot;ERROR&quot;))))))))" office:value-type="float" office:value="1" calcext:value-type="float">
            <text:p>1</text:p>
          </table:table-cell>
          <table:table-cell table:formula="of:=IF([.J51]=0;0;IF([.J51]=1;2;IF([.J51]=2;16;IF([.J51]=3;18;IF([.J51]=4;32;IF([.J51]=5;34;IF([.J51]=6;40;IF([.J51]=7;42;&quot;ERROR&quot;))))))))" office:value-type="float" office:value="2" calcext:value-type="float">
            <text:p>2</text:p>
          </table:table-cell>
          <table:table-cell table:formula="of:=IF([.K51]=0;0;IF([.K51]=1;1;IF([.K51]=2;4;IF([.K51]=3;5;IF([.K51]=4;16;IF([.K51]=5;17;IF([.K51]=6;20;IF([.K51]=7;21;&quot;ERROR&quot;))))))))" office:value-type="float" office:value="20" calcext:value-type="float">
            <text:p>20</text:p>
          </table:table-cell>
          <table:table-cell table:formula="of:=IF([.L51]=0;0;IF([.L51]=1;2;IF([.L51]=2;16;IF([.L51]=3;18;IF([.L51]=4;32;IF([.L51]=5;34;IF([.L51]=6;40;IF([.L51]=7;42;&quot;ERROR&quot;))))))))" office:value-type="float" office:value="40" calcext:value-type="float">
            <text:p>40</text:p>
          </table:table-cell>
          <table:table-cell table:formula="of:=IF([.M51]=0;0;IF([.M51]=1;1;IF([.M51]=2;4;IF([.M51]=3;5;IF([.M51]=4;16;IF([.M51]=5;17;IF([.M51]=6;20;IF([.M51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51]+[.P51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51]+[.R51]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table:formula="of:=[.S51]+[.T51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U51]+[.V51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W51]+[.X51]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formula="of:=[.Y51]+[.Z51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19]" office:value-type="float" office:value="6" calcext:value-type="float">
            <text:p>6</text:p>
          </table:table-cell>
          <table:table-cell table:formula="of:=[.L19]" office:value-type="float" office:value="6" calcext:value-type="float">
            <text:p>6</text:p>
          </table:table-cell>
          <table:table-cell table:formula="of:=[.K19]" office:value-type="float" office:value="6" calcext:value-type="float">
            <text:p>6</text:p>
          </table:table-cell>
          <table:table-cell table:formula="of:=[.J19]" office:value-type="float" office:value="1" calcext:value-type="float">
            <text:p>1</text:p>
          </table:table-cell>
          <table:table-cell table:formula="of:=[.I19]" office:value-type="float" office:value="1" calcext:value-type="float">
            <text:p>1</text:p>
          </table:table-cell>
          <table:table-cell table:formula="of:=[.H19]" office:value-type="float" office:value="1" calcext:value-type="float">
            <text:p>1</text:p>
          </table:table-cell>
          <table:table-cell table:formula="of:=[.G19]" office:value-type="float" office:value="1" calcext:value-type="float">
            <text:p>1</text:p>
          </table:table-cell>
          <table:table-cell table:formula="of:=[.F19]" office:value-type="float" office:value="1" calcext:value-type="float">
            <text:p>1</text:p>
          </table:table-cell>
          <table:table-cell table:formula="of:=[.E19]" office:value-type="float" office:value="1" calcext:value-type="float">
            <text:p>1</text:p>
          </table:table-cell>
          <table:table-cell table:formula="of:=[.D19]" office:value-type="float" office:value="6" calcext:value-type="float">
            <text:p>6</text:p>
          </table:table-cell>
          <table:table-cell table:formula="of:=[.C19]" office:value-type="float" office:value="6" calcext:value-type="float">
            <text:p>6</text:p>
          </table:table-cell>
          <table:table-cell table:formula="of:=[.B19]" office:value-type="float" office:value="6" calcext:value-type="float">
            <text:p>6</text:p>
          </table:table-cell>
          <table:table-cell/>
          <table:table-cell table:formula="of:=IF([.B52]=0;0;IF([.B52]=1;2;IF([.B52]=2;16;IF([.B52]=3;18;IF([.B52]=4;32;IF([.B52]=5;34;IF([.B52]=6;40;IF([.B52]=7;42;&quot;ERROR&quot;))))))))" office:value-type="float" office:value="40" calcext:value-type="float">
            <text:p>40</text:p>
          </table:table-cell>
          <table:table-cell table:formula="of:=IF([.C52]=0;0;IF([.C52]=1;1;IF([.C52]=2;4;IF([.C52]=3;5;IF([.C52]=4;16;IF([.C52]=5;17;IF([.C52]=6;20;IF([.C52]=7;21;&quot;ERROR&quot;))))))))" office:value-type="float" office:value="20" calcext:value-type="float">
            <text:p>20</text:p>
          </table:table-cell>
          <table:table-cell table:formula="of:=IF([.D52]=0;0;IF([.D52]=1;2;IF([.D52]=2;16;IF([.D52]=3;18;IF([.D52]=4;32;IF([.D52]=5;34;IF([.D52]=6;40;IF([.D52]=7;42;&quot;ERROR&quot;))))))))" office:value-type="float" office:value="40" calcext:value-type="float">
            <text:p>40</text:p>
          </table:table-cell>
          <table:table-cell table:formula="of:=IF([.E52]=0;0;IF([.E52]=1;1;IF([.E52]=2;4;IF([.E52]=3;5;IF([.E52]=4;16;IF([.E52]=5;17;IF([.E52]=6;20;IF([.E52]=7;21;&quot;ERROR&quot;))))))))" office:value-type="float" office:value="1" calcext:value-type="float">
            <text:p>1</text:p>
          </table:table-cell>
          <table:table-cell table:formula="of:=IF([.F52]=0;0;IF([.F52]=1;2;IF([.F52]=2;16;IF([.F52]=3;18;IF([.F52]=4;32;IF([.F52]=5;34;IF([.F52]=6;40;IF([.F52]=7;42;&quot;ERROR&quot;))))))))" office:value-type="float" office:value="2" calcext:value-type="float">
            <text:p>2</text:p>
          </table:table-cell>
          <table:table-cell table:formula="of:=IF([.G52]=0;0;IF([.G52]=1;1;IF([.G52]=2;4;IF([.G52]=3;5;IF([.G52]=4;16;IF([.G52]=5;17;IF([.G52]=6;20;IF([.G52]=7;21;&quot;ERROR&quot;))))))))" office:value-type="float" office:value="1" calcext:value-type="float">
            <text:p>1</text:p>
          </table:table-cell>
          <table:table-cell table:formula="of:=IF([.H52]=0;0;IF([.H52]=1;2;IF([.H52]=2;16;IF([.H52]=3;18;IF([.H52]=4;32;IF([.H52]=5;34;IF([.H52]=6;40;IF([.H52]=7;42;&quot;ERROR&quot;))))))))" office:value-type="float" office:value="2" calcext:value-type="float">
            <text:p>2</text:p>
          </table:table-cell>
          <table:table-cell table:formula="of:=IF([.I52]=0;0;IF([.I52]=1;1;IF([.I52]=2;4;IF([.I52]=3;5;IF([.I52]=4;16;IF([.I52]=5;17;IF([.I52]=6;20;IF([.I52]=7;21;&quot;ERROR&quot;))))))))" office:value-type="float" office:value="1" calcext:value-type="float">
            <text:p>1</text:p>
          </table:table-cell>
          <table:table-cell table:formula="of:=IF([.J52]=0;0;IF([.J52]=1;2;IF([.J52]=2;16;IF([.J52]=3;18;IF([.J52]=4;32;IF([.J52]=5;34;IF([.J52]=6;40;IF([.J52]=7;42;&quot;ERROR&quot;))))))))" office:value-type="float" office:value="2" calcext:value-type="float">
            <text:p>2</text:p>
          </table:table-cell>
          <table:table-cell table:formula="of:=IF([.K52]=0;0;IF([.K52]=1;1;IF([.K52]=2;4;IF([.K52]=3;5;IF([.K52]=4;16;IF([.K52]=5;17;IF([.K52]=6;20;IF([.K52]=7;21;&quot;ERROR&quot;))))))))" office:value-type="float" office:value="20" calcext:value-type="float">
            <text:p>20</text:p>
          </table:table-cell>
          <table:table-cell table:formula="of:=IF([.L52]=0;0;IF([.L52]=1;2;IF([.L52]=2;16;IF([.L52]=3;18;IF([.L52]=4;32;IF([.L52]=5;34;IF([.L52]=6;40;IF([.L52]=7;42;&quot;ERROR&quot;))))))))" office:value-type="float" office:value="40" calcext:value-type="float">
            <text:p>40</text:p>
          </table:table-cell>
          <table:table-cell table:formula="of:=IF([.M52]=0;0;IF([.M52]=1;1;IF([.M52]=2;4;IF([.M52]=3;5;IF([.M52]=4;16;IF([.M52]=5;17;IF([.M52]=6;20;IF([.M52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52]+[.P52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52]+[.R52]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table:formula="of:=[.S52]+[.T52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U52]+[.V52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W52]+[.X52]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formula="of:=[.Y52]+[.Z52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20]" office:value-type="float" office:value="6" calcext:value-type="float">
            <text:p>6</text:p>
          </table:table-cell>
          <table:table-cell table:formula="of:=[.L20]" office:value-type="float" office:value="6" calcext:value-type="float">
            <text:p>6</text:p>
          </table:table-cell>
          <table:table-cell table:formula="of:=[.K20]" office:value-type="float" office:value="6" calcext:value-type="float">
            <text:p>6</text:p>
          </table:table-cell>
          <table:table-cell table:formula="of:=[.J20]" office:value-type="float" office:value="1" calcext:value-type="float">
            <text:p>1</text:p>
          </table:table-cell>
          <table:table-cell table:formula="of:=[.I20]" office:value-type="float" office:value="1" calcext:value-type="float">
            <text:p>1</text:p>
          </table:table-cell>
          <table:table-cell table:formula="of:=[.H20]" office:value-type="float" office:value="5" calcext:value-type="float">
            <text:p>5</text:p>
          </table:table-cell>
          <table:table-cell table:formula="of:=[.G20]" office:value-type="float" office:value="1" calcext:value-type="float">
            <text:p>1</text:p>
          </table:table-cell>
          <table:table-cell table:formula="of:=[.F20]" office:value-type="float" office:value="1" calcext:value-type="float">
            <text:p>1</text:p>
          </table:table-cell>
          <table:table-cell table:formula="of:=[.E20]" office:value-type="float" office:value="1" calcext:value-type="float">
            <text:p>1</text:p>
          </table:table-cell>
          <table:table-cell table:formula="of:=[.D20]" office:value-type="float" office:value="6" calcext:value-type="float">
            <text:p>6</text:p>
          </table:table-cell>
          <table:table-cell table:formula="of:=[.C20]" office:value-type="float" office:value="6" calcext:value-type="float">
            <text:p>6</text:p>
          </table:table-cell>
          <table:table-cell table:formula="of:=[.B20]" office:value-type="float" office:value="6" calcext:value-type="float">
            <text:p>6</text:p>
          </table:table-cell>
          <table:table-cell/>
          <table:table-cell table:formula="of:=IF([.B53]=0;0;IF([.B53]=1;2;IF([.B53]=2;16;IF([.B53]=3;18;IF([.B53]=4;32;IF([.B53]=5;34;IF([.B53]=6;40;IF([.B53]=7;42;&quot;ERROR&quot;))))))))" office:value-type="float" office:value="40" calcext:value-type="float">
            <text:p>40</text:p>
          </table:table-cell>
          <table:table-cell table:formula="of:=IF([.C53]=0;0;IF([.C53]=1;1;IF([.C53]=2;4;IF([.C53]=3;5;IF([.C53]=4;16;IF([.C53]=5;17;IF([.C53]=6;20;IF([.C53]=7;21;&quot;ERROR&quot;))))))))" office:value-type="float" office:value="20" calcext:value-type="float">
            <text:p>20</text:p>
          </table:table-cell>
          <table:table-cell table:formula="of:=IF([.D53]=0;0;IF([.D53]=1;2;IF([.D53]=2;16;IF([.D53]=3;18;IF([.D53]=4;32;IF([.D53]=5;34;IF([.D53]=6;40;IF([.D53]=7;42;&quot;ERROR&quot;))))))))" office:value-type="float" office:value="40" calcext:value-type="float">
            <text:p>40</text:p>
          </table:table-cell>
          <table:table-cell table:formula="of:=IF([.E53]=0;0;IF([.E53]=1;1;IF([.E53]=2;4;IF([.E53]=3;5;IF([.E53]=4;16;IF([.E53]=5;17;IF([.E53]=6;20;IF([.E53]=7;21;&quot;ERROR&quot;))))))))" office:value-type="float" office:value="1" calcext:value-type="float">
            <text:p>1</text:p>
          </table:table-cell>
          <table:table-cell table:formula="of:=IF([.F53]=0;0;IF([.F53]=1;2;IF([.F53]=2;16;IF([.F53]=3;18;IF([.F53]=4;32;IF([.F53]=5;34;IF([.F53]=6;40;IF([.F53]=7;42;&quot;ERROR&quot;))))))))" office:value-type="float" office:value="2" calcext:value-type="float">
            <text:p>2</text:p>
          </table:table-cell>
          <table:table-cell table:formula="of:=IF([.G53]=0;0;IF([.G53]=1;1;IF([.G53]=2;4;IF([.G53]=3;5;IF([.G53]=4;16;IF([.G53]=5;17;IF([.G53]=6;20;IF([.G53]=7;21;&quot;ERROR&quot;))))))))" office:value-type="float" office:value="17" calcext:value-type="float">
            <text:p>17</text:p>
          </table:table-cell>
          <table:table-cell table:formula="of:=IF([.H53]=0;0;IF([.H53]=1;2;IF([.H53]=2;16;IF([.H53]=3;18;IF([.H53]=4;32;IF([.H53]=5;34;IF([.H53]=6;40;IF([.H53]=7;42;&quot;ERROR&quot;))))))))" office:value-type="float" office:value="2" calcext:value-type="float">
            <text:p>2</text:p>
          </table:table-cell>
          <table:table-cell table:formula="of:=IF([.I53]=0;0;IF([.I53]=1;1;IF([.I53]=2;4;IF([.I53]=3;5;IF([.I53]=4;16;IF([.I53]=5;17;IF([.I53]=6;20;IF([.I53]=7;21;&quot;ERROR&quot;))))))))" office:value-type="float" office:value="1" calcext:value-type="float">
            <text:p>1</text:p>
          </table:table-cell>
          <table:table-cell table:formula="of:=IF([.J53]=0;0;IF([.J53]=1;2;IF([.J53]=2;16;IF([.J53]=3;18;IF([.J53]=4;32;IF([.J53]=5;34;IF([.J53]=6;40;IF([.J53]=7;42;&quot;ERROR&quot;))))))))" office:value-type="float" office:value="2" calcext:value-type="float">
            <text:p>2</text:p>
          </table:table-cell>
          <table:table-cell table:formula="of:=IF([.K53]=0;0;IF([.K53]=1;1;IF([.K53]=2;4;IF([.K53]=3;5;IF([.K53]=4;16;IF([.K53]=5;17;IF([.K53]=6;20;IF([.K53]=7;21;&quot;ERROR&quot;))))))))" office:value-type="float" office:value="20" calcext:value-type="float">
            <text:p>20</text:p>
          </table:table-cell>
          <table:table-cell table:formula="of:=IF([.L53]=0;0;IF([.L53]=1;2;IF([.L53]=2;16;IF([.L53]=3;18;IF([.L53]=4;32;IF([.L53]=5;34;IF([.L53]=6;40;IF([.L53]=7;42;&quot;ERROR&quot;))))))))" office:value-type="float" office:value="40" calcext:value-type="float">
            <text:p>40</text:p>
          </table:table-cell>
          <table:table-cell table:formula="of:=IF([.M53]=0;0;IF([.M53]=1;1;IF([.M53]=2;4;IF([.M53]=3;5;IF([.M53]=4;16;IF([.M53]=5;17;IF([.M53]=6;20;IF([.M53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53]+[.P53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53]+[.R53]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table:formula="of:=[.S53]+[.T53]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formula="of:=[.U53]+[.V53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W53]+[.X53]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formula="of:=[.Y53]+[.Z53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21]" office:value-type="float" office:value="6" calcext:value-type="float">
            <text:p>6</text:p>
          </table:table-cell>
          <table:table-cell table:formula="of:=[.L21]" office:value-type="float" office:value="6" calcext:value-type="float">
            <text:p>6</text:p>
          </table:table-cell>
          <table:table-cell table:formula="of:=[.K21]" office:value-type="float" office:value="6" calcext:value-type="float">
            <text:p>6</text:p>
          </table:table-cell>
          <table:table-cell table:formula="of:=[.J21]" office:value-type="float" office:value="1" calcext:value-type="float">
            <text:p>1</text:p>
          </table:table-cell>
          <table:table-cell table:formula="of:=[.I21]" office:value-type="float" office:value="1" calcext:value-type="float">
            <text:p>1</text:p>
          </table:table-cell>
          <table:table-cell table:formula="of:=[.H21]" office:value-type="float" office:value="5" calcext:value-type="float">
            <text:p>5</text:p>
          </table:table-cell>
          <table:table-cell table:formula="of:=[.G21]" office:value-type="float" office:value="1" calcext:value-type="float">
            <text:p>1</text:p>
          </table:table-cell>
          <table:table-cell table:formula="of:=[.F21]" office:value-type="float" office:value="1" calcext:value-type="float">
            <text:p>1</text:p>
          </table:table-cell>
          <table:table-cell table:formula="of:=[.E21]" office:value-type="float" office:value="1" calcext:value-type="float">
            <text:p>1</text:p>
          </table:table-cell>
          <table:table-cell table:formula="of:=[.D21]" office:value-type="float" office:value="6" calcext:value-type="float">
            <text:p>6</text:p>
          </table:table-cell>
          <table:table-cell table:formula="of:=[.C21]" office:value-type="float" office:value="6" calcext:value-type="float">
            <text:p>6</text:p>
          </table:table-cell>
          <table:table-cell table:formula="of:=[.B21]" office:value-type="float" office:value="6" calcext:value-type="float">
            <text:p>6</text:p>
          </table:table-cell>
          <table:table-cell/>
          <table:table-cell table:formula="of:=IF([.B54]=0;0;IF([.B54]=1;2;IF([.B54]=2;16;IF([.B54]=3;18;IF([.B54]=4;32;IF([.B54]=5;34;IF([.B54]=6;40;IF([.B54]=7;42;&quot;ERROR&quot;))))))))" office:value-type="float" office:value="40" calcext:value-type="float">
            <text:p>40</text:p>
          </table:table-cell>
          <table:table-cell table:formula="of:=IF([.C54]=0;0;IF([.C54]=1;1;IF([.C54]=2;4;IF([.C54]=3;5;IF([.C54]=4;16;IF([.C54]=5;17;IF([.C54]=6;20;IF([.C54]=7;21;&quot;ERROR&quot;))))))))" office:value-type="float" office:value="20" calcext:value-type="float">
            <text:p>20</text:p>
          </table:table-cell>
          <table:table-cell table:formula="of:=IF([.D54]=0;0;IF([.D54]=1;2;IF([.D54]=2;16;IF([.D54]=3;18;IF([.D54]=4;32;IF([.D54]=5;34;IF([.D54]=6;40;IF([.D54]=7;42;&quot;ERROR&quot;))))))))" office:value-type="float" office:value="40" calcext:value-type="float">
            <text:p>40</text:p>
          </table:table-cell>
          <table:table-cell table:formula="of:=IF([.E54]=0;0;IF([.E54]=1;1;IF([.E54]=2;4;IF([.E54]=3;5;IF([.E54]=4;16;IF([.E54]=5;17;IF([.E54]=6;20;IF([.E54]=7;21;&quot;ERROR&quot;))))))))" office:value-type="float" office:value="1" calcext:value-type="float">
            <text:p>1</text:p>
          </table:table-cell>
          <table:table-cell table:formula="of:=IF([.F54]=0;0;IF([.F54]=1;2;IF([.F54]=2;16;IF([.F54]=3;18;IF([.F54]=4;32;IF([.F54]=5;34;IF([.F54]=6;40;IF([.F54]=7;42;&quot;ERROR&quot;))))))))" office:value-type="float" office:value="2" calcext:value-type="float">
            <text:p>2</text:p>
          </table:table-cell>
          <table:table-cell table:formula="of:=IF([.G54]=0;0;IF([.G54]=1;1;IF([.G54]=2;4;IF([.G54]=3;5;IF([.G54]=4;16;IF([.G54]=5;17;IF([.G54]=6;20;IF([.G54]=7;21;&quot;ERROR&quot;))))))))" office:value-type="float" office:value="17" calcext:value-type="float">
            <text:p>17</text:p>
          </table:table-cell>
          <table:table-cell table:formula="of:=IF([.H54]=0;0;IF([.H54]=1;2;IF([.H54]=2;16;IF([.H54]=3;18;IF([.H54]=4;32;IF([.H54]=5;34;IF([.H54]=6;40;IF([.H54]=7;42;&quot;ERROR&quot;))))))))" office:value-type="float" office:value="2" calcext:value-type="float">
            <text:p>2</text:p>
          </table:table-cell>
          <table:table-cell table:formula="of:=IF([.I54]=0;0;IF([.I54]=1;1;IF([.I54]=2;4;IF([.I54]=3;5;IF([.I54]=4;16;IF([.I54]=5;17;IF([.I54]=6;20;IF([.I54]=7;21;&quot;ERROR&quot;))))))))" office:value-type="float" office:value="1" calcext:value-type="float">
            <text:p>1</text:p>
          </table:table-cell>
          <table:table-cell table:formula="of:=IF([.J54]=0;0;IF([.J54]=1;2;IF([.J54]=2;16;IF([.J54]=3;18;IF([.J54]=4;32;IF([.J54]=5;34;IF([.J54]=6;40;IF([.J54]=7;42;&quot;ERROR&quot;))))))))" office:value-type="float" office:value="2" calcext:value-type="float">
            <text:p>2</text:p>
          </table:table-cell>
          <table:table-cell table:formula="of:=IF([.K54]=0;0;IF([.K54]=1;1;IF([.K54]=2;4;IF([.K54]=3;5;IF([.K54]=4;16;IF([.K54]=5;17;IF([.K54]=6;20;IF([.K54]=7;21;&quot;ERROR&quot;))))))))" office:value-type="float" office:value="20" calcext:value-type="float">
            <text:p>20</text:p>
          </table:table-cell>
          <table:table-cell table:formula="of:=IF([.L54]=0;0;IF([.L54]=1;2;IF([.L54]=2;16;IF([.L54]=3;18;IF([.L54]=4;32;IF([.L54]=5;34;IF([.L54]=6;40;IF([.L54]=7;42;&quot;ERROR&quot;))))))))" office:value-type="float" office:value="40" calcext:value-type="float">
            <text:p>40</text:p>
          </table:table-cell>
          <table:table-cell table:formula="of:=IF([.M54]=0;0;IF([.M54]=1;1;IF([.M54]=2;4;IF([.M54]=3;5;IF([.M54]=4;16;IF([.M54]=5;17;IF([.M54]=6;20;IF([.M54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54]+[.P54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54]+[.R54]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table:formula="of:=[.S54]+[.T54]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formula="of:=[.U54]+[.V54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W54]+[.X54]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formula="of:=[.Y54]+[.Z54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22]" office:value-type="float" office:value="6" calcext:value-type="float">
            <text:p>6</text:p>
          </table:table-cell>
          <table:table-cell table:formula="of:=[.L22]" office:value-type="float" office:value="6" calcext:value-type="float">
            <text:p>6</text:p>
          </table:table-cell>
          <table:table-cell table:formula="of:=[.K22]" office:value-type="float" office:value="6" calcext:value-type="float">
            <text:p>6</text:p>
          </table:table-cell>
          <table:table-cell table:formula="of:=[.J22]" office:value-type="float" office:value="1" calcext:value-type="float">
            <text:p>1</text:p>
          </table:table-cell>
          <table:table-cell table:formula="of:=[.I22]" office:value-type="float" office:value="1" calcext:value-type="float">
            <text:p>1</text:p>
          </table:table-cell>
          <table:table-cell table:formula="of:=[.H22]" office:value-type="float" office:value="5" calcext:value-type="float">
            <text:p>5</text:p>
          </table:table-cell>
          <table:table-cell table:formula="of:=[.G22]" office:value-type="float" office:value="1" calcext:value-type="float">
            <text:p>1</text:p>
          </table:table-cell>
          <table:table-cell table:formula="of:=[.F22]" office:value-type="float" office:value="1" calcext:value-type="float">
            <text:p>1</text:p>
          </table:table-cell>
          <table:table-cell table:formula="of:=[.E22]" office:value-type="float" office:value="1" calcext:value-type="float">
            <text:p>1</text:p>
          </table:table-cell>
          <table:table-cell table:formula="of:=[.D22]" office:value-type="float" office:value="6" calcext:value-type="float">
            <text:p>6</text:p>
          </table:table-cell>
          <table:table-cell table:formula="of:=[.C22]" office:value-type="float" office:value="6" calcext:value-type="float">
            <text:p>6</text:p>
          </table:table-cell>
          <table:table-cell table:formula="of:=[.B22]" office:value-type="float" office:value="6" calcext:value-type="float">
            <text:p>6</text:p>
          </table:table-cell>
          <table:table-cell/>
          <table:table-cell table:formula="of:=IF([.B55]=0;0;IF([.B55]=1;2;IF([.B55]=2;16;IF([.B55]=3;18;IF([.B55]=4;32;IF([.B55]=5;34;IF([.B55]=6;40;IF([.B55]=7;42;&quot;ERROR&quot;))))))))" office:value-type="float" office:value="40" calcext:value-type="float">
            <text:p>40</text:p>
          </table:table-cell>
          <table:table-cell table:formula="of:=IF([.C55]=0;0;IF([.C55]=1;1;IF([.C55]=2;4;IF([.C55]=3;5;IF([.C55]=4;16;IF([.C55]=5;17;IF([.C55]=6;20;IF([.C55]=7;21;&quot;ERROR&quot;))))))))" office:value-type="float" office:value="20" calcext:value-type="float">
            <text:p>20</text:p>
          </table:table-cell>
          <table:table-cell table:formula="of:=IF([.D55]=0;0;IF([.D55]=1;2;IF([.D55]=2;16;IF([.D55]=3;18;IF([.D55]=4;32;IF([.D55]=5;34;IF([.D55]=6;40;IF([.D55]=7;42;&quot;ERROR&quot;))))))))" office:value-type="float" office:value="40" calcext:value-type="float">
            <text:p>40</text:p>
          </table:table-cell>
          <table:table-cell table:formula="of:=IF([.E55]=0;0;IF([.E55]=1;1;IF([.E55]=2;4;IF([.E55]=3;5;IF([.E55]=4;16;IF([.E55]=5;17;IF([.E55]=6;20;IF([.E55]=7;21;&quot;ERROR&quot;))))))))" office:value-type="float" office:value="1" calcext:value-type="float">
            <text:p>1</text:p>
          </table:table-cell>
          <table:table-cell table:formula="of:=IF([.F55]=0;0;IF([.F55]=1;2;IF([.F55]=2;16;IF([.F55]=3;18;IF([.F55]=4;32;IF([.F55]=5;34;IF([.F55]=6;40;IF([.F55]=7;42;&quot;ERROR&quot;))))))))" office:value-type="float" office:value="2" calcext:value-type="float">
            <text:p>2</text:p>
          </table:table-cell>
          <table:table-cell table:formula="of:=IF([.G55]=0;0;IF([.G55]=1;1;IF([.G55]=2;4;IF([.G55]=3;5;IF([.G55]=4;16;IF([.G55]=5;17;IF([.G55]=6;20;IF([.G55]=7;21;&quot;ERROR&quot;))))))))" office:value-type="float" office:value="17" calcext:value-type="float">
            <text:p>17</text:p>
          </table:table-cell>
          <table:table-cell table:formula="of:=IF([.H55]=0;0;IF([.H55]=1;2;IF([.H55]=2;16;IF([.H55]=3;18;IF([.H55]=4;32;IF([.H55]=5;34;IF([.H55]=6;40;IF([.H55]=7;42;&quot;ERROR&quot;))))))))" office:value-type="float" office:value="2" calcext:value-type="float">
            <text:p>2</text:p>
          </table:table-cell>
          <table:table-cell table:formula="of:=IF([.I55]=0;0;IF([.I55]=1;1;IF([.I55]=2;4;IF([.I55]=3;5;IF([.I55]=4;16;IF([.I55]=5;17;IF([.I55]=6;20;IF([.I55]=7;21;&quot;ERROR&quot;))))))))" office:value-type="float" office:value="1" calcext:value-type="float">
            <text:p>1</text:p>
          </table:table-cell>
          <table:table-cell table:formula="of:=IF([.J55]=0;0;IF([.J55]=1;2;IF([.J55]=2;16;IF([.J55]=3;18;IF([.J55]=4;32;IF([.J55]=5;34;IF([.J55]=6;40;IF([.J55]=7;42;&quot;ERROR&quot;))))))))" office:value-type="float" office:value="2" calcext:value-type="float">
            <text:p>2</text:p>
          </table:table-cell>
          <table:table-cell table:formula="of:=IF([.K55]=0;0;IF([.K55]=1;1;IF([.K55]=2;4;IF([.K55]=3;5;IF([.K55]=4;16;IF([.K55]=5;17;IF([.K55]=6;20;IF([.K55]=7;21;&quot;ERROR&quot;))))))))" office:value-type="float" office:value="20" calcext:value-type="float">
            <text:p>20</text:p>
          </table:table-cell>
          <table:table-cell table:formula="of:=IF([.L55]=0;0;IF([.L55]=1;2;IF([.L55]=2;16;IF([.L55]=3;18;IF([.L55]=4;32;IF([.L55]=5;34;IF([.L55]=6;40;IF([.L55]=7;42;&quot;ERROR&quot;))))))))" office:value-type="float" office:value="40" calcext:value-type="float">
            <text:p>40</text:p>
          </table:table-cell>
          <table:table-cell table:formula="of:=IF([.M55]=0;0;IF([.M55]=1;1;IF([.M55]=2;4;IF([.M55]=3;5;IF([.M55]=4;16;IF([.M55]=5;17;IF([.M55]=6;20;IF([.M55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55]+[.P55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55]+[.R55]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table:formula="of:=[.S55]+[.T55]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formula="of:=[.U55]+[.V55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W55]+[.X55]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formula="of:=[.Y55]+[.Z55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23]" office:value-type="float" office:value="6" calcext:value-type="float">
            <text:p>6</text:p>
          </table:table-cell>
          <table:table-cell table:formula="of:=[.L23]" office:value-type="float" office:value="6" calcext:value-type="float">
            <text:p>6</text:p>
          </table:table-cell>
          <table:table-cell table:formula="of:=[.K23]" office:value-type="float" office:value="1" calcext:value-type="float">
            <text:p>1</text:p>
          </table:table-cell>
          <table:table-cell table:formula="of:=[.J23]" office:value-type="float" office:value="1" calcext:value-type="float">
            <text:p>1</text:p>
          </table:table-cell>
          <table:table-cell table:formula="of:=[.I23]" office:value-type="float" office:value="1" calcext:value-type="float">
            <text:p>1</text:p>
          </table:table-cell>
          <table:table-cell table:formula="of:=[.H23]" office:value-type="float" office:value="5" calcext:value-type="float">
            <text:p>5</text:p>
          </table:table-cell>
          <table:table-cell table:formula="of:=[.G23]" office:value-type="float" office:value="1" calcext:value-type="float">
            <text:p>1</text:p>
          </table:table-cell>
          <table:table-cell table:formula="of:=[.F23]" office:value-type="float" office:value="1" calcext:value-type="float">
            <text:p>1</text:p>
          </table:table-cell>
          <table:table-cell table:formula="of:=[.E23]" office:value-type="float" office:value="1" calcext:value-type="float">
            <text:p>1</text:p>
          </table:table-cell>
          <table:table-cell table:formula="of:=[.D23]" office:value-type="float" office:value="1" calcext:value-type="float">
            <text:p>1</text:p>
          </table:table-cell>
          <table:table-cell table:formula="of:=[.C23]" office:value-type="float" office:value="6" calcext:value-type="float">
            <text:p>6</text:p>
          </table:table-cell>
          <table:table-cell table:formula="of:=[.B23]" office:value-type="float" office:value="6" calcext:value-type="float">
            <text:p>6</text:p>
          </table:table-cell>
          <table:table-cell/>
          <table:table-cell table:formula="of:=IF([.B56]=0;0;IF([.B56]=1;2;IF([.B56]=2;16;IF([.B56]=3;18;IF([.B56]=4;32;IF([.B56]=5;34;IF([.B56]=6;40;IF([.B56]=7;42;&quot;ERROR&quot;))))))))" office:value-type="float" office:value="40" calcext:value-type="float">
            <text:p>40</text:p>
          </table:table-cell>
          <table:table-cell table:formula="of:=IF([.C56]=0;0;IF([.C56]=1;1;IF([.C56]=2;4;IF([.C56]=3;5;IF([.C56]=4;16;IF([.C56]=5;17;IF([.C56]=6;20;IF([.C56]=7;21;&quot;ERROR&quot;))))))))" office:value-type="float" office:value="20" calcext:value-type="float">
            <text:p>20</text:p>
          </table:table-cell>
          <table:table-cell table:formula="of:=IF([.D56]=0;0;IF([.D56]=1;2;IF([.D56]=2;16;IF([.D56]=3;18;IF([.D56]=4;32;IF([.D56]=5;34;IF([.D56]=6;40;IF([.D56]=7;42;&quot;ERROR&quot;))))))))" office:value-type="float" office:value="2" calcext:value-type="float">
            <text:p>2</text:p>
          </table:table-cell>
          <table:table-cell table:formula="of:=IF([.E56]=0;0;IF([.E56]=1;1;IF([.E56]=2;4;IF([.E56]=3;5;IF([.E56]=4;16;IF([.E56]=5;17;IF([.E56]=6;20;IF([.E56]=7;21;&quot;ERROR&quot;))))))))" office:value-type="float" office:value="1" calcext:value-type="float">
            <text:p>1</text:p>
          </table:table-cell>
          <table:table-cell table:formula="of:=IF([.F56]=0;0;IF([.F56]=1;2;IF([.F56]=2;16;IF([.F56]=3;18;IF([.F56]=4;32;IF([.F56]=5;34;IF([.F56]=6;40;IF([.F56]=7;42;&quot;ERROR&quot;))))))))" office:value-type="float" office:value="2" calcext:value-type="float">
            <text:p>2</text:p>
          </table:table-cell>
          <table:table-cell table:formula="of:=IF([.G56]=0;0;IF([.G56]=1;1;IF([.G56]=2;4;IF([.G56]=3;5;IF([.G56]=4;16;IF([.G56]=5;17;IF([.G56]=6;20;IF([.G56]=7;21;&quot;ERROR&quot;))))))))" office:value-type="float" office:value="17" calcext:value-type="float">
            <text:p>17</text:p>
          </table:table-cell>
          <table:table-cell table:formula="of:=IF([.H56]=0;0;IF([.H56]=1;2;IF([.H56]=2;16;IF([.H56]=3;18;IF([.H56]=4;32;IF([.H56]=5;34;IF([.H56]=6;40;IF([.H56]=7;42;&quot;ERROR&quot;))))))))" office:value-type="float" office:value="2" calcext:value-type="float">
            <text:p>2</text:p>
          </table:table-cell>
          <table:table-cell table:formula="of:=IF([.I56]=0;0;IF([.I56]=1;1;IF([.I56]=2;4;IF([.I56]=3;5;IF([.I56]=4;16;IF([.I56]=5;17;IF([.I56]=6;20;IF([.I56]=7;21;&quot;ERROR&quot;))))))))" office:value-type="float" office:value="1" calcext:value-type="float">
            <text:p>1</text:p>
          </table:table-cell>
          <table:table-cell table:formula="of:=IF([.J56]=0;0;IF([.J56]=1;2;IF([.J56]=2;16;IF([.J56]=3;18;IF([.J56]=4;32;IF([.J56]=5;34;IF([.J56]=6;40;IF([.J56]=7;42;&quot;ERROR&quot;))))))))" office:value-type="float" office:value="2" calcext:value-type="float">
            <text:p>2</text:p>
          </table:table-cell>
          <table:table-cell table:formula="of:=IF([.K56]=0;0;IF([.K56]=1;1;IF([.K56]=2;4;IF([.K56]=3;5;IF([.K56]=4;16;IF([.K56]=5;17;IF([.K56]=6;20;IF([.K56]=7;21;&quot;ERROR&quot;))))))))" office:value-type="float" office:value="1" calcext:value-type="float">
            <text:p>1</text:p>
          </table:table-cell>
          <table:table-cell table:formula="of:=IF([.L56]=0;0;IF([.L56]=1;2;IF([.L56]=2;16;IF([.L56]=3;18;IF([.L56]=4;32;IF([.L56]=5;34;IF([.L56]=6;40;IF([.L56]=7;42;&quot;ERROR&quot;))))))))" office:value-type="float" office:value="40" calcext:value-type="float">
            <text:p>40</text:p>
          </table:table-cell>
          <table:table-cell table:formula="of:=IF([.M56]=0;0;IF([.M56]=1;1;IF([.M56]=2;4;IF([.M56]=3;5;IF([.M56]=4;16;IF([.M56]=5;17;IF([.M56]=6;20;IF([.M56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56]+[.P56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56]+[.R56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S56]+[.T56]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formula="of:=[.U56]+[.V56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W56]+[.X56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Y56]+[.Z56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24]" office:value-type="float" office:value="6" calcext:value-type="float">
            <text:p>6</text:p>
          </table:table-cell>
          <table:table-cell table:formula="of:=[.L24]" office:value-type="float" office:value="6" calcext:value-type="float">
            <text:p>6</text:p>
          </table:table-cell>
          <table:table-cell table:formula="of:=[.K24]" office:value-type="float" office:value="1" calcext:value-type="float">
            <text:p>1</text:p>
          </table:table-cell>
          <table:table-cell table:formula="of:=[.J24]" office:value-type="float" office:value="1" calcext:value-type="float">
            <text:p>1</text:p>
          </table:table-cell>
          <table:table-cell table:formula="of:=[.I24]" office:value-type="float" office:value="1" calcext:value-type="float">
            <text:p>1</text:p>
          </table:table-cell>
          <table:table-cell table:formula="of:=[.H24]" office:value-type="float" office:value="5" calcext:value-type="float">
            <text:p>5</text:p>
          </table:table-cell>
          <table:table-cell table:formula="of:=[.G24]" office:value-type="float" office:value="1" calcext:value-type="float">
            <text:p>1</text:p>
          </table:table-cell>
          <table:table-cell table:formula="of:=[.F24]" office:value-type="float" office:value="1" calcext:value-type="float">
            <text:p>1</text:p>
          </table:table-cell>
          <table:table-cell table:formula="of:=[.E24]" office:value-type="float" office:value="1" calcext:value-type="float">
            <text:p>1</text:p>
          </table:table-cell>
          <table:table-cell table:formula="of:=[.D24]" office:value-type="float" office:value="1" calcext:value-type="float">
            <text:p>1</text:p>
          </table:table-cell>
          <table:table-cell table:formula="of:=[.C24]" office:value-type="float" office:value="6" calcext:value-type="float">
            <text:p>6</text:p>
          </table:table-cell>
          <table:table-cell table:formula="of:=[.B24]" office:value-type="float" office:value="6" calcext:value-type="float">
            <text:p>6</text:p>
          </table:table-cell>
          <table:table-cell/>
          <table:table-cell table:formula="of:=IF([.B57]=0;0;IF([.B57]=1;2;IF([.B57]=2;16;IF([.B57]=3;18;IF([.B57]=4;32;IF([.B57]=5;34;IF([.B57]=6;40;IF([.B57]=7;42;&quot;ERROR&quot;))))))))" office:value-type="float" office:value="40" calcext:value-type="float">
            <text:p>40</text:p>
          </table:table-cell>
          <table:table-cell table:formula="of:=IF([.C57]=0;0;IF([.C57]=1;1;IF([.C57]=2;4;IF([.C57]=3;5;IF([.C57]=4;16;IF([.C57]=5;17;IF([.C57]=6;20;IF([.C57]=7;21;&quot;ERROR&quot;))))))))" office:value-type="float" office:value="20" calcext:value-type="float">
            <text:p>20</text:p>
          </table:table-cell>
          <table:table-cell table:formula="of:=IF([.D57]=0;0;IF([.D57]=1;2;IF([.D57]=2;16;IF([.D57]=3;18;IF([.D57]=4;32;IF([.D57]=5;34;IF([.D57]=6;40;IF([.D57]=7;42;&quot;ERROR&quot;))))))))" office:value-type="float" office:value="2" calcext:value-type="float">
            <text:p>2</text:p>
          </table:table-cell>
          <table:table-cell table:formula="of:=IF([.E57]=0;0;IF([.E57]=1;1;IF([.E57]=2;4;IF([.E57]=3;5;IF([.E57]=4;16;IF([.E57]=5;17;IF([.E57]=6;20;IF([.E57]=7;21;&quot;ERROR&quot;))))))))" office:value-type="float" office:value="1" calcext:value-type="float">
            <text:p>1</text:p>
          </table:table-cell>
          <table:table-cell table:formula="of:=IF([.F57]=0;0;IF([.F57]=1;2;IF([.F57]=2;16;IF([.F57]=3;18;IF([.F57]=4;32;IF([.F57]=5;34;IF([.F57]=6;40;IF([.F57]=7;42;&quot;ERROR&quot;))))))))" office:value-type="float" office:value="2" calcext:value-type="float">
            <text:p>2</text:p>
          </table:table-cell>
          <table:table-cell table:formula="of:=IF([.G57]=0;0;IF([.G57]=1;1;IF([.G57]=2;4;IF([.G57]=3;5;IF([.G57]=4;16;IF([.G57]=5;17;IF([.G57]=6;20;IF([.G57]=7;21;&quot;ERROR&quot;))))))))" office:value-type="float" office:value="17" calcext:value-type="float">
            <text:p>17</text:p>
          </table:table-cell>
          <table:table-cell table:formula="of:=IF([.H57]=0;0;IF([.H57]=1;2;IF([.H57]=2;16;IF([.H57]=3;18;IF([.H57]=4;32;IF([.H57]=5;34;IF([.H57]=6;40;IF([.H57]=7;42;&quot;ERROR&quot;))))))))" office:value-type="float" office:value="2" calcext:value-type="float">
            <text:p>2</text:p>
          </table:table-cell>
          <table:table-cell table:formula="of:=IF([.I57]=0;0;IF([.I57]=1;1;IF([.I57]=2;4;IF([.I57]=3;5;IF([.I57]=4;16;IF([.I57]=5;17;IF([.I57]=6;20;IF([.I57]=7;21;&quot;ERROR&quot;))))))))" office:value-type="float" office:value="1" calcext:value-type="float">
            <text:p>1</text:p>
          </table:table-cell>
          <table:table-cell table:formula="of:=IF([.J57]=0;0;IF([.J57]=1;2;IF([.J57]=2;16;IF([.J57]=3;18;IF([.J57]=4;32;IF([.J57]=5;34;IF([.J57]=6;40;IF([.J57]=7;42;&quot;ERROR&quot;))))))))" office:value-type="float" office:value="2" calcext:value-type="float">
            <text:p>2</text:p>
          </table:table-cell>
          <table:table-cell table:formula="of:=IF([.K57]=0;0;IF([.K57]=1;1;IF([.K57]=2;4;IF([.K57]=3;5;IF([.K57]=4;16;IF([.K57]=5;17;IF([.K57]=6;20;IF([.K57]=7;21;&quot;ERROR&quot;))))))))" office:value-type="float" office:value="1" calcext:value-type="float">
            <text:p>1</text:p>
          </table:table-cell>
          <table:table-cell table:formula="of:=IF([.L57]=0;0;IF([.L57]=1;2;IF([.L57]=2;16;IF([.L57]=3;18;IF([.L57]=4;32;IF([.L57]=5;34;IF([.L57]=6;40;IF([.L57]=7;42;&quot;ERROR&quot;))))))))" office:value-type="float" office:value="40" calcext:value-type="float">
            <text:p>40</text:p>
          </table:table-cell>
          <table:table-cell table:formula="of:=IF([.M57]=0;0;IF([.M57]=1;1;IF([.M57]=2;4;IF([.M57]=3;5;IF([.M57]=4;16;IF([.M57]=5;17;IF([.M57]=6;20;IF([.M57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57]+[.P57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57]+[.R57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S57]+[.T57]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formula="of:=[.U57]+[.V57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W57]+[.X57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Y57]+[.Z57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25]" office:value-type="float" office:value="6" calcext:value-type="float">
            <text:p>6</text:p>
          </table:table-cell>
          <table:table-cell table:formula="of:=[.L25]" office:value-type="float" office:value="6" calcext:value-type="float">
            <text:p>6</text:p>
          </table:table-cell>
          <table:table-cell table:formula="of:=[.K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I25]" office:value-type="float" office:value="1" calcext:value-type="float">
            <text:p>1</text:p>
          </table:table-cell>
          <table:table-cell table:formula="of:=[.H25]" office:value-type="float" office:value="5" calcext:value-type="float">
            <text:p>5</text:p>
          </table:table-cell>
          <table:table-cell table:formula="of:=[.G25]" office:value-type="float" office:value="1" calcext:value-type="float">
            <text:p>1</text:p>
          </table:table-cell>
          <table:table-cell table:formula="of:=[.F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C25]" office:value-type="float" office:value="6" calcext:value-type="float">
            <text:p>6</text:p>
          </table:table-cell>
          <table:table-cell table:formula="of:=[.B25]" office:value-type="float" office:value="6" calcext:value-type="float">
            <text:p>6</text:p>
          </table:table-cell>
          <table:table-cell/>
          <table:table-cell table:formula="of:=IF([.B58]=0;0;IF([.B58]=1;2;IF([.B58]=2;16;IF([.B58]=3;18;IF([.B58]=4;32;IF([.B58]=5;34;IF([.B58]=6;40;IF([.B58]=7;42;&quot;ERROR&quot;))))))))" office:value-type="float" office:value="40" calcext:value-type="float">
            <text:p>40</text:p>
          </table:table-cell>
          <table:table-cell table:formula="of:=IF([.C58]=0;0;IF([.C58]=1;1;IF([.C58]=2;4;IF([.C58]=3;5;IF([.C58]=4;16;IF([.C58]=5;17;IF([.C58]=6;20;IF([.C58]=7;21;&quot;ERROR&quot;))))))))" office:value-type="float" office:value="20" calcext:value-type="float">
            <text:p>20</text:p>
          </table:table-cell>
          <table:table-cell table:formula="of:=IF([.D58]=0;0;IF([.D58]=1;2;IF([.D58]=2;16;IF([.D58]=3;18;IF([.D58]=4;32;IF([.D58]=5;34;IF([.D58]=6;40;IF([.D58]=7;42;&quot;ERROR&quot;))))))))" office:value-type="float" office:value="2" calcext:value-type="float">
            <text:p>2</text:p>
          </table:table-cell>
          <table:table-cell table:formula="of:=IF([.E58]=0;0;IF([.E58]=1;1;IF([.E58]=2;4;IF([.E58]=3;5;IF([.E58]=4;16;IF([.E58]=5;17;IF([.E58]=6;20;IF([.E58]=7;21;&quot;ERROR&quot;))))))))" office:value-type="float" office:value="1" calcext:value-type="float">
            <text:p>1</text:p>
          </table:table-cell>
          <table:table-cell table:formula="of:=IF([.F58]=0;0;IF([.F58]=1;2;IF([.F58]=2;16;IF([.F58]=3;18;IF([.F58]=4;32;IF([.F58]=5;34;IF([.F58]=6;40;IF([.F58]=7;42;&quot;ERROR&quot;))))))))" office:value-type="float" office:value="2" calcext:value-type="float">
            <text:p>2</text:p>
          </table:table-cell>
          <table:table-cell table:formula="of:=IF([.G58]=0;0;IF([.G58]=1;1;IF([.G58]=2;4;IF([.G58]=3;5;IF([.G58]=4;16;IF([.G58]=5;17;IF([.G58]=6;20;IF([.G58]=7;21;&quot;ERROR&quot;))))))))" office:value-type="float" office:value="17" calcext:value-type="float">
            <text:p>17</text:p>
          </table:table-cell>
          <table:table-cell table:formula="of:=IF([.H58]=0;0;IF([.H58]=1;2;IF([.H58]=2;16;IF([.H58]=3;18;IF([.H58]=4;32;IF([.H58]=5;34;IF([.H58]=6;40;IF([.H58]=7;42;&quot;ERROR&quot;))))))))" office:value-type="float" office:value="2" calcext:value-type="float">
            <text:p>2</text:p>
          </table:table-cell>
          <table:table-cell table:formula="of:=IF([.I58]=0;0;IF([.I58]=1;1;IF([.I58]=2;4;IF([.I58]=3;5;IF([.I58]=4;16;IF([.I58]=5;17;IF([.I58]=6;20;IF([.I58]=7;21;&quot;ERROR&quot;))))))))" office:value-type="float" office:value="1" calcext:value-type="float">
            <text:p>1</text:p>
          </table:table-cell>
          <table:table-cell table:formula="of:=IF([.J58]=0;0;IF([.J58]=1;2;IF([.J58]=2;16;IF([.J58]=3;18;IF([.J58]=4;32;IF([.J58]=5;34;IF([.J58]=6;40;IF([.J58]=7;42;&quot;ERROR&quot;))))))))" office:value-type="float" office:value="2" calcext:value-type="float">
            <text:p>2</text:p>
          </table:table-cell>
          <table:table-cell table:formula="of:=IF([.K58]=0;0;IF([.K58]=1;1;IF([.K58]=2;4;IF([.K58]=3;5;IF([.K58]=4;16;IF([.K58]=5;17;IF([.K58]=6;20;IF([.K58]=7;21;&quot;ERROR&quot;))))))))" office:value-type="float" office:value="1" calcext:value-type="float">
            <text:p>1</text:p>
          </table:table-cell>
          <table:table-cell table:formula="of:=IF([.L58]=0;0;IF([.L58]=1;2;IF([.L58]=2;16;IF([.L58]=3;18;IF([.L58]=4;32;IF([.L58]=5;34;IF([.L58]=6;40;IF([.L58]=7;42;&quot;ERROR&quot;))))))))" office:value-type="float" office:value="40" calcext:value-type="float">
            <text:p>40</text:p>
          </table:table-cell>
          <table:table-cell table:formula="of:=IF([.M58]=0;0;IF([.M58]=1;1;IF([.M58]=2;4;IF([.M58]=3;5;IF([.M58]=4;16;IF([.M58]=5;17;IF([.M58]=6;20;IF([.M58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58]+[.P58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58]+[.R58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S58]+[.T58]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formula="of:=[.U58]+[.V58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W58]+[.X58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Y58]+[.Z58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26]" office:value-type="float" office:value="6" calcext:value-type="float">
            <text:p>6</text:p>
          </table:table-cell>
          <table:table-cell table:formula="of:=[.L26]" office:value-type="float" office:value="6" calcext:value-type="float">
            <text:p>6</text:p>
          </table:table-cell>
          <table:table-cell table:formula="of:=[.K26]" office:value-type="float" office:value="1" calcext:value-type="float">
            <text:p>1</text:p>
          </table:table-cell>
          <table:table-cell table:formula="of:=[.J26]" office:value-type="float" office:value="1" calcext:value-type="float">
            <text:p>1</text:p>
          </table:table-cell>
          <table:table-cell table:formula="of:=[.I26]" office:value-type="float" office:value="5" calcext:value-type="float">
            <text:p>5</text:p>
          </table:table-cell>
          <table:table-cell table:formula="of:=[.H26]" office:value-type="float" office:value="5" calcext:value-type="float">
            <text:p>5</text:p>
          </table:table-cell>
          <table:table-cell table:formula="of:=[.G26]" office:value-type="float" office:value="5" calcext:value-type="float">
            <text:p>5</text:p>
          </table:table-cell>
          <table:table-cell table:formula="of:=[.F26]" office:value-type="float" office:value="1" calcext:value-type="float">
            <text:p>1</text:p>
          </table:table-cell>
          <table:table-cell table:formula="of:=[.E26]" office:value-type="float" office:value="1" calcext:value-type="float">
            <text:p>1</text:p>
          </table:table-cell>
          <table:table-cell table:formula="of:=[.D26]" office:value-type="float" office:value="1" calcext:value-type="float">
            <text:p>1</text:p>
          </table:table-cell>
          <table:table-cell table:formula="of:=[.C26]" office:value-type="float" office:value="6" calcext:value-type="float">
            <text:p>6</text:p>
          </table:table-cell>
          <table:table-cell table:formula="of:=[.B26]" office:value-type="float" office:value="6" calcext:value-type="float">
            <text:p>6</text:p>
          </table:table-cell>
          <table:table-cell/>
          <table:table-cell table:formula="of:=IF([.B59]=0;0;IF([.B59]=1;2;IF([.B59]=2;16;IF([.B59]=3;18;IF([.B59]=4;32;IF([.B59]=5;34;IF([.B59]=6;40;IF([.B59]=7;42;&quot;ERROR&quot;))))))))" office:value-type="float" office:value="40" calcext:value-type="float">
            <text:p>40</text:p>
          </table:table-cell>
          <table:table-cell table:formula="of:=IF([.C59]=0;0;IF([.C59]=1;1;IF([.C59]=2;4;IF([.C59]=3;5;IF([.C59]=4;16;IF([.C59]=5;17;IF([.C59]=6;20;IF([.C59]=7;21;&quot;ERROR&quot;))))))))" office:value-type="float" office:value="20" calcext:value-type="float">
            <text:p>20</text:p>
          </table:table-cell>
          <table:table-cell table:formula="of:=IF([.D59]=0;0;IF([.D59]=1;2;IF([.D59]=2;16;IF([.D59]=3;18;IF([.D59]=4;32;IF([.D59]=5;34;IF([.D59]=6;40;IF([.D59]=7;42;&quot;ERROR&quot;))))))))" office:value-type="float" office:value="2" calcext:value-type="float">
            <text:p>2</text:p>
          </table:table-cell>
          <table:table-cell table:formula="of:=IF([.E59]=0;0;IF([.E59]=1;1;IF([.E59]=2;4;IF([.E59]=3;5;IF([.E59]=4;16;IF([.E59]=5;17;IF([.E59]=6;20;IF([.E59]=7;21;&quot;ERROR&quot;))))))))" office:value-type="float" office:value="1" calcext:value-type="float">
            <text:p>1</text:p>
          </table:table-cell>
          <table:table-cell table:formula="of:=IF([.F59]=0;0;IF([.F59]=1;2;IF([.F59]=2;16;IF([.F59]=3;18;IF([.F59]=4;32;IF([.F59]=5;34;IF([.F59]=6;40;IF([.F59]=7;42;&quot;ERROR&quot;))))))))" office:value-type="float" office:value="34" calcext:value-type="float">
            <text:p>34</text:p>
          </table:table-cell>
          <table:table-cell table:formula="of:=IF([.G59]=0;0;IF([.G59]=1;1;IF([.G59]=2;4;IF([.G59]=3;5;IF([.G59]=4;16;IF([.G59]=5;17;IF([.G59]=6;20;IF([.G59]=7;21;&quot;ERROR&quot;))))))))" office:value-type="float" office:value="17" calcext:value-type="float">
            <text:p>17</text:p>
          </table:table-cell>
          <table:table-cell table:formula="of:=IF([.H59]=0;0;IF([.H59]=1;2;IF([.H59]=2;16;IF([.H59]=3;18;IF([.H59]=4;32;IF([.H59]=5;34;IF([.H59]=6;40;IF([.H59]=7;42;&quot;ERROR&quot;))))))))" office:value-type="float" office:value="34" calcext:value-type="float">
            <text:p>34</text:p>
          </table:table-cell>
          <table:table-cell table:formula="of:=IF([.I59]=0;0;IF([.I59]=1;1;IF([.I59]=2;4;IF([.I59]=3;5;IF([.I59]=4;16;IF([.I59]=5;17;IF([.I59]=6;20;IF([.I59]=7;21;&quot;ERROR&quot;))))))))" office:value-type="float" office:value="1" calcext:value-type="float">
            <text:p>1</text:p>
          </table:table-cell>
          <table:table-cell table:formula="of:=IF([.J59]=0;0;IF([.J59]=1;2;IF([.J59]=2;16;IF([.J59]=3;18;IF([.J59]=4;32;IF([.J59]=5;34;IF([.J59]=6;40;IF([.J59]=7;42;&quot;ERROR&quot;))))))))" office:value-type="float" office:value="2" calcext:value-type="float">
            <text:p>2</text:p>
          </table:table-cell>
          <table:table-cell table:formula="of:=IF([.K59]=0;0;IF([.K59]=1;1;IF([.K59]=2;4;IF([.K59]=3;5;IF([.K59]=4;16;IF([.K59]=5;17;IF([.K59]=6;20;IF([.K59]=7;21;&quot;ERROR&quot;))))))))" office:value-type="float" office:value="1" calcext:value-type="float">
            <text:p>1</text:p>
          </table:table-cell>
          <table:table-cell table:formula="of:=IF([.L59]=0;0;IF([.L59]=1;2;IF([.L59]=2;16;IF([.L59]=3;18;IF([.L59]=4;32;IF([.L59]=5;34;IF([.L59]=6;40;IF([.L59]=7;42;&quot;ERROR&quot;))))))))" office:value-type="float" office:value="40" calcext:value-type="float">
            <text:p>40</text:p>
          </table:table-cell>
          <table:table-cell table:formula="of:=IF([.M59]=0;0;IF([.M59]=1;1;IF([.M59]=2;4;IF([.M59]=3;5;IF([.M59]=4;16;IF([.M59]=5;17;IF([.M59]=6;20;IF([.M59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59]+[.P59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59]+[.R59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S59]+[.T59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.U59]+[.V59]"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table:formula="of:=[.W59]+[.X59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Y59]+[.Z59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27]" office:value-type="float" office:value="6" calcext:value-type="float">
            <text:p>6</text:p>
          </table:table-cell>
          <table:table-cell table:formula="of:=[.L27]" office:value-type="float" office:value="6" calcext:value-type="float">
            <text:p>6</text:p>
          </table:table-cell>
          <table:table-cell table:formula="of:=[.K27]" office:value-type="float" office:value="1" calcext:value-type="float">
            <text:p>1</text:p>
          </table:table-cell>
          <table:table-cell table:formula="of:=[.J27]" office:value-type="float" office:value="1" calcext:value-type="float">
            <text:p>1</text:p>
          </table:table-cell>
          <table:table-cell table:formula="of:=[.I27]" office:value-type="float" office:value="1" calcext:value-type="float">
            <text:p>1</text:p>
          </table:table-cell>
          <table:table-cell table:formula="of:=[.H27]" office:value-type="float" office:value="1" calcext:value-type="float">
            <text:p>1</text:p>
          </table:table-cell>
          <table:table-cell table:formula="of:=[.G27]" office:value-type="float" office:value="1" calcext:value-type="float">
            <text:p>1</text:p>
          </table:table-cell>
          <table:table-cell table:formula="of:=[.F27]" office:value-type="float" office:value="1" calcext:value-type="float">
            <text:p>1</text:p>
          </table:table-cell>
          <table:table-cell table:formula="of:=[.E27]" office:value-type="float" office:value="1" calcext:value-type="float">
            <text:p>1</text:p>
          </table:table-cell>
          <table:table-cell table:formula="of:=[.D27]" office:value-type="float" office:value="1" calcext:value-type="float">
            <text:p>1</text:p>
          </table:table-cell>
          <table:table-cell table:formula="of:=[.C27]" office:value-type="float" office:value="6" calcext:value-type="float">
            <text:p>6</text:p>
          </table:table-cell>
          <table:table-cell table:formula="of:=[.B27]" office:value-type="float" office:value="6" calcext:value-type="float">
            <text:p>6</text:p>
          </table:table-cell>
          <table:table-cell/>
          <table:table-cell table:formula="of:=IF([.B60]=0;0;IF([.B60]=1;2;IF([.B60]=2;16;IF([.B60]=3;18;IF([.B60]=4;32;IF([.B60]=5;34;IF([.B60]=6;40;IF([.B60]=7;42;&quot;ERROR&quot;))))))))" office:value-type="float" office:value="40" calcext:value-type="float">
            <text:p>40</text:p>
          </table:table-cell>
          <table:table-cell table:formula="of:=IF([.C60]=0;0;IF([.C60]=1;1;IF([.C60]=2;4;IF([.C60]=3;5;IF([.C60]=4;16;IF([.C60]=5;17;IF([.C60]=6;20;IF([.C60]=7;21;&quot;ERROR&quot;))))))))" office:value-type="float" office:value="20" calcext:value-type="float">
            <text:p>20</text:p>
          </table:table-cell>
          <table:table-cell table:formula="of:=IF([.D60]=0;0;IF([.D60]=1;2;IF([.D60]=2;16;IF([.D60]=3;18;IF([.D60]=4;32;IF([.D60]=5;34;IF([.D60]=6;40;IF([.D60]=7;42;&quot;ERROR&quot;))))))))" office:value-type="float" office:value="2" calcext:value-type="float">
            <text:p>2</text:p>
          </table:table-cell>
          <table:table-cell table:formula="of:=IF([.E60]=0;0;IF([.E60]=1;1;IF([.E60]=2;4;IF([.E60]=3;5;IF([.E60]=4;16;IF([.E60]=5;17;IF([.E60]=6;20;IF([.E60]=7;21;&quot;ERROR&quot;))))))))" office:value-type="float" office:value="1" calcext:value-type="float">
            <text:p>1</text:p>
          </table:table-cell>
          <table:table-cell table:formula="of:=IF([.F60]=0;0;IF([.F60]=1;2;IF([.F60]=2;16;IF([.F60]=3;18;IF([.F60]=4;32;IF([.F60]=5;34;IF([.F60]=6;40;IF([.F60]=7;42;&quot;ERROR&quot;))))))))" office:value-type="float" office:value="2" calcext:value-type="float">
            <text:p>2</text:p>
          </table:table-cell>
          <table:table-cell table:formula="of:=IF([.G60]=0;0;IF([.G60]=1;1;IF([.G60]=2;4;IF([.G60]=3;5;IF([.G60]=4;16;IF([.G60]=5;17;IF([.G60]=6;20;IF([.G60]=7;21;&quot;ERROR&quot;))))))))" office:value-type="float" office:value="1" calcext:value-type="float">
            <text:p>1</text:p>
          </table:table-cell>
          <table:table-cell table:formula="of:=IF([.H60]=0;0;IF([.H60]=1;2;IF([.H60]=2;16;IF([.H60]=3;18;IF([.H60]=4;32;IF([.H60]=5;34;IF([.H60]=6;40;IF([.H60]=7;42;&quot;ERROR&quot;))))))))" office:value-type="float" office:value="2" calcext:value-type="float">
            <text:p>2</text:p>
          </table:table-cell>
          <table:table-cell table:formula="of:=IF([.I60]=0;0;IF([.I60]=1;1;IF([.I60]=2;4;IF([.I60]=3;5;IF([.I60]=4;16;IF([.I60]=5;17;IF([.I60]=6;20;IF([.I60]=7;21;&quot;ERROR&quot;))))))))" office:value-type="float" office:value="1" calcext:value-type="float">
            <text:p>1</text:p>
          </table:table-cell>
          <table:table-cell table:formula="of:=IF([.J60]=0;0;IF([.J60]=1;2;IF([.J60]=2;16;IF([.J60]=3;18;IF([.J60]=4;32;IF([.J60]=5;34;IF([.J60]=6;40;IF([.J60]=7;42;&quot;ERROR&quot;))))))))" office:value-type="float" office:value="2" calcext:value-type="float">
            <text:p>2</text:p>
          </table:table-cell>
          <table:table-cell table:formula="of:=IF([.K60]=0;0;IF([.K60]=1;1;IF([.K60]=2;4;IF([.K60]=3;5;IF([.K60]=4;16;IF([.K60]=5;17;IF([.K60]=6;20;IF([.K60]=7;21;&quot;ERROR&quot;))))))))" office:value-type="float" office:value="1" calcext:value-type="float">
            <text:p>1</text:p>
          </table:table-cell>
          <table:table-cell table:formula="of:=IF([.L60]=0;0;IF([.L60]=1;2;IF([.L60]=2;16;IF([.L60]=3;18;IF([.L60]=4;32;IF([.L60]=5;34;IF([.L60]=6;40;IF([.L60]=7;42;&quot;ERROR&quot;))))))))" office:value-type="float" office:value="40" calcext:value-type="float">
            <text:p>40</text:p>
          </table:table-cell>
          <table:table-cell table:formula="of:=IF([.M60]=0;0;IF([.M60]=1;1;IF([.M60]=2;4;IF([.M60]=3;5;IF([.M60]=4;16;IF([.M60]=5;17;IF([.M60]=6;20;IF([.M60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60]+[.P60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60]+[.R60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S60]+[.T60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U60]+[.V60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W60]+[.X60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Y60]+[.Z60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28]" office:value-type="float" office:value="6" calcext:value-type="float">
            <text:p>6</text:p>
          </table:table-cell>
          <table:table-cell table:formula="of:=[.L28]" office:value-type="float" office:value="6" calcext:value-type="float">
            <text:p>6</text:p>
          </table:table-cell>
          <table:table-cell table:formula="of:=[.K28]" office:value-type="float" office:value="1" calcext:value-type="float">
            <text:p>1</text:p>
          </table:table-cell>
          <table:table-cell table:formula="of:=[.J28]" office:value-type="float" office:value="1" calcext:value-type="float">
            <text:p>1</text:p>
          </table:table-cell>
          <table:table-cell table:formula="of:=[.I28]" office:value-type="float" office:value="1" calcext:value-type="float">
            <text:p>1</text:p>
          </table:table-cell>
          <table:table-cell table:formula="of:=[.H28]" office:value-type="float" office:value="1" calcext:value-type="float">
            <text:p>1</text:p>
          </table:table-cell>
          <table:table-cell table:formula="of:=[.G28]" office:value-type="float" office:value="1" calcext:value-type="float">
            <text:p>1</text:p>
          </table:table-cell>
          <table:table-cell table:formula="of:=[.F28]" office:value-type="float" office:value="1" calcext:value-type="float">
            <text:p>1</text:p>
          </table:table-cell>
          <table:table-cell table:formula="of:=[.E28]" office:value-type="float" office:value="1" calcext:value-type="float">
            <text:p>1</text:p>
          </table:table-cell>
          <table:table-cell table:formula="of:=[.D28]" office:value-type="float" office:value="1" calcext:value-type="float">
            <text:p>1</text:p>
          </table:table-cell>
          <table:table-cell table:formula="of:=[.C28]" office:value-type="float" office:value="6" calcext:value-type="float">
            <text:p>6</text:p>
          </table:table-cell>
          <table:table-cell table:formula="of:=[.B28]" office:value-type="float" office:value="6" calcext:value-type="float">
            <text:p>6</text:p>
          </table:table-cell>
          <table:table-cell/>
          <table:table-cell table:formula="of:=IF([.B61]=0;0;IF([.B61]=1;2;IF([.B61]=2;16;IF([.B61]=3;18;IF([.B61]=4;32;IF([.B61]=5;34;IF([.B61]=6;40;IF([.B61]=7;42;&quot;ERROR&quot;))))))))" office:value-type="float" office:value="40" calcext:value-type="float">
            <text:p>40</text:p>
          </table:table-cell>
          <table:table-cell table:formula="of:=IF([.C61]=0;0;IF([.C61]=1;1;IF([.C61]=2;4;IF([.C61]=3;5;IF([.C61]=4;16;IF([.C61]=5;17;IF([.C61]=6;20;IF([.C61]=7;21;&quot;ERROR&quot;))))))))" office:value-type="float" office:value="20" calcext:value-type="float">
            <text:p>20</text:p>
          </table:table-cell>
          <table:table-cell table:formula="of:=IF([.D61]=0;0;IF([.D61]=1;2;IF([.D61]=2;16;IF([.D61]=3;18;IF([.D61]=4;32;IF([.D61]=5;34;IF([.D61]=6;40;IF([.D61]=7;42;&quot;ERROR&quot;))))))))" office:value-type="float" office:value="2" calcext:value-type="float">
            <text:p>2</text:p>
          </table:table-cell>
          <table:table-cell table:formula="of:=IF([.E61]=0;0;IF([.E61]=1;1;IF([.E61]=2;4;IF([.E61]=3;5;IF([.E61]=4;16;IF([.E61]=5;17;IF([.E61]=6;20;IF([.E61]=7;21;&quot;ERROR&quot;))))))))" office:value-type="float" office:value="1" calcext:value-type="float">
            <text:p>1</text:p>
          </table:table-cell>
          <table:table-cell table:formula="of:=IF([.F61]=0;0;IF([.F61]=1;2;IF([.F61]=2;16;IF([.F61]=3;18;IF([.F61]=4;32;IF([.F61]=5;34;IF([.F61]=6;40;IF([.F61]=7;42;&quot;ERROR&quot;))))))))" office:value-type="float" office:value="2" calcext:value-type="float">
            <text:p>2</text:p>
          </table:table-cell>
          <table:table-cell table:formula="of:=IF([.G61]=0;0;IF([.G61]=1;1;IF([.G61]=2;4;IF([.G61]=3;5;IF([.G61]=4;16;IF([.G61]=5;17;IF([.G61]=6;20;IF([.G61]=7;21;&quot;ERROR&quot;))))))))" office:value-type="float" office:value="1" calcext:value-type="float">
            <text:p>1</text:p>
          </table:table-cell>
          <table:table-cell table:formula="of:=IF([.H61]=0;0;IF([.H61]=1;2;IF([.H61]=2;16;IF([.H61]=3;18;IF([.H61]=4;32;IF([.H61]=5;34;IF([.H61]=6;40;IF([.H61]=7;42;&quot;ERROR&quot;))))))))" office:value-type="float" office:value="2" calcext:value-type="float">
            <text:p>2</text:p>
          </table:table-cell>
          <table:table-cell table:formula="of:=IF([.I61]=0;0;IF([.I61]=1;1;IF([.I61]=2;4;IF([.I61]=3;5;IF([.I61]=4;16;IF([.I61]=5;17;IF([.I61]=6;20;IF([.I61]=7;21;&quot;ERROR&quot;))))))))" office:value-type="float" office:value="1" calcext:value-type="float">
            <text:p>1</text:p>
          </table:table-cell>
          <table:table-cell table:formula="of:=IF([.J61]=0;0;IF([.J61]=1;2;IF([.J61]=2;16;IF([.J61]=3;18;IF([.J61]=4;32;IF([.J61]=5;34;IF([.J61]=6;40;IF([.J61]=7;42;&quot;ERROR&quot;))))))))" office:value-type="float" office:value="2" calcext:value-type="float">
            <text:p>2</text:p>
          </table:table-cell>
          <table:table-cell table:formula="of:=IF([.K61]=0;0;IF([.K61]=1;1;IF([.K61]=2;4;IF([.K61]=3;5;IF([.K61]=4;16;IF([.K61]=5;17;IF([.K61]=6;20;IF([.K61]=7;21;&quot;ERROR&quot;))))))))" office:value-type="float" office:value="1" calcext:value-type="float">
            <text:p>1</text:p>
          </table:table-cell>
          <table:table-cell table:formula="of:=IF([.L61]=0;0;IF([.L61]=1;2;IF([.L61]=2;16;IF([.L61]=3;18;IF([.L61]=4;32;IF([.L61]=5;34;IF([.L61]=6;40;IF([.L61]=7;42;&quot;ERROR&quot;))))))))" office:value-type="float" office:value="40" calcext:value-type="float">
            <text:p>40</text:p>
          </table:table-cell>
          <table:table-cell table:formula="of:=IF([.M61]=0;0;IF([.M61]=1;1;IF([.M61]=2;4;IF([.M61]=3;5;IF([.M61]=4;16;IF([.M61]=5;17;IF([.M61]=6;20;IF([.M61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61]+[.P61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61]+[.R61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S61]+[.T61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U61]+[.V61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W61]+[.X61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Y61]+[.Z61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29]" office:value-type="float" office:value="6" calcext:value-type="float">
            <text:p>6</text:p>
          </table:table-cell>
          <table:table-cell table:formula="of:=[.L29]" office:value-type="float" office:value="6" calcext:value-type="float">
            <text:p>6</text:p>
          </table:table-cell>
          <table:table-cell table:formula="of:=[.K29]" office:value-type="float" office:value="1" calcext:value-type="float">
            <text:p>1</text:p>
          </table:table-cell>
          <table:table-cell table:formula="of:=[.J29]" office:value-type="float" office:value="1" calcext:value-type="float">
            <text:p>1</text:p>
          </table:table-cell>
          <table:table-cell table:formula="of:=[.I29]" office:value-type="float" office:value="1" calcext:value-type="float">
            <text:p>1</text:p>
          </table:table-cell>
          <table:table-cell table:formula="of:=[.H29]" office:value-type="float" office:value="1" calcext:value-type="float">
            <text:p>1</text:p>
          </table:table-cell>
          <table:table-cell table:formula="of:=[.G29]" office:value-type="float" office:value="1" calcext:value-type="float">
            <text:p>1</text:p>
          </table:table-cell>
          <table:table-cell table:formula="of:=[.F29]" office:value-type="float" office:value="1" calcext:value-type="float">
            <text:p>1</text:p>
          </table:table-cell>
          <table:table-cell table:formula="of:=[.E29]" office:value-type="float" office:value="1" calcext:value-type="float">
            <text:p>1</text:p>
          </table:table-cell>
          <table:table-cell table:formula="of:=[.D29]" office:value-type="float" office:value="1" calcext:value-type="float">
            <text:p>1</text:p>
          </table:table-cell>
          <table:table-cell table:formula="of:=[.C29]" office:value-type="float" office:value="6" calcext:value-type="float">
            <text:p>6</text:p>
          </table:table-cell>
          <table:table-cell table:formula="of:=[.B29]" office:value-type="float" office:value="6" calcext:value-type="float">
            <text:p>6</text:p>
          </table:table-cell>
          <table:table-cell/>
          <table:table-cell table:formula="of:=IF([.B62]=0;0;IF([.B62]=1;2;IF([.B62]=2;16;IF([.B62]=3;18;IF([.B62]=4;32;IF([.B62]=5;34;IF([.B62]=6;40;IF([.B62]=7;42;&quot;ERROR&quot;))))))))" office:value-type="float" office:value="40" calcext:value-type="float">
            <text:p>40</text:p>
          </table:table-cell>
          <table:table-cell table:formula="of:=IF([.C62]=0;0;IF([.C62]=1;1;IF([.C62]=2;4;IF([.C62]=3;5;IF([.C62]=4;16;IF([.C62]=5;17;IF([.C62]=6;20;IF([.C62]=7;21;&quot;ERROR&quot;))))))))" office:value-type="float" office:value="20" calcext:value-type="float">
            <text:p>20</text:p>
          </table:table-cell>
          <table:table-cell table:formula="of:=IF([.D62]=0;0;IF([.D62]=1;2;IF([.D62]=2;16;IF([.D62]=3;18;IF([.D62]=4;32;IF([.D62]=5;34;IF([.D62]=6;40;IF([.D62]=7;42;&quot;ERROR&quot;))))))))" office:value-type="float" office:value="2" calcext:value-type="float">
            <text:p>2</text:p>
          </table:table-cell>
          <table:table-cell table:formula="of:=IF([.E62]=0;0;IF([.E62]=1;1;IF([.E62]=2;4;IF([.E62]=3;5;IF([.E62]=4;16;IF([.E62]=5;17;IF([.E62]=6;20;IF([.E62]=7;21;&quot;ERROR&quot;))))))))" office:value-type="float" office:value="1" calcext:value-type="float">
            <text:p>1</text:p>
          </table:table-cell>
          <table:table-cell table:formula="of:=IF([.F62]=0;0;IF([.F62]=1;2;IF([.F62]=2;16;IF([.F62]=3;18;IF([.F62]=4;32;IF([.F62]=5;34;IF([.F62]=6;40;IF([.F62]=7;42;&quot;ERROR&quot;))))))))" office:value-type="float" office:value="2" calcext:value-type="float">
            <text:p>2</text:p>
          </table:table-cell>
          <table:table-cell table:formula="of:=IF([.G62]=0;0;IF([.G62]=1;1;IF([.G62]=2;4;IF([.G62]=3;5;IF([.G62]=4;16;IF([.G62]=5;17;IF([.G62]=6;20;IF([.G62]=7;21;&quot;ERROR&quot;))))))))" office:value-type="float" office:value="1" calcext:value-type="float">
            <text:p>1</text:p>
          </table:table-cell>
          <table:table-cell table:formula="of:=IF([.H62]=0;0;IF([.H62]=1;2;IF([.H62]=2;16;IF([.H62]=3;18;IF([.H62]=4;32;IF([.H62]=5;34;IF([.H62]=6;40;IF([.H62]=7;42;&quot;ERROR&quot;))))))))" office:value-type="float" office:value="2" calcext:value-type="float">
            <text:p>2</text:p>
          </table:table-cell>
          <table:table-cell table:formula="of:=IF([.I62]=0;0;IF([.I62]=1;1;IF([.I62]=2;4;IF([.I62]=3;5;IF([.I62]=4;16;IF([.I62]=5;17;IF([.I62]=6;20;IF([.I62]=7;21;&quot;ERROR&quot;))))))))" office:value-type="float" office:value="1" calcext:value-type="float">
            <text:p>1</text:p>
          </table:table-cell>
          <table:table-cell table:formula="of:=IF([.J62]=0;0;IF([.J62]=1;2;IF([.J62]=2;16;IF([.J62]=3;18;IF([.J62]=4;32;IF([.J62]=5;34;IF([.J62]=6;40;IF([.J62]=7;42;&quot;ERROR&quot;))))))))" office:value-type="float" office:value="2" calcext:value-type="float">
            <text:p>2</text:p>
          </table:table-cell>
          <table:table-cell table:formula="of:=IF([.K62]=0;0;IF([.K62]=1;1;IF([.K62]=2;4;IF([.K62]=3;5;IF([.K62]=4;16;IF([.K62]=5;17;IF([.K62]=6;20;IF([.K62]=7;21;&quot;ERROR&quot;))))))))" office:value-type="float" office:value="1" calcext:value-type="float">
            <text:p>1</text:p>
          </table:table-cell>
          <table:table-cell table:formula="of:=IF([.L62]=0;0;IF([.L62]=1;2;IF([.L62]=2;16;IF([.L62]=3;18;IF([.L62]=4;32;IF([.L62]=5;34;IF([.L62]=6;40;IF([.L62]=7;42;&quot;ERROR&quot;))))))))" office:value-type="float" office:value="40" calcext:value-type="float">
            <text:p>40</text:p>
          </table:table-cell>
          <table:table-cell table:formula="of:=IF([.M62]=0;0;IF([.M62]=1;1;IF([.M62]=2;4;IF([.M62]=3;5;IF([.M62]=4;16;IF([.M62]=5;17;IF([.M62]=6;20;IF([.M62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62]+[.P62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62]+[.R62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S62]+[.T62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U62]+[.V62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W62]+[.X62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Y62]+[.Z62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30]" office:value-type="float" office:value="6" calcext:value-type="float">
            <text:p>6</text:p>
          </table:table-cell>
          <table:table-cell table:formula="of:=[.L30]" office:value-type="float" office:value="6" calcext:value-type="float">
            <text:p>6</text:p>
          </table:table-cell>
          <table:table-cell table:formula="of:=[.K30]" office:value-type="float" office:value="6" calcext:value-type="float">
            <text:p>6</text:p>
          </table:table-cell>
          <table:table-cell table:formula="of:=[.J30]" office:value-type="float" office:value="6" calcext:value-type="float">
            <text:p>6</text:p>
          </table:table-cell>
          <table:table-cell table:formula="of:=[.I30]" office:value-type="float" office:value="0" calcext:value-type="float">
            <text:p>0</text:p>
          </table:table-cell>
          <table:table-cell table:formula="of:=[.H30]" office:value-type="float" office:value="6" calcext:value-type="float">
            <text:p>6</text:p>
          </table:table-cell>
          <table:table-cell table:formula="of:=[.G30]" office:value-type="float" office:value="6" calcext:value-type="float">
            <text:p>6</text:p>
          </table:table-cell>
          <table:table-cell table:formula="of:=[.F30]" office:value-type="float" office:value="0" calcext:value-type="float">
            <text:p>0</text:p>
          </table:table-cell>
          <table:table-cell table:formula="of:=[.E30]" office:value-type="float" office:value="6" calcext:value-type="float">
            <text:p>6</text:p>
          </table:table-cell>
          <table:table-cell table:formula="of:=[.D30]" office:value-type="float" office:value="6" calcext:value-type="float">
            <text:p>6</text:p>
          </table:table-cell>
          <table:table-cell table:formula="of:=[.C30]" office:value-type="float" office:value="6" calcext:value-type="float">
            <text:p>6</text:p>
          </table:table-cell>
          <table:table-cell table:formula="of:=[.B30]" office:value-type="float" office:value="6" calcext:value-type="float">
            <text:p>6</text:p>
          </table:table-cell>
          <table:table-cell/>
          <table:table-cell table:formula="of:=IF([.B63]=0;0;IF([.B63]=1;2;IF([.B63]=2;16;IF([.B63]=3;18;IF([.B63]=4;32;IF([.B63]=5;34;IF([.B63]=6;40;IF([.B63]=7;42;&quot;ERROR&quot;))))))))" office:value-type="float" office:value="40" calcext:value-type="float">
            <text:p>40</text:p>
          </table:table-cell>
          <table:table-cell table:formula="of:=IF([.C63]=0;0;IF([.C63]=1;1;IF([.C63]=2;4;IF([.C63]=3;5;IF([.C63]=4;16;IF([.C63]=5;17;IF([.C63]=6;20;IF([.C63]=7;21;&quot;ERROR&quot;))))))))" office:value-type="float" office:value="20" calcext:value-type="float">
            <text:p>20</text:p>
          </table:table-cell>
          <table:table-cell table:formula="of:=IF([.D63]=0;0;IF([.D63]=1;2;IF([.D63]=2;16;IF([.D63]=3;18;IF([.D63]=4;32;IF([.D63]=5;34;IF([.D63]=6;40;IF([.D63]=7;42;&quot;ERROR&quot;))))))))" office:value-type="float" office:value="40" calcext:value-type="float">
            <text:p>40</text:p>
          </table:table-cell>
          <table:table-cell table:formula="of:=IF([.E63]=0;0;IF([.E63]=1;1;IF([.E63]=2;4;IF([.E63]=3;5;IF([.E63]=4;16;IF([.E63]=5;17;IF([.E63]=6;20;IF([.E63]=7;21;&quot;ERROR&quot;))))))))" office:value-type="float" office:value="20" calcext:value-type="float">
            <text:p>20</text:p>
          </table:table-cell>
          <table:table-cell table:formula="of:=IF([.F63]=0;0;IF([.F63]=1;2;IF([.F63]=2;16;IF([.F63]=3;18;IF([.F63]=4;32;IF([.F63]=5;34;IF([.F63]=6;40;IF([.F63]=7;42;&quot;ERROR&quot;))))))))" office:value-type="float" office:value="0" calcext:value-type="float">
            <text:p>0</text:p>
          </table:table-cell>
          <table:table-cell table:formula="of:=IF([.G63]=0;0;IF([.G63]=1;1;IF([.G63]=2;4;IF([.G63]=3;5;IF([.G63]=4;16;IF([.G63]=5;17;IF([.G63]=6;20;IF([.G63]=7;21;&quot;ERROR&quot;))))))))" office:value-type="float" office:value="20" calcext:value-type="float">
            <text:p>20</text:p>
          </table:table-cell>
          <table:table-cell table:formula="of:=IF([.H63]=0;0;IF([.H63]=1;2;IF([.H63]=2;16;IF([.H63]=3;18;IF([.H63]=4;32;IF([.H63]=5;34;IF([.H63]=6;40;IF([.H63]=7;42;&quot;ERROR&quot;))))))))" office:value-type="float" office:value="40" calcext:value-type="float">
            <text:p>40</text:p>
          </table:table-cell>
          <table:table-cell table:formula="of:=IF([.I63]=0;0;IF([.I63]=1;1;IF([.I63]=2;4;IF([.I63]=3;5;IF([.I63]=4;16;IF([.I63]=5;17;IF([.I63]=6;20;IF([.I63]=7;21;&quot;ERROR&quot;))))))))" office:value-type="float" office:value="0" calcext:value-type="float">
            <text:p>0</text:p>
          </table:table-cell>
          <table:table-cell table:formula="of:=IF([.J63]=0;0;IF([.J63]=1;2;IF([.J63]=2;16;IF([.J63]=3;18;IF([.J63]=4;32;IF([.J63]=5;34;IF([.J63]=6;40;IF([.J63]=7;42;&quot;ERROR&quot;))))))))" office:value-type="float" office:value="40" calcext:value-type="float">
            <text:p>40</text:p>
          </table:table-cell>
          <table:table-cell table:formula="of:=IF([.K63]=0;0;IF([.K63]=1;1;IF([.K63]=2;4;IF([.K63]=3;5;IF([.K63]=4;16;IF([.K63]=5;17;IF([.K63]=6;20;IF([.K63]=7;21;&quot;ERROR&quot;))))))))" office:value-type="float" office:value="20" calcext:value-type="float">
            <text:p>20</text:p>
          </table:table-cell>
          <table:table-cell table:formula="of:=IF([.L63]=0;0;IF([.L63]=1;2;IF([.L63]=2;16;IF([.L63]=3;18;IF([.L63]=4;32;IF([.L63]=5;34;IF([.L63]=6;40;IF([.L63]=7;42;&quot;ERROR&quot;))))))))" office:value-type="float" office:value="40" calcext:value-type="float">
            <text:p>40</text:p>
          </table:table-cell>
          <table:table-cell table:formula="of:=IF([.M63]=0;0;IF([.M63]=1;1;IF([.M63]=2;4;IF([.M63]=3;5;IF([.M63]=4;16;IF([.M63]=5;17;IF([.M63]=6;20;IF([.M63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63]+[.P63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63]+[.R63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63]+[.T63]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formula="of:=[.U63]+[.V63]"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table:formula="of:=[.W63]+[.X63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63]+[.Z63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31]" office:value-type="float" office:value="6" calcext:value-type="float">
            <text:p>6</text:p>
          </table:table-cell>
          <table:table-cell table:formula="of:=[.L31]" office:value-type="float" office:value="6" calcext:value-type="float">
            <text:p>6</text:p>
          </table:table-cell>
          <table:table-cell table:formula="of:=[.K31]" office:value-type="float" office:value="6" calcext:value-type="float">
            <text:p>6</text:p>
          </table:table-cell>
          <table:table-cell table:formula="of:=[.J31]" office:value-type="float" office:value="6" calcext:value-type="float">
            <text:p>6</text:p>
          </table:table-cell>
          <table:table-cell table:formula="of:=[.I31]" office:value-type="float" office:value="0" calcext:value-type="float">
            <text:p>0</text:p>
          </table:table-cell>
          <table:table-cell table:formula="of:=[.H31]" office:value-type="float" office:value="6" calcext:value-type="float">
            <text:p>6</text:p>
          </table:table-cell>
          <table:table-cell table:formula="of:=[.G31]" office:value-type="float" office:value="6" calcext:value-type="float">
            <text:p>6</text:p>
          </table:table-cell>
          <table:table-cell table:formula="of:=[.F31]" office:value-type="float" office:value="0" calcext:value-type="float">
            <text:p>0</text:p>
          </table:table-cell>
          <table:table-cell table:formula="of:=[.E31]" office:value-type="float" office:value="6" calcext:value-type="float">
            <text:p>6</text:p>
          </table:table-cell>
          <table:table-cell table:formula="of:=[.D31]" office:value-type="float" office:value="6" calcext:value-type="float">
            <text:p>6</text:p>
          </table:table-cell>
          <table:table-cell table:formula="of:=[.C31]" office:value-type="float" office:value="6" calcext:value-type="float">
            <text:p>6</text:p>
          </table:table-cell>
          <table:table-cell table:formula="of:=[.B31]" office:value-type="float" office:value="6" calcext:value-type="float">
            <text:p>6</text:p>
          </table:table-cell>
          <table:table-cell/>
          <table:table-cell table:formula="of:=IF([.B64]=0;0;IF([.B64]=1;2;IF([.B64]=2;16;IF([.B64]=3;18;IF([.B64]=4;32;IF([.B64]=5;34;IF([.B64]=6;40;IF([.B64]=7;42;&quot;ERROR&quot;))))))))" office:value-type="float" office:value="40" calcext:value-type="float">
            <text:p>40</text:p>
          </table:table-cell>
          <table:table-cell table:formula="of:=IF([.C64]=0;0;IF([.C64]=1;1;IF([.C64]=2;4;IF([.C64]=3;5;IF([.C64]=4;16;IF([.C64]=5;17;IF([.C64]=6;20;IF([.C64]=7;21;&quot;ERROR&quot;))))))))" office:value-type="float" office:value="20" calcext:value-type="float">
            <text:p>20</text:p>
          </table:table-cell>
          <table:table-cell table:formula="of:=IF([.D64]=0;0;IF([.D64]=1;2;IF([.D64]=2;16;IF([.D64]=3;18;IF([.D64]=4;32;IF([.D64]=5;34;IF([.D64]=6;40;IF([.D64]=7;42;&quot;ERROR&quot;))))))))" office:value-type="float" office:value="40" calcext:value-type="float">
            <text:p>40</text:p>
          </table:table-cell>
          <table:table-cell table:formula="of:=IF([.E64]=0;0;IF([.E64]=1;1;IF([.E64]=2;4;IF([.E64]=3;5;IF([.E64]=4;16;IF([.E64]=5;17;IF([.E64]=6;20;IF([.E64]=7;21;&quot;ERROR&quot;))))))))" office:value-type="float" office:value="20" calcext:value-type="float">
            <text:p>20</text:p>
          </table:table-cell>
          <table:table-cell table:formula="of:=IF([.F64]=0;0;IF([.F64]=1;2;IF([.F64]=2;16;IF([.F64]=3;18;IF([.F64]=4;32;IF([.F64]=5;34;IF([.F64]=6;40;IF([.F64]=7;42;&quot;ERROR&quot;))))))))" office:value-type="float" office:value="0" calcext:value-type="float">
            <text:p>0</text:p>
          </table:table-cell>
          <table:table-cell table:formula="of:=IF([.G64]=0;0;IF([.G64]=1;1;IF([.G64]=2;4;IF([.G64]=3;5;IF([.G64]=4;16;IF([.G64]=5;17;IF([.G64]=6;20;IF([.G64]=7;21;&quot;ERROR&quot;))))))))" office:value-type="float" office:value="20" calcext:value-type="float">
            <text:p>20</text:p>
          </table:table-cell>
          <table:table-cell table:formula="of:=IF([.H64]=0;0;IF([.H64]=1;2;IF([.H64]=2;16;IF([.H64]=3;18;IF([.H64]=4;32;IF([.H64]=5;34;IF([.H64]=6;40;IF([.H64]=7;42;&quot;ERROR&quot;))))))))" office:value-type="float" office:value="40" calcext:value-type="float">
            <text:p>40</text:p>
          </table:table-cell>
          <table:table-cell table:formula="of:=IF([.I64]=0;0;IF([.I64]=1;1;IF([.I64]=2;4;IF([.I64]=3;5;IF([.I64]=4;16;IF([.I64]=5;17;IF([.I64]=6;20;IF([.I64]=7;21;&quot;ERROR&quot;))))))))" office:value-type="float" office:value="0" calcext:value-type="float">
            <text:p>0</text:p>
          </table:table-cell>
          <table:table-cell table:formula="of:=IF([.J64]=0;0;IF([.J64]=1;2;IF([.J64]=2;16;IF([.J64]=3;18;IF([.J64]=4;32;IF([.J64]=5;34;IF([.J64]=6;40;IF([.J64]=7;42;&quot;ERROR&quot;))))))))" office:value-type="float" office:value="40" calcext:value-type="float">
            <text:p>40</text:p>
          </table:table-cell>
          <table:table-cell table:formula="of:=IF([.K64]=0;0;IF([.K64]=1;1;IF([.K64]=2;4;IF([.K64]=3;5;IF([.K64]=4;16;IF([.K64]=5;17;IF([.K64]=6;20;IF([.K64]=7;21;&quot;ERROR&quot;))))))))" office:value-type="float" office:value="20" calcext:value-type="float">
            <text:p>20</text:p>
          </table:table-cell>
          <table:table-cell table:formula="of:=IF([.L64]=0;0;IF([.L64]=1;2;IF([.L64]=2;16;IF([.L64]=3;18;IF([.L64]=4;32;IF([.L64]=5;34;IF([.L64]=6;40;IF([.L64]=7;42;&quot;ERROR&quot;))))))))" office:value-type="float" office:value="40" calcext:value-type="float">
            <text:p>40</text:p>
          </table:table-cell>
          <table:table-cell table:formula="of:=IF([.M64]=0;0;IF([.M64]=1;1;IF([.M64]=2;4;IF([.M64]=3;5;IF([.M64]=4;16;IF([.M64]=5;17;IF([.M64]=6;20;IF([.M64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64]+[.P64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64]+[.R64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64]+[.T64]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formula="of:=[.U64]+[.V64]"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table:formula="of:=[.W64]+[.X64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64]+[.Z64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32]" office:value-type="float" office:value="6" calcext:value-type="float">
            <text:p>6</text:p>
          </table:table-cell>
          <table:table-cell table:formula="of:=[.L32]" office:value-type="float" office:value="6" calcext:value-type="float">
            <text:p>6</text:p>
          </table:table-cell>
          <table:table-cell table:formula="of:=[.K32]" office:value-type="float" office:value="6" calcext:value-type="float">
            <text:p>6</text:p>
          </table:table-cell>
          <table:table-cell table:formula="of:=[.J32]" office:value-type="float" office:value="6" calcext:value-type="float">
            <text:p>6</text:p>
          </table:table-cell>
          <table:table-cell table:formula="of:=[.I32]" office:value-type="float" office:value="0" calcext:value-type="float">
            <text:p>0</text:p>
          </table:table-cell>
          <table:table-cell table:formula="of:=[.H32]" office:value-type="float" office:value="0" calcext:value-type="float">
            <text:p>0</text:p>
          </table:table-cell>
          <table:table-cell table:formula="of:=[.G32]" office:value-type="float" office:value="6" calcext:value-type="float">
            <text:p>6</text:p>
          </table:table-cell>
          <table:table-cell table:formula="of:=[.F32]" office:value-type="float" office:value="0" calcext:value-type="float">
            <text:p>0</text:p>
          </table:table-cell>
          <table:table-cell table:formula="of:=[.E32]" office:value-type="float" office:value="0" calcext:value-type="float">
            <text:p>0</text:p>
          </table:table-cell>
          <table:table-cell table:formula="of:=[.D32]" office:value-type="float" office:value="6" calcext:value-type="float">
            <text:p>6</text:p>
          </table:table-cell>
          <table:table-cell table:formula="of:=[.C32]" office:value-type="float" office:value="6" calcext:value-type="float">
            <text:p>6</text:p>
          </table:table-cell>
          <table:table-cell table:formula="of:=[.B32]" office:value-type="float" office:value="6" calcext:value-type="float">
            <text:p>6</text:p>
          </table:table-cell>
          <table:table-cell/>
          <table:table-cell table:formula="of:=IF([.B65]=0;0;IF([.B65]=1;2;IF([.B65]=2;16;IF([.B65]=3;18;IF([.B65]=4;32;IF([.B65]=5;34;IF([.B65]=6;40;IF([.B65]=7;42;&quot;ERROR&quot;))))))))" office:value-type="float" office:value="40" calcext:value-type="float">
            <text:p>40</text:p>
          </table:table-cell>
          <table:table-cell table:formula="of:=IF([.C65]=0;0;IF([.C65]=1;1;IF([.C65]=2;4;IF([.C65]=3;5;IF([.C65]=4;16;IF([.C65]=5;17;IF([.C65]=6;20;IF([.C65]=7;21;&quot;ERROR&quot;))))))))" office:value-type="float" office:value="20" calcext:value-type="float">
            <text:p>20</text:p>
          </table:table-cell>
          <table:table-cell table:formula="of:=IF([.D65]=0;0;IF([.D65]=1;2;IF([.D65]=2;16;IF([.D65]=3;18;IF([.D65]=4;32;IF([.D65]=5;34;IF([.D65]=6;40;IF([.D65]=7;42;&quot;ERROR&quot;))))))))" office:value-type="float" office:value="40" calcext:value-type="float">
            <text:p>40</text:p>
          </table:table-cell>
          <table:table-cell table:formula="of:=IF([.E65]=0;0;IF([.E65]=1;1;IF([.E65]=2;4;IF([.E65]=3;5;IF([.E65]=4;16;IF([.E65]=5;17;IF([.E65]=6;20;IF([.E65]=7;21;&quot;ERROR&quot;))))))))" office:value-type="float" office:value="20" calcext:value-type="float">
            <text:p>20</text:p>
          </table:table-cell>
          <table:table-cell table:formula="of:=IF([.F65]=0;0;IF([.F65]=1;2;IF([.F65]=2;16;IF([.F65]=3;18;IF([.F65]=4;32;IF([.F65]=5;34;IF([.F65]=6;40;IF([.F65]=7;42;&quot;ERROR&quot;))))))))" office:value-type="float" office:value="0" calcext:value-type="float">
            <text:p>0</text:p>
          </table:table-cell>
          <table:table-cell table:formula="of:=IF([.G65]=0;0;IF([.G65]=1;1;IF([.G65]=2;4;IF([.G65]=3;5;IF([.G65]=4;16;IF([.G65]=5;17;IF([.G65]=6;20;IF([.G65]=7;21;&quot;ERROR&quot;))))))))" office:value-type="float" office:value="0" calcext:value-type="float">
            <text:p>0</text:p>
          </table:table-cell>
          <table:table-cell table:formula="of:=IF([.H65]=0;0;IF([.H65]=1;2;IF([.H65]=2;16;IF([.H65]=3;18;IF([.H65]=4;32;IF([.H65]=5;34;IF([.H65]=6;40;IF([.H65]=7;42;&quot;ERROR&quot;))))))))" office:value-type="float" office:value="40" calcext:value-type="float">
            <text:p>40</text:p>
          </table:table-cell>
          <table:table-cell table:formula="of:=IF([.I65]=0;0;IF([.I65]=1;1;IF([.I65]=2;4;IF([.I65]=3;5;IF([.I65]=4;16;IF([.I65]=5;17;IF([.I65]=6;20;IF([.I65]=7;21;&quot;ERROR&quot;))))))))" office:value-type="float" office:value="0" calcext:value-type="float">
            <text:p>0</text:p>
          </table:table-cell>
          <table:table-cell table:formula="of:=IF([.J65]=0;0;IF([.J65]=1;2;IF([.J65]=2;16;IF([.J65]=3;18;IF([.J65]=4;32;IF([.J65]=5;34;IF([.J65]=6;40;IF([.J65]=7;42;&quot;ERROR&quot;))))))))" office:value-type="float" office:value="0" calcext:value-type="float">
            <text:p>0</text:p>
          </table:table-cell>
          <table:table-cell table:formula="of:=IF([.K65]=0;0;IF([.K65]=1;1;IF([.K65]=2;4;IF([.K65]=3;5;IF([.K65]=4;16;IF([.K65]=5;17;IF([.K65]=6;20;IF([.K65]=7;21;&quot;ERROR&quot;))))))))" office:value-type="float" office:value="20" calcext:value-type="float">
            <text:p>20</text:p>
          </table:table-cell>
          <table:table-cell table:formula="of:=IF([.L65]=0;0;IF([.L65]=1;2;IF([.L65]=2;16;IF([.L65]=3;18;IF([.L65]=4;32;IF([.L65]=5;34;IF([.L65]=6;40;IF([.L65]=7;42;&quot;ERROR&quot;))))))))" office:value-type="float" office:value="40" calcext:value-type="float">
            <text:p>40</text:p>
          </table:table-cell>
          <table:table-cell table:formula="of:=IF([.M65]=0;0;IF([.M65]=1;1;IF([.M65]=2;4;IF([.M65]=3;5;IF([.M65]=4;16;IF([.M65]=5;17;IF([.M65]=6;20;IF([.M65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65]+[.P65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65]+[.R65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65]+[.T6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U65]+[.V65]"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table:formula="of:=[.W65]+[.X65]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formula="of:=[.Y65]+[.Z65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33]" office:value-type="float" office:value="6" calcext:value-type="float">
            <text:p>6</text:p>
          </table:table-cell>
          <table:table-cell table:formula="of:=[.L33]" office:value-type="float" office:value="6" calcext:value-type="float">
            <text:p>6</text:p>
          </table:table-cell>
          <table:table-cell table:formula="of:=[.K33]" office:value-type="float" office:value="6" calcext:value-type="float">
            <text:p>6</text:p>
          </table:table-cell>
          <table:table-cell table:formula="of:=[.J33]" office:value-type="float" office:value="6" calcext:value-type="float">
            <text:p>6</text:p>
          </table:table-cell>
          <table:table-cell table:formula="of:=[.I33]" office:value-type="float" office:value="6" calcext:value-type="float">
            <text:p>6</text:p>
          </table:table-cell>
          <table:table-cell table:formula="of:=[.H33]" office:value-type="float" office:value="6" calcext:value-type="float">
            <text:p>6</text:p>
          </table:table-cell>
          <table:table-cell table:formula="of:=[.G33]" office:value-type="float" office:value="6" calcext:value-type="float">
            <text:p>6</text:p>
          </table:table-cell>
          <table:table-cell table:formula="of:=[.F33]" office:value-type="float" office:value="6" calcext:value-type="float">
            <text:p>6</text:p>
          </table:table-cell>
          <table:table-cell table:formula="of:=[.E33]" office:value-type="float" office:value="6" calcext:value-type="float">
            <text:p>6</text:p>
          </table:table-cell>
          <table:table-cell table:formula="of:=[.D33]" office:value-type="float" office:value="6" calcext:value-type="float">
            <text:p>6</text:p>
          </table:table-cell>
          <table:table-cell table:formula="of:=[.C33]" office:value-type="float" office:value="6" calcext:value-type="float">
            <text:p>6</text:p>
          </table:table-cell>
          <table:table-cell table:formula="of:=[.B33]" office:value-type="float" office:value="6" calcext:value-type="float">
            <text:p>6</text:p>
          </table:table-cell>
          <table:table-cell/>
          <table:table-cell table:formula="of:=IF([.B66]=0;0;IF([.B66]=1;2;IF([.B66]=2;16;IF([.B66]=3;18;IF([.B66]=4;32;IF([.B66]=5;34;IF([.B66]=6;40;IF([.B66]=7;42;&quot;ERROR&quot;))))))))" office:value-type="float" office:value="40" calcext:value-type="float">
            <text:p>40</text:p>
          </table:table-cell>
          <table:table-cell table:formula="of:=IF([.C66]=0;0;IF([.C66]=1;1;IF([.C66]=2;4;IF([.C66]=3;5;IF([.C66]=4;16;IF([.C66]=5;17;IF([.C66]=6;20;IF([.C66]=7;21;&quot;ERROR&quot;))))))))" office:value-type="float" office:value="20" calcext:value-type="float">
            <text:p>20</text:p>
          </table:table-cell>
          <table:table-cell table:formula="of:=IF([.D66]=0;0;IF([.D66]=1;2;IF([.D66]=2;16;IF([.D66]=3;18;IF([.D66]=4;32;IF([.D66]=5;34;IF([.D66]=6;40;IF([.D66]=7;42;&quot;ERROR&quot;))))))))" office:value-type="float" office:value="40" calcext:value-type="float">
            <text:p>40</text:p>
          </table:table-cell>
          <table:table-cell table:formula="of:=IF([.E66]=0;0;IF([.E66]=1;1;IF([.E66]=2;4;IF([.E66]=3;5;IF([.E66]=4;16;IF([.E66]=5;17;IF([.E66]=6;20;IF([.E66]=7;21;&quot;ERROR&quot;))))))))" office:value-type="float" office:value="20" calcext:value-type="float">
            <text:p>20</text:p>
          </table:table-cell>
          <table:table-cell table:formula="of:=IF([.F66]=0;0;IF([.F66]=1;2;IF([.F66]=2;16;IF([.F66]=3;18;IF([.F66]=4;32;IF([.F66]=5;34;IF([.F66]=6;40;IF([.F66]=7;42;&quot;ERROR&quot;))))))))" office:value-type="float" office:value="40" calcext:value-type="float">
            <text:p>40</text:p>
          </table:table-cell>
          <table:table-cell table:formula="of:=IF([.G66]=0;0;IF([.G66]=1;1;IF([.G66]=2;4;IF([.G66]=3;5;IF([.G66]=4;16;IF([.G66]=5;17;IF([.G66]=6;20;IF([.G66]=7;21;&quot;ERROR&quot;))))))))" office:value-type="float" office:value="20" calcext:value-type="float">
            <text:p>20</text:p>
          </table:table-cell>
          <table:table-cell table:formula="of:=IF([.H66]=0;0;IF([.H66]=1;2;IF([.H66]=2;16;IF([.H66]=3;18;IF([.H66]=4;32;IF([.H66]=5;34;IF([.H66]=6;40;IF([.H66]=7;42;&quot;ERROR&quot;))))))))" office:value-type="float" office:value="40" calcext:value-type="float">
            <text:p>40</text:p>
          </table:table-cell>
          <table:table-cell table:formula="of:=IF([.I66]=0;0;IF([.I66]=1;1;IF([.I66]=2;4;IF([.I66]=3;5;IF([.I66]=4;16;IF([.I66]=5;17;IF([.I66]=6;20;IF([.I66]=7;21;&quot;ERROR&quot;))))))))" office:value-type="float" office:value="20" calcext:value-type="float">
            <text:p>20</text:p>
          </table:table-cell>
          <table:table-cell table:formula="of:=IF([.J66]=0;0;IF([.J66]=1;2;IF([.J66]=2;16;IF([.J66]=3;18;IF([.J66]=4;32;IF([.J66]=5;34;IF([.J66]=6;40;IF([.J66]=7;42;&quot;ERROR&quot;))))))))" office:value-type="float" office:value="40" calcext:value-type="float">
            <text:p>40</text:p>
          </table:table-cell>
          <table:table-cell table:formula="of:=IF([.K66]=0;0;IF([.K66]=1;1;IF([.K66]=2;4;IF([.K66]=3;5;IF([.K66]=4;16;IF([.K66]=5;17;IF([.K66]=6;20;IF([.K66]=7;21;&quot;ERROR&quot;))))))))" office:value-type="float" office:value="20" calcext:value-type="float">
            <text:p>20</text:p>
          </table:table-cell>
          <table:table-cell table:formula="of:=IF([.L66]=0;0;IF([.L66]=1;2;IF([.L66]=2;16;IF([.L66]=3;18;IF([.L66]=4;32;IF([.L66]=5;34;IF([.L66]=6;40;IF([.L66]=7;42;&quot;ERROR&quot;))))))))" office:value-type="float" office:value="40" calcext:value-type="float">
            <text:p>40</text:p>
          </table:table-cell>
          <table:table-cell table:formula="of:=IF([.M66]=0;0;IF([.M66]=1;1;IF([.M66]=2;4;IF([.M66]=3;5;IF([.M66]=4;16;IF([.M66]=5;17;IF([.M66]=6;20;IF([.M66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66]+[.P66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66]+[.R66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66]+[.T66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U66]+[.V66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W66]+[.X66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66]+[.Z66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hicken left</text:p>
          </table:table-cell>
          <table:table-cell table:number-columns-repeated="37"/>
        </table:table-row>
        <table:table-row table:style-name="ro1">
          <table:table-cell/>
          <table:table-cell table:number-columns-repeated="12" office:value-type="float" office:value="6" calcext:value-type="float">
            <text:p>6</text:p>
          </table:table-cell>
          <table:table-cell/>
          <table:table-cell table:formula="of:=IF([.B68]=0;0;IF([.B68]=1;2;IF([.B68]=2;16;IF([.B68]=3;18;IF([.B68]=4;32;IF([.B68]=5;34;IF([.B68]=6;40;IF([.B68]=7;42;&quot;ERROR&quot;))))))))" office:value-type="float" office:value="40" calcext:value-type="float">
            <text:p>40</text:p>
          </table:table-cell>
          <table:table-cell table:formula="of:=IF([.C68]=0;0;IF([.C68]=1;1;IF([.C68]=2;4;IF([.C68]=3;5;IF([.C68]=4;16;IF([.C68]=5;17;IF([.C68]=6;20;IF([.C68]=7;21;&quot;ERROR&quot;))))))))" office:value-type="float" office:value="20" calcext:value-type="float">
            <text:p>20</text:p>
          </table:table-cell>
          <table:table-cell table:formula="of:=IF([.D68]=0;0;IF([.D68]=1;2;IF([.D68]=2;16;IF([.D68]=3;18;IF([.D68]=4;32;IF([.D68]=5;34;IF([.D68]=6;40;IF([.D68]=7;42;&quot;ERROR&quot;))))))))" office:value-type="float" office:value="40" calcext:value-type="float">
            <text:p>40</text:p>
          </table:table-cell>
          <table:table-cell table:formula="of:=IF([.E68]=0;0;IF([.E68]=1;1;IF([.E68]=2;4;IF([.E68]=3;5;IF([.E68]=4;16;IF([.E68]=5;17;IF([.E68]=6;20;IF([.E68]=7;21;&quot;ERROR&quot;))))))))" office:value-type="float" office:value="20" calcext:value-type="float">
            <text:p>20</text:p>
          </table:table-cell>
          <table:table-cell table:formula="of:=IF([.F68]=0;0;IF([.F68]=1;2;IF([.F68]=2;16;IF([.F68]=3;18;IF([.F68]=4;32;IF([.F68]=5;34;IF([.F68]=6;40;IF([.F68]=7;42;&quot;ERROR&quot;))))))))" office:value-type="float" office:value="40" calcext:value-type="float">
            <text:p>40</text:p>
          </table:table-cell>
          <table:table-cell table:formula="of:=IF([.G68]=0;0;IF([.G68]=1;1;IF([.G68]=2;4;IF([.G68]=3;5;IF([.G68]=4;16;IF([.G68]=5;17;IF([.G68]=6;20;IF([.G68]=7;21;&quot;ERROR&quot;))))))))" office:value-type="float" office:value="20" calcext:value-type="float">
            <text:p>20</text:p>
          </table:table-cell>
          <table:table-cell table:formula="of:=IF([.H68]=0;0;IF([.H68]=1;2;IF([.H68]=2;16;IF([.H68]=3;18;IF([.H68]=4;32;IF([.H68]=5;34;IF([.H68]=6;40;IF([.H68]=7;42;&quot;ERROR&quot;))))))))" office:value-type="float" office:value="40" calcext:value-type="float">
            <text:p>40</text:p>
          </table:table-cell>
          <table:table-cell table:formula="of:=IF([.I68]=0;0;IF([.I68]=1;1;IF([.I68]=2;4;IF([.I68]=3;5;IF([.I68]=4;16;IF([.I68]=5;17;IF([.I68]=6;20;IF([.I68]=7;21;&quot;ERROR&quot;))))))))" office:value-type="float" office:value="20" calcext:value-type="float">
            <text:p>20</text:p>
          </table:table-cell>
          <table:table-cell table:formula="of:=IF([.J68]=0;0;IF([.J68]=1;2;IF([.J68]=2;16;IF([.J68]=3;18;IF([.J68]=4;32;IF([.J68]=5;34;IF([.J68]=6;40;IF([.J68]=7;42;&quot;ERROR&quot;))))))))" office:value-type="float" office:value="40" calcext:value-type="float">
            <text:p>40</text:p>
          </table:table-cell>
          <table:table-cell table:formula="of:=IF([.K68]=0;0;IF([.K68]=1;1;IF([.K68]=2;4;IF([.K68]=3;5;IF([.K68]=4;16;IF([.K68]=5;17;IF([.K68]=6;20;IF([.K68]=7;21;&quot;ERROR&quot;))))))))" office:value-type="float" office:value="20" calcext:value-type="float">
            <text:p>20</text:p>
          </table:table-cell>
          <table:table-cell table:formula="of:=IF([.L68]=0;0;IF([.L68]=1;2;IF([.L68]=2;16;IF([.L68]=3;18;IF([.L68]=4;32;IF([.L68]=5;34;IF([.L68]=6;40;IF([.L68]=7;42;&quot;ERROR&quot;))))))))" office:value-type="float" office:value="40" calcext:value-type="float">
            <text:p>40</text:p>
          </table:table-cell>
          <table:table-cell table:formula="of:=IF([.M68]=0;0;IF([.M68]=1;1;IF([.M68]=2;4;IF([.M68]=3;5;IF([.M68]=4;16;IF([.M68]=5;17;IF([.M68]=6;20;IF([.M68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68]+[.P68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68]+[.R68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68]+[.T68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U68]+[.V68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W68]+[.X68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68]+[.Z68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6" calcext:value-type="float">
            <text:p>6</text:p>
          </table:table-cell>
          <table:table-cell/>
          <table:table-cell table:formula="of:=IF([.B69]=0;0;IF([.B69]=1;2;IF([.B69]=2;16;IF([.B69]=3;18;IF([.B69]=4;32;IF([.B69]=5;34;IF([.B69]=6;40;IF([.B69]=7;42;&quot;ERROR&quot;))))))))" office:value-type="float" office:value="40" calcext:value-type="float">
            <text:p>40</text:p>
          </table:table-cell>
          <table:table-cell table:formula="of:=IF([.C69]=0;0;IF([.C69]=1;1;IF([.C69]=2;4;IF([.C69]=3;5;IF([.C69]=4;16;IF([.C69]=5;17;IF([.C69]=6;20;IF([.C69]=7;21;&quot;ERROR&quot;))))))))" office:value-type="float" office:value="20" calcext:value-type="float">
            <text:p>20</text:p>
          </table:table-cell>
          <table:table-cell table:formula="of:=IF([.D69]=0;0;IF([.D69]=1;2;IF([.D69]=2;16;IF([.D69]=3;18;IF([.D69]=4;32;IF([.D69]=5;34;IF([.D69]=6;40;IF([.D69]=7;42;&quot;ERROR&quot;))))))))" office:value-type="float" office:value="40" calcext:value-type="float">
            <text:p>40</text:p>
          </table:table-cell>
          <table:table-cell table:formula="of:=IF([.E69]=0;0;IF([.E69]=1;1;IF([.E69]=2;4;IF([.E69]=3;5;IF([.E69]=4;16;IF([.E69]=5;17;IF([.E69]=6;20;IF([.E69]=7;21;&quot;ERROR&quot;))))))))" office:value-type="float" office:value="20" calcext:value-type="float">
            <text:p>20</text:p>
          </table:table-cell>
          <table:table-cell table:formula="of:=IF([.F69]=0;0;IF([.F69]=1;2;IF([.F69]=2;16;IF([.F69]=3;18;IF([.F69]=4;32;IF([.F69]=5;34;IF([.F69]=6;40;IF([.F69]=7;42;&quot;ERROR&quot;))))))))" office:value-type="float" office:value="2" calcext:value-type="float">
            <text:p>2</text:p>
          </table:table-cell>
          <table:table-cell table:formula="of:=IF([.G69]=0;0;IF([.G69]=1;1;IF([.G69]=2;4;IF([.G69]=3;5;IF([.G69]=4;16;IF([.G69]=5;17;IF([.G69]=6;20;IF([.G69]=7;21;&quot;ERROR&quot;))))))))" office:value-type="float" office:value="20" calcext:value-type="float">
            <text:p>20</text:p>
          </table:table-cell>
          <table:table-cell table:formula="of:=IF([.H69]=0;0;IF([.H69]=1;2;IF([.H69]=2;16;IF([.H69]=3;18;IF([.H69]=4;32;IF([.H69]=5;34;IF([.H69]=6;40;IF([.H69]=7;42;&quot;ERROR&quot;))))))))" office:value-type="float" office:value="2" calcext:value-type="float">
            <text:p>2</text:p>
          </table:table-cell>
          <table:table-cell table:formula="of:=IF([.I69]=0;0;IF([.I69]=1;1;IF([.I69]=2;4;IF([.I69]=3;5;IF([.I69]=4;16;IF([.I69]=5;17;IF([.I69]=6;20;IF([.I69]=7;21;&quot;ERROR&quot;))))))))" office:value-type="float" office:value="20" calcext:value-type="float">
            <text:p>20</text:p>
          </table:table-cell>
          <table:table-cell table:formula="of:=IF([.J69]=0;0;IF([.J69]=1;2;IF([.J69]=2;16;IF([.J69]=3;18;IF([.J69]=4;32;IF([.J69]=5;34;IF([.J69]=6;40;IF([.J69]=7;42;&quot;ERROR&quot;))))))))" office:value-type="float" office:value="40" calcext:value-type="float">
            <text:p>40</text:p>
          </table:table-cell>
          <table:table-cell table:formula="of:=IF([.K69]=0;0;IF([.K69]=1;1;IF([.K69]=2;4;IF([.K69]=3;5;IF([.K69]=4;16;IF([.K69]=5;17;IF([.K69]=6;20;IF([.K69]=7;21;&quot;ERROR&quot;))))))))" office:value-type="float" office:value="20" calcext:value-type="float">
            <text:p>20</text:p>
          </table:table-cell>
          <table:table-cell table:formula="of:=IF([.L69]=0;0;IF([.L69]=1;2;IF([.L69]=2;16;IF([.L69]=3;18;IF([.L69]=4;32;IF([.L69]=5;34;IF([.L69]=6;40;IF([.L69]=7;42;&quot;ERROR&quot;))))))))" office:value-type="float" office:value="40" calcext:value-type="float">
            <text:p>40</text:p>
          </table:table-cell>
          <table:table-cell table:formula="of:=IF([.M69]=0;0;IF([.M69]=1;1;IF([.M69]=2;4;IF([.M69]=3;5;IF([.M69]=4;16;IF([.M69]=5;17;IF([.M69]=6;20;IF([.M69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69]+[.P69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69]+[.R69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69]+[.T69]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formula="of:=[.U69]+[.V69]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formula="of:=[.W69]+[.X69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69]+[.Z69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/>
          <table:table-cell table:formula="of:=IF([.B70]=0;0;IF([.B70]=1;2;IF([.B70]=2;16;IF([.B70]=3;18;IF([.B70]=4;32;IF([.B70]=5;34;IF([.B70]=6;40;IF([.B70]=7;42;&quot;ERROR&quot;))))))))" office:value-type="float" office:value="40" calcext:value-type="float">
            <text:p>40</text:p>
          </table:table-cell>
          <table:table-cell table:formula="of:=IF([.C70]=0;0;IF([.C70]=1;1;IF([.C70]=2;4;IF([.C70]=3;5;IF([.C70]=4;16;IF([.C70]=5;17;IF([.C70]=6;20;IF([.C70]=7;21;&quot;ERROR&quot;))))))))" office:value-type="float" office:value="20" calcext:value-type="float">
            <text:p>20</text:p>
          </table:table-cell>
          <table:table-cell table:formula="of:=IF([.D70]=0;0;IF([.D70]=1;2;IF([.D70]=2;16;IF([.D70]=3;18;IF([.D70]=4;32;IF([.D70]=5;34;IF([.D70]=6;40;IF([.D70]=7;42;&quot;ERROR&quot;))))))))" office:value-type="float" office:value="40" calcext:value-type="float">
            <text:p>40</text:p>
          </table:table-cell>
          <table:table-cell table:formula="of:=IF([.E70]=0;0;IF([.E70]=1;1;IF([.E70]=2;4;IF([.E70]=3;5;IF([.E70]=4;16;IF([.E70]=5;17;IF([.E70]=6;20;IF([.E70]=7;21;&quot;ERROR&quot;))))))))" office:value-type="float" office:value="20" calcext:value-type="float">
            <text:p>20</text:p>
          </table:table-cell>
          <table:table-cell table:formula="of:=IF([.F70]=0;0;IF([.F70]=1;2;IF([.F70]=2;16;IF([.F70]=3;18;IF([.F70]=4;32;IF([.F70]=5;34;IF([.F70]=6;40;IF([.F70]=7;42;&quot;ERROR&quot;))))))))" office:value-type="float" office:value="2" calcext:value-type="float">
            <text:p>2</text:p>
          </table:table-cell>
          <table:table-cell table:formula="of:=IF([.G70]=0;0;IF([.G70]=1;1;IF([.G70]=2;4;IF([.G70]=3;5;IF([.G70]=4;16;IF([.G70]=5;17;IF([.G70]=6;20;IF([.G70]=7;21;&quot;ERROR&quot;))))))))" office:value-type="float" office:value="1" calcext:value-type="float">
            <text:p>1</text:p>
          </table:table-cell>
          <table:table-cell table:formula="of:=IF([.H70]=0;0;IF([.H70]=1;2;IF([.H70]=2;16;IF([.H70]=3;18;IF([.H70]=4;32;IF([.H70]=5;34;IF([.H70]=6;40;IF([.H70]=7;42;&quot;ERROR&quot;))))))))" office:value-type="float" office:value="2" calcext:value-type="float">
            <text:p>2</text:p>
          </table:table-cell>
          <table:table-cell table:formula="of:=IF([.I70]=0;0;IF([.I70]=1;1;IF([.I70]=2;4;IF([.I70]=3;5;IF([.I70]=4;16;IF([.I70]=5;17;IF([.I70]=6;20;IF([.I70]=7;21;&quot;ERROR&quot;))))))))" office:value-type="float" office:value="1" calcext:value-type="float">
            <text:p>1</text:p>
          </table:table-cell>
          <table:table-cell table:formula="of:=IF([.J70]=0;0;IF([.J70]=1;2;IF([.J70]=2;16;IF([.J70]=3;18;IF([.J70]=4;32;IF([.J70]=5;34;IF([.J70]=6;40;IF([.J70]=7;42;&quot;ERROR&quot;))))))))" office:value-type="float" office:value="40" calcext:value-type="float">
            <text:p>40</text:p>
          </table:table-cell>
          <table:table-cell table:formula="of:=IF([.K70]=0;0;IF([.K70]=1;1;IF([.K70]=2;4;IF([.K70]=3;5;IF([.K70]=4;16;IF([.K70]=5;17;IF([.K70]=6;20;IF([.K70]=7;21;&quot;ERROR&quot;))))))))" office:value-type="float" office:value="20" calcext:value-type="float">
            <text:p>20</text:p>
          </table:table-cell>
          <table:table-cell table:formula="of:=IF([.L70]=0;0;IF([.L70]=1;2;IF([.L70]=2;16;IF([.L70]=3;18;IF([.L70]=4;32;IF([.L70]=5;34;IF([.L70]=6;40;IF([.L70]=7;42;&quot;ERROR&quot;))))))))" office:value-type="float" office:value="40" calcext:value-type="float">
            <text:p>40</text:p>
          </table:table-cell>
          <table:table-cell table:formula="of:=IF([.M70]=0;0;IF([.M70]=1;1;IF([.M70]=2;4;IF([.M70]=3;5;IF([.M70]=4;16;IF([.M70]=5;17;IF([.M70]=6;20;IF([.M70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70]+[.P70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70]+[.R70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70]+[.T70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U70]+[.V70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W70]+[.X70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70]+[.Z70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/>
          <table:table-cell table:formula="of:=IF([.B71]=0;0;IF([.B71]=1;2;IF([.B71]=2;16;IF([.B71]=3;18;IF([.B71]=4;32;IF([.B71]=5;34;IF([.B71]=6;40;IF([.B71]=7;42;&quot;ERROR&quot;))))))))" office:value-type="float" office:value="40" calcext:value-type="float">
            <text:p>40</text:p>
          </table:table-cell>
          <table:table-cell table:formula="of:=IF([.C71]=0;0;IF([.C71]=1;1;IF([.C71]=2;4;IF([.C71]=3;5;IF([.C71]=4;16;IF([.C71]=5;17;IF([.C71]=6;20;IF([.C71]=7;21;&quot;ERROR&quot;))))))))" office:value-type="float" office:value="20" calcext:value-type="float">
            <text:p>20</text:p>
          </table:table-cell>
          <table:table-cell table:formula="of:=IF([.D71]=0;0;IF([.D71]=1;2;IF([.D71]=2;16;IF([.D71]=3;18;IF([.D71]=4;32;IF([.D71]=5;34;IF([.D71]=6;40;IF([.D71]=7;42;&quot;ERROR&quot;))))))))" office:value-type="float" office:value="40" calcext:value-type="float">
            <text:p>40</text:p>
          </table:table-cell>
          <table:table-cell table:formula="of:=IF([.E71]=0;0;IF([.E71]=1;1;IF([.E71]=2;4;IF([.E71]=3;5;IF([.E71]=4;16;IF([.E71]=5;17;IF([.E71]=6;20;IF([.E71]=7;21;&quot;ERROR&quot;))))))))" office:value-type="float" office:value="20" calcext:value-type="float">
            <text:p>20</text:p>
          </table:table-cell>
          <table:table-cell table:formula="of:=IF([.F71]=0;0;IF([.F71]=1;2;IF([.F71]=2;16;IF([.F71]=3;18;IF([.F71]=4;32;IF([.F71]=5;34;IF([.F71]=6;40;IF([.F71]=7;42;&quot;ERROR&quot;))))))))" office:value-type="float" office:value="18" calcext:value-type="float">
            <text:p>18</text:p>
          </table:table-cell>
          <table:table-cell table:formula="of:=IF([.G71]=0;0;IF([.G71]=1;1;IF([.G71]=2;4;IF([.G71]=3;5;IF([.G71]=4;16;IF([.G71]=5;17;IF([.G71]=6;20;IF([.G71]=7;21;&quot;ERROR&quot;))))))))" office:value-type="float" office:value="5" calcext:value-type="float">
            <text:p>5</text:p>
          </table:table-cell>
          <table:table-cell table:formula="of:=IF([.H71]=0;0;IF([.H71]=1;2;IF([.H71]=2;16;IF([.H71]=3;18;IF([.H71]=4;32;IF([.H71]=5;34;IF([.H71]=6;40;IF([.H71]=7;42;&quot;ERROR&quot;))))))))" office:value-type="float" office:value="18" calcext:value-type="float">
            <text:p>18</text:p>
          </table:table-cell>
          <table:table-cell table:formula="of:=IF([.I71]=0;0;IF([.I71]=1;1;IF([.I71]=2;4;IF([.I71]=3;5;IF([.I71]=4;16;IF([.I71]=5;17;IF([.I71]=6;20;IF([.I71]=7;21;&quot;ERROR&quot;))))))))" office:value-type="float" office:value="5" calcext:value-type="float">
            <text:p>5</text:p>
          </table:table-cell>
          <table:table-cell table:formula="of:=IF([.J71]=0;0;IF([.J71]=1;2;IF([.J71]=2;16;IF([.J71]=3;18;IF([.J71]=4;32;IF([.J71]=5;34;IF([.J71]=6;40;IF([.J71]=7;42;&quot;ERROR&quot;))))))))" office:value-type="float" office:value="40" calcext:value-type="float">
            <text:p>40</text:p>
          </table:table-cell>
          <table:table-cell table:formula="of:=IF([.K71]=0;0;IF([.K71]=1;1;IF([.K71]=2;4;IF([.K71]=3;5;IF([.K71]=4;16;IF([.K71]=5;17;IF([.K71]=6;20;IF([.K71]=7;21;&quot;ERROR&quot;))))))))" office:value-type="float" office:value="20" calcext:value-type="float">
            <text:p>20</text:p>
          </table:table-cell>
          <table:table-cell table:formula="of:=IF([.L71]=0;0;IF([.L71]=1;2;IF([.L71]=2;16;IF([.L71]=3;18;IF([.L71]=4;32;IF([.L71]=5;34;IF([.L71]=6;40;IF([.L71]=7;42;&quot;ERROR&quot;))))))))" office:value-type="float" office:value="40" calcext:value-type="float">
            <text:p>40</text:p>
          </table:table-cell>
          <table:table-cell table:formula="of:=IF([.M71]=0;0;IF([.M71]=1;1;IF([.M71]=2;4;IF([.M71]=3;5;IF([.M71]=4;16;IF([.M71]=5;17;IF([.M71]=6;20;IF([.M71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71]+[.P71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71]+[.R71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71]+[.T71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U71]+[.V71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W71]+[.X71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71]+[.Z71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/>
          <table:table-cell table:formula="of:=IF([.B72]=0;0;IF([.B72]=1;2;IF([.B72]=2;16;IF([.B72]=3;18;IF([.B72]=4;32;IF([.B72]=5;34;IF([.B72]=6;40;IF([.B72]=7;42;&quot;ERROR&quot;))))))))" office:value-type="float" office:value="40" calcext:value-type="float">
            <text:p>40</text:p>
          </table:table-cell>
          <table:table-cell table:formula="of:=IF([.C72]=0;0;IF([.C72]=1;1;IF([.C72]=2;4;IF([.C72]=3;5;IF([.C72]=4;16;IF([.C72]=5;17;IF([.C72]=6;20;IF([.C72]=7;21;&quot;ERROR&quot;))))))))" office:value-type="float" office:value="20" calcext:value-type="float">
            <text:p>20</text:p>
          </table:table-cell>
          <table:table-cell table:formula="of:=IF([.D72]=0;0;IF([.D72]=1;2;IF([.D72]=2;16;IF([.D72]=3;18;IF([.D72]=4;32;IF([.D72]=5;34;IF([.D72]=6;40;IF([.D72]=7;42;&quot;ERROR&quot;))))))))" office:value-type="float" office:value="40" calcext:value-type="float">
            <text:p>40</text:p>
          </table:table-cell>
          <table:table-cell table:formula="of:=IF([.E72]=0;0;IF([.E72]=1;1;IF([.E72]=2;4;IF([.E72]=3;5;IF([.E72]=4;16;IF([.E72]=5;17;IF([.E72]=6;20;IF([.E72]=7;21;&quot;ERROR&quot;))))))))" office:value-type="float" office:value="20" calcext:value-type="float">
            <text:p>20</text:p>
          </table:table-cell>
          <table:table-cell table:formula="of:=IF([.F72]=0;0;IF([.F72]=1;2;IF([.F72]=2;16;IF([.F72]=3;18;IF([.F72]=4;32;IF([.F72]=5;34;IF([.F72]=6;40;IF([.F72]=7;42;&quot;ERROR&quot;))))))))" office:value-type="float" office:value="18" calcext:value-type="float">
            <text:p>18</text:p>
          </table:table-cell>
          <table:table-cell table:formula="of:=IF([.G72]=0;0;IF([.G72]=1;1;IF([.G72]=2;4;IF([.G72]=3;5;IF([.G72]=4;16;IF([.G72]=5;17;IF([.G72]=6;20;IF([.G72]=7;21;&quot;ERROR&quot;))))))))" office:value-type="float" office:value="5" calcext:value-type="float">
            <text:p>5</text:p>
          </table:table-cell>
          <table:table-cell table:formula="of:=IF([.H72]=0;0;IF([.H72]=1;2;IF([.H72]=2;16;IF([.H72]=3;18;IF([.H72]=4;32;IF([.H72]=5;34;IF([.H72]=6;40;IF([.H72]=7;42;&quot;ERROR&quot;))))))))" office:value-type="float" office:value="18" calcext:value-type="float">
            <text:p>18</text:p>
          </table:table-cell>
          <table:table-cell table:formula="of:=IF([.I72]=0;0;IF([.I72]=1;1;IF([.I72]=2;4;IF([.I72]=3;5;IF([.I72]=4;16;IF([.I72]=5;17;IF([.I72]=6;20;IF([.I72]=7;21;&quot;ERROR&quot;))))))))" office:value-type="float" office:value="5" calcext:value-type="float">
            <text:p>5</text:p>
          </table:table-cell>
          <table:table-cell table:formula="of:=IF([.J72]=0;0;IF([.J72]=1;2;IF([.J72]=2;16;IF([.J72]=3;18;IF([.J72]=4;32;IF([.J72]=5;34;IF([.J72]=6;40;IF([.J72]=7;42;&quot;ERROR&quot;))))))))" office:value-type="float" office:value="40" calcext:value-type="float">
            <text:p>40</text:p>
          </table:table-cell>
          <table:table-cell table:formula="of:=IF([.K72]=0;0;IF([.K72]=1;1;IF([.K72]=2;4;IF([.K72]=3;5;IF([.K72]=4;16;IF([.K72]=5;17;IF([.K72]=6;20;IF([.K72]=7;21;&quot;ERROR&quot;))))))))" office:value-type="float" office:value="20" calcext:value-type="float">
            <text:p>20</text:p>
          </table:table-cell>
          <table:table-cell table:formula="of:=IF([.L72]=0;0;IF([.L72]=1;2;IF([.L72]=2;16;IF([.L72]=3;18;IF([.L72]=4;32;IF([.L72]=5;34;IF([.L72]=6;40;IF([.L72]=7;42;&quot;ERROR&quot;))))))))" office:value-type="float" office:value="40" calcext:value-type="float">
            <text:p>40</text:p>
          </table:table-cell>
          <table:table-cell table:formula="of:=IF([.M72]=0;0;IF([.M72]=1;1;IF([.M72]=2;4;IF([.M72]=3;5;IF([.M72]=4;16;IF([.M72]=5;17;IF([.M72]=6;20;IF([.M72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72]+[.P72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72]+[.R72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72]+[.T72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U72]+[.V72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W72]+[.X72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72]+[.Z72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/>
          <table:table-cell table:formula="of:=IF([.B73]=0;0;IF([.B73]=1;2;IF([.B73]=2;16;IF([.B73]=3;18;IF([.B73]=4;32;IF([.B73]=5;34;IF([.B73]=6;40;IF([.B73]=7;42;&quot;ERROR&quot;))))))))" office:value-type="float" office:value="40" calcext:value-type="float">
            <text:p>40</text:p>
          </table:table-cell>
          <table:table-cell table:formula="of:=IF([.C73]=0;0;IF([.C73]=1;1;IF([.C73]=2;4;IF([.C73]=3;5;IF([.C73]=4;16;IF([.C73]=5;17;IF([.C73]=6;20;IF([.C73]=7;21;&quot;ERROR&quot;))))))))" office:value-type="float" office:value="20" calcext:value-type="float">
            <text:p>20</text:p>
          </table:table-cell>
          <table:table-cell table:formula="of:=IF([.D73]=0;0;IF([.D73]=1;2;IF([.D73]=2;16;IF([.D73]=3;18;IF([.D73]=4;32;IF([.D73]=5;34;IF([.D73]=6;40;IF([.D73]=7;42;&quot;ERROR&quot;))))))))" office:value-type="float" office:value="40" calcext:value-type="float">
            <text:p>40</text:p>
          </table:table-cell>
          <table:table-cell table:formula="of:=IF([.E73]=0;0;IF([.E73]=1;1;IF([.E73]=2;4;IF([.E73]=3;5;IF([.E73]=4;16;IF([.E73]=5;17;IF([.E73]=6;20;IF([.E73]=7;21;&quot;ERROR&quot;))))))))" office:value-type="float" office:value="5" calcext:value-type="float">
            <text:p>5</text:p>
          </table:table-cell>
          <table:table-cell table:formula="of:=IF([.F73]=0;0;IF([.F73]=1;2;IF([.F73]=2;16;IF([.F73]=3;18;IF([.F73]=4;32;IF([.F73]=5;34;IF([.F73]=6;40;IF([.F73]=7;42;&quot;ERROR&quot;))))))))" office:value-type="float" office:value="18" calcext:value-type="float">
            <text:p>18</text:p>
          </table:table-cell>
          <table:table-cell table:formula="of:=IF([.G73]=0;0;IF([.G73]=1;1;IF([.G73]=2;4;IF([.G73]=3;5;IF([.G73]=4;16;IF([.G73]=5;17;IF([.G73]=6;20;IF([.G73]=7;21;&quot;ERROR&quot;))))))))" office:value-type="float" office:value="5" calcext:value-type="float">
            <text:p>5</text:p>
          </table:table-cell>
          <table:table-cell table:formula="of:=IF([.H73]=0;0;IF([.H73]=1;2;IF([.H73]=2;16;IF([.H73]=3;18;IF([.H73]=4;32;IF([.H73]=5;34;IF([.H73]=6;40;IF([.H73]=7;42;&quot;ERROR&quot;))))))))" office:value-type="float" office:value="18" calcext:value-type="float">
            <text:p>18</text:p>
          </table:table-cell>
          <table:table-cell table:formula="of:=IF([.I73]=0;0;IF([.I73]=1;1;IF([.I73]=2;4;IF([.I73]=3;5;IF([.I73]=4;16;IF([.I73]=5;17;IF([.I73]=6;20;IF([.I73]=7;21;&quot;ERROR&quot;))))))))" office:value-type="float" office:value="5" calcext:value-type="float">
            <text:p>5</text:p>
          </table:table-cell>
          <table:table-cell table:formula="of:=IF([.J73]=0;0;IF([.J73]=1;2;IF([.J73]=2;16;IF([.J73]=3;18;IF([.J73]=4;32;IF([.J73]=5;34;IF([.J73]=6;40;IF([.J73]=7;42;&quot;ERROR&quot;))))))))" office:value-type="float" office:value="40" calcext:value-type="float">
            <text:p>40</text:p>
          </table:table-cell>
          <table:table-cell table:formula="of:=IF([.K73]=0;0;IF([.K73]=1;1;IF([.K73]=2;4;IF([.K73]=3;5;IF([.K73]=4;16;IF([.K73]=5;17;IF([.K73]=6;20;IF([.K73]=7;21;&quot;ERROR&quot;))))))))" office:value-type="float" office:value="20" calcext:value-type="float">
            <text:p>20</text:p>
          </table:table-cell>
          <table:table-cell table:formula="of:=IF([.L73]=0;0;IF([.L73]=1;2;IF([.L73]=2;16;IF([.L73]=3;18;IF([.L73]=4;32;IF([.L73]=5;34;IF([.L73]=6;40;IF([.L73]=7;42;&quot;ERROR&quot;))))))))" office:value-type="float" office:value="40" calcext:value-type="float">
            <text:p>40</text:p>
          </table:table-cell>
          <table:table-cell table:formula="of:=IF([.M73]=0;0;IF([.M73]=1;1;IF([.M73]=2;4;IF([.M73]=3;5;IF([.M73]=4;16;IF([.M73]=5;17;IF([.M73]=6;20;IF([.M73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73]+[.P73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73]+[.R73]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table:formula="of:=[.S73]+[.T73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U73]+[.V73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W73]+[.X73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73]+[.Z73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formula="of:=IF([.B74]=0;0;IF([.B74]=1;2;IF([.B74]=2;16;IF([.B74]=3;18;IF([.B74]=4;32;IF([.B74]=5;34;IF([.B74]=6;40;IF([.B74]=7;42;&quot;ERROR&quot;))))))))" office:value-type="float" office:value="40" calcext:value-type="float">
            <text:p>40</text:p>
          </table:table-cell>
          <table:table-cell table:formula="of:=IF([.C74]=0;0;IF([.C74]=1;1;IF([.C74]=2;4;IF([.C74]=3;5;IF([.C74]=4;16;IF([.C74]=5;17;IF([.C74]=6;20;IF([.C74]=7;21;&quot;ERROR&quot;))))))))" office:value-type="float" office:value="20" calcext:value-type="float">
            <text:p>20</text:p>
          </table:table-cell>
          <table:table-cell table:formula="of:=IF([.D74]=0;0;IF([.D74]=1;2;IF([.D74]=2;16;IF([.D74]=3;18;IF([.D74]=4;32;IF([.D74]=5;34;IF([.D74]=6;40;IF([.D74]=7;42;&quot;ERROR&quot;))))))))" office:value-type="float" office:value="40" calcext:value-type="float">
            <text:p>40</text:p>
          </table:table-cell>
          <table:table-cell table:formula="of:=IF([.E74]=0;0;IF([.E74]=1;1;IF([.E74]=2;4;IF([.E74]=3;5;IF([.E74]=4;16;IF([.E74]=5;17;IF([.E74]=6;20;IF([.E74]=7;21;&quot;ERROR&quot;))))))))" office:value-type="float" office:value="5" calcext:value-type="float">
            <text:p>5</text:p>
          </table:table-cell>
          <table:table-cell table:formula="of:=IF([.F74]=0;0;IF([.F74]=1;2;IF([.F74]=2;16;IF([.F74]=3;18;IF([.F74]=4;32;IF([.F74]=5;34;IF([.F74]=6;40;IF([.F74]=7;42;&quot;ERROR&quot;))))))))" office:value-type="float" office:value="0" calcext:value-type="float">
            <text:p>0</text:p>
          </table:table-cell>
          <table:table-cell table:formula="of:=IF([.G74]=0;0;IF([.G74]=1;1;IF([.G74]=2;4;IF([.G74]=3;5;IF([.G74]=4;16;IF([.G74]=5;17;IF([.G74]=6;20;IF([.G74]=7;21;&quot;ERROR&quot;))))))))" office:value-type="float" office:value="5" calcext:value-type="float">
            <text:p>5</text:p>
          </table:table-cell>
          <table:table-cell table:formula="of:=IF([.H74]=0;0;IF([.H74]=1;2;IF([.H74]=2;16;IF([.H74]=3;18;IF([.H74]=4;32;IF([.H74]=5;34;IF([.H74]=6;40;IF([.H74]=7;42;&quot;ERROR&quot;))))))))" office:value-type="float" office:value="18" calcext:value-type="float">
            <text:p>18</text:p>
          </table:table-cell>
          <table:table-cell table:formula="of:=IF([.I74]=0;0;IF([.I74]=1;1;IF([.I74]=2;4;IF([.I74]=3;5;IF([.I74]=4;16;IF([.I74]=5;17;IF([.I74]=6;20;IF([.I74]=7;21;&quot;ERROR&quot;))))))))" office:value-type="float" office:value="5" calcext:value-type="float">
            <text:p>5</text:p>
          </table:table-cell>
          <table:table-cell table:formula="of:=IF([.J74]=0;0;IF([.J74]=1;2;IF([.J74]=2;16;IF([.J74]=3;18;IF([.J74]=4;32;IF([.J74]=5;34;IF([.J74]=6;40;IF([.J74]=7;42;&quot;ERROR&quot;))))))))" office:value-type="float" office:value="18" calcext:value-type="float">
            <text:p>18</text:p>
          </table:table-cell>
          <table:table-cell table:formula="of:=IF([.K74]=0;0;IF([.K74]=1;1;IF([.K74]=2;4;IF([.K74]=3;5;IF([.K74]=4;16;IF([.K74]=5;17;IF([.K74]=6;20;IF([.K74]=7;21;&quot;ERROR&quot;))))))))" office:value-type="float" office:value="20" calcext:value-type="float">
            <text:p>20</text:p>
          </table:table-cell>
          <table:table-cell table:formula="of:=IF([.L74]=0;0;IF([.L74]=1;2;IF([.L74]=2;16;IF([.L74]=3;18;IF([.L74]=4;32;IF([.L74]=5;34;IF([.L74]=6;40;IF([.L74]=7;42;&quot;ERROR&quot;))))))))" office:value-type="float" office:value="40" calcext:value-type="float">
            <text:p>40</text:p>
          </table:table-cell>
          <table:table-cell table:formula="of:=IF([.M74]=0;0;IF([.M74]=1;1;IF([.M74]=2;4;IF([.M74]=3;5;IF([.M74]=4;16;IF([.M74]=5;17;IF([.M74]=6;20;IF([.M74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74]+[.P74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74]+[.R74]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table:formula="of:=[.S74]+[.T74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U74]+[.V74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W74]+[.X74]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table:formula="of:=[.Y74]+[.Z74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IF([.B75]=0;0;IF([.B75]=1;2;IF([.B75]=2;16;IF([.B75]=3;18;IF([.B75]=4;32;IF([.B75]=5;34;IF([.B75]=6;40;IF([.B75]=7;42;&quot;ERROR&quot;))))))))" office:value-type="float" office:value="40" calcext:value-type="float">
            <text:p>40</text:p>
          </table:table-cell>
          <table:table-cell table:formula="of:=IF([.C75]=0;0;IF([.C75]=1;1;IF([.C75]=2;4;IF([.C75]=3;5;IF([.C75]=4;16;IF([.C75]=5;17;IF([.C75]=6;20;IF([.C75]=7;21;&quot;ERROR&quot;))))))))" office:value-type="float" office:value="20" calcext:value-type="float">
            <text:p>20</text:p>
          </table:table-cell>
          <table:table-cell table:formula="of:=IF([.D75]=0;0;IF([.D75]=1;2;IF([.D75]=2;16;IF([.D75]=3;18;IF([.D75]=4;32;IF([.D75]=5;34;IF([.D75]=6;40;IF([.D75]=7;42;&quot;ERROR&quot;))))))))" office:value-type="float" office:value="18" calcext:value-type="float">
            <text:p>18</text:p>
          </table:table-cell>
          <table:table-cell table:formula="of:=IF([.E75]=0;0;IF([.E75]=1;1;IF([.E75]=2;4;IF([.E75]=3;5;IF([.E75]=4;16;IF([.E75]=5;17;IF([.E75]=6;20;IF([.E75]=7;21;&quot;ERROR&quot;))))))))" office:value-type="float" office:value="5" calcext:value-type="float">
            <text:p>5</text:p>
          </table:table-cell>
          <table:table-cell table:formula="of:=IF([.F75]=0;0;IF([.F75]=1;2;IF([.F75]=2;16;IF([.F75]=3;18;IF([.F75]=4;32;IF([.F75]=5;34;IF([.F75]=6;40;IF([.F75]=7;42;&quot;ERROR&quot;))))))))" office:value-type="float" office:value="18" calcext:value-type="float">
            <text:p>18</text:p>
          </table:table-cell>
          <table:table-cell table:formula="of:=IF([.G75]=0;0;IF([.G75]=1;1;IF([.G75]=2;4;IF([.G75]=3;5;IF([.G75]=4;16;IF([.G75]=5;17;IF([.G75]=6;20;IF([.G75]=7;21;&quot;ERROR&quot;))))))))" office:value-type="float" office:value="5" calcext:value-type="float">
            <text:p>5</text:p>
          </table:table-cell>
          <table:table-cell table:formula="of:=IF([.H75]=0;0;IF([.H75]=1;2;IF([.H75]=2;16;IF([.H75]=3;18;IF([.H75]=4;32;IF([.H75]=5;34;IF([.H75]=6;40;IF([.H75]=7;42;&quot;ERROR&quot;))))))))" office:value-type="float" office:value="18" calcext:value-type="float">
            <text:p>18</text:p>
          </table:table-cell>
          <table:table-cell table:formula="of:=IF([.I75]=0;0;IF([.I75]=1;1;IF([.I75]=2;4;IF([.I75]=3;5;IF([.I75]=4;16;IF([.I75]=5;17;IF([.I75]=6;20;IF([.I75]=7;21;&quot;ERROR&quot;))))))))" office:value-type="float" office:value="5" calcext:value-type="float">
            <text:p>5</text:p>
          </table:table-cell>
          <table:table-cell table:formula="of:=IF([.J75]=0;0;IF([.J75]=1;2;IF([.J75]=2;16;IF([.J75]=3;18;IF([.J75]=4;32;IF([.J75]=5;34;IF([.J75]=6;40;IF([.J75]=7;42;&quot;ERROR&quot;))))))))" office:value-type="float" office:value="18" calcext:value-type="float">
            <text:p>18</text:p>
          </table:table-cell>
          <table:table-cell table:formula="of:=IF([.K75]=0;0;IF([.K75]=1;1;IF([.K75]=2;4;IF([.K75]=3;5;IF([.K75]=4;16;IF([.K75]=5;17;IF([.K75]=6;20;IF([.K75]=7;21;&quot;ERROR&quot;))))))))" office:value-type="float" office:value="5" calcext:value-type="float">
            <text:p>5</text:p>
          </table:table-cell>
          <table:table-cell table:formula="of:=IF([.L75]=0;0;IF([.L75]=1;2;IF([.L75]=2;16;IF([.L75]=3;18;IF([.L75]=4;32;IF([.L75]=5;34;IF([.L75]=6;40;IF([.L75]=7;42;&quot;ERROR&quot;))))))))" office:value-type="float" office:value="40" calcext:value-type="float">
            <text:p>40</text:p>
          </table:table-cell>
          <table:table-cell table:formula="of:=IF([.M75]=0;0;IF([.M75]=1;1;IF([.M75]=2;4;IF([.M75]=3;5;IF([.M75]=4;16;IF([.M75]=5;17;IF([.M75]=6;20;IF([.M75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75]+[.P75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75]+[.R75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S75]+[.T75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U75]+[.V75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W75]+[.X75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Y75]+[.Z75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IF([.B76]=0;0;IF([.B76]=1;2;IF([.B76]=2;16;IF([.B76]=3;18;IF([.B76]=4;32;IF([.B76]=5;34;IF([.B76]=6;40;IF([.B76]=7;42;&quot;ERROR&quot;))))))))" office:value-type="float" office:value="40" calcext:value-type="float">
            <text:p>40</text:p>
          </table:table-cell>
          <table:table-cell table:formula="of:=IF([.C76]=0;0;IF([.C76]=1;1;IF([.C76]=2;4;IF([.C76]=3;5;IF([.C76]=4;16;IF([.C76]=5;17;IF([.C76]=6;20;IF([.C76]=7;21;&quot;ERROR&quot;))))))))" office:value-type="float" office:value="20" calcext:value-type="float">
            <text:p>20</text:p>
          </table:table-cell>
          <table:table-cell table:formula="of:=IF([.D76]=0;0;IF([.D76]=1;2;IF([.D76]=2;16;IF([.D76]=3;18;IF([.D76]=4;32;IF([.D76]=5;34;IF([.D76]=6;40;IF([.D76]=7;42;&quot;ERROR&quot;))))))))" office:value-type="float" office:value="40" calcext:value-type="float">
            <text:p>40</text:p>
          </table:table-cell>
          <table:table-cell table:formula="of:=IF([.E76]=0;0;IF([.E76]=1;1;IF([.E76]=2;4;IF([.E76]=3;5;IF([.E76]=4;16;IF([.E76]=5;17;IF([.E76]=6;20;IF([.E76]=7;21;&quot;ERROR&quot;))))))))" office:value-type="float" office:value="5" calcext:value-type="float">
            <text:p>5</text:p>
          </table:table-cell>
          <table:table-cell table:formula="of:=IF([.F76]=0;0;IF([.F76]=1;2;IF([.F76]=2;16;IF([.F76]=3;18;IF([.F76]=4;32;IF([.F76]=5;34;IF([.F76]=6;40;IF([.F76]=7;42;&quot;ERROR&quot;))))))))" office:value-type="float" office:value="18" calcext:value-type="float">
            <text:p>18</text:p>
          </table:table-cell>
          <table:table-cell table:formula="of:=IF([.G76]=0;0;IF([.G76]=1;1;IF([.G76]=2;4;IF([.G76]=3;5;IF([.G76]=4;16;IF([.G76]=5;17;IF([.G76]=6;20;IF([.G76]=7;21;&quot;ERROR&quot;))))))))" office:value-type="float" office:value="5" calcext:value-type="float">
            <text:p>5</text:p>
          </table:table-cell>
          <table:table-cell table:formula="of:=IF([.H76]=0;0;IF([.H76]=1;2;IF([.H76]=2;16;IF([.H76]=3;18;IF([.H76]=4;32;IF([.H76]=5;34;IF([.H76]=6;40;IF([.H76]=7;42;&quot;ERROR&quot;))))))))" office:value-type="float" office:value="18" calcext:value-type="float">
            <text:p>18</text:p>
          </table:table-cell>
          <table:table-cell table:formula="of:=IF([.I76]=0;0;IF([.I76]=1;1;IF([.I76]=2;4;IF([.I76]=3;5;IF([.I76]=4;16;IF([.I76]=5;17;IF([.I76]=6;20;IF([.I76]=7;21;&quot;ERROR&quot;))))))))" office:value-type="float" office:value="5" calcext:value-type="float">
            <text:p>5</text:p>
          </table:table-cell>
          <table:table-cell table:formula="of:=IF([.J76]=0;0;IF([.J76]=1;2;IF([.J76]=2;16;IF([.J76]=3;18;IF([.J76]=4;32;IF([.J76]=5;34;IF([.J76]=6;40;IF([.J76]=7;42;&quot;ERROR&quot;))))))))" office:value-type="float" office:value="18" calcext:value-type="float">
            <text:p>18</text:p>
          </table:table-cell>
          <table:table-cell table:formula="of:=IF([.K76]=0;0;IF([.K76]=1;1;IF([.K76]=2;4;IF([.K76]=3;5;IF([.K76]=4;16;IF([.K76]=5;17;IF([.K76]=6;20;IF([.K76]=7;21;&quot;ERROR&quot;))))))))" office:value-type="float" office:value="5" calcext:value-type="float">
            <text:p>5</text:p>
          </table:table-cell>
          <table:table-cell table:formula="of:=IF([.L76]=0;0;IF([.L76]=1;2;IF([.L76]=2;16;IF([.L76]=3;18;IF([.L76]=4;32;IF([.L76]=5;34;IF([.L76]=6;40;IF([.L76]=7;42;&quot;ERROR&quot;))))))))" office:value-type="float" office:value="40" calcext:value-type="float">
            <text:p>40</text:p>
          </table:table-cell>
          <table:table-cell table:formula="of:=IF([.M76]=0;0;IF([.M76]=1;1;IF([.M76]=2;4;IF([.M76]=3;5;IF([.M76]=4;16;IF([.M76]=5;17;IF([.M76]=6;20;IF([.M76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76]+[.P76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76]+[.R76]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table:formula="of:=[.S76]+[.T76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U76]+[.V76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W76]+[.X76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Y76]+[.Z76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formula="of:=IF([.B77]=0;0;IF([.B77]=1;2;IF([.B77]=2;16;IF([.B77]=3;18;IF([.B77]=4;32;IF([.B77]=5;34;IF([.B77]=6;40;IF([.B77]=7;42;&quot;ERROR&quot;))))))))" office:value-type="float" office:value="40" calcext:value-type="float">
            <text:p>40</text:p>
          </table:table-cell>
          <table:table-cell table:formula="of:=IF([.C77]=0;0;IF([.C77]=1;1;IF([.C77]=2;4;IF([.C77]=3;5;IF([.C77]=4;16;IF([.C77]=5;17;IF([.C77]=6;20;IF([.C77]=7;21;&quot;ERROR&quot;))))))))" office:value-type="float" office:value="20" calcext:value-type="float">
            <text:p>20</text:p>
          </table:table-cell>
          <table:table-cell table:formula="of:=IF([.D77]=0;0;IF([.D77]=1;2;IF([.D77]=2;16;IF([.D77]=3;18;IF([.D77]=4;32;IF([.D77]=5;34;IF([.D77]=6;40;IF([.D77]=7;42;&quot;ERROR&quot;))))))))" office:value-type="float" office:value="40" calcext:value-type="float">
            <text:p>40</text:p>
          </table:table-cell>
          <table:table-cell table:formula="of:=IF([.E77]=0;0;IF([.E77]=1;1;IF([.E77]=2;4;IF([.E77]=3;5;IF([.E77]=4;16;IF([.E77]=5;17;IF([.E77]=6;20;IF([.E77]=7;21;&quot;ERROR&quot;))))))))" office:value-type="float" office:value="5" calcext:value-type="float">
            <text:p>5</text:p>
          </table:table-cell>
          <table:table-cell table:formula="of:=IF([.F77]=0;0;IF([.F77]=1;2;IF([.F77]=2;16;IF([.F77]=3;18;IF([.F77]=4;32;IF([.F77]=5;34;IF([.F77]=6;40;IF([.F77]=7;42;&quot;ERROR&quot;))))))))" office:value-type="float" office:value="18" calcext:value-type="float">
            <text:p>18</text:p>
          </table:table-cell>
          <table:table-cell table:formula="of:=IF([.G77]=0;0;IF([.G77]=1;1;IF([.G77]=2;4;IF([.G77]=3;5;IF([.G77]=4;16;IF([.G77]=5;17;IF([.G77]=6;20;IF([.G77]=7;21;&quot;ERROR&quot;))))))))" office:value-type="float" office:value="5" calcext:value-type="float">
            <text:p>5</text:p>
          </table:table-cell>
          <table:table-cell table:formula="of:=IF([.H77]=0;0;IF([.H77]=1;2;IF([.H77]=2;16;IF([.H77]=3;18;IF([.H77]=4;32;IF([.H77]=5;34;IF([.H77]=6;40;IF([.H77]=7;42;&quot;ERROR&quot;))))))))" office:value-type="float" office:value="18" calcext:value-type="float">
            <text:p>18</text:p>
          </table:table-cell>
          <table:table-cell table:formula="of:=IF([.I77]=0;0;IF([.I77]=1;1;IF([.I77]=2;4;IF([.I77]=3;5;IF([.I77]=4;16;IF([.I77]=5;17;IF([.I77]=6;20;IF([.I77]=7;21;&quot;ERROR&quot;))))))))" office:value-type="float" office:value="5" calcext:value-type="float">
            <text:p>5</text:p>
          </table:table-cell>
          <table:table-cell table:formula="of:=IF([.J77]=0;0;IF([.J77]=1;2;IF([.J77]=2;16;IF([.J77]=3;18;IF([.J77]=4;32;IF([.J77]=5;34;IF([.J77]=6;40;IF([.J77]=7;42;&quot;ERROR&quot;))))))))" office:value-type="float" office:value="18" calcext:value-type="float">
            <text:p>18</text:p>
          </table:table-cell>
          <table:table-cell table:formula="of:=IF([.K77]=0;0;IF([.K77]=1;1;IF([.K77]=2;4;IF([.K77]=3;5;IF([.K77]=4;16;IF([.K77]=5;17;IF([.K77]=6;20;IF([.K77]=7;21;&quot;ERROR&quot;))))))))" office:value-type="float" office:value="20" calcext:value-type="float">
            <text:p>20</text:p>
          </table:table-cell>
          <table:table-cell table:formula="of:=IF([.L77]=0;0;IF([.L77]=1;2;IF([.L77]=2;16;IF([.L77]=3;18;IF([.L77]=4;32;IF([.L77]=5;34;IF([.L77]=6;40;IF([.L77]=7;42;&quot;ERROR&quot;))))))))" office:value-type="float" office:value="40" calcext:value-type="float">
            <text:p>40</text:p>
          </table:table-cell>
          <table:table-cell table:formula="of:=IF([.M77]=0;0;IF([.M77]=1;1;IF([.M77]=2;4;IF([.M77]=3;5;IF([.M77]=4;16;IF([.M77]=5;17;IF([.M77]=6;20;IF([.M77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77]+[.P77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77]+[.R77]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table:formula="of:=[.S77]+[.T77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U77]+[.V77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W77]+[.X77]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table:formula="of:=[.Y77]+[.Z77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4" office:value-type="float" office:value="6" calcext:value-type="float">
            <text:p>6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IF([.B78]=0;0;IF([.B78]=1;2;IF([.B78]=2;16;IF([.B78]=3;18;IF([.B78]=4;32;IF([.B78]=5;34;IF([.B78]=6;40;IF([.B78]=7;42;&quot;ERROR&quot;))))))))" office:value-type="float" office:value="40" calcext:value-type="float">
            <text:p>40</text:p>
          </table:table-cell>
          <table:table-cell table:formula="of:=IF([.C78]=0;0;IF([.C78]=1;1;IF([.C78]=2;4;IF([.C78]=3;5;IF([.C78]=4;16;IF([.C78]=5;17;IF([.C78]=6;20;IF([.C78]=7;21;&quot;ERROR&quot;))))))))" office:value-type="float" office:value="20" calcext:value-type="float">
            <text:p>20</text:p>
          </table:table-cell>
          <table:table-cell table:formula="of:=IF([.D78]=0;0;IF([.D78]=1;2;IF([.D78]=2;16;IF([.D78]=3;18;IF([.D78]=4;32;IF([.D78]=5;34;IF([.D78]=6;40;IF([.D78]=7;42;&quot;ERROR&quot;))))))))" office:value-type="float" office:value="40" calcext:value-type="float">
            <text:p>40</text:p>
          </table:table-cell>
          <table:table-cell table:formula="of:=IF([.E78]=0;0;IF([.E78]=1;1;IF([.E78]=2;4;IF([.E78]=3;5;IF([.E78]=4;16;IF([.E78]=5;17;IF([.E78]=6;20;IF([.E78]=7;21;&quot;ERROR&quot;))))))))" office:value-type="float" office:value="20" calcext:value-type="float">
            <text:p>20</text:p>
          </table:table-cell>
          <table:table-cell table:formula="of:=IF([.F78]=0;0;IF([.F78]=1;2;IF([.F78]=2;16;IF([.F78]=3;18;IF([.F78]=4;32;IF([.F78]=5;34;IF([.F78]=6;40;IF([.F78]=7;42;&quot;ERROR&quot;))))))))" office:value-type="float" office:value="18" calcext:value-type="float">
            <text:p>18</text:p>
          </table:table-cell>
          <table:table-cell table:formula="of:=IF([.G78]=0;0;IF([.G78]=1;1;IF([.G78]=2;4;IF([.G78]=3;5;IF([.G78]=4;16;IF([.G78]=5;17;IF([.G78]=6;20;IF([.G78]=7;21;&quot;ERROR&quot;))))))))" office:value-type="float" office:value="5" calcext:value-type="float">
            <text:p>5</text:p>
          </table:table-cell>
          <table:table-cell table:formula="of:=IF([.H78]=0;0;IF([.H78]=1;2;IF([.H78]=2;16;IF([.H78]=3;18;IF([.H78]=4;32;IF([.H78]=5;34;IF([.H78]=6;40;IF([.H78]=7;42;&quot;ERROR&quot;))))))))" office:value-type="float" office:value="18" calcext:value-type="float">
            <text:p>18</text:p>
          </table:table-cell>
          <table:table-cell table:formula="of:=IF([.I78]=0;0;IF([.I78]=1;1;IF([.I78]=2;4;IF([.I78]=3;5;IF([.I78]=4;16;IF([.I78]=5;17;IF([.I78]=6;20;IF([.I78]=7;21;&quot;ERROR&quot;))))))))" office:value-type="float" office:value="5" calcext:value-type="float">
            <text:p>5</text:p>
          </table:table-cell>
          <table:table-cell table:formula="of:=IF([.J78]=0;0;IF([.J78]=1;2;IF([.J78]=2;16;IF([.J78]=3;18;IF([.J78]=4;32;IF([.J78]=5;34;IF([.J78]=6;40;IF([.J78]=7;42;&quot;ERROR&quot;))))))))" office:value-type="float" office:value="18" calcext:value-type="float">
            <text:p>18</text:p>
          </table:table-cell>
          <table:table-cell table:formula="of:=IF([.K78]=0;0;IF([.K78]=1;1;IF([.K78]=2;4;IF([.K78]=3;5;IF([.K78]=4;16;IF([.K78]=5;17;IF([.K78]=6;20;IF([.K78]=7;21;&quot;ERROR&quot;))))))))" office:value-type="float" office:value="5" calcext:value-type="float">
            <text:p>5</text:p>
          </table:table-cell>
          <table:table-cell table:formula="of:=IF([.L78]=0;0;IF([.L78]=1;2;IF([.L78]=2;16;IF([.L78]=3;18;IF([.L78]=4;32;IF([.L78]=5;34;IF([.L78]=6;40;IF([.L78]=7;42;&quot;ERROR&quot;))))))))" office:value-type="float" office:value="40" calcext:value-type="float">
            <text:p>40</text:p>
          </table:table-cell>
          <table:table-cell table:formula="of:=IF([.M78]=0;0;IF([.M78]=1;1;IF([.M78]=2;4;IF([.M78]=3;5;IF([.M78]=4;16;IF([.M78]=5;17;IF([.M78]=6;20;IF([.M78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78]+[.P78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78]+[.R78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78]+[.T78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U78]+[.V78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W78]+[.X78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Y78]+[.Z78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4" office:value-type="float" office:value="6" calcext:value-type="float">
            <text:p>6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IF([.B79]=0;0;IF([.B79]=1;2;IF([.B79]=2;16;IF([.B79]=3;18;IF([.B79]=4;32;IF([.B79]=5;34;IF([.B79]=6;40;IF([.B79]=7;42;&quot;ERROR&quot;))))))))" office:value-type="float" office:value="40" calcext:value-type="float">
            <text:p>40</text:p>
          </table:table-cell>
          <table:table-cell table:formula="of:=IF([.C79]=0;0;IF([.C79]=1;1;IF([.C79]=2;4;IF([.C79]=3;5;IF([.C79]=4;16;IF([.C79]=5;17;IF([.C79]=6;20;IF([.C79]=7;21;&quot;ERROR&quot;))))))))" office:value-type="float" office:value="20" calcext:value-type="float">
            <text:p>20</text:p>
          </table:table-cell>
          <table:table-cell table:formula="of:=IF([.D79]=0;0;IF([.D79]=1;2;IF([.D79]=2;16;IF([.D79]=3;18;IF([.D79]=4;32;IF([.D79]=5;34;IF([.D79]=6;40;IF([.D79]=7;42;&quot;ERROR&quot;))))))))" office:value-type="float" office:value="40" calcext:value-type="float">
            <text:p>40</text:p>
          </table:table-cell>
          <table:table-cell table:formula="of:=IF([.E79]=0;0;IF([.E79]=1;1;IF([.E79]=2;4;IF([.E79]=3;5;IF([.E79]=4;16;IF([.E79]=5;17;IF([.E79]=6;20;IF([.E79]=7;21;&quot;ERROR&quot;))))))))" office:value-type="float" office:value="20" calcext:value-type="float">
            <text:p>20</text:p>
          </table:table-cell>
          <table:table-cell table:formula="of:=IF([.F79]=0;0;IF([.F79]=1;2;IF([.F79]=2;16;IF([.F79]=3;18;IF([.F79]=4;32;IF([.F79]=5;34;IF([.F79]=6;40;IF([.F79]=7;42;&quot;ERROR&quot;))))))))" office:value-type="float" office:value="18" calcext:value-type="float">
            <text:p>18</text:p>
          </table:table-cell>
          <table:table-cell table:formula="of:=IF([.G79]=0;0;IF([.G79]=1;1;IF([.G79]=2;4;IF([.G79]=3;5;IF([.G79]=4;16;IF([.G79]=5;17;IF([.G79]=6;20;IF([.G79]=7;21;&quot;ERROR&quot;))))))))" office:value-type="float" office:value="5" calcext:value-type="float">
            <text:p>5</text:p>
          </table:table-cell>
          <table:table-cell table:formula="of:=IF([.H79]=0;0;IF([.H79]=1;2;IF([.H79]=2;16;IF([.H79]=3;18;IF([.H79]=4;32;IF([.H79]=5;34;IF([.H79]=6;40;IF([.H79]=7;42;&quot;ERROR&quot;))))))))" office:value-type="float" office:value="18" calcext:value-type="float">
            <text:p>18</text:p>
          </table:table-cell>
          <table:table-cell table:formula="of:=IF([.I79]=0;0;IF([.I79]=1;1;IF([.I79]=2;4;IF([.I79]=3;5;IF([.I79]=4;16;IF([.I79]=5;17;IF([.I79]=6;20;IF([.I79]=7;21;&quot;ERROR&quot;))))))))" office:value-type="float" office:value="5" calcext:value-type="float">
            <text:p>5</text:p>
          </table:table-cell>
          <table:table-cell table:formula="of:=IF([.J79]=0;0;IF([.J79]=1;2;IF([.J79]=2;16;IF([.J79]=3;18;IF([.J79]=4;32;IF([.J79]=5;34;IF([.J79]=6;40;IF([.J79]=7;42;&quot;ERROR&quot;))))))))" office:value-type="float" office:value="18" calcext:value-type="float">
            <text:p>18</text:p>
          </table:table-cell>
          <table:table-cell table:formula="of:=IF([.K79]=0;0;IF([.K79]=1;1;IF([.K79]=2;4;IF([.K79]=3;5;IF([.K79]=4;16;IF([.K79]=5;17;IF([.K79]=6;20;IF([.K79]=7;21;&quot;ERROR&quot;))))))))" office:value-type="float" office:value="5" calcext:value-type="float">
            <text:p>5</text:p>
          </table:table-cell>
          <table:table-cell table:formula="of:=IF([.L79]=0;0;IF([.L79]=1;2;IF([.L79]=2;16;IF([.L79]=3;18;IF([.L79]=4;32;IF([.L79]=5;34;IF([.L79]=6;40;IF([.L79]=7;42;&quot;ERROR&quot;))))))))" office:value-type="float" office:value="40" calcext:value-type="float">
            <text:p>40</text:p>
          </table:table-cell>
          <table:table-cell table:formula="of:=IF([.M79]=0;0;IF([.M79]=1;1;IF([.M79]=2;4;IF([.M79]=3;5;IF([.M79]=4;16;IF([.M79]=5;17;IF([.M79]=6;20;IF([.M79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79]+[.P79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79]+[.R79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79]+[.T79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U79]+[.V79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W79]+[.X79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Y79]+[.Z79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4" office:value-type="float" office:value="6" calcext:value-type="float">
            <text:p>6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formula="of:=IF([.B80]=0;0;IF([.B80]=1;2;IF([.B80]=2;16;IF([.B80]=3;18;IF([.B80]=4;32;IF([.B80]=5;34;IF([.B80]=6;40;IF([.B80]=7;42;&quot;ERROR&quot;))))))))" office:value-type="float" office:value="40" calcext:value-type="float">
            <text:p>40</text:p>
          </table:table-cell>
          <table:table-cell table:formula="of:=IF([.C80]=0;0;IF([.C80]=1;1;IF([.C80]=2;4;IF([.C80]=3;5;IF([.C80]=4;16;IF([.C80]=5;17;IF([.C80]=6;20;IF([.C80]=7;21;&quot;ERROR&quot;))))))))" office:value-type="float" office:value="20" calcext:value-type="float">
            <text:p>20</text:p>
          </table:table-cell>
          <table:table-cell table:formula="of:=IF([.D80]=0;0;IF([.D80]=1;2;IF([.D80]=2;16;IF([.D80]=3;18;IF([.D80]=4;32;IF([.D80]=5;34;IF([.D80]=6;40;IF([.D80]=7;42;&quot;ERROR&quot;))))))))" office:value-type="float" office:value="40" calcext:value-type="float">
            <text:p>40</text:p>
          </table:table-cell>
          <table:table-cell table:formula="of:=IF([.E80]=0;0;IF([.E80]=1;1;IF([.E80]=2;4;IF([.E80]=3;5;IF([.E80]=4;16;IF([.E80]=5;17;IF([.E80]=6;20;IF([.E80]=7;21;&quot;ERROR&quot;))))))))" office:value-type="float" office:value="20" calcext:value-type="float">
            <text:p>20</text:p>
          </table:table-cell>
          <table:table-cell table:formula="of:=IF([.F80]=0;0;IF([.F80]=1;2;IF([.F80]=2;16;IF([.F80]=3;18;IF([.F80]=4;32;IF([.F80]=5;34;IF([.F80]=6;40;IF([.F80]=7;42;&quot;ERROR&quot;))))))))" office:value-type="float" office:value="18" calcext:value-type="float">
            <text:p>18</text:p>
          </table:table-cell>
          <table:table-cell table:formula="of:=IF([.G80]=0;0;IF([.G80]=1;1;IF([.G80]=2;4;IF([.G80]=3;5;IF([.G80]=4;16;IF([.G80]=5;17;IF([.G80]=6;20;IF([.G80]=7;21;&quot;ERROR&quot;))))))))" office:value-type="float" office:value="5" calcext:value-type="float">
            <text:p>5</text:p>
          </table:table-cell>
          <table:table-cell table:formula="of:=IF([.H80]=0;0;IF([.H80]=1;2;IF([.H80]=2;16;IF([.H80]=3;18;IF([.H80]=4;32;IF([.H80]=5;34;IF([.H80]=6;40;IF([.H80]=7;42;&quot;ERROR&quot;))))))))" office:value-type="float" office:value="18" calcext:value-type="float">
            <text:p>18</text:p>
          </table:table-cell>
          <table:table-cell table:formula="of:=IF([.I80]=0;0;IF([.I80]=1;1;IF([.I80]=2;4;IF([.I80]=3;5;IF([.I80]=4;16;IF([.I80]=5;17;IF([.I80]=6;20;IF([.I80]=7;21;&quot;ERROR&quot;))))))))" office:value-type="float" office:value="5" calcext:value-type="float">
            <text:p>5</text:p>
          </table:table-cell>
          <table:table-cell table:formula="of:=IF([.J80]=0;0;IF([.J80]=1;2;IF([.J80]=2;16;IF([.J80]=3;18;IF([.J80]=4;32;IF([.J80]=5;34;IF([.J80]=6;40;IF([.J80]=7;42;&quot;ERROR&quot;))))))))" office:value-type="float" office:value="18" calcext:value-type="float">
            <text:p>18</text:p>
          </table:table-cell>
          <table:table-cell table:formula="of:=IF([.K80]=0;0;IF([.K80]=1;1;IF([.K80]=2;4;IF([.K80]=3;5;IF([.K80]=4;16;IF([.K80]=5;17;IF([.K80]=6;20;IF([.K80]=7;21;&quot;ERROR&quot;))))))))" office:value-type="float" office:value="20" calcext:value-type="float">
            <text:p>20</text:p>
          </table:table-cell>
          <table:table-cell table:formula="of:=IF([.L80]=0;0;IF([.L80]=1;2;IF([.L80]=2;16;IF([.L80]=3;18;IF([.L80]=4;32;IF([.L80]=5;34;IF([.L80]=6;40;IF([.L80]=7;42;&quot;ERROR&quot;))))))))" office:value-type="float" office:value="40" calcext:value-type="float">
            <text:p>40</text:p>
          </table:table-cell>
          <table:table-cell table:formula="of:=IF([.M80]=0;0;IF([.M80]=1;1;IF([.M80]=2;4;IF([.M80]=3;5;IF([.M80]=4;16;IF([.M80]=5;17;IF([.M80]=6;20;IF([.M80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80]+[.P80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80]+[.R80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80]+[.T80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U80]+[.V80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W80]+[.X80]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table:formula="of:=[.Y80]+[.Z80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formula="of:=IF([.B81]=0;0;IF([.B81]=1;2;IF([.B81]=2;16;IF([.B81]=3;18;IF([.B81]=4;32;IF([.B81]=5;34;IF([.B81]=6;40;IF([.B81]=7;42;&quot;ERROR&quot;))))))))" office:value-type="float" office:value="40" calcext:value-type="float">
            <text:p>40</text:p>
          </table:table-cell>
          <table:table-cell table:formula="of:=IF([.C81]=0;0;IF([.C81]=1;1;IF([.C81]=2;4;IF([.C81]=3;5;IF([.C81]=4;16;IF([.C81]=5;17;IF([.C81]=6;20;IF([.C81]=7;21;&quot;ERROR&quot;))))))))" office:value-type="float" office:value="20" calcext:value-type="float">
            <text:p>20</text:p>
          </table:table-cell>
          <table:table-cell table:formula="of:=IF([.D81]=0;0;IF([.D81]=1;2;IF([.D81]=2;16;IF([.D81]=3;18;IF([.D81]=4;32;IF([.D81]=5;34;IF([.D81]=6;40;IF([.D81]=7;42;&quot;ERROR&quot;))))))))" office:value-type="float" office:value="40" calcext:value-type="float">
            <text:p>40</text:p>
          </table:table-cell>
          <table:table-cell table:formula="of:=IF([.E81]=0;0;IF([.E81]=1;1;IF([.E81]=2;4;IF([.E81]=3;5;IF([.E81]=4;16;IF([.E81]=5;17;IF([.E81]=6;20;IF([.E81]=7;21;&quot;ERROR&quot;))))))))" office:value-type="float" office:value="20" calcext:value-type="float">
            <text:p>20</text:p>
          </table:table-cell>
          <table:table-cell table:formula="of:=IF([.F81]=0;0;IF([.F81]=1;2;IF([.F81]=2;16;IF([.F81]=3;18;IF([.F81]=4;32;IF([.F81]=5;34;IF([.F81]=6;40;IF([.F81]=7;42;&quot;ERROR&quot;))))))))" office:value-type="float" office:value="0" calcext:value-type="float">
            <text:p>0</text:p>
          </table:table-cell>
          <table:table-cell table:formula="of:=IF([.G81]=0;0;IF([.G81]=1;1;IF([.G81]=2;4;IF([.G81]=3;5;IF([.G81]=4;16;IF([.G81]=5;17;IF([.G81]=6;20;IF([.G81]=7;21;&quot;ERROR&quot;))))))))" office:value-type="float" office:value="20" calcext:value-type="float">
            <text:p>20</text:p>
          </table:table-cell>
          <table:table-cell table:formula="of:=IF([.H81]=0;0;IF([.H81]=1;2;IF([.H81]=2;16;IF([.H81]=3;18;IF([.H81]=4;32;IF([.H81]=5;34;IF([.H81]=6;40;IF([.H81]=7;42;&quot;ERROR&quot;))))))))" office:value-type="float" office:value="40" calcext:value-type="float">
            <text:p>40</text:p>
          </table:table-cell>
          <table:table-cell table:formula="of:=IF([.I81]=0;0;IF([.I81]=1;1;IF([.I81]=2;4;IF([.I81]=3;5;IF([.I81]=4;16;IF([.I81]=5;17;IF([.I81]=6;20;IF([.I81]=7;21;&quot;ERROR&quot;))))))))" office:value-type="float" office:value="20" calcext:value-type="float">
            <text:p>20</text:p>
          </table:table-cell>
          <table:table-cell table:formula="of:=IF([.J81]=0;0;IF([.J81]=1;2;IF([.J81]=2;16;IF([.J81]=3;18;IF([.J81]=4;32;IF([.J81]=5;34;IF([.J81]=6;40;IF([.J81]=7;42;&quot;ERROR&quot;))))))))" office:value-type="float" office:value="0" calcext:value-type="float">
            <text:p>0</text:p>
          </table:table-cell>
          <table:table-cell table:formula="of:=IF([.K81]=0;0;IF([.K81]=1;1;IF([.K81]=2;4;IF([.K81]=3;5;IF([.K81]=4;16;IF([.K81]=5;17;IF([.K81]=6;20;IF([.K81]=7;21;&quot;ERROR&quot;))))))))" office:value-type="float" office:value="20" calcext:value-type="float">
            <text:p>20</text:p>
          </table:table-cell>
          <table:table-cell table:formula="of:=IF([.L81]=0;0;IF([.L81]=1;2;IF([.L81]=2;16;IF([.L81]=3;18;IF([.L81]=4;32;IF([.L81]=5;34;IF([.L81]=6;40;IF([.L81]=7;42;&quot;ERROR&quot;))))))))" office:value-type="float" office:value="40" calcext:value-type="float">
            <text:p>40</text:p>
          </table:table-cell>
          <table:table-cell table:formula="of:=IF([.M81]=0;0;IF([.M81]=1;1;IF([.M81]=2;4;IF([.M81]=3;5;IF([.M81]=4;16;IF([.M81]=5;17;IF([.M81]=6;20;IF([.M81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81]+[.P81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81]+[.R81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81]+[.T81]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formula="of:=[.U81]+[.V81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W81]+[.X81]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formula="of:=[.Y81]+[.Z81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IF([.B82]=0;0;IF([.B82]=1;2;IF([.B82]=2;16;IF([.B82]=3;18;IF([.B82]=4;32;IF([.B82]=5;34;IF([.B82]=6;40;IF([.B82]=7;42;&quot;ERROR&quot;))))))))" office:value-type="float" office:value="40" calcext:value-type="float">
            <text:p>40</text:p>
          </table:table-cell>
          <table:table-cell table:formula="of:=IF([.C82]=0;0;IF([.C82]=1;1;IF([.C82]=2;4;IF([.C82]=3;5;IF([.C82]=4;16;IF([.C82]=5;17;IF([.C82]=6;20;IF([.C82]=7;21;&quot;ERROR&quot;))))))))" office:value-type="float" office:value="20" calcext:value-type="float">
            <text:p>20</text:p>
          </table:table-cell>
          <table:table-cell table:formula="of:=IF([.D82]=0;0;IF([.D82]=1;2;IF([.D82]=2;16;IF([.D82]=3;18;IF([.D82]=4;32;IF([.D82]=5;34;IF([.D82]=6;40;IF([.D82]=7;42;&quot;ERROR&quot;))))))))" office:value-type="float" office:value="40" calcext:value-type="float">
            <text:p>40</text:p>
          </table:table-cell>
          <table:table-cell table:formula="of:=IF([.E82]=0;0;IF([.E82]=1;1;IF([.E82]=2;4;IF([.E82]=3;5;IF([.E82]=4;16;IF([.E82]=5;17;IF([.E82]=6;20;IF([.E82]=7;21;&quot;ERROR&quot;))))))))" office:value-type="float" office:value="0" calcext:value-type="float">
            <text:p>0</text:p>
          </table:table-cell>
          <table:table-cell table:formula="of:=IF([.F82]=0;0;IF([.F82]=1;2;IF([.F82]=2;16;IF([.F82]=3;18;IF([.F82]=4;32;IF([.F82]=5;34;IF([.F82]=6;40;IF([.F82]=7;42;&quot;ERROR&quot;))))))))" office:value-type="float" office:value="40" calcext:value-type="float">
            <text:p>40</text:p>
          </table:table-cell>
          <table:table-cell table:formula="of:=IF([.G82]=0;0;IF([.G82]=1;1;IF([.G82]=2;4;IF([.G82]=3;5;IF([.G82]=4;16;IF([.G82]=5;17;IF([.G82]=6;20;IF([.G82]=7;21;&quot;ERROR&quot;))))))))" office:value-type="float" office:value="0" calcext:value-type="float">
            <text:p>0</text:p>
          </table:table-cell>
          <table:table-cell table:formula="of:=IF([.H82]=0;0;IF([.H82]=1;2;IF([.H82]=2;16;IF([.H82]=3;18;IF([.H82]=4;32;IF([.H82]=5;34;IF([.H82]=6;40;IF([.H82]=7;42;&quot;ERROR&quot;))))))))" office:value-type="float" office:value="40" calcext:value-type="float">
            <text:p>40</text:p>
          </table:table-cell>
          <table:table-cell table:formula="of:=IF([.I82]=0;0;IF([.I82]=1;1;IF([.I82]=2;4;IF([.I82]=3;5;IF([.I82]=4;16;IF([.I82]=5;17;IF([.I82]=6;20;IF([.I82]=7;21;&quot;ERROR&quot;))))))))" office:value-type="float" office:value="0" calcext:value-type="float">
            <text:p>0</text:p>
          </table:table-cell>
          <table:table-cell table:formula="of:=IF([.J82]=0;0;IF([.J82]=1;2;IF([.J82]=2;16;IF([.J82]=3;18;IF([.J82]=4;32;IF([.J82]=5;34;IF([.J82]=6;40;IF([.J82]=7;42;&quot;ERROR&quot;))))))))" office:value-type="float" office:value="40" calcext:value-type="float">
            <text:p>40</text:p>
          </table:table-cell>
          <table:table-cell table:formula="of:=IF([.K82]=0;0;IF([.K82]=1;1;IF([.K82]=2;4;IF([.K82]=3;5;IF([.K82]=4;16;IF([.K82]=5;17;IF([.K82]=6;20;IF([.K82]=7;21;&quot;ERROR&quot;))))))))" office:value-type="float" office:value="0" calcext:value-type="float">
            <text:p>0</text:p>
          </table:table-cell>
          <table:table-cell table:formula="of:=IF([.L82]=0;0;IF([.L82]=1;2;IF([.L82]=2;16;IF([.L82]=3;18;IF([.L82]=4;32;IF([.L82]=5;34;IF([.L82]=6;40;IF([.L82]=7;42;&quot;ERROR&quot;))))))))" office:value-type="float" office:value="40" calcext:value-type="float">
            <text:p>40</text:p>
          </table:table-cell>
          <table:table-cell table:formula="of:=IF([.M82]=0;0;IF([.M82]=1;1;IF([.M82]=2;4;IF([.M82]=3;5;IF([.M82]=4;16;IF([.M82]=5;17;IF([.M82]=6;20;IF([.M82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82]+[.P82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82]+[.R82]"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table:formula="of:=[.S82]+[.T82]"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table:formula="of:=[.U82]+[.V82]"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table:formula="of:=[.W82]+[.X82]"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table:formula="of:=[.Y82]+[.Z82]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12" office:value-type="float" office:value="6" calcext:value-type="float">
            <text:p>6</text:p>
          </table:table-cell>
          <table:table-cell/>
          <table:table-cell table:formula="of:=IF([.B83]=0;0;IF([.B83]=1;2;IF([.B83]=2;16;IF([.B83]=3;18;IF([.B83]=4;32;IF([.B83]=5;34;IF([.B83]=6;40;IF([.B83]=7;42;&quot;ERROR&quot;))))))))" office:value-type="float" office:value="40" calcext:value-type="float">
            <text:p>40</text:p>
          </table:table-cell>
          <table:table-cell table:formula="of:=IF([.C83]=0;0;IF([.C83]=1;1;IF([.C83]=2;4;IF([.C83]=3;5;IF([.C83]=4;16;IF([.C83]=5;17;IF([.C83]=6;20;IF([.C83]=7;21;&quot;ERROR&quot;))))))))" office:value-type="float" office:value="20" calcext:value-type="float">
            <text:p>20</text:p>
          </table:table-cell>
          <table:table-cell table:formula="of:=IF([.D83]=0;0;IF([.D83]=1;2;IF([.D83]=2;16;IF([.D83]=3;18;IF([.D83]=4;32;IF([.D83]=5;34;IF([.D83]=6;40;IF([.D83]=7;42;&quot;ERROR&quot;))))))))" office:value-type="float" office:value="40" calcext:value-type="float">
            <text:p>40</text:p>
          </table:table-cell>
          <table:table-cell table:formula="of:=IF([.E83]=0;0;IF([.E83]=1;1;IF([.E83]=2;4;IF([.E83]=3;5;IF([.E83]=4;16;IF([.E83]=5;17;IF([.E83]=6;20;IF([.E83]=7;21;&quot;ERROR&quot;))))))))" office:value-type="float" office:value="20" calcext:value-type="float">
            <text:p>20</text:p>
          </table:table-cell>
          <table:table-cell table:formula="of:=IF([.F83]=0;0;IF([.F83]=1;2;IF([.F83]=2;16;IF([.F83]=3;18;IF([.F83]=4;32;IF([.F83]=5;34;IF([.F83]=6;40;IF([.F83]=7;42;&quot;ERROR&quot;))))))))" office:value-type="float" office:value="40" calcext:value-type="float">
            <text:p>40</text:p>
          </table:table-cell>
          <table:table-cell table:formula="of:=IF([.G83]=0;0;IF([.G83]=1;1;IF([.G83]=2;4;IF([.G83]=3;5;IF([.G83]=4;16;IF([.G83]=5;17;IF([.G83]=6;20;IF([.G83]=7;21;&quot;ERROR&quot;))))))))" office:value-type="float" office:value="20" calcext:value-type="float">
            <text:p>20</text:p>
          </table:table-cell>
          <table:table-cell table:formula="of:=IF([.H83]=0;0;IF([.H83]=1;2;IF([.H83]=2;16;IF([.H83]=3;18;IF([.H83]=4;32;IF([.H83]=5;34;IF([.H83]=6;40;IF([.H83]=7;42;&quot;ERROR&quot;))))))))" office:value-type="float" office:value="40" calcext:value-type="float">
            <text:p>40</text:p>
          </table:table-cell>
          <table:table-cell table:formula="of:=IF([.I83]=0;0;IF([.I83]=1;1;IF([.I83]=2;4;IF([.I83]=3;5;IF([.I83]=4;16;IF([.I83]=5;17;IF([.I83]=6;20;IF([.I83]=7;21;&quot;ERROR&quot;))))))))" office:value-type="float" office:value="20" calcext:value-type="float">
            <text:p>20</text:p>
          </table:table-cell>
          <table:table-cell table:formula="of:=IF([.J83]=0;0;IF([.J83]=1;2;IF([.J83]=2;16;IF([.J83]=3;18;IF([.J83]=4;32;IF([.J83]=5;34;IF([.J83]=6;40;IF([.J83]=7;42;&quot;ERROR&quot;))))))))" office:value-type="float" office:value="40" calcext:value-type="float">
            <text:p>40</text:p>
          </table:table-cell>
          <table:table-cell table:formula="of:=IF([.K83]=0;0;IF([.K83]=1;1;IF([.K83]=2;4;IF([.K83]=3;5;IF([.K83]=4;16;IF([.K83]=5;17;IF([.K83]=6;20;IF([.K83]=7;21;&quot;ERROR&quot;))))))))" office:value-type="float" office:value="20" calcext:value-type="float">
            <text:p>20</text:p>
          </table:table-cell>
          <table:table-cell table:formula="of:=IF([.L83]=0;0;IF([.L83]=1;2;IF([.L83]=2;16;IF([.L83]=3;18;IF([.L83]=4;32;IF([.L83]=5;34;IF([.L83]=6;40;IF([.L83]=7;42;&quot;ERROR&quot;))))))))" office:value-type="float" office:value="40" calcext:value-type="float">
            <text:p>40</text:p>
          </table:table-cell>
          <table:table-cell table:formula="of:=IF([.M83]=0;0;IF([.M83]=1;1;IF([.M83]=2;4;IF([.M83]=3;5;IF([.M83]=4;16;IF([.M83]=5;17;IF([.M83]=6;20;IF([.M83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83]+[.P83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83]+[.R83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83]+[.T83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U83]+[.V83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W83]+[.X83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83]+[.Z83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hicken right</text:p>
          </table:table-cell>
          <table:table-cell table:number-columns-repeated="37"/>
        </table:table-row>
        <table:table-row table:style-name="ro1">
          <table:table-cell/>
          <table:table-cell table:formula="of:=[.M68]" office:value-type="float" office:value="6" calcext:value-type="float">
            <text:p>6</text:p>
          </table:table-cell>
          <table:table-cell table:formula="of:=[.L68]" office:value-type="float" office:value="6" calcext:value-type="float">
            <text:p>6</text:p>
          </table:table-cell>
          <table:table-cell table:formula="of:=[.K68]" office:value-type="float" office:value="6" calcext:value-type="float">
            <text:p>6</text:p>
          </table:table-cell>
          <table:table-cell table:formula="of:=[.J68]" office:value-type="float" office:value="6" calcext:value-type="float">
            <text:p>6</text:p>
          </table:table-cell>
          <table:table-cell table:formula="of:=[.I68]" office:value-type="float" office:value="6" calcext:value-type="float">
            <text:p>6</text:p>
          </table:table-cell>
          <table:table-cell table:formula="of:=[.H68]" office:value-type="float" office:value="6" calcext:value-type="float">
            <text:p>6</text:p>
          </table:table-cell>
          <table:table-cell table:formula="of:=[.G68]" office:value-type="float" office:value="6" calcext:value-type="float">
            <text:p>6</text:p>
          </table:table-cell>
          <table:table-cell table:formula="of:=[.F68]" office:value-type="float" office:value="6" calcext:value-type="float">
            <text:p>6</text:p>
          </table:table-cell>
          <table:table-cell table:formula="of:=[.E68]" office:value-type="float" office:value="6" calcext:value-type="float">
            <text:p>6</text:p>
          </table:table-cell>
          <table:table-cell table:formula="of:=[.D68]" office:value-type="float" office:value="6" calcext:value-type="float">
            <text:p>6</text:p>
          </table:table-cell>
          <table:table-cell table:formula="of:=[.C68]" office:value-type="float" office:value="6" calcext:value-type="float">
            <text:p>6</text:p>
          </table:table-cell>
          <table:table-cell table:formula="of:=[.B68]" office:value-type="float" office:value="6" calcext:value-type="float">
            <text:p>6</text:p>
          </table:table-cell>
          <table:table-cell/>
          <table:table-cell table:formula="of:=IF([.B85]=0;0;IF([.B85]=1;2;IF([.B85]=2;16;IF([.B85]=3;18;IF([.B85]=4;32;IF([.B85]=5;34;IF([.B85]=6;40;IF([.B85]=7;42;&quot;ERROR&quot;))))))))" office:value-type="float" office:value="40" calcext:value-type="float">
            <text:p>40</text:p>
          </table:table-cell>
          <table:table-cell table:formula="of:=IF([.C85]=0;0;IF([.C85]=1;1;IF([.C85]=2;4;IF([.C85]=3;5;IF([.C85]=4;16;IF([.C85]=5;17;IF([.C85]=6;20;IF([.C85]=7;21;&quot;ERROR&quot;))))))))" office:value-type="float" office:value="20" calcext:value-type="float">
            <text:p>20</text:p>
          </table:table-cell>
          <table:table-cell table:formula="of:=IF([.D85]=0;0;IF([.D85]=1;2;IF([.D85]=2;16;IF([.D85]=3;18;IF([.D85]=4;32;IF([.D85]=5;34;IF([.D85]=6;40;IF([.D85]=7;42;&quot;ERROR&quot;))))))))" office:value-type="float" office:value="40" calcext:value-type="float">
            <text:p>40</text:p>
          </table:table-cell>
          <table:table-cell table:formula="of:=IF([.E85]=0;0;IF([.E85]=1;1;IF([.E85]=2;4;IF([.E85]=3;5;IF([.E85]=4;16;IF([.E85]=5;17;IF([.E85]=6;20;IF([.E85]=7;21;&quot;ERROR&quot;))))))))" office:value-type="float" office:value="20" calcext:value-type="float">
            <text:p>20</text:p>
          </table:table-cell>
          <table:table-cell table:formula="of:=IF([.F85]=0;0;IF([.F85]=1;2;IF([.F85]=2;16;IF([.F85]=3;18;IF([.F85]=4;32;IF([.F85]=5;34;IF([.F85]=6;40;IF([.F85]=7;42;&quot;ERROR&quot;))))))))" office:value-type="float" office:value="40" calcext:value-type="float">
            <text:p>40</text:p>
          </table:table-cell>
          <table:table-cell table:formula="of:=IF([.G85]=0;0;IF([.G85]=1;1;IF([.G85]=2;4;IF([.G85]=3;5;IF([.G85]=4;16;IF([.G85]=5;17;IF([.G85]=6;20;IF([.G85]=7;21;&quot;ERROR&quot;))))))))" office:value-type="float" office:value="20" calcext:value-type="float">
            <text:p>20</text:p>
          </table:table-cell>
          <table:table-cell table:formula="of:=IF([.H85]=0;0;IF([.H85]=1;2;IF([.H85]=2;16;IF([.H85]=3;18;IF([.H85]=4;32;IF([.H85]=5;34;IF([.H85]=6;40;IF([.H85]=7;42;&quot;ERROR&quot;))))))))" office:value-type="float" office:value="40" calcext:value-type="float">
            <text:p>40</text:p>
          </table:table-cell>
          <table:table-cell table:formula="of:=IF([.I85]=0;0;IF([.I85]=1;1;IF([.I85]=2;4;IF([.I85]=3;5;IF([.I85]=4;16;IF([.I85]=5;17;IF([.I85]=6;20;IF([.I85]=7;21;&quot;ERROR&quot;))))))))" office:value-type="float" office:value="20" calcext:value-type="float">
            <text:p>20</text:p>
          </table:table-cell>
          <table:table-cell table:formula="of:=IF([.J85]=0;0;IF([.J85]=1;2;IF([.J85]=2;16;IF([.J85]=3;18;IF([.J85]=4;32;IF([.J85]=5;34;IF([.J85]=6;40;IF([.J85]=7;42;&quot;ERROR&quot;))))))))" office:value-type="float" office:value="40" calcext:value-type="float">
            <text:p>40</text:p>
          </table:table-cell>
          <table:table-cell table:formula="of:=IF([.K85]=0;0;IF([.K85]=1;1;IF([.K85]=2;4;IF([.K85]=3;5;IF([.K85]=4;16;IF([.K85]=5;17;IF([.K85]=6;20;IF([.K85]=7;21;&quot;ERROR&quot;))))))))" office:value-type="float" office:value="20" calcext:value-type="float">
            <text:p>20</text:p>
          </table:table-cell>
          <table:table-cell table:formula="of:=IF([.L85]=0;0;IF([.L85]=1;2;IF([.L85]=2;16;IF([.L85]=3;18;IF([.L85]=4;32;IF([.L85]=5;34;IF([.L85]=6;40;IF([.L85]=7;42;&quot;ERROR&quot;))))))))" office:value-type="float" office:value="40" calcext:value-type="float">
            <text:p>40</text:p>
          </table:table-cell>
          <table:table-cell table:formula="of:=IF([.M85]=0;0;IF([.M85]=1;1;IF([.M85]=2;4;IF([.M85]=3;5;IF([.M85]=4;16;IF([.M85]=5;17;IF([.M85]=6;20;IF([.M85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85]+[.P85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85]+[.R85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85]+[.T85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U85]+[.V85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W85]+[.X85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85]+[.Z85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69]" office:value-type="float" office:value="6" calcext:value-type="float">
            <text:p>6</text:p>
          </table:table-cell>
          <table:table-cell table:formula="of:=[.L69]" office:value-type="float" office:value="6" calcext:value-type="float">
            <text:p>6</text:p>
          </table:table-cell>
          <table:table-cell table:formula="of:=[.K69]" office:value-type="float" office:value="6" calcext:value-type="float">
            <text:p>6</text:p>
          </table:table-cell>
          <table:table-cell table:formula="of:=[.J69]" office:value-type="float" office:value="6" calcext:value-type="float">
            <text:p>6</text:p>
          </table:table-cell>
          <table:table-cell table:formula="of:=[.I69]" office:value-type="float" office:value="6" calcext:value-type="float">
            <text:p>6</text:p>
          </table:table-cell>
          <table:table-cell table:formula="of:=[.H69]" office:value-type="float" office:value="1" calcext:value-type="float">
            <text:p>1</text:p>
          </table:table-cell>
          <table:table-cell table:formula="of:=[.G69]" office:value-type="float" office:value="6" calcext:value-type="float">
            <text:p>6</text:p>
          </table:table-cell>
          <table:table-cell table:formula="of:=[.F69]" office:value-type="float" office:value="1" calcext:value-type="float">
            <text:p>1</text:p>
          </table:table-cell>
          <table:table-cell table:formula="of:=[.E69]" office:value-type="float" office:value="6" calcext:value-type="float">
            <text:p>6</text:p>
          </table:table-cell>
          <table:table-cell table:formula="of:=[.D69]" office:value-type="float" office:value="6" calcext:value-type="float">
            <text:p>6</text:p>
          </table:table-cell>
          <table:table-cell table:formula="of:=[.C69]" office:value-type="float" office:value="6" calcext:value-type="float">
            <text:p>6</text:p>
          </table:table-cell>
          <table:table-cell table:formula="of:=[.B69]" office:value-type="float" office:value="6" calcext:value-type="float">
            <text:p>6</text:p>
          </table:table-cell>
          <table:table-cell/>
          <table:table-cell table:formula="of:=IF([.B86]=0;0;IF([.B86]=1;2;IF([.B86]=2;16;IF([.B86]=3;18;IF([.B86]=4;32;IF([.B86]=5;34;IF([.B86]=6;40;IF([.B86]=7;42;&quot;ERROR&quot;))))))))" office:value-type="float" office:value="40" calcext:value-type="float">
            <text:p>40</text:p>
          </table:table-cell>
          <table:table-cell table:formula="of:=IF([.C86]=0;0;IF([.C86]=1;1;IF([.C86]=2;4;IF([.C86]=3;5;IF([.C86]=4;16;IF([.C86]=5;17;IF([.C86]=6;20;IF([.C86]=7;21;&quot;ERROR&quot;))))))))" office:value-type="float" office:value="20" calcext:value-type="float">
            <text:p>20</text:p>
          </table:table-cell>
          <table:table-cell table:formula="of:=IF([.D86]=0;0;IF([.D86]=1;2;IF([.D86]=2;16;IF([.D86]=3;18;IF([.D86]=4;32;IF([.D86]=5;34;IF([.D86]=6;40;IF([.D86]=7;42;&quot;ERROR&quot;))))))))" office:value-type="float" office:value="40" calcext:value-type="float">
            <text:p>40</text:p>
          </table:table-cell>
          <table:table-cell table:formula="of:=IF([.E86]=0;0;IF([.E86]=1;1;IF([.E86]=2;4;IF([.E86]=3;5;IF([.E86]=4;16;IF([.E86]=5;17;IF([.E86]=6;20;IF([.E86]=7;21;&quot;ERROR&quot;))))))))" office:value-type="float" office:value="20" calcext:value-type="float">
            <text:p>20</text:p>
          </table:table-cell>
          <table:table-cell table:formula="of:=IF([.F86]=0;0;IF([.F86]=1;2;IF([.F86]=2;16;IF([.F86]=3;18;IF([.F86]=4;32;IF([.F86]=5;34;IF([.F86]=6;40;IF([.F86]=7;42;&quot;ERROR&quot;))))))))" office:value-type="float" office:value="40" calcext:value-type="float">
            <text:p>40</text:p>
          </table:table-cell>
          <table:table-cell table:formula="of:=IF([.G86]=0;0;IF([.G86]=1;1;IF([.G86]=2;4;IF([.G86]=3;5;IF([.G86]=4;16;IF([.G86]=5;17;IF([.G86]=6;20;IF([.G86]=7;21;&quot;ERROR&quot;))))))))" office:value-type="float" office:value="1" calcext:value-type="float">
            <text:p>1</text:p>
          </table:table-cell>
          <table:table-cell table:formula="of:=IF([.H86]=0;0;IF([.H86]=1;2;IF([.H86]=2;16;IF([.H86]=3;18;IF([.H86]=4;32;IF([.H86]=5;34;IF([.H86]=6;40;IF([.H86]=7;42;&quot;ERROR&quot;))))))))" office:value-type="float" office:value="40" calcext:value-type="float">
            <text:p>40</text:p>
          </table:table-cell>
          <table:table-cell table:formula="of:=IF([.I86]=0;0;IF([.I86]=1;1;IF([.I86]=2;4;IF([.I86]=3;5;IF([.I86]=4;16;IF([.I86]=5;17;IF([.I86]=6;20;IF([.I86]=7;21;&quot;ERROR&quot;))))))))" office:value-type="float" office:value="1" calcext:value-type="float">
            <text:p>1</text:p>
          </table:table-cell>
          <table:table-cell table:formula="of:=IF([.J86]=0;0;IF([.J86]=1;2;IF([.J86]=2;16;IF([.J86]=3;18;IF([.J86]=4;32;IF([.J86]=5;34;IF([.J86]=6;40;IF([.J86]=7;42;&quot;ERROR&quot;))))))))" office:value-type="float" office:value="40" calcext:value-type="float">
            <text:p>40</text:p>
          </table:table-cell>
          <table:table-cell table:formula="of:=IF([.K86]=0;0;IF([.K86]=1;1;IF([.K86]=2;4;IF([.K86]=3;5;IF([.K86]=4;16;IF([.K86]=5;17;IF([.K86]=6;20;IF([.K86]=7;21;&quot;ERROR&quot;))))))))" office:value-type="float" office:value="20" calcext:value-type="float">
            <text:p>20</text:p>
          </table:table-cell>
          <table:table-cell table:formula="of:=IF([.L86]=0;0;IF([.L86]=1;2;IF([.L86]=2;16;IF([.L86]=3;18;IF([.L86]=4;32;IF([.L86]=5;34;IF([.L86]=6;40;IF([.L86]=7;42;&quot;ERROR&quot;))))))))" office:value-type="float" office:value="40" calcext:value-type="float">
            <text:p>40</text:p>
          </table:table-cell>
          <table:table-cell table:formula="of:=IF([.M86]=0;0;IF([.M86]=1;1;IF([.M86]=2;4;IF([.M86]=3;5;IF([.M86]=4;16;IF([.M86]=5;17;IF([.M86]=6;20;IF([.M86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86]+[.P86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86]+[.R86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86]+[.T86]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table:formula="of:=[.U86]+[.V86]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table:formula="of:=[.W86]+[.X86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86]+[.Z86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70]" office:value-type="float" office:value="6" calcext:value-type="float">
            <text:p>6</text:p>
          </table:table-cell>
          <table:table-cell table:formula="of:=[.L70]" office:value-type="float" office:value="6" calcext:value-type="float">
            <text:p>6</text:p>
          </table:table-cell>
          <table:table-cell table:formula="of:=[.K70]" office:value-type="float" office:value="6" calcext:value-type="float">
            <text:p>6</text:p>
          </table:table-cell>
          <table:table-cell table:formula="of:=[.J70]" office:value-type="float" office:value="6" calcext:value-type="float">
            <text:p>6</text:p>
          </table:table-cell>
          <table:table-cell table:formula="of:=[.I70]" office:value-type="float" office:value="1" calcext:value-type="float">
            <text:p>1</text:p>
          </table:table-cell>
          <table:table-cell table:formula="of:=[.H70]" office:value-type="float" office:value="1" calcext:value-type="float">
            <text:p>1</text:p>
          </table:table-cell>
          <table:table-cell table:formula="of:=[.G70]" office:value-type="float" office:value="1" calcext:value-type="float">
            <text:p>1</text:p>
          </table:table-cell>
          <table:table-cell table:formula="of:=[.F70]" office:value-type="float" office:value="1" calcext:value-type="float">
            <text:p>1</text:p>
          </table:table-cell>
          <table:table-cell table:formula="of:=[.E70]" office:value-type="float" office:value="6" calcext:value-type="float">
            <text:p>6</text:p>
          </table:table-cell>
          <table:table-cell table:formula="of:=[.D70]" office:value-type="float" office:value="6" calcext:value-type="float">
            <text:p>6</text:p>
          </table:table-cell>
          <table:table-cell table:formula="of:=[.C70]" office:value-type="float" office:value="6" calcext:value-type="float">
            <text:p>6</text:p>
          </table:table-cell>
          <table:table-cell table:formula="of:=[.B70]" office:value-type="float" office:value="6" calcext:value-type="float">
            <text:p>6</text:p>
          </table:table-cell>
          <table:table-cell/>
          <table:table-cell table:formula="of:=IF([.B87]=0;0;IF([.B87]=1;2;IF([.B87]=2;16;IF([.B87]=3;18;IF([.B87]=4;32;IF([.B87]=5;34;IF([.B87]=6;40;IF([.B87]=7;42;&quot;ERROR&quot;))))))))" office:value-type="float" office:value="40" calcext:value-type="float">
            <text:p>40</text:p>
          </table:table-cell>
          <table:table-cell table:formula="of:=IF([.C87]=0;0;IF([.C87]=1;1;IF([.C87]=2;4;IF([.C87]=3;5;IF([.C87]=4;16;IF([.C87]=5;17;IF([.C87]=6;20;IF([.C87]=7;21;&quot;ERROR&quot;))))))))" office:value-type="float" office:value="20" calcext:value-type="float">
            <text:p>20</text:p>
          </table:table-cell>
          <table:table-cell table:formula="of:=IF([.D87]=0;0;IF([.D87]=1;2;IF([.D87]=2;16;IF([.D87]=3;18;IF([.D87]=4;32;IF([.D87]=5;34;IF([.D87]=6;40;IF([.D87]=7;42;&quot;ERROR&quot;))))))))" office:value-type="float" office:value="40" calcext:value-type="float">
            <text:p>40</text:p>
          </table:table-cell>
          <table:table-cell table:formula="of:=IF([.E87]=0;0;IF([.E87]=1;1;IF([.E87]=2;4;IF([.E87]=3;5;IF([.E87]=4;16;IF([.E87]=5;17;IF([.E87]=6;20;IF([.E87]=7;21;&quot;ERROR&quot;))))))))" office:value-type="float" office:value="20" calcext:value-type="float">
            <text:p>20</text:p>
          </table:table-cell>
          <table:table-cell table:formula="of:=IF([.F87]=0;0;IF([.F87]=1;2;IF([.F87]=2;16;IF([.F87]=3;18;IF([.F87]=4;32;IF([.F87]=5;34;IF([.F87]=6;40;IF([.F87]=7;42;&quot;ERROR&quot;))))))))" office:value-type="float" office:value="2" calcext:value-type="float">
            <text:p>2</text:p>
          </table:table-cell>
          <table:table-cell table:formula="of:=IF([.G87]=0;0;IF([.G87]=1;1;IF([.G87]=2;4;IF([.G87]=3;5;IF([.G87]=4;16;IF([.G87]=5;17;IF([.G87]=6;20;IF([.G87]=7;21;&quot;ERROR&quot;))))))))" office:value-type="float" office:value="1" calcext:value-type="float">
            <text:p>1</text:p>
          </table:table-cell>
          <table:table-cell table:formula="of:=IF([.H87]=0;0;IF([.H87]=1;2;IF([.H87]=2;16;IF([.H87]=3;18;IF([.H87]=4;32;IF([.H87]=5;34;IF([.H87]=6;40;IF([.H87]=7;42;&quot;ERROR&quot;))))))))" office:value-type="float" office:value="2" calcext:value-type="float">
            <text:p>2</text:p>
          </table:table-cell>
          <table:table-cell table:formula="of:=IF([.I87]=0;0;IF([.I87]=1;1;IF([.I87]=2;4;IF([.I87]=3;5;IF([.I87]=4;16;IF([.I87]=5;17;IF([.I87]=6;20;IF([.I87]=7;21;&quot;ERROR&quot;))))))))" office:value-type="float" office:value="1" calcext:value-type="float">
            <text:p>1</text:p>
          </table:table-cell>
          <table:table-cell table:formula="of:=IF([.J87]=0;0;IF([.J87]=1;2;IF([.J87]=2;16;IF([.J87]=3;18;IF([.J87]=4;32;IF([.J87]=5;34;IF([.J87]=6;40;IF([.J87]=7;42;&quot;ERROR&quot;))))))))" office:value-type="float" office:value="40" calcext:value-type="float">
            <text:p>40</text:p>
          </table:table-cell>
          <table:table-cell table:formula="of:=IF([.K87]=0;0;IF([.K87]=1;1;IF([.K87]=2;4;IF([.K87]=3;5;IF([.K87]=4;16;IF([.K87]=5;17;IF([.K87]=6;20;IF([.K87]=7;21;&quot;ERROR&quot;))))))))" office:value-type="float" office:value="20" calcext:value-type="float">
            <text:p>20</text:p>
          </table:table-cell>
          <table:table-cell table:formula="of:=IF([.L87]=0;0;IF([.L87]=1;2;IF([.L87]=2;16;IF([.L87]=3;18;IF([.L87]=4;32;IF([.L87]=5;34;IF([.L87]=6;40;IF([.L87]=7;42;&quot;ERROR&quot;))))))))" office:value-type="float" office:value="40" calcext:value-type="float">
            <text:p>40</text:p>
          </table:table-cell>
          <table:table-cell table:formula="of:=IF([.M87]=0;0;IF([.M87]=1;1;IF([.M87]=2;4;IF([.M87]=3;5;IF([.M87]=4;16;IF([.M87]=5;17;IF([.M87]=6;20;IF([.M87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87]+[.P87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87]+[.R87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87]+[.T87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U87]+[.V87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W87]+[.X87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87]+[.Z87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71]" office:value-type="float" office:value="6" calcext:value-type="float">
            <text:p>6</text:p>
          </table:table-cell>
          <table:table-cell table:formula="of:=[.L71]" office:value-type="float" office:value="6" calcext:value-type="float">
            <text:p>6</text:p>
          </table:table-cell>
          <table:table-cell table:formula="of:=[.K71]" office:value-type="float" office:value="6" calcext:value-type="float">
            <text:p>6</text:p>
          </table:table-cell>
          <table:table-cell table:formula="of:=[.J71]" office:value-type="float" office:value="6" calcext:value-type="float">
            <text:p>6</text:p>
          </table:table-cell>
          <table:table-cell table:formula="of:=[.I71]" office:value-type="float" office:value="3" calcext:value-type="float">
            <text:p>3</text:p>
          </table:table-cell>
          <table:table-cell table:formula="of:=[.H71]" office:value-type="float" office:value="3" calcext:value-type="float">
            <text:p>3</text:p>
          </table:table-cell>
          <table:table-cell table:formula="of:=[.G71]" office:value-type="float" office:value="3" calcext:value-type="float">
            <text:p>3</text:p>
          </table:table-cell>
          <table:table-cell table:formula="of:=[.F71]" office:value-type="float" office:value="3" calcext:value-type="float">
            <text:p>3</text:p>
          </table:table-cell>
          <table:table-cell table:formula="of:=[.E71]" office:value-type="float" office:value="6" calcext:value-type="float">
            <text:p>6</text:p>
          </table:table-cell>
          <table:table-cell table:formula="of:=[.D71]" office:value-type="float" office:value="6" calcext:value-type="float">
            <text:p>6</text:p>
          </table:table-cell>
          <table:table-cell table:formula="of:=[.C71]" office:value-type="float" office:value="6" calcext:value-type="float">
            <text:p>6</text:p>
          </table:table-cell>
          <table:table-cell table:formula="of:=[.B71]" office:value-type="float" office:value="6" calcext:value-type="float">
            <text:p>6</text:p>
          </table:table-cell>
          <table:table-cell/>
          <table:table-cell table:formula="of:=IF([.B88]=0;0;IF([.B88]=1;2;IF([.B88]=2;16;IF([.B88]=3;18;IF([.B88]=4;32;IF([.B88]=5;34;IF([.B88]=6;40;IF([.B88]=7;42;&quot;ERROR&quot;))))))))" office:value-type="float" office:value="40" calcext:value-type="float">
            <text:p>40</text:p>
          </table:table-cell>
          <table:table-cell table:formula="of:=IF([.C88]=0;0;IF([.C88]=1;1;IF([.C88]=2;4;IF([.C88]=3;5;IF([.C88]=4;16;IF([.C88]=5;17;IF([.C88]=6;20;IF([.C88]=7;21;&quot;ERROR&quot;))))))))" office:value-type="float" office:value="20" calcext:value-type="float">
            <text:p>20</text:p>
          </table:table-cell>
          <table:table-cell table:formula="of:=IF([.D88]=0;0;IF([.D88]=1;2;IF([.D88]=2;16;IF([.D88]=3;18;IF([.D88]=4;32;IF([.D88]=5;34;IF([.D88]=6;40;IF([.D88]=7;42;&quot;ERROR&quot;))))))))" office:value-type="float" office:value="40" calcext:value-type="float">
            <text:p>40</text:p>
          </table:table-cell>
          <table:table-cell table:formula="of:=IF([.E88]=0;0;IF([.E88]=1;1;IF([.E88]=2;4;IF([.E88]=3;5;IF([.E88]=4;16;IF([.E88]=5;17;IF([.E88]=6;20;IF([.E88]=7;21;&quot;ERROR&quot;))))))))" office:value-type="float" office:value="20" calcext:value-type="float">
            <text:p>20</text:p>
          </table:table-cell>
          <table:table-cell table:formula="of:=IF([.F88]=0;0;IF([.F88]=1;2;IF([.F88]=2;16;IF([.F88]=3;18;IF([.F88]=4;32;IF([.F88]=5;34;IF([.F88]=6;40;IF([.F88]=7;42;&quot;ERROR&quot;))))))))" office:value-type="float" office:value="18" calcext:value-type="float">
            <text:p>18</text:p>
          </table:table-cell>
          <table:table-cell table:formula="of:=IF([.G88]=0;0;IF([.G88]=1;1;IF([.G88]=2;4;IF([.G88]=3;5;IF([.G88]=4;16;IF([.G88]=5;17;IF([.G88]=6;20;IF([.G88]=7;21;&quot;ERROR&quot;))))))))" office:value-type="float" office:value="5" calcext:value-type="float">
            <text:p>5</text:p>
          </table:table-cell>
          <table:table-cell table:formula="of:=IF([.H88]=0;0;IF([.H88]=1;2;IF([.H88]=2;16;IF([.H88]=3;18;IF([.H88]=4;32;IF([.H88]=5;34;IF([.H88]=6;40;IF([.H88]=7;42;&quot;ERROR&quot;))))))))" office:value-type="float" office:value="18" calcext:value-type="float">
            <text:p>18</text:p>
          </table:table-cell>
          <table:table-cell table:formula="of:=IF([.I88]=0;0;IF([.I88]=1;1;IF([.I88]=2;4;IF([.I88]=3;5;IF([.I88]=4;16;IF([.I88]=5;17;IF([.I88]=6;20;IF([.I88]=7;21;&quot;ERROR&quot;))))))))" office:value-type="float" office:value="5" calcext:value-type="float">
            <text:p>5</text:p>
          </table:table-cell>
          <table:table-cell table:formula="of:=IF([.J88]=0;0;IF([.J88]=1;2;IF([.J88]=2;16;IF([.J88]=3;18;IF([.J88]=4;32;IF([.J88]=5;34;IF([.J88]=6;40;IF([.J88]=7;42;&quot;ERROR&quot;))))))))" office:value-type="float" office:value="40" calcext:value-type="float">
            <text:p>40</text:p>
          </table:table-cell>
          <table:table-cell table:formula="of:=IF([.K88]=0;0;IF([.K88]=1;1;IF([.K88]=2;4;IF([.K88]=3;5;IF([.K88]=4;16;IF([.K88]=5;17;IF([.K88]=6;20;IF([.K88]=7;21;&quot;ERROR&quot;))))))))" office:value-type="float" office:value="20" calcext:value-type="float">
            <text:p>20</text:p>
          </table:table-cell>
          <table:table-cell table:formula="of:=IF([.L88]=0;0;IF([.L88]=1;2;IF([.L88]=2;16;IF([.L88]=3;18;IF([.L88]=4;32;IF([.L88]=5;34;IF([.L88]=6;40;IF([.L88]=7;42;&quot;ERROR&quot;))))))))" office:value-type="float" office:value="40" calcext:value-type="float">
            <text:p>40</text:p>
          </table:table-cell>
          <table:table-cell table:formula="of:=IF([.M88]=0;0;IF([.M88]=1;1;IF([.M88]=2;4;IF([.M88]=3;5;IF([.M88]=4;16;IF([.M88]=5;17;IF([.M88]=6;20;IF([.M88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88]+[.P88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88]+[.R88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88]+[.T88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U88]+[.V88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W88]+[.X88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88]+[.Z88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72]" office:value-type="float" office:value="6" calcext:value-type="float">
            <text:p>6</text:p>
          </table:table-cell>
          <table:table-cell table:formula="of:=[.L72]" office:value-type="float" office:value="6" calcext:value-type="float">
            <text:p>6</text:p>
          </table:table-cell>
          <table:table-cell table:formula="of:=[.K72]" office:value-type="float" office:value="6" calcext:value-type="float">
            <text:p>6</text:p>
          </table:table-cell>
          <table:table-cell table:formula="of:=[.J72]" office:value-type="float" office:value="6" calcext:value-type="float">
            <text:p>6</text:p>
          </table:table-cell>
          <table:table-cell table:formula="of:=[.I72]" office:value-type="float" office:value="3" calcext:value-type="float">
            <text:p>3</text:p>
          </table:table-cell>
          <table:table-cell table:formula="of:=[.H72]" office:value-type="float" office:value="3" calcext:value-type="float">
            <text:p>3</text:p>
          </table:table-cell>
          <table:table-cell table:formula="of:=[.G72]" office:value-type="float" office:value="3" calcext:value-type="float">
            <text:p>3</text:p>
          </table:table-cell>
          <table:table-cell table:formula="of:=[.F72]" office:value-type="float" office:value="3" calcext:value-type="float">
            <text:p>3</text:p>
          </table:table-cell>
          <table:table-cell table:formula="of:=[.E72]" office:value-type="float" office:value="6" calcext:value-type="float">
            <text:p>6</text:p>
          </table:table-cell>
          <table:table-cell table:formula="of:=[.D72]" office:value-type="float" office:value="6" calcext:value-type="float">
            <text:p>6</text:p>
          </table:table-cell>
          <table:table-cell table:formula="of:=[.C72]" office:value-type="float" office:value="6" calcext:value-type="float">
            <text:p>6</text:p>
          </table:table-cell>
          <table:table-cell table:formula="of:=[.B72]" office:value-type="float" office:value="6" calcext:value-type="float">
            <text:p>6</text:p>
          </table:table-cell>
          <table:table-cell/>
          <table:table-cell table:formula="of:=IF([.B89]=0;0;IF([.B89]=1;2;IF([.B89]=2;16;IF([.B89]=3;18;IF([.B89]=4;32;IF([.B89]=5;34;IF([.B89]=6;40;IF([.B89]=7;42;&quot;ERROR&quot;))))))))" office:value-type="float" office:value="40" calcext:value-type="float">
            <text:p>40</text:p>
          </table:table-cell>
          <table:table-cell table:formula="of:=IF([.C89]=0;0;IF([.C89]=1;1;IF([.C89]=2;4;IF([.C89]=3;5;IF([.C89]=4;16;IF([.C89]=5;17;IF([.C89]=6;20;IF([.C89]=7;21;&quot;ERROR&quot;))))))))" office:value-type="float" office:value="20" calcext:value-type="float">
            <text:p>20</text:p>
          </table:table-cell>
          <table:table-cell table:formula="of:=IF([.D89]=0;0;IF([.D89]=1;2;IF([.D89]=2;16;IF([.D89]=3;18;IF([.D89]=4;32;IF([.D89]=5;34;IF([.D89]=6;40;IF([.D89]=7;42;&quot;ERROR&quot;))))))))" office:value-type="float" office:value="40" calcext:value-type="float">
            <text:p>40</text:p>
          </table:table-cell>
          <table:table-cell table:formula="of:=IF([.E89]=0;0;IF([.E89]=1;1;IF([.E89]=2;4;IF([.E89]=3;5;IF([.E89]=4;16;IF([.E89]=5;17;IF([.E89]=6;20;IF([.E89]=7;21;&quot;ERROR&quot;))))))))" office:value-type="float" office:value="20" calcext:value-type="float">
            <text:p>20</text:p>
          </table:table-cell>
          <table:table-cell table:formula="of:=IF([.F89]=0;0;IF([.F89]=1;2;IF([.F89]=2;16;IF([.F89]=3;18;IF([.F89]=4;32;IF([.F89]=5;34;IF([.F89]=6;40;IF([.F89]=7;42;&quot;ERROR&quot;))))))))" office:value-type="float" office:value="18" calcext:value-type="float">
            <text:p>18</text:p>
          </table:table-cell>
          <table:table-cell table:formula="of:=IF([.G89]=0;0;IF([.G89]=1;1;IF([.G89]=2;4;IF([.G89]=3;5;IF([.G89]=4;16;IF([.G89]=5;17;IF([.G89]=6;20;IF([.G89]=7;21;&quot;ERROR&quot;))))))))" office:value-type="float" office:value="5" calcext:value-type="float">
            <text:p>5</text:p>
          </table:table-cell>
          <table:table-cell table:formula="of:=IF([.H89]=0;0;IF([.H89]=1;2;IF([.H89]=2;16;IF([.H89]=3;18;IF([.H89]=4;32;IF([.H89]=5;34;IF([.H89]=6;40;IF([.H89]=7;42;&quot;ERROR&quot;))))))))" office:value-type="float" office:value="18" calcext:value-type="float">
            <text:p>18</text:p>
          </table:table-cell>
          <table:table-cell table:formula="of:=IF([.I89]=0;0;IF([.I89]=1;1;IF([.I89]=2;4;IF([.I89]=3;5;IF([.I89]=4;16;IF([.I89]=5;17;IF([.I89]=6;20;IF([.I89]=7;21;&quot;ERROR&quot;))))))))" office:value-type="float" office:value="5" calcext:value-type="float">
            <text:p>5</text:p>
          </table:table-cell>
          <table:table-cell table:formula="of:=IF([.J89]=0;0;IF([.J89]=1;2;IF([.J89]=2;16;IF([.J89]=3;18;IF([.J89]=4;32;IF([.J89]=5;34;IF([.J89]=6;40;IF([.J89]=7;42;&quot;ERROR&quot;))))))))" office:value-type="float" office:value="40" calcext:value-type="float">
            <text:p>40</text:p>
          </table:table-cell>
          <table:table-cell table:formula="of:=IF([.K89]=0;0;IF([.K89]=1;1;IF([.K89]=2;4;IF([.K89]=3;5;IF([.K89]=4;16;IF([.K89]=5;17;IF([.K89]=6;20;IF([.K89]=7;21;&quot;ERROR&quot;))))))))" office:value-type="float" office:value="20" calcext:value-type="float">
            <text:p>20</text:p>
          </table:table-cell>
          <table:table-cell table:formula="of:=IF([.L89]=0;0;IF([.L89]=1;2;IF([.L89]=2;16;IF([.L89]=3;18;IF([.L89]=4;32;IF([.L89]=5;34;IF([.L89]=6;40;IF([.L89]=7;42;&quot;ERROR&quot;))))))))" office:value-type="float" office:value="40" calcext:value-type="float">
            <text:p>40</text:p>
          </table:table-cell>
          <table:table-cell table:formula="of:=IF([.M89]=0;0;IF([.M89]=1;1;IF([.M89]=2;4;IF([.M89]=3;5;IF([.M89]=4;16;IF([.M89]=5;17;IF([.M89]=6;20;IF([.M89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89]+[.P89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89]+[.R89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89]+[.T89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U89]+[.V89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W89]+[.X89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89]+[.Z89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73]" office:value-type="float" office:value="6" calcext:value-type="float">
            <text:p>6</text:p>
          </table:table-cell>
          <table:table-cell table:formula="of:=[.L73]" office:value-type="float" office:value="6" calcext:value-type="float">
            <text:p>6</text:p>
          </table:table-cell>
          <table:table-cell table:formula="of:=[.K73]" office:value-type="float" office:value="6" calcext:value-type="float">
            <text:p>6</text:p>
          </table:table-cell>
          <table:table-cell table:formula="of:=[.J73]" office:value-type="float" office:value="6" calcext:value-type="float">
            <text:p>6</text:p>
          </table:table-cell>
          <table:table-cell table:formula="of:=[.I73]" office:value-type="float" office:value="3" calcext:value-type="float">
            <text:p>3</text:p>
          </table:table-cell>
          <table:table-cell table:formula="of:=[.H73]" office:value-type="float" office:value="3" calcext:value-type="float">
            <text:p>3</text:p>
          </table:table-cell>
          <table:table-cell table:formula="of:=[.G73]" office:value-type="float" office:value="3" calcext:value-type="float">
            <text:p>3</text:p>
          </table:table-cell>
          <table:table-cell table:formula="of:=[.F73]" office:value-type="float" office:value="3" calcext:value-type="float">
            <text:p>3</text:p>
          </table:table-cell>
          <table:table-cell table:formula="of:=[.E73]" office:value-type="float" office:value="3" calcext:value-type="float">
            <text:p>3</text:p>
          </table:table-cell>
          <table:table-cell table:formula="of:=[.D73]" office:value-type="float" office:value="6" calcext:value-type="float">
            <text:p>6</text:p>
          </table:table-cell>
          <table:table-cell table:formula="of:=[.C73]" office:value-type="float" office:value="6" calcext:value-type="float">
            <text:p>6</text:p>
          </table:table-cell>
          <table:table-cell table:formula="of:=[.B73]" office:value-type="float" office:value="6" calcext:value-type="float">
            <text:p>6</text:p>
          </table:table-cell>
          <table:table-cell/>
          <table:table-cell table:formula="of:=IF([.B90]=0;0;IF([.B90]=1;2;IF([.B90]=2;16;IF([.B90]=3;18;IF([.B90]=4;32;IF([.B90]=5;34;IF([.B90]=6;40;IF([.B90]=7;42;&quot;ERROR&quot;))))))))" office:value-type="float" office:value="40" calcext:value-type="float">
            <text:p>40</text:p>
          </table:table-cell>
          <table:table-cell table:formula="of:=IF([.C90]=0;0;IF([.C90]=1;1;IF([.C90]=2;4;IF([.C90]=3;5;IF([.C90]=4;16;IF([.C90]=5;17;IF([.C90]=6;20;IF([.C90]=7;21;&quot;ERROR&quot;))))))))" office:value-type="float" office:value="20" calcext:value-type="float">
            <text:p>20</text:p>
          </table:table-cell>
          <table:table-cell table:formula="of:=IF([.D90]=0;0;IF([.D90]=1;2;IF([.D90]=2;16;IF([.D90]=3;18;IF([.D90]=4;32;IF([.D90]=5;34;IF([.D90]=6;40;IF([.D90]=7;42;&quot;ERROR&quot;))))))))" office:value-type="float" office:value="40" calcext:value-type="float">
            <text:p>40</text:p>
          </table:table-cell>
          <table:table-cell table:formula="of:=IF([.E90]=0;0;IF([.E90]=1;1;IF([.E90]=2;4;IF([.E90]=3;5;IF([.E90]=4;16;IF([.E90]=5;17;IF([.E90]=6;20;IF([.E90]=7;21;&quot;ERROR&quot;))))))))" office:value-type="float" office:value="20" calcext:value-type="float">
            <text:p>20</text:p>
          </table:table-cell>
          <table:table-cell table:formula="of:=IF([.F90]=0;0;IF([.F90]=1;2;IF([.F90]=2;16;IF([.F90]=3;18;IF([.F90]=4;32;IF([.F90]=5;34;IF([.F90]=6;40;IF([.F90]=7;42;&quot;ERROR&quot;))))))))" office:value-type="float" office:value="18" calcext:value-type="float">
            <text:p>18</text:p>
          </table:table-cell>
          <table:table-cell table:formula="of:=IF([.G90]=0;0;IF([.G90]=1;1;IF([.G90]=2;4;IF([.G90]=3;5;IF([.G90]=4;16;IF([.G90]=5;17;IF([.G90]=6;20;IF([.G90]=7;21;&quot;ERROR&quot;))))))))" office:value-type="float" office:value="5" calcext:value-type="float">
            <text:p>5</text:p>
          </table:table-cell>
          <table:table-cell table:formula="of:=IF([.H90]=0;0;IF([.H90]=1;2;IF([.H90]=2;16;IF([.H90]=3;18;IF([.H90]=4;32;IF([.H90]=5;34;IF([.H90]=6;40;IF([.H90]=7;42;&quot;ERROR&quot;))))))))" office:value-type="float" office:value="18" calcext:value-type="float">
            <text:p>18</text:p>
          </table:table-cell>
          <table:table-cell table:formula="of:=IF([.I90]=0;0;IF([.I90]=1;1;IF([.I90]=2;4;IF([.I90]=3;5;IF([.I90]=4;16;IF([.I90]=5;17;IF([.I90]=6;20;IF([.I90]=7;21;&quot;ERROR&quot;))))))))" office:value-type="float" office:value="5" calcext:value-type="float">
            <text:p>5</text:p>
          </table:table-cell>
          <table:table-cell table:formula="of:=IF([.J90]=0;0;IF([.J90]=1;2;IF([.J90]=2;16;IF([.J90]=3;18;IF([.J90]=4;32;IF([.J90]=5;34;IF([.J90]=6;40;IF([.J90]=7;42;&quot;ERROR&quot;))))))))" office:value-type="float" office:value="18" calcext:value-type="float">
            <text:p>18</text:p>
          </table:table-cell>
          <table:table-cell table:formula="of:=IF([.K90]=0;0;IF([.K90]=1;1;IF([.K90]=2;4;IF([.K90]=3;5;IF([.K90]=4;16;IF([.K90]=5;17;IF([.K90]=6;20;IF([.K90]=7;21;&quot;ERROR&quot;))))))))" office:value-type="float" office:value="20" calcext:value-type="float">
            <text:p>20</text:p>
          </table:table-cell>
          <table:table-cell table:formula="of:=IF([.L90]=0;0;IF([.L90]=1;2;IF([.L90]=2;16;IF([.L90]=3;18;IF([.L90]=4;32;IF([.L90]=5;34;IF([.L90]=6;40;IF([.L90]=7;42;&quot;ERROR&quot;))))))))" office:value-type="float" office:value="40" calcext:value-type="float">
            <text:p>40</text:p>
          </table:table-cell>
          <table:table-cell table:formula="of:=IF([.M90]=0;0;IF([.M90]=1;1;IF([.M90]=2;4;IF([.M90]=3;5;IF([.M90]=4;16;IF([.M90]=5;17;IF([.M90]=6;20;IF([.M90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90]+[.P90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90]+[.R90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90]+[.T90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U90]+[.V90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W90]+[.X90]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table:formula="of:=[.Y90]+[.Z90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74]" office:value-type="float" office:value="6" calcext:value-type="float">
            <text:p>6</text:p>
          </table:table-cell>
          <table:table-cell table:formula="of:=[.L74]" office:value-type="float" office:value="6" calcext:value-type="float">
            <text:p>6</text:p>
          </table:table-cell>
          <table:table-cell table:formula="of:=[.K74]" office:value-type="float" office:value="6" calcext:value-type="float">
            <text:p>6</text:p>
          </table:table-cell>
          <table:table-cell table:formula="of:=[.J74]" office:value-type="float" office:value="3" calcext:value-type="float">
            <text:p>3</text:p>
          </table:table-cell>
          <table:table-cell table:formula="of:=[.I74]" office:value-type="float" office:value="3" calcext:value-type="float">
            <text:p>3</text:p>
          </table:table-cell>
          <table:table-cell table:formula="of:=[.H74]" office:value-type="float" office:value="3" calcext:value-type="float">
            <text:p>3</text:p>
          </table:table-cell>
          <table:table-cell table:formula="of:=[.G74]" office:value-type="float" office:value="3" calcext:value-type="float">
            <text:p>3</text:p>
          </table:table-cell>
          <table:table-cell table:formula="of:=[.F74]" office:value-type="float" office:value="0" calcext:value-type="float">
            <text:p>0</text:p>
          </table:table-cell>
          <table:table-cell table:formula="of:=[.E74]" office:value-type="float" office:value="3" calcext:value-type="float">
            <text:p>3</text:p>
          </table:table-cell>
          <table:table-cell table:formula="of:=[.D74]" office:value-type="float" office:value="6" calcext:value-type="float">
            <text:p>6</text:p>
          </table:table-cell>
          <table:table-cell table:formula="of:=[.C74]" office:value-type="float" office:value="6" calcext:value-type="float">
            <text:p>6</text:p>
          </table:table-cell>
          <table:table-cell table:formula="of:=[.B74]" office:value-type="float" office:value="6" calcext:value-type="float">
            <text:p>6</text:p>
          </table:table-cell>
          <table:table-cell/>
          <table:table-cell table:formula="of:=IF([.B91]=0;0;IF([.B91]=1;2;IF([.B91]=2;16;IF([.B91]=3;18;IF([.B91]=4;32;IF([.B91]=5;34;IF([.B91]=6;40;IF([.B91]=7;42;&quot;ERROR&quot;))))))))" office:value-type="float" office:value="40" calcext:value-type="float">
            <text:p>40</text:p>
          </table:table-cell>
          <table:table-cell table:formula="of:=IF([.C91]=0;0;IF([.C91]=1;1;IF([.C91]=2;4;IF([.C91]=3;5;IF([.C91]=4;16;IF([.C91]=5;17;IF([.C91]=6;20;IF([.C91]=7;21;&quot;ERROR&quot;))))))))" office:value-type="float" office:value="20" calcext:value-type="float">
            <text:p>20</text:p>
          </table:table-cell>
          <table:table-cell table:formula="of:=IF([.D91]=0;0;IF([.D91]=1;2;IF([.D91]=2;16;IF([.D91]=3;18;IF([.D91]=4;32;IF([.D91]=5;34;IF([.D91]=6;40;IF([.D91]=7;42;&quot;ERROR&quot;))))))))" office:value-type="float" office:value="40" calcext:value-type="float">
            <text:p>40</text:p>
          </table:table-cell>
          <table:table-cell table:formula="of:=IF([.E91]=0;0;IF([.E91]=1;1;IF([.E91]=2;4;IF([.E91]=3;5;IF([.E91]=4;16;IF([.E91]=5;17;IF([.E91]=6;20;IF([.E91]=7;21;&quot;ERROR&quot;))))))))" office:value-type="float" office:value="5" calcext:value-type="float">
            <text:p>5</text:p>
          </table:table-cell>
          <table:table-cell table:formula="of:=IF([.F91]=0;0;IF([.F91]=1;2;IF([.F91]=2;16;IF([.F91]=3;18;IF([.F91]=4;32;IF([.F91]=5;34;IF([.F91]=6;40;IF([.F91]=7;42;&quot;ERROR&quot;))))))))" office:value-type="float" office:value="18" calcext:value-type="float">
            <text:p>18</text:p>
          </table:table-cell>
          <table:table-cell table:formula="of:=IF([.G91]=0;0;IF([.G91]=1;1;IF([.G91]=2;4;IF([.G91]=3;5;IF([.G91]=4;16;IF([.G91]=5;17;IF([.G91]=6;20;IF([.G91]=7;21;&quot;ERROR&quot;))))))))" office:value-type="float" office:value="5" calcext:value-type="float">
            <text:p>5</text:p>
          </table:table-cell>
          <table:table-cell table:formula="of:=IF([.H91]=0;0;IF([.H91]=1;2;IF([.H91]=2;16;IF([.H91]=3;18;IF([.H91]=4;32;IF([.H91]=5;34;IF([.H91]=6;40;IF([.H91]=7;42;&quot;ERROR&quot;))))))))" office:value-type="float" office:value="18" calcext:value-type="float">
            <text:p>18</text:p>
          </table:table-cell>
          <table:table-cell table:formula="of:=IF([.I91]=0;0;IF([.I91]=1;1;IF([.I91]=2;4;IF([.I91]=3;5;IF([.I91]=4;16;IF([.I91]=5;17;IF([.I91]=6;20;IF([.I91]=7;21;&quot;ERROR&quot;))))))))" office:value-type="float" office:value="0" calcext:value-type="float">
            <text:p>0</text:p>
          </table:table-cell>
          <table:table-cell table:formula="of:=IF([.J91]=0;0;IF([.J91]=1;2;IF([.J91]=2;16;IF([.J91]=3;18;IF([.J91]=4;32;IF([.J91]=5;34;IF([.J91]=6;40;IF([.J91]=7;42;&quot;ERROR&quot;))))))))" office:value-type="float" office:value="18" calcext:value-type="float">
            <text:p>18</text:p>
          </table:table-cell>
          <table:table-cell table:formula="of:=IF([.K91]=0;0;IF([.K91]=1;1;IF([.K91]=2;4;IF([.K91]=3;5;IF([.K91]=4;16;IF([.K91]=5;17;IF([.K91]=6;20;IF([.K91]=7;21;&quot;ERROR&quot;))))))))" office:value-type="float" office:value="20" calcext:value-type="float">
            <text:p>20</text:p>
          </table:table-cell>
          <table:table-cell table:formula="of:=IF([.L91]=0;0;IF([.L91]=1;2;IF([.L91]=2;16;IF([.L91]=3;18;IF([.L91]=4;32;IF([.L91]=5;34;IF([.L91]=6;40;IF([.L91]=7;42;&quot;ERROR&quot;))))))))" office:value-type="float" office:value="40" calcext:value-type="float">
            <text:p>40</text:p>
          </table:table-cell>
          <table:table-cell table:formula="of:=IF([.M91]=0;0;IF([.M91]=1;1;IF([.M91]=2;4;IF([.M91]=3;5;IF([.M91]=4;16;IF([.M91]=5;17;IF([.M91]=6;20;IF([.M91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91]+[.P91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91]+[.R91]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table:formula="of:=[.S91]+[.T91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U91]+[.V91]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formula="of:=[.W91]+[.X91]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table:formula="of:=[.Y91]+[.Z91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75]" office:value-type="float" office:value="6" calcext:value-type="float">
            <text:p>6</text:p>
          </table:table-cell>
          <table:table-cell table:formula="of:=[.L75]" office:value-type="float" office:value="6" calcext:value-type="float">
            <text:p>6</text:p>
          </table:table-cell>
          <table:table-cell table:formula="of:=[.K75]" office:value-type="float" office:value="3" calcext:value-type="float">
            <text:p>3</text:p>
          </table:table-cell>
          <table:table-cell table:formula="of:=[.J75]" office:value-type="float" office:value="3" calcext:value-type="float">
            <text:p>3</text:p>
          </table:table-cell>
          <table:table-cell table:formula="of:=[.I75]" office:value-type="float" office:value="3" calcext:value-type="float">
            <text:p>3</text:p>
          </table:table-cell>
          <table:table-cell table:formula="of:=[.H75]" office:value-type="float" office:value="3" calcext:value-type="float">
            <text:p>3</text:p>
          </table:table-cell>
          <table:table-cell table:formula="of:=[.G75]" office:value-type="float" office:value="3" calcext:value-type="float">
            <text:p>3</text:p>
          </table:table-cell>
          <table:table-cell table:formula="of:=[.F75]" office:value-type="float" office:value="3" calcext:value-type="float">
            <text:p>3</text:p>
          </table:table-cell>
          <table:table-cell table:formula="of:=[.E75]" office:value-type="float" office:value="3" calcext:value-type="float">
            <text:p>3</text:p>
          </table:table-cell>
          <table:table-cell table:formula="of:=[.D75]" office:value-type="float" office:value="3" calcext:value-type="float">
            <text:p>3</text:p>
          </table:table-cell>
          <table:table-cell table:formula="of:=[.C75]" office:value-type="float" office:value="6" calcext:value-type="float">
            <text:p>6</text:p>
          </table:table-cell>
          <table:table-cell table:formula="of:=[.B75]" office:value-type="float" office:value="6" calcext:value-type="float">
            <text:p>6</text:p>
          </table:table-cell>
          <table:table-cell/>
          <table:table-cell table:formula="of:=IF([.B92]=0;0;IF([.B92]=1;2;IF([.B92]=2;16;IF([.B92]=3;18;IF([.B92]=4;32;IF([.B92]=5;34;IF([.B92]=6;40;IF([.B92]=7;42;&quot;ERROR&quot;))))))))" office:value-type="float" office:value="40" calcext:value-type="float">
            <text:p>40</text:p>
          </table:table-cell>
          <table:table-cell table:formula="of:=IF([.C92]=0;0;IF([.C92]=1;1;IF([.C92]=2;4;IF([.C92]=3;5;IF([.C92]=4;16;IF([.C92]=5;17;IF([.C92]=6;20;IF([.C92]=7;21;&quot;ERROR&quot;))))))))" office:value-type="float" office:value="20" calcext:value-type="float">
            <text:p>20</text:p>
          </table:table-cell>
          <table:table-cell table:formula="of:=IF([.D92]=0;0;IF([.D92]=1;2;IF([.D92]=2;16;IF([.D92]=3;18;IF([.D92]=4;32;IF([.D92]=5;34;IF([.D92]=6;40;IF([.D92]=7;42;&quot;ERROR&quot;))))))))" office:value-type="float" office:value="18" calcext:value-type="float">
            <text:p>18</text:p>
          </table:table-cell>
          <table:table-cell table:formula="of:=IF([.E92]=0;0;IF([.E92]=1;1;IF([.E92]=2;4;IF([.E92]=3;5;IF([.E92]=4;16;IF([.E92]=5;17;IF([.E92]=6;20;IF([.E92]=7;21;&quot;ERROR&quot;))))))))" office:value-type="float" office:value="5" calcext:value-type="float">
            <text:p>5</text:p>
          </table:table-cell>
          <table:table-cell table:formula="of:=IF([.F92]=0;0;IF([.F92]=1;2;IF([.F92]=2;16;IF([.F92]=3;18;IF([.F92]=4;32;IF([.F92]=5;34;IF([.F92]=6;40;IF([.F92]=7;42;&quot;ERROR&quot;))))))))" office:value-type="float" office:value="18" calcext:value-type="float">
            <text:p>18</text:p>
          </table:table-cell>
          <table:table-cell table:formula="of:=IF([.G92]=0;0;IF([.G92]=1;1;IF([.G92]=2;4;IF([.G92]=3;5;IF([.G92]=4;16;IF([.G92]=5;17;IF([.G92]=6;20;IF([.G92]=7;21;&quot;ERROR&quot;))))))))" office:value-type="float" office:value="5" calcext:value-type="float">
            <text:p>5</text:p>
          </table:table-cell>
          <table:table-cell table:formula="of:=IF([.H92]=0;0;IF([.H92]=1;2;IF([.H92]=2;16;IF([.H92]=3;18;IF([.H92]=4;32;IF([.H92]=5;34;IF([.H92]=6;40;IF([.H92]=7;42;&quot;ERROR&quot;))))))))" office:value-type="float" office:value="18" calcext:value-type="float">
            <text:p>18</text:p>
          </table:table-cell>
          <table:table-cell table:formula="of:=IF([.I92]=0;0;IF([.I92]=1;1;IF([.I92]=2;4;IF([.I92]=3;5;IF([.I92]=4;16;IF([.I92]=5;17;IF([.I92]=6;20;IF([.I92]=7;21;&quot;ERROR&quot;))))))))" office:value-type="float" office:value="5" calcext:value-type="float">
            <text:p>5</text:p>
          </table:table-cell>
          <table:table-cell table:formula="of:=IF([.J92]=0;0;IF([.J92]=1;2;IF([.J92]=2;16;IF([.J92]=3;18;IF([.J92]=4;32;IF([.J92]=5;34;IF([.J92]=6;40;IF([.J92]=7;42;&quot;ERROR&quot;))))))))" office:value-type="float" office:value="18" calcext:value-type="float">
            <text:p>18</text:p>
          </table:table-cell>
          <table:table-cell table:formula="of:=IF([.K92]=0;0;IF([.K92]=1;1;IF([.K92]=2;4;IF([.K92]=3;5;IF([.K92]=4;16;IF([.K92]=5;17;IF([.K92]=6;20;IF([.K92]=7;21;&quot;ERROR&quot;))))))))" office:value-type="float" office:value="5" calcext:value-type="float">
            <text:p>5</text:p>
          </table:table-cell>
          <table:table-cell table:formula="of:=IF([.L92]=0;0;IF([.L92]=1;2;IF([.L92]=2;16;IF([.L92]=3;18;IF([.L92]=4;32;IF([.L92]=5;34;IF([.L92]=6;40;IF([.L92]=7;42;&quot;ERROR&quot;))))))))" office:value-type="float" office:value="40" calcext:value-type="float">
            <text:p>40</text:p>
          </table:table-cell>
          <table:table-cell table:formula="of:=IF([.M92]=0;0;IF([.M92]=1;1;IF([.M92]=2;4;IF([.M92]=3;5;IF([.M92]=4;16;IF([.M92]=5;17;IF([.M92]=6;20;IF([.M92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92]+[.P92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92]+[.R92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S92]+[.T92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U92]+[.V92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W92]+[.X92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Y92]+[.Z92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76]" office:value-type="float" office:value="6" calcext:value-type="float">
            <text:p>6</text:p>
          </table:table-cell>
          <table:table-cell table:formula="of:=[.L76]" office:value-type="float" office:value="6" calcext:value-type="float">
            <text:p>6</text:p>
          </table:table-cell>
          <table:table-cell table:formula="of:=[.K76]" office:value-type="float" office:value="3" calcext:value-type="float">
            <text:p>3</text:p>
          </table:table-cell>
          <table:table-cell table:formula="of:=[.J76]" office:value-type="float" office:value="3" calcext:value-type="float">
            <text:p>3</text:p>
          </table:table-cell>
          <table:table-cell table:formula="of:=[.I76]" office:value-type="float" office:value="3" calcext:value-type="float">
            <text:p>3</text:p>
          </table:table-cell>
          <table:table-cell table:formula="of:=[.H76]" office:value-type="float" office:value="3" calcext:value-type="float">
            <text:p>3</text:p>
          </table:table-cell>
          <table:table-cell table:formula="of:=[.G76]" office:value-type="float" office:value="3" calcext:value-type="float">
            <text:p>3</text:p>
          </table:table-cell>
          <table:table-cell table:formula="of:=[.F76]" office:value-type="float" office:value="3" calcext:value-type="float">
            <text:p>3</text:p>
          </table:table-cell>
          <table:table-cell table:formula="of:=[.E76]" office:value-type="float" office:value="3" calcext:value-type="float">
            <text:p>3</text:p>
          </table:table-cell>
          <table:table-cell table:formula="of:=[.D76]" office:value-type="float" office:value="6" calcext:value-type="float">
            <text:p>6</text:p>
          </table:table-cell>
          <table:table-cell table:formula="of:=[.C76]" office:value-type="float" office:value="6" calcext:value-type="float">
            <text:p>6</text:p>
          </table:table-cell>
          <table:table-cell table:formula="of:=[.B76]" office:value-type="float" office:value="6" calcext:value-type="float">
            <text:p>6</text:p>
          </table:table-cell>
          <table:table-cell/>
          <table:table-cell table:formula="of:=IF([.B93]=0;0;IF([.B93]=1;2;IF([.B93]=2;16;IF([.B93]=3;18;IF([.B93]=4;32;IF([.B93]=5;34;IF([.B93]=6;40;IF([.B93]=7;42;&quot;ERROR&quot;))))))))" office:value-type="float" office:value="40" calcext:value-type="float">
            <text:p>40</text:p>
          </table:table-cell>
          <table:table-cell table:formula="of:=IF([.C93]=0;0;IF([.C93]=1;1;IF([.C93]=2;4;IF([.C93]=3;5;IF([.C93]=4;16;IF([.C93]=5;17;IF([.C93]=6;20;IF([.C93]=7;21;&quot;ERROR&quot;))))))))" office:value-type="float" office:value="20" calcext:value-type="float">
            <text:p>20</text:p>
          </table:table-cell>
          <table:table-cell table:formula="of:=IF([.D93]=0;0;IF([.D93]=1;2;IF([.D93]=2;16;IF([.D93]=3;18;IF([.D93]=4;32;IF([.D93]=5;34;IF([.D93]=6;40;IF([.D93]=7;42;&quot;ERROR&quot;))))))))" office:value-type="float" office:value="18" calcext:value-type="float">
            <text:p>18</text:p>
          </table:table-cell>
          <table:table-cell table:formula="of:=IF([.E93]=0;0;IF([.E93]=1;1;IF([.E93]=2;4;IF([.E93]=3;5;IF([.E93]=4;16;IF([.E93]=5;17;IF([.E93]=6;20;IF([.E93]=7;21;&quot;ERROR&quot;))))))))" office:value-type="float" office:value="5" calcext:value-type="float">
            <text:p>5</text:p>
          </table:table-cell>
          <table:table-cell table:formula="of:=IF([.F93]=0;0;IF([.F93]=1;2;IF([.F93]=2;16;IF([.F93]=3;18;IF([.F93]=4;32;IF([.F93]=5;34;IF([.F93]=6;40;IF([.F93]=7;42;&quot;ERROR&quot;))))))))" office:value-type="float" office:value="18" calcext:value-type="float">
            <text:p>18</text:p>
          </table:table-cell>
          <table:table-cell table:formula="of:=IF([.G93]=0;0;IF([.G93]=1;1;IF([.G93]=2;4;IF([.G93]=3;5;IF([.G93]=4;16;IF([.G93]=5;17;IF([.G93]=6;20;IF([.G93]=7;21;&quot;ERROR&quot;))))))))" office:value-type="float" office:value="5" calcext:value-type="float">
            <text:p>5</text:p>
          </table:table-cell>
          <table:table-cell table:formula="of:=IF([.H93]=0;0;IF([.H93]=1;2;IF([.H93]=2;16;IF([.H93]=3;18;IF([.H93]=4;32;IF([.H93]=5;34;IF([.H93]=6;40;IF([.H93]=7;42;&quot;ERROR&quot;))))))))" office:value-type="float" office:value="18" calcext:value-type="float">
            <text:p>18</text:p>
          </table:table-cell>
          <table:table-cell table:formula="of:=IF([.I93]=0;0;IF([.I93]=1;1;IF([.I93]=2;4;IF([.I93]=3;5;IF([.I93]=4;16;IF([.I93]=5;17;IF([.I93]=6;20;IF([.I93]=7;21;&quot;ERROR&quot;))))))))" office:value-type="float" office:value="5" calcext:value-type="float">
            <text:p>5</text:p>
          </table:table-cell>
          <table:table-cell table:formula="of:=IF([.J93]=0;0;IF([.J93]=1;2;IF([.J93]=2;16;IF([.J93]=3;18;IF([.J93]=4;32;IF([.J93]=5;34;IF([.J93]=6;40;IF([.J93]=7;42;&quot;ERROR&quot;))))))))" office:value-type="float" office:value="18" calcext:value-type="float">
            <text:p>18</text:p>
          </table:table-cell>
          <table:table-cell table:formula="of:=IF([.K93]=0;0;IF([.K93]=1;1;IF([.K93]=2;4;IF([.K93]=3;5;IF([.K93]=4;16;IF([.K93]=5;17;IF([.K93]=6;20;IF([.K93]=7;21;&quot;ERROR&quot;))))))))" office:value-type="float" office:value="20" calcext:value-type="float">
            <text:p>20</text:p>
          </table:table-cell>
          <table:table-cell table:formula="of:=IF([.L93]=0;0;IF([.L93]=1;2;IF([.L93]=2;16;IF([.L93]=3;18;IF([.L93]=4;32;IF([.L93]=5;34;IF([.L93]=6;40;IF([.L93]=7;42;&quot;ERROR&quot;))))))))" office:value-type="float" office:value="40" calcext:value-type="float">
            <text:p>40</text:p>
          </table:table-cell>
          <table:table-cell table:formula="of:=IF([.M93]=0;0;IF([.M93]=1;1;IF([.M93]=2;4;IF([.M93]=3;5;IF([.M93]=4;16;IF([.M93]=5;17;IF([.M93]=6;20;IF([.M93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93]+[.P93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93]+[.R93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S93]+[.T93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U93]+[.V93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W93]+[.X93]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table:formula="of:=[.Y93]+[.Z93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77]" office:value-type="float" office:value="6" calcext:value-type="float">
            <text:p>6</text:p>
          </table:table-cell>
          <table:table-cell table:formula="of:=[.L77]" office:value-type="float" office:value="6" calcext:value-type="float">
            <text:p>6</text:p>
          </table:table-cell>
          <table:table-cell table:formula="of:=[.K77]" office:value-type="float" office:value="6" calcext:value-type="float">
            <text:p>6</text:p>
          </table:table-cell>
          <table:table-cell table:formula="of:=[.J77]" office:value-type="float" office:value="3" calcext:value-type="float">
            <text:p>3</text:p>
          </table:table-cell>
          <table:table-cell table:formula="of:=[.I77]" office:value-type="float" office:value="3" calcext:value-type="float">
            <text:p>3</text:p>
          </table:table-cell>
          <table:table-cell table:formula="of:=[.H77]" office:value-type="float" office:value="3" calcext:value-type="float">
            <text:p>3</text:p>
          </table:table-cell>
          <table:table-cell table:formula="of:=[.G77]" office:value-type="float" office:value="3" calcext:value-type="float">
            <text:p>3</text:p>
          </table:table-cell>
          <table:table-cell table:formula="of:=[.F77]" office:value-type="float" office:value="3" calcext:value-type="float">
            <text:p>3</text:p>
          </table:table-cell>
          <table:table-cell table:formula="of:=[.E77]" office:value-type="float" office:value="3" calcext:value-type="float">
            <text:p>3</text:p>
          </table:table-cell>
          <table:table-cell table:formula="of:=[.D77]" office:value-type="float" office:value="6" calcext:value-type="float">
            <text:p>6</text:p>
          </table:table-cell>
          <table:table-cell table:formula="of:=[.C77]" office:value-type="float" office:value="6" calcext:value-type="float">
            <text:p>6</text:p>
          </table:table-cell>
          <table:table-cell table:formula="of:=[.B77]" office:value-type="float" office:value="6" calcext:value-type="float">
            <text:p>6</text:p>
          </table:table-cell>
          <table:table-cell/>
          <table:table-cell table:formula="of:=IF([.B94]=0;0;IF([.B94]=1;2;IF([.B94]=2;16;IF([.B94]=3;18;IF([.B94]=4;32;IF([.B94]=5;34;IF([.B94]=6;40;IF([.B94]=7;42;&quot;ERROR&quot;))))))))" office:value-type="float" office:value="40" calcext:value-type="float">
            <text:p>40</text:p>
          </table:table-cell>
          <table:table-cell table:formula="of:=IF([.C94]=0;0;IF([.C94]=1;1;IF([.C94]=2;4;IF([.C94]=3;5;IF([.C94]=4;16;IF([.C94]=5;17;IF([.C94]=6;20;IF([.C94]=7;21;&quot;ERROR&quot;))))))))" office:value-type="float" office:value="20" calcext:value-type="float">
            <text:p>20</text:p>
          </table:table-cell>
          <table:table-cell table:formula="of:=IF([.D94]=0;0;IF([.D94]=1;2;IF([.D94]=2;16;IF([.D94]=3;18;IF([.D94]=4;32;IF([.D94]=5;34;IF([.D94]=6;40;IF([.D94]=7;42;&quot;ERROR&quot;))))))))" office:value-type="float" office:value="40" calcext:value-type="float">
            <text:p>40</text:p>
          </table:table-cell>
          <table:table-cell table:formula="of:=IF([.E94]=0;0;IF([.E94]=1;1;IF([.E94]=2;4;IF([.E94]=3;5;IF([.E94]=4;16;IF([.E94]=5;17;IF([.E94]=6;20;IF([.E94]=7;21;&quot;ERROR&quot;))))))))" office:value-type="float" office:value="5" calcext:value-type="float">
            <text:p>5</text:p>
          </table:table-cell>
          <table:table-cell table:formula="of:=IF([.F94]=0;0;IF([.F94]=1;2;IF([.F94]=2;16;IF([.F94]=3;18;IF([.F94]=4;32;IF([.F94]=5;34;IF([.F94]=6;40;IF([.F94]=7;42;&quot;ERROR&quot;))))))))" office:value-type="float" office:value="18" calcext:value-type="float">
            <text:p>18</text:p>
          </table:table-cell>
          <table:table-cell table:formula="of:=IF([.G94]=0;0;IF([.G94]=1;1;IF([.G94]=2;4;IF([.G94]=3;5;IF([.G94]=4;16;IF([.G94]=5;17;IF([.G94]=6;20;IF([.G94]=7;21;&quot;ERROR&quot;))))))))" office:value-type="float" office:value="5" calcext:value-type="float">
            <text:p>5</text:p>
          </table:table-cell>
          <table:table-cell table:formula="of:=IF([.H94]=0;0;IF([.H94]=1;2;IF([.H94]=2;16;IF([.H94]=3;18;IF([.H94]=4;32;IF([.H94]=5;34;IF([.H94]=6;40;IF([.H94]=7;42;&quot;ERROR&quot;))))))))" office:value-type="float" office:value="18" calcext:value-type="float">
            <text:p>18</text:p>
          </table:table-cell>
          <table:table-cell table:formula="of:=IF([.I94]=0;0;IF([.I94]=1;1;IF([.I94]=2;4;IF([.I94]=3;5;IF([.I94]=4;16;IF([.I94]=5;17;IF([.I94]=6;20;IF([.I94]=7;21;&quot;ERROR&quot;))))))))" office:value-type="float" office:value="5" calcext:value-type="float">
            <text:p>5</text:p>
          </table:table-cell>
          <table:table-cell table:formula="of:=IF([.J94]=0;0;IF([.J94]=1;2;IF([.J94]=2;16;IF([.J94]=3;18;IF([.J94]=4;32;IF([.J94]=5;34;IF([.J94]=6;40;IF([.J94]=7;42;&quot;ERROR&quot;))))))))" office:value-type="float" office:value="18" calcext:value-type="float">
            <text:p>18</text:p>
          </table:table-cell>
          <table:table-cell table:formula="of:=IF([.K94]=0;0;IF([.K94]=1;1;IF([.K94]=2;4;IF([.K94]=3;5;IF([.K94]=4;16;IF([.K94]=5;17;IF([.K94]=6;20;IF([.K94]=7;21;&quot;ERROR&quot;))))))))" office:value-type="float" office:value="20" calcext:value-type="float">
            <text:p>20</text:p>
          </table:table-cell>
          <table:table-cell table:formula="of:=IF([.L94]=0;0;IF([.L94]=1;2;IF([.L94]=2;16;IF([.L94]=3;18;IF([.L94]=4;32;IF([.L94]=5;34;IF([.L94]=6;40;IF([.L94]=7;42;&quot;ERROR&quot;))))))))" office:value-type="float" office:value="40" calcext:value-type="float">
            <text:p>40</text:p>
          </table:table-cell>
          <table:table-cell table:formula="of:=IF([.M94]=0;0;IF([.M94]=1;1;IF([.M94]=2;4;IF([.M94]=3;5;IF([.M94]=4;16;IF([.M94]=5;17;IF([.M94]=6;20;IF([.M94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94]+[.P94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94]+[.R94]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table:formula="of:=[.S94]+[.T94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U94]+[.V94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W94]+[.X94]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table:formula="of:=[.Y94]+[.Z94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78]" office:value-type="float" office:value="6" calcext:value-type="float">
            <text:p>6</text:p>
          </table:table-cell>
          <table:table-cell table:formula="of:=[.L78]" office:value-type="float" office:value="6" calcext:value-type="float">
            <text:p>6</text:p>
          </table:table-cell>
          <table:table-cell table:formula="of:=[.K78]" office:value-type="float" office:value="3" calcext:value-type="float">
            <text:p>3</text:p>
          </table:table-cell>
          <table:table-cell table:formula="of:=[.J78]" office:value-type="float" office:value="3" calcext:value-type="float">
            <text:p>3</text:p>
          </table:table-cell>
          <table:table-cell table:formula="of:=[.I78]" office:value-type="float" office:value="3" calcext:value-type="float">
            <text:p>3</text:p>
          </table:table-cell>
          <table:table-cell table:formula="of:=[.H78]" office:value-type="float" office:value="3" calcext:value-type="float">
            <text:p>3</text:p>
          </table:table-cell>
          <table:table-cell table:formula="of:=[.G78]" office:value-type="float" office:value="3" calcext:value-type="float">
            <text:p>3</text:p>
          </table:table-cell>
          <table:table-cell table:formula="of:=[.F78]" office:value-type="float" office:value="3" calcext:value-type="float">
            <text:p>3</text:p>
          </table:table-cell>
          <table:table-cell table:formula="of:=[.E78]" office:value-type="float" office:value="6" calcext:value-type="float">
            <text:p>6</text:p>
          </table:table-cell>
          <table:table-cell table:formula="of:=[.D78]" office:value-type="float" office:value="6" calcext:value-type="float">
            <text:p>6</text:p>
          </table:table-cell>
          <table:table-cell table:formula="of:=[.C78]" office:value-type="float" office:value="6" calcext:value-type="float">
            <text:p>6</text:p>
          </table:table-cell>
          <table:table-cell table:formula="of:=[.B78]" office:value-type="float" office:value="6" calcext:value-type="float">
            <text:p>6</text:p>
          </table:table-cell>
          <table:table-cell/>
          <table:table-cell table:formula="of:=IF([.B95]=0;0;IF([.B95]=1;2;IF([.B95]=2;16;IF([.B95]=3;18;IF([.B95]=4;32;IF([.B95]=5;34;IF([.B95]=6;40;IF([.B95]=7;42;&quot;ERROR&quot;))))))))" office:value-type="float" office:value="40" calcext:value-type="float">
            <text:p>40</text:p>
          </table:table-cell>
          <table:table-cell table:formula="of:=IF([.C95]=0;0;IF([.C95]=1;1;IF([.C95]=2;4;IF([.C95]=3;5;IF([.C95]=4;16;IF([.C95]=5;17;IF([.C95]=6;20;IF([.C95]=7;21;&quot;ERROR&quot;))))))))" office:value-type="float" office:value="20" calcext:value-type="float">
            <text:p>20</text:p>
          </table:table-cell>
          <table:table-cell table:formula="of:=IF([.D95]=0;0;IF([.D95]=1;2;IF([.D95]=2;16;IF([.D95]=3;18;IF([.D95]=4;32;IF([.D95]=5;34;IF([.D95]=6;40;IF([.D95]=7;42;&quot;ERROR&quot;))))))))" office:value-type="float" office:value="18" calcext:value-type="float">
            <text:p>18</text:p>
          </table:table-cell>
          <table:table-cell table:formula="of:=IF([.E95]=0;0;IF([.E95]=1;1;IF([.E95]=2;4;IF([.E95]=3;5;IF([.E95]=4;16;IF([.E95]=5;17;IF([.E95]=6;20;IF([.E95]=7;21;&quot;ERROR&quot;))))))))" office:value-type="float" office:value="5" calcext:value-type="float">
            <text:p>5</text:p>
          </table:table-cell>
          <table:table-cell table:formula="of:=IF([.F95]=0;0;IF([.F95]=1;2;IF([.F95]=2;16;IF([.F95]=3;18;IF([.F95]=4;32;IF([.F95]=5;34;IF([.F95]=6;40;IF([.F95]=7;42;&quot;ERROR&quot;))))))))" office:value-type="float" office:value="18" calcext:value-type="float">
            <text:p>18</text:p>
          </table:table-cell>
          <table:table-cell table:formula="of:=IF([.G95]=0;0;IF([.G95]=1;1;IF([.G95]=2;4;IF([.G95]=3;5;IF([.G95]=4;16;IF([.G95]=5;17;IF([.G95]=6;20;IF([.G95]=7;21;&quot;ERROR&quot;))))))))" office:value-type="float" office:value="5" calcext:value-type="float">
            <text:p>5</text:p>
          </table:table-cell>
          <table:table-cell table:formula="of:=IF([.H95]=0;0;IF([.H95]=1;2;IF([.H95]=2;16;IF([.H95]=3;18;IF([.H95]=4;32;IF([.H95]=5;34;IF([.H95]=6;40;IF([.H95]=7;42;&quot;ERROR&quot;))))))))" office:value-type="float" office:value="18" calcext:value-type="float">
            <text:p>18</text:p>
          </table:table-cell>
          <table:table-cell table:formula="of:=IF([.I95]=0;0;IF([.I95]=1;1;IF([.I95]=2;4;IF([.I95]=3;5;IF([.I95]=4;16;IF([.I95]=5;17;IF([.I95]=6;20;IF([.I95]=7;21;&quot;ERROR&quot;))))))))" office:value-type="float" office:value="5" calcext:value-type="float">
            <text:p>5</text:p>
          </table:table-cell>
          <table:table-cell table:formula="of:=IF([.J95]=0;0;IF([.J95]=1;2;IF([.J95]=2;16;IF([.J95]=3;18;IF([.J95]=4;32;IF([.J95]=5;34;IF([.J95]=6;40;IF([.J95]=7;42;&quot;ERROR&quot;))))))))" office:value-type="float" office:value="40" calcext:value-type="float">
            <text:p>40</text:p>
          </table:table-cell>
          <table:table-cell table:formula="of:=IF([.K95]=0;0;IF([.K95]=1;1;IF([.K95]=2;4;IF([.K95]=3;5;IF([.K95]=4;16;IF([.K95]=5;17;IF([.K95]=6;20;IF([.K95]=7;21;&quot;ERROR&quot;))))))))" office:value-type="float" office:value="20" calcext:value-type="float">
            <text:p>20</text:p>
          </table:table-cell>
          <table:table-cell table:formula="of:=IF([.L95]=0;0;IF([.L95]=1;2;IF([.L95]=2;16;IF([.L95]=3;18;IF([.L95]=4;32;IF([.L95]=5;34;IF([.L95]=6;40;IF([.L95]=7;42;&quot;ERROR&quot;))))))))" office:value-type="float" office:value="40" calcext:value-type="float">
            <text:p>40</text:p>
          </table:table-cell>
          <table:table-cell table:formula="of:=IF([.M95]=0;0;IF([.M95]=1;1;IF([.M95]=2;4;IF([.M95]=3;5;IF([.M95]=4;16;IF([.M95]=5;17;IF([.M95]=6;20;IF([.M95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95]+[.P95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95]+[.R95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S95]+[.T95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U95]+[.V95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W95]+[.X95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95]+[.Z95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79]" office:value-type="float" office:value="6" calcext:value-type="float">
            <text:p>6</text:p>
          </table:table-cell>
          <table:table-cell table:formula="of:=[.L79]" office:value-type="float" office:value="6" calcext:value-type="float">
            <text:p>6</text:p>
          </table:table-cell>
          <table:table-cell table:formula="of:=[.K79]" office:value-type="float" office:value="3" calcext:value-type="float">
            <text:p>3</text:p>
          </table:table-cell>
          <table:table-cell table:formula="of:=[.J79]" office:value-type="float" office:value="3" calcext:value-type="float">
            <text:p>3</text:p>
          </table:table-cell>
          <table:table-cell table:formula="of:=[.I79]" office:value-type="float" office:value="3" calcext:value-type="float">
            <text:p>3</text:p>
          </table:table-cell>
          <table:table-cell table:formula="of:=[.H79]" office:value-type="float" office:value="3" calcext:value-type="float">
            <text:p>3</text:p>
          </table:table-cell>
          <table:table-cell table:formula="of:=[.G79]" office:value-type="float" office:value="3" calcext:value-type="float">
            <text:p>3</text:p>
          </table:table-cell>
          <table:table-cell table:formula="of:=[.F79]" office:value-type="float" office:value="3" calcext:value-type="float">
            <text:p>3</text:p>
          </table:table-cell>
          <table:table-cell table:formula="of:=[.E79]" office:value-type="float" office:value="6" calcext:value-type="float">
            <text:p>6</text:p>
          </table:table-cell>
          <table:table-cell table:formula="of:=[.D79]" office:value-type="float" office:value="6" calcext:value-type="float">
            <text:p>6</text:p>
          </table:table-cell>
          <table:table-cell table:formula="of:=[.C79]" office:value-type="float" office:value="6" calcext:value-type="float">
            <text:p>6</text:p>
          </table:table-cell>
          <table:table-cell table:formula="of:=[.B79]" office:value-type="float" office:value="6" calcext:value-type="float">
            <text:p>6</text:p>
          </table:table-cell>
          <table:table-cell/>
          <table:table-cell table:formula="of:=IF([.B96]=0;0;IF([.B96]=1;2;IF([.B96]=2;16;IF([.B96]=3;18;IF([.B96]=4;32;IF([.B96]=5;34;IF([.B96]=6;40;IF([.B96]=7;42;&quot;ERROR&quot;))))))))" office:value-type="float" office:value="40" calcext:value-type="float">
            <text:p>40</text:p>
          </table:table-cell>
          <table:table-cell table:formula="of:=IF([.C96]=0;0;IF([.C96]=1;1;IF([.C96]=2;4;IF([.C96]=3;5;IF([.C96]=4;16;IF([.C96]=5;17;IF([.C96]=6;20;IF([.C96]=7;21;&quot;ERROR&quot;))))))))" office:value-type="float" office:value="20" calcext:value-type="float">
            <text:p>20</text:p>
          </table:table-cell>
          <table:table-cell table:formula="of:=IF([.D96]=0;0;IF([.D96]=1;2;IF([.D96]=2;16;IF([.D96]=3;18;IF([.D96]=4;32;IF([.D96]=5;34;IF([.D96]=6;40;IF([.D96]=7;42;&quot;ERROR&quot;))))))))" office:value-type="float" office:value="18" calcext:value-type="float">
            <text:p>18</text:p>
          </table:table-cell>
          <table:table-cell table:formula="of:=IF([.E96]=0;0;IF([.E96]=1;1;IF([.E96]=2;4;IF([.E96]=3;5;IF([.E96]=4;16;IF([.E96]=5;17;IF([.E96]=6;20;IF([.E96]=7;21;&quot;ERROR&quot;))))))))" office:value-type="float" office:value="5" calcext:value-type="float">
            <text:p>5</text:p>
          </table:table-cell>
          <table:table-cell table:formula="of:=IF([.F96]=0;0;IF([.F96]=1;2;IF([.F96]=2;16;IF([.F96]=3;18;IF([.F96]=4;32;IF([.F96]=5;34;IF([.F96]=6;40;IF([.F96]=7;42;&quot;ERROR&quot;))))))))" office:value-type="float" office:value="18" calcext:value-type="float">
            <text:p>18</text:p>
          </table:table-cell>
          <table:table-cell table:formula="of:=IF([.G96]=0;0;IF([.G96]=1;1;IF([.G96]=2;4;IF([.G96]=3;5;IF([.G96]=4;16;IF([.G96]=5;17;IF([.G96]=6;20;IF([.G96]=7;21;&quot;ERROR&quot;))))))))" office:value-type="float" office:value="5" calcext:value-type="float">
            <text:p>5</text:p>
          </table:table-cell>
          <table:table-cell table:formula="of:=IF([.H96]=0;0;IF([.H96]=1;2;IF([.H96]=2;16;IF([.H96]=3;18;IF([.H96]=4;32;IF([.H96]=5;34;IF([.H96]=6;40;IF([.H96]=7;42;&quot;ERROR&quot;))))))))" office:value-type="float" office:value="18" calcext:value-type="float">
            <text:p>18</text:p>
          </table:table-cell>
          <table:table-cell table:formula="of:=IF([.I96]=0;0;IF([.I96]=1;1;IF([.I96]=2;4;IF([.I96]=3;5;IF([.I96]=4;16;IF([.I96]=5;17;IF([.I96]=6;20;IF([.I96]=7;21;&quot;ERROR&quot;))))))))" office:value-type="float" office:value="5" calcext:value-type="float">
            <text:p>5</text:p>
          </table:table-cell>
          <table:table-cell table:formula="of:=IF([.J96]=0;0;IF([.J96]=1;2;IF([.J96]=2;16;IF([.J96]=3;18;IF([.J96]=4;32;IF([.J96]=5;34;IF([.J96]=6;40;IF([.J96]=7;42;&quot;ERROR&quot;))))))))" office:value-type="float" office:value="40" calcext:value-type="float">
            <text:p>40</text:p>
          </table:table-cell>
          <table:table-cell table:formula="of:=IF([.K96]=0;0;IF([.K96]=1;1;IF([.K96]=2;4;IF([.K96]=3;5;IF([.K96]=4;16;IF([.K96]=5;17;IF([.K96]=6;20;IF([.K96]=7;21;&quot;ERROR&quot;))))))))" office:value-type="float" office:value="20" calcext:value-type="float">
            <text:p>20</text:p>
          </table:table-cell>
          <table:table-cell table:formula="of:=IF([.L96]=0;0;IF([.L96]=1;2;IF([.L96]=2;16;IF([.L96]=3;18;IF([.L96]=4;32;IF([.L96]=5;34;IF([.L96]=6;40;IF([.L96]=7;42;&quot;ERROR&quot;))))))))" office:value-type="float" office:value="40" calcext:value-type="float">
            <text:p>40</text:p>
          </table:table-cell>
          <table:table-cell table:formula="of:=IF([.M96]=0;0;IF([.M96]=1;1;IF([.M96]=2;4;IF([.M96]=3;5;IF([.M96]=4;16;IF([.M96]=5;17;IF([.M96]=6;20;IF([.M96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96]+[.P96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96]+[.R96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S96]+[.T96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U96]+[.V96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W96]+[.X96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96]+[.Z96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80]" office:value-type="float" office:value="6" calcext:value-type="float">
            <text:p>6</text:p>
          </table:table-cell>
          <table:table-cell table:formula="of:=[.L80]" office:value-type="float" office:value="6" calcext:value-type="float">
            <text:p>6</text:p>
          </table:table-cell>
          <table:table-cell table:formula="of:=[.K80]" office:value-type="float" office:value="6" calcext:value-type="float">
            <text:p>6</text:p>
          </table:table-cell>
          <table:table-cell table:formula="of:=[.J80]" office:value-type="float" office:value="3" calcext:value-type="float">
            <text:p>3</text:p>
          </table:table-cell>
          <table:table-cell table:formula="of:=[.I80]" office:value-type="float" office:value="3" calcext:value-type="float">
            <text:p>3</text:p>
          </table:table-cell>
          <table:table-cell table:formula="of:=[.H80]" office:value-type="float" office:value="3" calcext:value-type="float">
            <text:p>3</text:p>
          </table:table-cell>
          <table:table-cell table:formula="of:=[.G80]" office:value-type="float" office:value="3" calcext:value-type="float">
            <text:p>3</text:p>
          </table:table-cell>
          <table:table-cell table:formula="of:=[.F80]" office:value-type="float" office:value="3" calcext:value-type="float">
            <text:p>3</text:p>
          </table:table-cell>
          <table:table-cell table:formula="of:=[.E80]" office:value-type="float" office:value="6" calcext:value-type="float">
            <text:p>6</text:p>
          </table:table-cell>
          <table:table-cell table:formula="of:=[.D80]" office:value-type="float" office:value="6" calcext:value-type="float">
            <text:p>6</text:p>
          </table:table-cell>
          <table:table-cell table:formula="of:=[.C80]" office:value-type="float" office:value="6" calcext:value-type="float">
            <text:p>6</text:p>
          </table:table-cell>
          <table:table-cell table:formula="of:=[.B80]" office:value-type="float" office:value="6" calcext:value-type="float">
            <text:p>6</text:p>
          </table:table-cell>
          <table:table-cell/>
          <table:table-cell table:formula="of:=IF([.B97]=0;0;IF([.B97]=1;2;IF([.B97]=2;16;IF([.B97]=3;18;IF([.B97]=4;32;IF([.B97]=5;34;IF([.B97]=6;40;IF([.B97]=7;42;&quot;ERROR&quot;))))))))" office:value-type="float" office:value="40" calcext:value-type="float">
            <text:p>40</text:p>
          </table:table-cell>
          <table:table-cell table:formula="of:=IF([.C97]=0;0;IF([.C97]=1;1;IF([.C97]=2;4;IF([.C97]=3;5;IF([.C97]=4;16;IF([.C97]=5;17;IF([.C97]=6;20;IF([.C97]=7;21;&quot;ERROR&quot;))))))))" office:value-type="float" office:value="20" calcext:value-type="float">
            <text:p>20</text:p>
          </table:table-cell>
          <table:table-cell table:formula="of:=IF([.D97]=0;0;IF([.D97]=1;2;IF([.D97]=2;16;IF([.D97]=3;18;IF([.D97]=4;32;IF([.D97]=5;34;IF([.D97]=6;40;IF([.D97]=7;42;&quot;ERROR&quot;))))))))" office:value-type="float" office:value="40" calcext:value-type="float">
            <text:p>40</text:p>
          </table:table-cell>
          <table:table-cell table:formula="of:=IF([.E97]=0;0;IF([.E97]=1;1;IF([.E97]=2;4;IF([.E97]=3;5;IF([.E97]=4;16;IF([.E97]=5;17;IF([.E97]=6;20;IF([.E97]=7;21;&quot;ERROR&quot;))))))))" office:value-type="float" office:value="5" calcext:value-type="float">
            <text:p>5</text:p>
          </table:table-cell>
          <table:table-cell table:formula="of:=IF([.F97]=0;0;IF([.F97]=1;2;IF([.F97]=2;16;IF([.F97]=3;18;IF([.F97]=4;32;IF([.F97]=5;34;IF([.F97]=6;40;IF([.F97]=7;42;&quot;ERROR&quot;))))))))" office:value-type="float" office:value="18" calcext:value-type="float">
            <text:p>18</text:p>
          </table:table-cell>
          <table:table-cell table:formula="of:=IF([.G97]=0;0;IF([.G97]=1;1;IF([.G97]=2;4;IF([.G97]=3;5;IF([.G97]=4;16;IF([.G97]=5;17;IF([.G97]=6;20;IF([.G97]=7;21;&quot;ERROR&quot;))))))))" office:value-type="float" office:value="5" calcext:value-type="float">
            <text:p>5</text:p>
          </table:table-cell>
          <table:table-cell table:formula="of:=IF([.H97]=0;0;IF([.H97]=1;2;IF([.H97]=2;16;IF([.H97]=3;18;IF([.H97]=4;32;IF([.H97]=5;34;IF([.H97]=6;40;IF([.H97]=7;42;&quot;ERROR&quot;))))))))" office:value-type="float" office:value="18" calcext:value-type="float">
            <text:p>18</text:p>
          </table:table-cell>
          <table:table-cell table:formula="of:=IF([.I97]=0;0;IF([.I97]=1;1;IF([.I97]=2;4;IF([.I97]=3;5;IF([.I97]=4;16;IF([.I97]=5;17;IF([.I97]=6;20;IF([.I97]=7;21;&quot;ERROR&quot;))))))))" office:value-type="float" office:value="5" calcext:value-type="float">
            <text:p>5</text:p>
          </table:table-cell>
          <table:table-cell table:formula="of:=IF([.J97]=0;0;IF([.J97]=1;2;IF([.J97]=2;16;IF([.J97]=3;18;IF([.J97]=4;32;IF([.J97]=5;34;IF([.J97]=6;40;IF([.J97]=7;42;&quot;ERROR&quot;))))))))" office:value-type="float" office:value="40" calcext:value-type="float">
            <text:p>40</text:p>
          </table:table-cell>
          <table:table-cell table:formula="of:=IF([.K97]=0;0;IF([.K97]=1;1;IF([.K97]=2;4;IF([.K97]=3;5;IF([.K97]=4;16;IF([.K97]=5;17;IF([.K97]=6;20;IF([.K97]=7;21;&quot;ERROR&quot;))))))))" office:value-type="float" office:value="20" calcext:value-type="float">
            <text:p>20</text:p>
          </table:table-cell>
          <table:table-cell table:formula="of:=IF([.L97]=0;0;IF([.L97]=1;2;IF([.L97]=2;16;IF([.L97]=3;18;IF([.L97]=4;32;IF([.L97]=5;34;IF([.L97]=6;40;IF([.L97]=7;42;&quot;ERROR&quot;))))))))" office:value-type="float" office:value="40" calcext:value-type="float">
            <text:p>40</text:p>
          </table:table-cell>
          <table:table-cell table:formula="of:=IF([.M97]=0;0;IF([.M97]=1;1;IF([.M97]=2;4;IF([.M97]=3;5;IF([.M97]=4;16;IF([.M97]=5;17;IF([.M97]=6;20;IF([.M97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97]+[.P97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97]+[.R97]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table:formula="of:=[.S97]+[.T97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U97]+[.V97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W97]+[.X97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97]+[.Z97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81]" office:value-type="float" office:value="6" calcext:value-type="float">
            <text:p>6</text:p>
          </table:table-cell>
          <table:table-cell table:formula="of:=[.L81]" office:value-type="float" office:value="6" calcext:value-type="float">
            <text:p>6</text:p>
          </table:table-cell>
          <table:table-cell table:formula="of:=[.K81]" office:value-type="float" office:value="6" calcext:value-type="float">
            <text:p>6</text:p>
          </table:table-cell>
          <table:table-cell table:formula="of:=[.J81]" office:value-type="float" office:value="0" calcext:value-type="float">
            <text:p>0</text:p>
          </table:table-cell>
          <table:table-cell table:formula="of:=[.I81]" office:value-type="float" office:value="6" calcext:value-type="float">
            <text:p>6</text:p>
          </table:table-cell>
          <table:table-cell table:formula="of:=[.H81]" office:value-type="float" office:value="6" calcext:value-type="float">
            <text:p>6</text:p>
          </table:table-cell>
          <table:table-cell table:formula="of:=[.G81]" office:value-type="float" office:value="6" calcext:value-type="float">
            <text:p>6</text:p>
          </table:table-cell>
          <table:table-cell table:formula="of:=[.F81]" office:value-type="float" office:value="0" calcext:value-type="float">
            <text:p>0</text:p>
          </table:table-cell>
          <table:table-cell table:formula="of:=[.E81]" office:value-type="float" office:value="6" calcext:value-type="float">
            <text:p>6</text:p>
          </table:table-cell>
          <table:table-cell table:formula="of:=[.D81]" office:value-type="float" office:value="6" calcext:value-type="float">
            <text:p>6</text:p>
          </table:table-cell>
          <table:table-cell table:formula="of:=[.C81]" office:value-type="float" office:value="6" calcext:value-type="float">
            <text:p>6</text:p>
          </table:table-cell>
          <table:table-cell table:formula="of:=[.B81]" office:value-type="float" office:value="6" calcext:value-type="float">
            <text:p>6</text:p>
          </table:table-cell>
          <table:table-cell/>
          <table:table-cell table:formula="of:=IF([.B98]=0;0;IF([.B98]=1;2;IF([.B98]=2;16;IF([.B98]=3;18;IF([.B98]=4;32;IF([.B98]=5;34;IF([.B98]=6;40;IF([.B98]=7;42;&quot;ERROR&quot;))))))))" office:value-type="float" office:value="40" calcext:value-type="float">
            <text:p>40</text:p>
          </table:table-cell>
          <table:table-cell table:formula="of:=IF([.C98]=0;0;IF([.C98]=1;1;IF([.C98]=2;4;IF([.C98]=3;5;IF([.C98]=4;16;IF([.C98]=5;17;IF([.C98]=6;20;IF([.C98]=7;21;&quot;ERROR&quot;))))))))" office:value-type="float" office:value="20" calcext:value-type="float">
            <text:p>20</text:p>
          </table:table-cell>
          <table:table-cell table:formula="of:=IF([.D98]=0;0;IF([.D98]=1;2;IF([.D98]=2;16;IF([.D98]=3;18;IF([.D98]=4;32;IF([.D98]=5;34;IF([.D98]=6;40;IF([.D98]=7;42;&quot;ERROR&quot;))))))))" office:value-type="float" office:value="40" calcext:value-type="float">
            <text:p>40</text:p>
          </table:table-cell>
          <table:table-cell table:formula="of:=IF([.E98]=0;0;IF([.E98]=1;1;IF([.E98]=2;4;IF([.E98]=3;5;IF([.E98]=4;16;IF([.E98]=5;17;IF([.E98]=6;20;IF([.E98]=7;21;&quot;ERROR&quot;))))))))" office:value-type="float" office:value="0" calcext:value-type="float">
            <text:p>0</text:p>
          </table:table-cell>
          <table:table-cell table:formula="of:=IF([.F98]=0;0;IF([.F98]=1;2;IF([.F98]=2;16;IF([.F98]=3;18;IF([.F98]=4;32;IF([.F98]=5;34;IF([.F98]=6;40;IF([.F98]=7;42;&quot;ERROR&quot;))))))))" office:value-type="float" office:value="40" calcext:value-type="float">
            <text:p>40</text:p>
          </table:table-cell>
          <table:table-cell table:formula="of:=IF([.G98]=0;0;IF([.G98]=1;1;IF([.G98]=2;4;IF([.G98]=3;5;IF([.G98]=4;16;IF([.G98]=5;17;IF([.G98]=6;20;IF([.G98]=7;21;&quot;ERROR&quot;))))))))" office:value-type="float" office:value="20" calcext:value-type="float">
            <text:p>20</text:p>
          </table:table-cell>
          <table:table-cell table:formula="of:=IF([.H98]=0;0;IF([.H98]=1;2;IF([.H98]=2;16;IF([.H98]=3;18;IF([.H98]=4;32;IF([.H98]=5;34;IF([.H98]=6;40;IF([.H98]=7;42;&quot;ERROR&quot;))))))))" office:value-type="float" office:value="40" calcext:value-type="float">
            <text:p>40</text:p>
          </table:table-cell>
          <table:table-cell table:formula="of:=IF([.I98]=0;0;IF([.I98]=1;1;IF([.I98]=2;4;IF([.I98]=3;5;IF([.I98]=4;16;IF([.I98]=5;17;IF([.I98]=6;20;IF([.I98]=7;21;&quot;ERROR&quot;))))))))" office:value-type="float" office:value="0" calcext:value-type="float">
            <text:p>0</text:p>
          </table:table-cell>
          <table:table-cell table:formula="of:=IF([.J98]=0;0;IF([.J98]=1;2;IF([.J98]=2;16;IF([.J98]=3;18;IF([.J98]=4;32;IF([.J98]=5;34;IF([.J98]=6;40;IF([.J98]=7;42;&quot;ERROR&quot;))))))))" office:value-type="float" office:value="40" calcext:value-type="float">
            <text:p>40</text:p>
          </table:table-cell>
          <table:table-cell table:formula="of:=IF([.K98]=0;0;IF([.K98]=1;1;IF([.K98]=2;4;IF([.K98]=3;5;IF([.K98]=4;16;IF([.K98]=5;17;IF([.K98]=6;20;IF([.K98]=7;21;&quot;ERROR&quot;))))))))" office:value-type="float" office:value="20" calcext:value-type="float">
            <text:p>20</text:p>
          </table:table-cell>
          <table:table-cell table:formula="of:=IF([.L98]=0;0;IF([.L98]=1;2;IF([.L98]=2;16;IF([.L98]=3;18;IF([.L98]=4;32;IF([.L98]=5;34;IF([.L98]=6;40;IF([.L98]=7;42;&quot;ERROR&quot;))))))))" office:value-type="float" office:value="40" calcext:value-type="float">
            <text:p>40</text:p>
          </table:table-cell>
          <table:table-cell table:formula="of:=IF([.M98]=0;0;IF([.M98]=1;1;IF([.M98]=2;4;IF([.M98]=3;5;IF([.M98]=4;16;IF([.M98]=5;17;IF([.M98]=6;20;IF([.M98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98]+[.P98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98]+[.R98]"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table:formula="of:=[.S98]+[.T98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U98]+[.V98]"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table:formula="of:=[.W98]+[.X98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98]+[.Z98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82]" office:value-type="float" office:value="6" calcext:value-type="float">
            <text:p>6</text:p>
          </table:table-cell>
          <table:table-cell table:formula="of:=[.L82]" office:value-type="float" office:value="6" calcext:value-type="float">
            <text:p>6</text:p>
          </table:table-cell>
          <table:table-cell table:formula="of:=[.K82]" office:value-type="float" office:value="0" calcext:value-type="float">
            <text:p>0</text:p>
          </table:table-cell>
          <table:table-cell table:formula="of:=[.J82]" office:value-type="float" office:value="6" calcext:value-type="float">
            <text:p>6</text:p>
          </table:table-cell>
          <table:table-cell table:formula="of:=[.I82]" office:value-type="float" office:value="0" calcext:value-type="float">
            <text:p>0</text:p>
          </table:table-cell>
          <table:table-cell table:formula="of:=[.H82]" office:value-type="float" office:value="6" calcext:value-type="float">
            <text:p>6</text:p>
          </table:table-cell>
          <table:table-cell table:formula="of:=[.G82]" office:value-type="float" office:value="0" calcext:value-type="float">
            <text:p>0</text:p>
          </table:table-cell>
          <table:table-cell table:formula="of:=[.F82]" office:value-type="float" office:value="6" calcext:value-type="float">
            <text:p>6</text:p>
          </table:table-cell>
          <table:table-cell table:formula="of:=[.E82]" office:value-type="float" office:value="0" calcext:value-type="float">
            <text:p>0</text:p>
          </table:table-cell>
          <table:table-cell table:formula="of:=[.D82]" office:value-type="float" office:value="6" calcext:value-type="float">
            <text:p>6</text:p>
          </table:table-cell>
          <table:table-cell table:formula="of:=[.C82]" office:value-type="float" office:value="6" calcext:value-type="float">
            <text:p>6</text:p>
          </table:table-cell>
          <table:table-cell table:formula="of:=[.B82]" office:value-type="float" office:value="6" calcext:value-type="float">
            <text:p>6</text:p>
          </table:table-cell>
          <table:table-cell/>
          <table:table-cell table:formula="of:=IF([.B99]=0;0;IF([.B99]=1;2;IF([.B99]=2;16;IF([.B99]=3;18;IF([.B99]=4;32;IF([.B99]=5;34;IF([.B99]=6;40;IF([.B99]=7;42;&quot;ERROR&quot;))))))))" office:value-type="float" office:value="40" calcext:value-type="float">
            <text:p>40</text:p>
          </table:table-cell>
          <table:table-cell table:formula="of:=IF([.C99]=0;0;IF([.C99]=1;1;IF([.C99]=2;4;IF([.C99]=3;5;IF([.C99]=4;16;IF([.C99]=5;17;IF([.C99]=6;20;IF([.C99]=7;21;&quot;ERROR&quot;))))))))" office:value-type="float" office:value="20" calcext:value-type="float">
            <text:p>20</text:p>
          </table:table-cell>
          <table:table-cell table:formula="of:=IF([.D99]=0;0;IF([.D99]=1;2;IF([.D99]=2;16;IF([.D99]=3;18;IF([.D99]=4;32;IF([.D99]=5;34;IF([.D99]=6;40;IF([.D99]=7;42;&quot;ERROR&quot;))))))))" office:value-type="float" office:value="0" calcext:value-type="float">
            <text:p>0</text:p>
          </table:table-cell>
          <table:table-cell table:formula="of:=IF([.E99]=0;0;IF([.E99]=1;1;IF([.E99]=2;4;IF([.E99]=3;5;IF([.E99]=4;16;IF([.E99]=5;17;IF([.E99]=6;20;IF([.E99]=7;21;&quot;ERROR&quot;))))))))" office:value-type="float" office:value="20" calcext:value-type="float">
            <text:p>20</text:p>
          </table:table-cell>
          <table:table-cell table:formula="of:=IF([.F99]=0;0;IF([.F99]=1;2;IF([.F99]=2;16;IF([.F99]=3;18;IF([.F99]=4;32;IF([.F99]=5;34;IF([.F99]=6;40;IF([.F99]=7;42;&quot;ERROR&quot;))))))))" office:value-type="float" office:value="0" calcext:value-type="float">
            <text:p>0</text:p>
          </table:table-cell>
          <table:table-cell table:formula="of:=IF([.G99]=0;0;IF([.G99]=1;1;IF([.G99]=2;4;IF([.G99]=3;5;IF([.G99]=4;16;IF([.G99]=5;17;IF([.G99]=6;20;IF([.G99]=7;21;&quot;ERROR&quot;))))))))" office:value-type="float" office:value="20" calcext:value-type="float">
            <text:p>20</text:p>
          </table:table-cell>
          <table:table-cell table:formula="of:=IF([.H99]=0;0;IF([.H99]=1;2;IF([.H99]=2;16;IF([.H99]=3;18;IF([.H99]=4;32;IF([.H99]=5;34;IF([.H99]=6;40;IF([.H99]=7;42;&quot;ERROR&quot;))))))))" office:value-type="float" office:value="0" calcext:value-type="float">
            <text:p>0</text:p>
          </table:table-cell>
          <table:table-cell table:formula="of:=IF([.I99]=0;0;IF([.I99]=1;1;IF([.I99]=2;4;IF([.I99]=3;5;IF([.I99]=4;16;IF([.I99]=5;17;IF([.I99]=6;20;IF([.I99]=7;21;&quot;ERROR&quot;))))))))" office:value-type="float" office:value="20" calcext:value-type="float">
            <text:p>20</text:p>
          </table:table-cell>
          <table:table-cell table:formula="of:=IF([.J99]=0;0;IF([.J99]=1;2;IF([.J99]=2;16;IF([.J99]=3;18;IF([.J99]=4;32;IF([.J99]=5;34;IF([.J99]=6;40;IF([.J99]=7;42;&quot;ERROR&quot;))))))))" office:value-type="float" office:value="0" calcext:value-type="float">
            <text:p>0</text:p>
          </table:table-cell>
          <table:table-cell table:formula="of:=IF([.K99]=0;0;IF([.K99]=1;1;IF([.K99]=2;4;IF([.K99]=3;5;IF([.K99]=4;16;IF([.K99]=5;17;IF([.K99]=6;20;IF([.K99]=7;21;&quot;ERROR&quot;))))))))" office:value-type="float" office:value="20" calcext:value-type="float">
            <text:p>20</text:p>
          </table:table-cell>
          <table:table-cell table:formula="of:=IF([.L99]=0;0;IF([.L99]=1;2;IF([.L99]=2;16;IF([.L99]=3;18;IF([.L99]=4;32;IF([.L99]=5;34;IF([.L99]=6;40;IF([.L99]=7;42;&quot;ERROR&quot;))))))))" office:value-type="float" office:value="40" calcext:value-type="float">
            <text:p>40</text:p>
          </table:table-cell>
          <table:table-cell table:formula="of:=IF([.M99]=0;0;IF([.M99]=1;1;IF([.M99]=2;4;IF([.M99]=3;5;IF([.M99]=4;16;IF([.M99]=5;17;IF([.M99]=6;20;IF([.M99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99]+[.P99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99]+[.R99]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formula="of:=[.S99]+[.T99]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formula="of:=[.U99]+[.V99]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formula="of:=[.W99]+[.X99]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formula="of:=[.Y99]+[.Z99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M83]" office:value-type="float" office:value="6" calcext:value-type="float">
            <text:p>6</text:p>
          </table:table-cell>
          <table:table-cell table:formula="of:=[.L83]" office:value-type="float" office:value="6" calcext:value-type="float">
            <text:p>6</text:p>
          </table:table-cell>
          <table:table-cell table:formula="of:=[.K83]" office:value-type="float" office:value="6" calcext:value-type="float">
            <text:p>6</text:p>
          </table:table-cell>
          <table:table-cell table:formula="of:=[.J83]" office:value-type="float" office:value="6" calcext:value-type="float">
            <text:p>6</text:p>
          </table:table-cell>
          <table:table-cell table:formula="of:=[.I83]" office:value-type="float" office:value="6" calcext:value-type="float">
            <text:p>6</text:p>
          </table:table-cell>
          <table:table-cell table:formula="of:=[.H83]" office:value-type="float" office:value="6" calcext:value-type="float">
            <text:p>6</text:p>
          </table:table-cell>
          <table:table-cell table:formula="of:=[.G83]" office:value-type="float" office:value="6" calcext:value-type="float">
            <text:p>6</text:p>
          </table:table-cell>
          <table:table-cell table:formula="of:=[.F83]" office:value-type="float" office:value="6" calcext:value-type="float">
            <text:p>6</text:p>
          </table:table-cell>
          <table:table-cell table:formula="of:=[.E83]" office:value-type="float" office:value="6" calcext:value-type="float">
            <text:p>6</text:p>
          </table:table-cell>
          <table:table-cell table:formula="of:=[.D83]" office:value-type="float" office:value="6" calcext:value-type="float">
            <text:p>6</text:p>
          </table:table-cell>
          <table:table-cell table:formula="of:=[.C83]" office:value-type="float" office:value="6" calcext:value-type="float">
            <text:p>6</text:p>
          </table:table-cell>
          <table:table-cell table:formula="of:=[.B83]" office:value-type="float" office:value="6" calcext:value-type="float">
            <text:p>6</text:p>
          </table:table-cell>
          <table:table-cell/>
          <table:table-cell table:formula="of:=IF([.B100]=0;0;IF([.B100]=1;2;IF([.B100]=2;16;IF([.B100]=3;18;IF([.B100]=4;32;IF([.B100]=5;34;IF([.B100]=6;40;IF([.B100]=7;42;&quot;ERROR&quot;))))))))" office:value-type="float" office:value="40" calcext:value-type="float">
            <text:p>40</text:p>
          </table:table-cell>
          <table:table-cell table:formula="of:=IF([.C100]=0;0;IF([.C100]=1;1;IF([.C100]=2;4;IF([.C100]=3;5;IF([.C100]=4;16;IF([.C100]=5;17;IF([.C100]=6;20;IF([.C100]=7;21;&quot;ERROR&quot;))))))))" office:value-type="float" office:value="20" calcext:value-type="float">
            <text:p>20</text:p>
          </table:table-cell>
          <table:table-cell table:formula="of:=IF([.D100]=0;0;IF([.D100]=1;2;IF([.D100]=2;16;IF([.D100]=3;18;IF([.D100]=4;32;IF([.D100]=5;34;IF([.D100]=6;40;IF([.D100]=7;42;&quot;ERROR&quot;))))))))" office:value-type="float" office:value="40" calcext:value-type="float">
            <text:p>40</text:p>
          </table:table-cell>
          <table:table-cell table:formula="of:=IF([.E100]=0;0;IF([.E100]=1;1;IF([.E100]=2;4;IF([.E100]=3;5;IF([.E100]=4;16;IF([.E100]=5;17;IF([.E100]=6;20;IF([.E100]=7;21;&quot;ERROR&quot;))))))))" office:value-type="float" office:value="20" calcext:value-type="float">
            <text:p>20</text:p>
          </table:table-cell>
          <table:table-cell table:formula="of:=IF([.F100]=0;0;IF([.F100]=1;2;IF([.F100]=2;16;IF([.F100]=3;18;IF([.F100]=4;32;IF([.F100]=5;34;IF([.F100]=6;40;IF([.F100]=7;42;&quot;ERROR&quot;))))))))" office:value-type="float" office:value="40" calcext:value-type="float">
            <text:p>40</text:p>
          </table:table-cell>
          <table:table-cell table:formula="of:=IF([.G100]=0;0;IF([.G100]=1;1;IF([.G100]=2;4;IF([.G100]=3;5;IF([.G100]=4;16;IF([.G100]=5;17;IF([.G100]=6;20;IF([.G100]=7;21;&quot;ERROR&quot;))))))))" office:value-type="float" office:value="20" calcext:value-type="float">
            <text:p>20</text:p>
          </table:table-cell>
          <table:table-cell table:formula="of:=IF([.H100]=0;0;IF([.H100]=1;2;IF([.H100]=2;16;IF([.H100]=3;18;IF([.H100]=4;32;IF([.H100]=5;34;IF([.H100]=6;40;IF([.H100]=7;42;&quot;ERROR&quot;))))))))" office:value-type="float" office:value="40" calcext:value-type="float">
            <text:p>40</text:p>
          </table:table-cell>
          <table:table-cell table:formula="of:=IF([.I100]=0;0;IF([.I100]=1;1;IF([.I100]=2;4;IF([.I100]=3;5;IF([.I100]=4;16;IF([.I100]=5;17;IF([.I100]=6;20;IF([.I100]=7;21;&quot;ERROR&quot;))))))))" office:value-type="float" office:value="20" calcext:value-type="float">
            <text:p>20</text:p>
          </table:table-cell>
          <table:table-cell table:formula="of:=IF([.J100]=0;0;IF([.J100]=1;2;IF([.J100]=2;16;IF([.J100]=3;18;IF([.J100]=4;32;IF([.J100]=5;34;IF([.J100]=6;40;IF([.J100]=7;42;&quot;ERROR&quot;))))))))" office:value-type="float" office:value="40" calcext:value-type="float">
            <text:p>40</text:p>
          </table:table-cell>
          <table:table-cell table:formula="of:=IF([.K100]=0;0;IF([.K100]=1;1;IF([.K100]=2;4;IF([.K100]=3;5;IF([.K100]=4;16;IF([.K100]=5;17;IF([.K100]=6;20;IF([.K100]=7;21;&quot;ERROR&quot;))))))))" office:value-type="float" office:value="20" calcext:value-type="float">
            <text:p>20</text:p>
          </table:table-cell>
          <table:table-cell table:formula="of:=IF([.L100]=0;0;IF([.L100]=1;2;IF([.L100]=2;16;IF([.L100]=3;18;IF([.L100]=4;32;IF([.L100]=5;34;IF([.L100]=6;40;IF([.L100]=7;42;&quot;ERROR&quot;))))))))" office:value-type="float" office:value="40" calcext:value-type="float">
            <text:p>40</text:p>
          </table:table-cell>
          <table:table-cell table:formula="of:=IF([.M100]=0;0;IF([.M100]=1;1;IF([.M100]=2;4;IF([.M100]=3;5;IF([.M100]=4;16;IF([.M100]=5;17;IF([.M100]=6;20;IF([.M100]=7;21;&quot;ERROR&quot;))))))))" office:value-type="float" office:value="20" calcext:value-type="float">
            <text:p>20</text:p>
          </table:table-cell>
          <table:table-cell office:value-type="string" calcext:value-type="string">
            <text:p>equb</text:p>
          </table:table-cell>
          <table:table-cell table:formula="of:=[.O100]+[.P100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100]+[.R100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100]+[.T100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U100]+[.V100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W100]+[.X100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Y100]+[.Z100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hick left</text:p>
          </table:table-cell>
          <table:table-cell table:number-columns-repeated="37"/>
        </table:table-row>
        <table:table-row table:style-name="ro1">
          <table:table-cell/>
          <table:table-cell table:number-columns-repeated="8" office:value-type="float" office:value="6" calcext:value-type="float">
            <text:p>6</text:p>
          </table:table-cell>
          <table:table-cell table:number-columns-repeated="5"/>
          <table:table-cell table:formula="of:=IF([.B102]=0;0;IF([.B102]=1;2;IF([.B102]=2;16;IF([.B102]=3;18;IF([.B102]=4;32;IF([.B102]=5;34;IF([.B102]=6;40;IF([.B102]=7;42;&quot;ERROR&quot;))))))))" office:value-type="float" office:value="40" calcext:value-type="float">
            <text:p>40</text:p>
          </table:table-cell>
          <table:table-cell table:formula="of:=IF([.C102]=0;0;IF([.C102]=1;1;IF([.C102]=2;4;IF([.C102]=3;5;IF([.C102]=4;16;IF([.C102]=5;17;IF([.C102]=6;20;IF([.C102]=7;21;&quot;ERROR&quot;))))))))" office:value-type="float" office:value="20" calcext:value-type="float">
            <text:p>20</text:p>
          </table:table-cell>
          <table:table-cell table:formula="of:=IF([.D102]=0;0;IF([.D102]=1;2;IF([.D102]=2;16;IF([.D102]=3;18;IF([.D102]=4;32;IF([.D102]=5;34;IF([.D102]=6;40;IF([.D102]=7;42;&quot;ERROR&quot;))))))))" office:value-type="float" office:value="40" calcext:value-type="float">
            <text:p>40</text:p>
          </table:table-cell>
          <table:table-cell table:formula="of:=IF([.E102]=0;0;IF([.E102]=1;1;IF([.E102]=2;4;IF([.E102]=3;5;IF([.E102]=4;16;IF([.E102]=5;17;IF([.E102]=6;20;IF([.E102]=7;21;&quot;ERROR&quot;))))))))" office:value-type="float" office:value="20" calcext:value-type="float">
            <text:p>20</text:p>
          </table:table-cell>
          <table:table-cell table:formula="of:=IF([.F102]=0;0;IF([.F102]=1;2;IF([.F102]=2;16;IF([.F102]=3;18;IF([.F102]=4;32;IF([.F102]=5;34;IF([.F102]=6;40;IF([.F102]=7;42;&quot;ERROR&quot;))))))))" office:value-type="float" office:value="40" calcext:value-type="float">
            <text:p>40</text:p>
          </table:table-cell>
          <table:table-cell table:formula="of:=IF([.G102]=0;0;IF([.G102]=1;1;IF([.G102]=2;4;IF([.G102]=3;5;IF([.G102]=4;16;IF([.G102]=5;17;IF([.G102]=6;20;IF([.G102]=7;21;&quot;ERROR&quot;))))))))" office:value-type="float" office:value="20" calcext:value-type="float">
            <text:p>20</text:p>
          </table:table-cell>
          <table:table-cell table:formula="of:=IF([.H102]=0;0;IF([.H102]=1;2;IF([.H102]=2;16;IF([.H102]=3;18;IF([.H102]=4;32;IF([.H102]=5;34;IF([.H102]=6;40;IF([.H102]=7;42;&quot;ERROR&quot;))))))))" office:value-type="float" office:value="40" calcext:value-type="float">
            <text:p>40</text:p>
          </table:table-cell>
          <table:table-cell table:formula="of:=IF([.I102]=0;0;IF([.I102]=1;1;IF([.I102]=2;4;IF([.I102]=3;5;IF([.I102]=4;16;IF([.I102]=5;17;IF([.I102]=6;20;IF([.I102]=7;21;&quot;ERROR&quot;))))))))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equb</text:p>
          </table:table-cell>
          <table:table-cell table:formula="of:=[.O102]+[.P102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102]+[.R102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102]+[.T102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U102]+[.V102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/>
          <table:table-cell table:formula="of:=IF([.B103]=0;0;IF([.B103]=1;2;IF([.B103]=2;16;IF([.B103]=3;18;IF([.B103]=4;32;IF([.B103]=5;34;IF([.B103]=6;40;IF([.B103]=7;42;&quot;ERROR&quot;))))))))" office:value-type="float" office:value="40" calcext:value-type="float">
            <text:p>40</text:p>
          </table:table-cell>
          <table:table-cell table:formula="of:=IF([.C103]=0;0;IF([.C103]=1;1;IF([.C103]=2;4;IF([.C103]=3;5;IF([.C103]=4;16;IF([.C103]=5;17;IF([.C103]=6;20;IF([.C103]=7;21;&quot;ERROR&quot;))))))))" office:value-type="float" office:value="20" calcext:value-type="float">
            <text:p>20</text:p>
          </table:table-cell>
          <table:table-cell table:formula="of:=IF([.D103]=0;0;IF([.D103]=1;2;IF([.D103]=2;16;IF([.D103]=3;18;IF([.D103]=4;32;IF([.D103]=5;34;IF([.D103]=6;40;IF([.D103]=7;42;&quot;ERROR&quot;))))))))" office:value-type="float" office:value="40" calcext:value-type="float">
            <text:p>40</text:p>
          </table:table-cell>
          <table:table-cell table:formula="of:=IF([.E103]=0;0;IF([.E103]=1;1;IF([.E103]=2;4;IF([.E103]=3;5;IF([.E103]=4;16;IF([.E103]=5;17;IF([.E103]=6;20;IF([.E103]=7;21;&quot;ERROR&quot;))))))))" office:value-type="float" office:value="1" calcext:value-type="float">
            <text:p>1</text:p>
          </table:table-cell>
          <table:table-cell table:formula="of:=IF([.F103]=0;0;IF([.F103]=1;2;IF([.F103]=2;16;IF([.F103]=3;18;IF([.F103]=4;32;IF([.F103]=5;34;IF([.F103]=6;40;IF([.F103]=7;42;&quot;ERROR&quot;))))))))" office:value-type="float" office:value="2" calcext:value-type="float">
            <text:p>2</text:p>
          </table:table-cell>
          <table:table-cell table:formula="of:=IF([.G103]=0;0;IF([.G103]=1;1;IF([.G103]=2;4;IF([.G103]=3;5;IF([.G103]=4;16;IF([.G103]=5;17;IF([.G103]=6;20;IF([.G103]=7;21;&quot;ERROR&quot;))))))))" office:value-type="float" office:value="20" calcext:value-type="float">
            <text:p>20</text:p>
          </table:table-cell>
          <table:table-cell table:formula="of:=IF([.H103]=0;0;IF([.H103]=1;2;IF([.H103]=2;16;IF([.H103]=3;18;IF([.H103]=4;32;IF([.H103]=5;34;IF([.H103]=6;40;IF([.H103]=7;42;&quot;ERROR&quot;))))))))" office:value-type="float" office:value="40" calcext:value-type="float">
            <text:p>40</text:p>
          </table:table-cell>
          <table:table-cell table:formula="of:=IF([.I103]=0;0;IF([.I103]=1;1;IF([.I103]=2;4;IF([.I103]=3;5;IF([.I103]=4;16;IF([.I103]=5;17;IF([.I103]=6;20;IF([.I103]=7;21;&quot;ERROR&quot;))))))))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equb</text:p>
          </table:table-cell>
          <table:table-cell table:formula="of:=[.O103]+[.P103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103]+[.R103]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table:formula="of:=[.S103]+[.T103]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formula="of:=[.U103]+[.V103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/>
          <table:table-cell table:formula="of:=IF([.B104]=0;0;IF([.B104]=1;2;IF([.B104]=2;16;IF([.B104]=3;18;IF([.B104]=4;32;IF([.B104]=5;34;IF([.B104]=6;40;IF([.B104]=7;42;&quot;ERROR&quot;))))))))" office:value-type="float" office:value="40" calcext:value-type="float">
            <text:p>40</text:p>
          </table:table-cell>
          <table:table-cell table:formula="of:=IF([.C104]=0;0;IF([.C104]=1;1;IF([.C104]=2;4;IF([.C104]=3;5;IF([.C104]=4;16;IF([.C104]=5;17;IF([.C104]=6;20;IF([.C104]=7;21;&quot;ERROR&quot;))))))))" office:value-type="float" office:value="20" calcext:value-type="float">
            <text:p>20</text:p>
          </table:table-cell>
          <table:table-cell table:formula="of:=IF([.D104]=0;0;IF([.D104]=1;2;IF([.D104]=2;16;IF([.D104]=3;18;IF([.D104]=4;32;IF([.D104]=5;34;IF([.D104]=6;40;IF([.D104]=7;42;&quot;ERROR&quot;))))))))" office:value-type="float" office:value="40" calcext:value-type="float">
            <text:p>40</text:p>
          </table:table-cell>
          <table:table-cell table:formula="of:=IF([.E104]=0;0;IF([.E104]=1;1;IF([.E104]=2;4;IF([.E104]=3;5;IF([.E104]=4;16;IF([.E104]=5;17;IF([.E104]=6;20;IF([.E104]=7;21;&quot;ERROR&quot;))))))))" office:value-type="float" office:value="5" calcext:value-type="float">
            <text:p>5</text:p>
          </table:table-cell>
          <table:table-cell table:formula="of:=IF([.F104]=0;0;IF([.F104]=1;2;IF([.F104]=2;16;IF([.F104]=3;18;IF([.F104]=4;32;IF([.F104]=5;34;IF([.F104]=6;40;IF([.F104]=7;42;&quot;ERROR&quot;))))))))" office:value-type="float" office:value="18" calcext:value-type="float">
            <text:p>18</text:p>
          </table:table-cell>
          <table:table-cell table:formula="of:=IF([.G104]=0;0;IF([.G104]=1;1;IF([.G104]=2;4;IF([.G104]=3;5;IF([.G104]=4;16;IF([.G104]=5;17;IF([.G104]=6;20;IF([.G104]=7;21;&quot;ERROR&quot;))))))))" office:value-type="float" office:value="20" calcext:value-type="float">
            <text:p>20</text:p>
          </table:table-cell>
          <table:table-cell table:formula="of:=IF([.H104]=0;0;IF([.H104]=1;2;IF([.H104]=2;16;IF([.H104]=3;18;IF([.H104]=4;32;IF([.H104]=5;34;IF([.H104]=6;40;IF([.H104]=7;42;&quot;ERROR&quot;))))))))" office:value-type="float" office:value="40" calcext:value-type="float">
            <text:p>40</text:p>
          </table:table-cell>
          <table:table-cell table:formula="of:=IF([.I104]=0;0;IF([.I104]=1;1;IF([.I104]=2;4;IF([.I104]=3;5;IF([.I104]=4;16;IF([.I104]=5;17;IF([.I104]=6;20;IF([.I104]=7;21;&quot;ERROR&quot;))))))))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equb</text:p>
          </table:table-cell>
          <table:table-cell table:formula="of:=[.O104]+[.P104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104]+[.R104]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table:formula="of:=[.S104]+[.T104]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table:formula="of:=[.U104]+[.V104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formula="of:=IF([.B105]=0;0;IF([.B105]=1;2;IF([.B105]=2;16;IF([.B105]=3;18;IF([.B105]=4;32;IF([.B105]=5;34;IF([.B105]=6;40;IF([.B105]=7;42;&quot;ERROR&quot;))))))))" office:value-type="float" office:value="40" calcext:value-type="float">
            <text:p>40</text:p>
          </table:table-cell>
          <table:table-cell table:formula="of:=IF([.C105]=0;0;IF([.C105]=1;1;IF([.C105]=2;4;IF([.C105]=3;5;IF([.C105]=4;16;IF([.C105]=5;17;IF([.C105]=6;20;IF([.C105]=7;21;&quot;ERROR&quot;))))))))" office:value-type="float" office:value="20" calcext:value-type="float">
            <text:p>20</text:p>
          </table:table-cell>
          <table:table-cell table:formula="of:=IF([.D105]=0;0;IF([.D105]=1;2;IF([.D105]=2;16;IF([.D105]=3;18;IF([.D105]=4;32;IF([.D105]=5;34;IF([.D105]=6;40;IF([.D105]=7;42;&quot;ERROR&quot;))))))))" office:value-type="float" office:value="18" calcext:value-type="float">
            <text:p>18</text:p>
          </table:table-cell>
          <table:table-cell table:formula="of:=IF([.E105]=0;0;IF([.E105]=1;1;IF([.E105]=2;4;IF([.E105]=3;5;IF([.E105]=4;16;IF([.E105]=5;17;IF([.E105]=6;20;IF([.E105]=7;21;&quot;ERROR&quot;))))))))" office:value-type="float" office:value="0" calcext:value-type="float">
            <text:p>0</text:p>
          </table:table-cell>
          <table:table-cell table:formula="of:=IF([.F105]=0;0;IF([.F105]=1;2;IF([.F105]=2;16;IF([.F105]=3;18;IF([.F105]=4;32;IF([.F105]=5;34;IF([.F105]=6;40;IF([.F105]=7;42;&quot;ERROR&quot;))))))))" office:value-type="float" office:value="18" calcext:value-type="float">
            <text:p>18</text:p>
          </table:table-cell>
          <table:table-cell table:formula="of:=IF([.G105]=0;0;IF([.G105]=1;1;IF([.G105]=2;4;IF([.G105]=3;5;IF([.G105]=4;16;IF([.G105]=5;17;IF([.G105]=6;20;IF([.G105]=7;21;&quot;ERROR&quot;))))))))" office:value-type="float" office:value="5" calcext:value-type="float">
            <text:p>5</text:p>
          </table:table-cell>
          <table:table-cell table:formula="of:=IF([.H105]=0;0;IF([.H105]=1;2;IF([.H105]=2;16;IF([.H105]=3;18;IF([.H105]=4;32;IF([.H105]=5;34;IF([.H105]=6;40;IF([.H105]=7;42;&quot;ERROR&quot;))))))))" office:value-type="float" office:value="40" calcext:value-type="float">
            <text:p>40</text:p>
          </table:table-cell>
          <table:table-cell table:formula="of:=IF([.I105]=0;0;IF([.I105]=1;1;IF([.I105]=2;4;IF([.I105]=3;5;IF([.I105]=4;16;IF([.I105]=5;17;IF([.I105]=6;20;IF([.I105]=7;21;&quot;ERROR&quot;))))))))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equb</text:p>
          </table:table-cell>
          <table:table-cell table:formula="of:=[.O105]+[.P105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105]+[.R105]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formula="of:=[.S105]+[.T105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U105]+[.V105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formula="of:=IF([.B106]=0;0;IF([.B106]=1;2;IF([.B106]=2;16;IF([.B106]=3;18;IF([.B106]=4;32;IF([.B106]=5;34;IF([.B106]=6;40;IF([.B106]=7;42;&quot;ERROR&quot;))))))))" office:value-type="float" office:value="40" calcext:value-type="float">
            <text:p>40</text:p>
          </table:table-cell>
          <table:table-cell table:formula="of:=IF([.C106]=0;0;IF([.C106]=1;1;IF([.C106]=2;4;IF([.C106]=3;5;IF([.C106]=4;16;IF([.C106]=5;17;IF([.C106]=6;20;IF([.C106]=7;21;&quot;ERROR&quot;))))))))" office:value-type="float" office:value="20" calcext:value-type="float">
            <text:p>20</text:p>
          </table:table-cell>
          <table:table-cell table:formula="of:=IF([.D106]=0;0;IF([.D106]=1;2;IF([.D106]=2;16;IF([.D106]=3;18;IF([.D106]=4;32;IF([.D106]=5;34;IF([.D106]=6;40;IF([.D106]=7;42;&quot;ERROR&quot;))))))))" office:value-type="float" office:value="18" calcext:value-type="float">
            <text:p>18</text:p>
          </table:table-cell>
          <table:table-cell table:formula="of:=IF([.E106]=0;0;IF([.E106]=1;1;IF([.E106]=2;4;IF([.E106]=3;5;IF([.E106]=4;16;IF([.E106]=5;17;IF([.E106]=6;20;IF([.E106]=7;21;&quot;ERROR&quot;))))))))" office:value-type="float" office:value="5" calcext:value-type="float">
            <text:p>5</text:p>
          </table:table-cell>
          <table:table-cell table:formula="of:=IF([.F106]=0;0;IF([.F106]=1;2;IF([.F106]=2;16;IF([.F106]=3;18;IF([.F106]=4;32;IF([.F106]=5;34;IF([.F106]=6;40;IF([.F106]=7;42;&quot;ERROR&quot;))))))))" office:value-type="float" office:value="18" calcext:value-type="float">
            <text:p>18</text:p>
          </table:table-cell>
          <table:table-cell table:formula="of:=IF([.G106]=0;0;IF([.G106]=1;1;IF([.G106]=2;4;IF([.G106]=3;5;IF([.G106]=4;16;IF([.G106]=5;17;IF([.G106]=6;20;IF([.G106]=7;21;&quot;ERROR&quot;))))))))" office:value-type="float" office:value="5" calcext:value-type="float">
            <text:p>5</text:p>
          </table:table-cell>
          <table:table-cell table:formula="of:=IF([.H106]=0;0;IF([.H106]=1;2;IF([.H106]=2;16;IF([.H106]=3;18;IF([.H106]=4;32;IF([.H106]=5;34;IF([.H106]=6;40;IF([.H106]=7;42;&quot;ERROR&quot;))))))))" office:value-type="float" office:value="40" calcext:value-type="float">
            <text:p>40</text:p>
          </table:table-cell>
          <table:table-cell table:formula="of:=IF([.I106]=0;0;IF([.I106]=1;1;IF([.I106]=2;4;IF([.I106]=3;5;IF([.I106]=4;16;IF([.I106]=5;17;IF([.I106]=6;20;IF([.I106]=7;21;&quot;ERROR&quot;))))))))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equb</text:p>
          </table:table-cell>
          <table:table-cell table:formula="of:=[.O106]+[.P106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106]+[.R106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S106]+[.T106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U106]+[.V106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formula="of:=IF([.B107]=0;0;IF([.B107]=1;2;IF([.B107]=2;16;IF([.B107]=3;18;IF([.B107]=4;32;IF([.B107]=5;34;IF([.B107]=6;40;IF([.B107]=7;42;&quot;ERROR&quot;))))))))" office:value-type="float" office:value="40" calcext:value-type="float">
            <text:p>40</text:p>
          </table:table-cell>
          <table:table-cell table:formula="of:=IF([.C107]=0;0;IF([.C107]=1;1;IF([.C107]=2;4;IF([.C107]=3;5;IF([.C107]=4;16;IF([.C107]=5;17;IF([.C107]=6;20;IF([.C107]=7;21;&quot;ERROR&quot;))))))))" office:value-type="float" office:value="20" calcext:value-type="float">
            <text:p>20</text:p>
          </table:table-cell>
          <table:table-cell table:formula="of:=IF([.D107]=0;0;IF([.D107]=1;2;IF([.D107]=2;16;IF([.D107]=3;18;IF([.D107]=4;32;IF([.D107]=5;34;IF([.D107]=6;40;IF([.D107]=7;42;&quot;ERROR&quot;))))))))" office:value-type="float" office:value="40" calcext:value-type="float">
            <text:p>40</text:p>
          </table:table-cell>
          <table:table-cell table:formula="of:=IF([.E107]=0;0;IF([.E107]=1;1;IF([.E107]=2;4;IF([.E107]=3;5;IF([.E107]=4;16;IF([.E107]=5;17;IF([.E107]=6;20;IF([.E107]=7;21;&quot;ERROR&quot;))))))))" office:value-type="float" office:value="5" calcext:value-type="float">
            <text:p>5</text:p>
          </table:table-cell>
          <table:table-cell table:formula="of:=IF([.F107]=0;0;IF([.F107]=1;2;IF([.F107]=2;16;IF([.F107]=3;18;IF([.F107]=4;32;IF([.F107]=5;34;IF([.F107]=6;40;IF([.F107]=7;42;&quot;ERROR&quot;))))))))" office:value-type="float" office:value="18" calcext:value-type="float">
            <text:p>18</text:p>
          </table:table-cell>
          <table:table-cell table:formula="of:=IF([.G107]=0;0;IF([.G107]=1;1;IF([.G107]=2;4;IF([.G107]=3;5;IF([.G107]=4;16;IF([.G107]=5;17;IF([.G107]=6;20;IF([.G107]=7;21;&quot;ERROR&quot;))))))))" office:value-type="float" office:value="5" calcext:value-type="float">
            <text:p>5</text:p>
          </table:table-cell>
          <table:table-cell table:formula="of:=IF([.H107]=0;0;IF([.H107]=1;2;IF([.H107]=2;16;IF([.H107]=3;18;IF([.H107]=4;32;IF([.H107]=5;34;IF([.H107]=6;40;IF([.H107]=7;42;&quot;ERROR&quot;))))))))" office:value-type="float" office:value="40" calcext:value-type="float">
            <text:p>40</text:p>
          </table:table-cell>
          <table:table-cell table:formula="of:=IF([.I107]=0;0;IF([.I107]=1;1;IF([.I107]=2;4;IF([.I107]=3;5;IF([.I107]=4;16;IF([.I107]=5;17;IF([.I107]=6;20;IF([.I107]=7;21;&quot;ERROR&quot;))))))))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equb</text:p>
          </table:table-cell>
          <table:table-cell table:formula="of:=[.O107]+[.P107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107]+[.R107]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table:formula="of:=[.S107]+[.T107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U107]+[.V107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formula="of:=IF([.B108]=0;0;IF([.B108]=1;2;IF([.B108]=2;16;IF([.B108]=3;18;IF([.B108]=4;32;IF([.B108]=5;34;IF([.B108]=6;40;IF([.B108]=7;42;&quot;ERROR&quot;))))))))" office:value-type="float" office:value="40" calcext:value-type="float">
            <text:p>40</text:p>
          </table:table-cell>
          <table:table-cell table:formula="of:=IF([.C108]=0;0;IF([.C108]=1;1;IF([.C108]=2;4;IF([.C108]=3;5;IF([.C108]=4;16;IF([.C108]=5;17;IF([.C108]=6;20;IF([.C108]=7;21;&quot;ERROR&quot;))))))))" office:value-type="float" office:value="20" calcext:value-type="float">
            <text:p>20</text:p>
          </table:table-cell>
          <table:table-cell table:formula="of:=IF([.D108]=0;0;IF([.D108]=1;2;IF([.D108]=2;16;IF([.D108]=3;18;IF([.D108]=4;32;IF([.D108]=5;34;IF([.D108]=6;40;IF([.D108]=7;42;&quot;ERROR&quot;))))))))" office:value-type="float" office:value="40" calcext:value-type="float">
            <text:p>40</text:p>
          </table:table-cell>
          <table:table-cell table:formula="of:=IF([.E108]=0;0;IF([.E108]=1;1;IF([.E108]=2;4;IF([.E108]=3;5;IF([.E108]=4;16;IF([.E108]=5;17;IF([.E108]=6;20;IF([.E108]=7;21;&quot;ERROR&quot;))))))))" office:value-type="float" office:value="5" calcext:value-type="float">
            <text:p>5</text:p>
          </table:table-cell>
          <table:table-cell table:formula="of:=IF([.F108]=0;0;IF([.F108]=1;2;IF([.F108]=2;16;IF([.F108]=3;18;IF([.F108]=4;32;IF([.F108]=5;34;IF([.F108]=6;40;IF([.F108]=7;42;&quot;ERROR&quot;))))))))" office:value-type="float" office:value="18" calcext:value-type="float">
            <text:p>18</text:p>
          </table:table-cell>
          <table:table-cell table:formula="of:=IF([.G108]=0;0;IF([.G108]=1;1;IF([.G108]=2;4;IF([.G108]=3;5;IF([.G108]=4;16;IF([.G108]=5;17;IF([.G108]=6;20;IF([.G108]=7;21;&quot;ERROR&quot;))))))))" office:value-type="float" office:value="5" calcext:value-type="float">
            <text:p>5</text:p>
          </table:table-cell>
          <table:table-cell table:formula="of:=IF([.H108]=0;0;IF([.H108]=1;2;IF([.H108]=2;16;IF([.H108]=3;18;IF([.H108]=4;32;IF([.H108]=5;34;IF([.H108]=6;40;IF([.H108]=7;42;&quot;ERROR&quot;))))))))" office:value-type="float" office:value="40" calcext:value-type="float">
            <text:p>40</text:p>
          </table:table-cell>
          <table:table-cell table:formula="of:=IF([.I108]=0;0;IF([.I108]=1;1;IF([.I108]=2;4;IF([.I108]=3;5;IF([.I108]=4;16;IF([.I108]=5;17;IF([.I108]=6;20;IF([.I108]=7;21;&quot;ERROR&quot;))))))))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equb</text:p>
          </table:table-cell>
          <table:table-cell table:formula="of:=[.O108]+[.P108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108]+[.R108]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table:formula="of:=[.S108]+[.T108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U108]+[.V108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formula="of:=IF([.B109]=0;0;IF([.B109]=1;2;IF([.B109]=2;16;IF([.B109]=3;18;IF([.B109]=4;32;IF([.B109]=5;34;IF([.B109]=6;40;IF([.B109]=7;42;&quot;ERROR&quot;))))))))" office:value-type="float" office:value="40" calcext:value-type="float">
            <text:p>40</text:p>
          </table:table-cell>
          <table:table-cell table:formula="of:=IF([.C109]=0;0;IF([.C109]=1;1;IF([.C109]=2;4;IF([.C109]=3;5;IF([.C109]=4;16;IF([.C109]=5;17;IF([.C109]=6;20;IF([.C109]=7;21;&quot;ERROR&quot;))))))))" office:value-type="float" office:value="20" calcext:value-type="float">
            <text:p>20</text:p>
          </table:table-cell>
          <table:table-cell table:formula="of:=IF([.D109]=0;0;IF([.D109]=1;2;IF([.D109]=2;16;IF([.D109]=3;18;IF([.D109]=4;32;IF([.D109]=5;34;IF([.D109]=6;40;IF([.D109]=7;42;&quot;ERROR&quot;))))))))" office:value-type="float" office:value="40" calcext:value-type="float">
            <text:p>40</text:p>
          </table:table-cell>
          <table:table-cell table:formula="of:=IF([.E109]=0;0;IF([.E109]=1;1;IF([.E109]=2;4;IF([.E109]=3;5;IF([.E109]=4;16;IF([.E109]=5;17;IF([.E109]=6;20;IF([.E109]=7;21;&quot;ERROR&quot;))))))))" office:value-type="float" office:value="0" calcext:value-type="float">
            <text:p>0</text:p>
          </table:table-cell>
          <table:table-cell table:formula="of:=IF([.F109]=0;0;IF([.F109]=1;2;IF([.F109]=2;16;IF([.F109]=3;18;IF([.F109]=4;32;IF([.F109]=5;34;IF([.F109]=6;40;IF([.F109]=7;42;&quot;ERROR&quot;))))))))" office:value-type="float" office:value="40" calcext:value-type="float">
            <text:p>40</text:p>
          </table:table-cell>
          <table:table-cell table:formula="of:=IF([.G109]=0;0;IF([.G109]=1;1;IF([.G109]=2;4;IF([.G109]=3;5;IF([.G109]=4;16;IF([.G109]=5;17;IF([.G109]=6;20;IF([.G109]=7;21;&quot;ERROR&quot;))))))))" office:value-type="float" office:value="0" calcext:value-type="float">
            <text:p>0</text:p>
          </table:table-cell>
          <table:table-cell table:formula="of:=IF([.H109]=0;0;IF([.H109]=1;2;IF([.H109]=2;16;IF([.H109]=3;18;IF([.H109]=4;32;IF([.H109]=5;34;IF([.H109]=6;40;IF([.H109]=7;42;&quot;ERROR&quot;))))))))" office:value-type="float" office:value="40" calcext:value-type="float">
            <text:p>40</text:p>
          </table:table-cell>
          <table:table-cell table:formula="of:=IF([.I109]=0;0;IF([.I109]=1;1;IF([.I109]=2;4;IF([.I109]=3;5;IF([.I109]=4;16;IF([.I109]=5;17;IF([.I109]=6;20;IF([.I109]=7;21;&quot;ERROR&quot;))))))))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equb</text:p>
          </table:table-cell>
          <table:table-cell table:formula="of:=[.O109]+[.P109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109]+[.R109]"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table:formula="of:=[.S109]+[.T109]"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table:formula="of:=[.U109]+[.V109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table:number-columns-repeated="8" office:value-type="float" office:value="6" calcext:value-type="float">
            <text:p>6</text:p>
          </table:table-cell>
          <table:table-cell table:number-columns-repeated="5"/>
          <table:table-cell table:formula="of:=IF([.B110]=0;0;IF([.B110]=1;2;IF([.B110]=2;16;IF([.B110]=3;18;IF([.B110]=4;32;IF([.B110]=5;34;IF([.B110]=6;40;IF([.B110]=7;42;&quot;ERROR&quot;))))))))" office:value-type="float" office:value="40" calcext:value-type="float">
            <text:p>40</text:p>
          </table:table-cell>
          <table:table-cell table:formula="of:=IF([.C110]=0;0;IF([.C110]=1;1;IF([.C110]=2;4;IF([.C110]=3;5;IF([.C110]=4;16;IF([.C110]=5;17;IF([.C110]=6;20;IF([.C110]=7;21;&quot;ERROR&quot;))))))))" office:value-type="float" office:value="20" calcext:value-type="float">
            <text:p>20</text:p>
          </table:table-cell>
          <table:table-cell table:formula="of:=IF([.D110]=0;0;IF([.D110]=1;2;IF([.D110]=2;16;IF([.D110]=3;18;IF([.D110]=4;32;IF([.D110]=5;34;IF([.D110]=6;40;IF([.D110]=7;42;&quot;ERROR&quot;))))))))" office:value-type="float" office:value="40" calcext:value-type="float">
            <text:p>40</text:p>
          </table:table-cell>
          <table:table-cell table:formula="of:=IF([.E110]=0;0;IF([.E110]=1;1;IF([.E110]=2;4;IF([.E110]=3;5;IF([.E110]=4;16;IF([.E110]=5;17;IF([.E110]=6;20;IF([.E110]=7;21;&quot;ERROR&quot;))))))))" office:value-type="float" office:value="20" calcext:value-type="float">
            <text:p>20</text:p>
          </table:table-cell>
          <table:table-cell table:formula="of:=IF([.F110]=0;0;IF([.F110]=1;2;IF([.F110]=2;16;IF([.F110]=3;18;IF([.F110]=4;32;IF([.F110]=5;34;IF([.F110]=6;40;IF([.F110]=7;42;&quot;ERROR&quot;))))))))" office:value-type="float" office:value="40" calcext:value-type="float">
            <text:p>40</text:p>
          </table:table-cell>
          <table:table-cell table:formula="of:=IF([.G110]=0;0;IF([.G110]=1;1;IF([.G110]=2;4;IF([.G110]=3;5;IF([.G110]=4;16;IF([.G110]=5;17;IF([.G110]=6;20;IF([.G110]=7;21;&quot;ERROR&quot;))))))))" office:value-type="float" office:value="20" calcext:value-type="float">
            <text:p>20</text:p>
          </table:table-cell>
          <table:table-cell table:formula="of:=IF([.H110]=0;0;IF([.H110]=1;2;IF([.H110]=2;16;IF([.H110]=3;18;IF([.H110]=4;32;IF([.H110]=5;34;IF([.H110]=6;40;IF([.H110]=7;42;&quot;ERROR&quot;))))))))" office:value-type="float" office:value="40" calcext:value-type="float">
            <text:p>40</text:p>
          </table:table-cell>
          <table:table-cell table:formula="of:=IF([.I110]=0;0;IF([.I110]=1;1;IF([.I110]=2;4;IF([.I110]=3;5;IF([.I110]=4;16;IF([.I110]=5;17;IF([.I110]=6;20;IF([.I110]=7;21;&quot;ERROR&quot;))))))))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equb</text:p>
          </table:table-cell>
          <table:table-cell table:formula="of:=[.O110]+[.P110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110]+[.R110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110]+[.T110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U110]+[.V110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ck right</text:p>
          </table:table-cell>
          <table:table-cell table:number-columns-repeated="37"/>
        </table:table-row>
        <table:table-row table:style-name="ro1">
          <table:table-cell/>
          <table:table-cell table:formula="of:=[.I102]" office:value-type="float" office:value="6" calcext:value-type="float">
            <text:p>6</text:p>
          </table:table-cell>
          <table:table-cell table:formula="of:=[.H102]" office:value-type="float" office:value="6" calcext:value-type="float">
            <text:p>6</text:p>
          </table:table-cell>
          <table:table-cell table:formula="of:=[.G102]" office:value-type="float" office:value="6" calcext:value-type="float">
            <text:p>6</text:p>
          </table:table-cell>
          <table:table-cell table:formula="of:=[.F102]" office:value-type="float" office:value="6" calcext:value-type="float">
            <text:p>6</text:p>
          </table:table-cell>
          <table:table-cell table:formula="of:=[.E102]" office:value-type="float" office:value="6" calcext:value-type="float">
            <text:p>6</text:p>
          </table:table-cell>
          <table:table-cell table:formula="of:=[.D102]" office:value-type="float" office:value="6" calcext:value-type="float">
            <text:p>6</text:p>
          </table:table-cell>
          <table:table-cell table:formula="of:=[.C102]" office:value-type="float" office:value="6" calcext:value-type="float">
            <text:p>6</text:p>
          </table:table-cell>
          <table:table-cell table:formula="of:=[.B102]" office:value-type="float" office:value="6" calcext:value-type="float">
            <text:p>6</text:p>
          </table:table-cell>
          <table:table-cell table:number-columns-repeated="5"/>
          <table:table-cell table:formula="of:=IF([.B112]=0;0;IF([.B112]=1;2;IF([.B112]=2;16;IF([.B112]=3;18;IF([.B112]=4;32;IF([.B112]=5;34;IF([.B112]=6;40;IF([.B112]=7;42;&quot;ERROR&quot;))))))))" office:value-type="float" office:value="40" calcext:value-type="float">
            <text:p>40</text:p>
          </table:table-cell>
          <table:table-cell table:formula="of:=IF([.C112]=0;0;IF([.C112]=1;1;IF([.C112]=2;4;IF([.C112]=3;5;IF([.C112]=4;16;IF([.C112]=5;17;IF([.C112]=6;20;IF([.C112]=7;21;&quot;ERROR&quot;))))))))" office:value-type="float" office:value="20" calcext:value-type="float">
            <text:p>20</text:p>
          </table:table-cell>
          <table:table-cell table:formula="of:=IF([.D112]=0;0;IF([.D112]=1;2;IF([.D112]=2;16;IF([.D112]=3;18;IF([.D112]=4;32;IF([.D112]=5;34;IF([.D112]=6;40;IF([.D112]=7;42;&quot;ERROR&quot;))))))))" office:value-type="float" office:value="40" calcext:value-type="float">
            <text:p>40</text:p>
          </table:table-cell>
          <table:table-cell table:formula="of:=IF([.E112]=0;0;IF([.E112]=1;1;IF([.E112]=2;4;IF([.E112]=3;5;IF([.E112]=4;16;IF([.E112]=5;17;IF([.E112]=6;20;IF([.E112]=7;21;&quot;ERROR&quot;))))))))" office:value-type="float" office:value="20" calcext:value-type="float">
            <text:p>20</text:p>
          </table:table-cell>
          <table:table-cell table:formula="of:=IF([.F112]=0;0;IF([.F112]=1;2;IF([.F112]=2;16;IF([.F112]=3;18;IF([.F112]=4;32;IF([.F112]=5;34;IF([.F112]=6;40;IF([.F112]=7;42;&quot;ERROR&quot;))))))))" office:value-type="float" office:value="40" calcext:value-type="float">
            <text:p>40</text:p>
          </table:table-cell>
          <table:table-cell table:formula="of:=IF([.G112]=0;0;IF([.G112]=1;1;IF([.G112]=2;4;IF([.G112]=3;5;IF([.G112]=4;16;IF([.G112]=5;17;IF([.G112]=6;20;IF([.G112]=7;21;&quot;ERROR&quot;))))))))" office:value-type="float" office:value="20" calcext:value-type="float">
            <text:p>20</text:p>
          </table:table-cell>
          <table:table-cell table:formula="of:=IF([.H112]=0;0;IF([.H112]=1;2;IF([.H112]=2;16;IF([.H112]=3;18;IF([.H112]=4;32;IF([.H112]=5;34;IF([.H112]=6;40;IF([.H112]=7;42;&quot;ERROR&quot;))))))))" office:value-type="float" office:value="40" calcext:value-type="float">
            <text:p>40</text:p>
          </table:table-cell>
          <table:table-cell table:formula="of:=IF([.I112]=0;0;IF([.I112]=1;1;IF([.I112]=2;4;IF([.I112]=3;5;IF([.I112]=4;16;IF([.I112]=5;17;IF([.I112]=6;20;IF([.I112]=7;21;&quot;ERROR&quot;))))))))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equb</text:p>
          </table:table-cell>
          <table:table-cell table:formula="of:=[.O112]+[.P112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112]+[.R112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112]+[.T112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U112]+[.V112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table:formula="of:=[.I103]" office:value-type="float" office:value="6" calcext:value-type="float">
            <text:p>6</text:p>
          </table:table-cell>
          <table:table-cell table:formula="of:=[.H103]" office:value-type="float" office:value="6" calcext:value-type="float">
            <text:p>6</text:p>
          </table:table-cell>
          <table:table-cell table:formula="of:=[.G103]" office:value-type="float" office:value="6" calcext:value-type="float">
            <text:p>6</text:p>
          </table:table-cell>
          <table:table-cell table:formula="of:=[.F103]" office:value-type="float" office:value="1" calcext:value-type="float">
            <text:p>1</text:p>
          </table:table-cell>
          <table:table-cell table:formula="of:=[.E103]" office:value-type="float" office:value="1" calcext:value-type="float">
            <text:p>1</text:p>
          </table:table-cell>
          <table:table-cell table:formula="of:=[.D103]" office:value-type="float" office:value="6" calcext:value-type="float">
            <text:p>6</text:p>
          </table:table-cell>
          <table:table-cell table:formula="of:=[.C103]" office:value-type="float" office:value="6" calcext:value-type="float">
            <text:p>6</text:p>
          </table:table-cell>
          <table:table-cell table:formula="of:=[.B103]" office:value-type="float" office:value="6" calcext:value-type="float">
            <text:p>6</text:p>
          </table:table-cell>
          <table:table-cell table:number-columns-repeated="5"/>
          <table:table-cell table:formula="of:=IF([.B113]=0;0;IF([.B113]=1;2;IF([.B113]=2;16;IF([.B113]=3;18;IF([.B113]=4;32;IF([.B113]=5;34;IF([.B113]=6;40;IF([.B113]=7;42;&quot;ERROR&quot;))))))))" office:value-type="float" office:value="40" calcext:value-type="float">
            <text:p>40</text:p>
          </table:table-cell>
          <table:table-cell table:formula="of:=IF([.C113]=0;0;IF([.C113]=1;1;IF([.C113]=2;4;IF([.C113]=3;5;IF([.C113]=4;16;IF([.C113]=5;17;IF([.C113]=6;20;IF([.C113]=7;21;&quot;ERROR&quot;))))))))" office:value-type="float" office:value="20" calcext:value-type="float">
            <text:p>20</text:p>
          </table:table-cell>
          <table:table-cell table:formula="of:=IF([.D113]=0;0;IF([.D113]=1;2;IF([.D113]=2;16;IF([.D113]=3;18;IF([.D113]=4;32;IF([.D113]=5;34;IF([.D113]=6;40;IF([.D113]=7;42;&quot;ERROR&quot;))))))))" office:value-type="float" office:value="40" calcext:value-type="float">
            <text:p>40</text:p>
          </table:table-cell>
          <table:table-cell table:formula="of:=IF([.E113]=0;0;IF([.E113]=1;1;IF([.E113]=2;4;IF([.E113]=3;5;IF([.E113]=4;16;IF([.E113]=5;17;IF([.E113]=6;20;IF([.E113]=7;21;&quot;ERROR&quot;))))))))" office:value-type="float" office:value="1" calcext:value-type="float">
            <text:p>1</text:p>
          </table:table-cell>
          <table:table-cell table:formula="of:=IF([.F113]=0;0;IF([.F113]=1;2;IF([.F113]=2;16;IF([.F113]=3;18;IF([.F113]=4;32;IF([.F113]=5;34;IF([.F113]=6;40;IF([.F113]=7;42;&quot;ERROR&quot;))))))))" office:value-type="float" office:value="2" calcext:value-type="float">
            <text:p>2</text:p>
          </table:table-cell>
          <table:table-cell table:formula="of:=IF([.G113]=0;0;IF([.G113]=1;1;IF([.G113]=2;4;IF([.G113]=3;5;IF([.G113]=4;16;IF([.G113]=5;17;IF([.G113]=6;20;IF([.G113]=7;21;&quot;ERROR&quot;))))))))" office:value-type="float" office:value="20" calcext:value-type="float">
            <text:p>20</text:p>
          </table:table-cell>
          <table:table-cell table:formula="of:=IF([.H113]=0;0;IF([.H113]=1;2;IF([.H113]=2;16;IF([.H113]=3;18;IF([.H113]=4;32;IF([.H113]=5;34;IF([.H113]=6;40;IF([.H113]=7;42;&quot;ERROR&quot;))))))))" office:value-type="float" office:value="40" calcext:value-type="float">
            <text:p>40</text:p>
          </table:table-cell>
          <table:table-cell table:formula="of:=IF([.I113]=0;0;IF([.I113]=1;1;IF([.I113]=2;4;IF([.I113]=3;5;IF([.I113]=4;16;IF([.I113]=5;17;IF([.I113]=6;20;IF([.I113]=7;21;&quot;ERROR&quot;))))))))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equb</text:p>
          </table:table-cell>
          <table:table-cell table:formula="of:=[.O113]+[.P113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113]+[.R113]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table:formula="of:=[.S113]+[.T113]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formula="of:=[.U113]+[.V113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table:formula="of:=[.I104]" office:value-type="float" office:value="6" calcext:value-type="float">
            <text:p>6</text:p>
          </table:table-cell>
          <table:table-cell table:formula="of:=[.H104]" office:value-type="float" office:value="6" calcext:value-type="float">
            <text:p>6</text:p>
          </table:table-cell>
          <table:table-cell table:formula="of:=[.G104]" office:value-type="float" office:value="6" calcext:value-type="float">
            <text:p>6</text:p>
          </table:table-cell>
          <table:table-cell table:formula="of:=[.F104]" office:value-type="float" office:value="3" calcext:value-type="float">
            <text:p>3</text:p>
          </table:table-cell>
          <table:table-cell table:formula="of:=[.E104]" office:value-type="float" office:value="3" calcext:value-type="float">
            <text:p>3</text:p>
          </table:table-cell>
          <table:table-cell table:formula="of:=[.D104]" office:value-type="float" office:value="6" calcext:value-type="float">
            <text:p>6</text:p>
          </table:table-cell>
          <table:table-cell table:formula="of:=[.C104]" office:value-type="float" office:value="6" calcext:value-type="float">
            <text:p>6</text:p>
          </table:table-cell>
          <table:table-cell table:formula="of:=[.B104]" office:value-type="float" office:value="6" calcext:value-type="float">
            <text:p>6</text:p>
          </table:table-cell>
          <table:table-cell table:number-columns-repeated="5"/>
          <table:table-cell table:formula="of:=IF([.B114]=0;0;IF([.B114]=1;2;IF([.B114]=2;16;IF([.B114]=3;18;IF([.B114]=4;32;IF([.B114]=5;34;IF([.B114]=6;40;IF([.B114]=7;42;&quot;ERROR&quot;))))))))" office:value-type="float" office:value="40" calcext:value-type="float">
            <text:p>40</text:p>
          </table:table-cell>
          <table:table-cell table:formula="of:=IF([.C114]=0;0;IF([.C114]=1;1;IF([.C114]=2;4;IF([.C114]=3;5;IF([.C114]=4;16;IF([.C114]=5;17;IF([.C114]=6;20;IF([.C114]=7;21;&quot;ERROR&quot;))))))))" office:value-type="float" office:value="20" calcext:value-type="float">
            <text:p>20</text:p>
          </table:table-cell>
          <table:table-cell table:formula="of:=IF([.D114]=0;0;IF([.D114]=1;2;IF([.D114]=2;16;IF([.D114]=3;18;IF([.D114]=4;32;IF([.D114]=5;34;IF([.D114]=6;40;IF([.D114]=7;42;&quot;ERROR&quot;))))))))" office:value-type="float" office:value="40" calcext:value-type="float">
            <text:p>40</text:p>
          </table:table-cell>
          <table:table-cell table:formula="of:=IF([.E114]=0;0;IF([.E114]=1;1;IF([.E114]=2;4;IF([.E114]=3;5;IF([.E114]=4;16;IF([.E114]=5;17;IF([.E114]=6;20;IF([.E114]=7;21;&quot;ERROR&quot;))))))))" office:value-type="float" office:value="5" calcext:value-type="float">
            <text:p>5</text:p>
          </table:table-cell>
          <table:table-cell table:formula="of:=IF([.F114]=0;0;IF([.F114]=1;2;IF([.F114]=2;16;IF([.F114]=3;18;IF([.F114]=4;32;IF([.F114]=5;34;IF([.F114]=6;40;IF([.F114]=7;42;&quot;ERROR&quot;))))))))" office:value-type="float" office:value="18" calcext:value-type="float">
            <text:p>18</text:p>
          </table:table-cell>
          <table:table-cell table:formula="of:=IF([.G114]=0;0;IF([.G114]=1;1;IF([.G114]=2;4;IF([.G114]=3;5;IF([.G114]=4;16;IF([.G114]=5;17;IF([.G114]=6;20;IF([.G114]=7;21;&quot;ERROR&quot;))))))))" office:value-type="float" office:value="20" calcext:value-type="float">
            <text:p>20</text:p>
          </table:table-cell>
          <table:table-cell table:formula="of:=IF([.H114]=0;0;IF([.H114]=1;2;IF([.H114]=2;16;IF([.H114]=3;18;IF([.H114]=4;32;IF([.H114]=5;34;IF([.H114]=6;40;IF([.H114]=7;42;&quot;ERROR&quot;))))))))" office:value-type="float" office:value="40" calcext:value-type="float">
            <text:p>40</text:p>
          </table:table-cell>
          <table:table-cell table:formula="of:=IF([.I114]=0;0;IF([.I114]=1;1;IF([.I114]=2;4;IF([.I114]=3;5;IF([.I114]=4;16;IF([.I114]=5;17;IF([.I114]=6;20;IF([.I114]=7;21;&quot;ERROR&quot;))))))))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equb</text:p>
          </table:table-cell>
          <table:table-cell table:formula="of:=[.O114]+[.P114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114]+[.R114]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table:formula="of:=[.S114]+[.T114]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table:formula="of:=[.U114]+[.V114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table:formula="of:=[.I105]" office:value-type="float" office:value="6" calcext:value-type="float">
            <text:p>6</text:p>
          </table:table-cell>
          <table:table-cell table:formula="of:=[.H105]" office:value-type="float" office:value="6" calcext:value-type="float">
            <text:p>6</text:p>
          </table:table-cell>
          <table:table-cell table:formula="of:=[.G105]" office:value-type="float" office:value="3" calcext:value-type="float">
            <text:p>3</text:p>
          </table:table-cell>
          <table:table-cell table:formula="of:=[.F105]" office:value-type="float" office:value="3" calcext:value-type="float">
            <text:p>3</text:p>
          </table:table-cell>
          <table:table-cell table:formula="of:=[.E105]" office:value-type="float" office:value="0" calcext:value-type="float">
            <text:p>0</text:p>
          </table:table-cell>
          <table:table-cell table:formula="of:=[.D105]" office:value-type="float" office:value="3" calcext:value-type="float">
            <text:p>3</text:p>
          </table:table-cell>
          <table:table-cell table:formula="of:=[.C105]" office:value-type="float" office:value="6" calcext:value-type="float">
            <text:p>6</text:p>
          </table:table-cell>
          <table:table-cell table:formula="of:=[.B105]" office:value-type="float" office:value="6" calcext:value-type="float">
            <text:p>6</text:p>
          </table:table-cell>
          <table:table-cell table:number-columns-repeated="5"/>
          <table:table-cell table:formula="of:=IF([.B115]=0;0;IF([.B115]=1;2;IF([.B115]=2;16;IF([.B115]=3;18;IF([.B115]=4;32;IF([.B115]=5;34;IF([.B115]=6;40;IF([.B115]=7;42;&quot;ERROR&quot;))))))))" office:value-type="float" office:value="40" calcext:value-type="float">
            <text:p>40</text:p>
          </table:table-cell>
          <table:table-cell table:formula="of:=IF([.C115]=0;0;IF([.C115]=1;1;IF([.C115]=2;4;IF([.C115]=3;5;IF([.C115]=4;16;IF([.C115]=5;17;IF([.C115]=6;20;IF([.C115]=7;21;&quot;ERROR&quot;))))))))" office:value-type="float" office:value="20" calcext:value-type="float">
            <text:p>20</text:p>
          </table:table-cell>
          <table:table-cell table:formula="of:=IF([.D115]=0;0;IF([.D115]=1;2;IF([.D115]=2;16;IF([.D115]=3;18;IF([.D115]=4;32;IF([.D115]=5;34;IF([.D115]=6;40;IF([.D115]=7;42;&quot;ERROR&quot;))))))))" office:value-type="float" office:value="18" calcext:value-type="float">
            <text:p>18</text:p>
          </table:table-cell>
          <table:table-cell table:formula="of:=IF([.E115]=0;0;IF([.E115]=1;1;IF([.E115]=2;4;IF([.E115]=3;5;IF([.E115]=4;16;IF([.E115]=5;17;IF([.E115]=6;20;IF([.E115]=7;21;&quot;ERROR&quot;))))))))" office:value-type="float" office:value="5" calcext:value-type="float">
            <text:p>5</text:p>
          </table:table-cell>
          <table:table-cell table:formula="of:=IF([.F115]=0;0;IF([.F115]=1;2;IF([.F115]=2;16;IF([.F115]=3;18;IF([.F115]=4;32;IF([.F115]=5;34;IF([.F115]=6;40;IF([.F115]=7;42;&quot;ERROR&quot;))))))))" office:value-type="float" office:value="0" calcext:value-type="float">
            <text:p>0</text:p>
          </table:table-cell>
          <table:table-cell table:formula="of:=IF([.G115]=0;0;IF([.G115]=1;1;IF([.G115]=2;4;IF([.G115]=3;5;IF([.G115]=4;16;IF([.G115]=5;17;IF([.G115]=6;20;IF([.G115]=7;21;&quot;ERROR&quot;))))))))" office:value-type="float" office:value="5" calcext:value-type="float">
            <text:p>5</text:p>
          </table:table-cell>
          <table:table-cell table:formula="of:=IF([.H115]=0;0;IF([.H115]=1;2;IF([.H115]=2;16;IF([.H115]=3;18;IF([.H115]=4;32;IF([.H115]=5;34;IF([.H115]=6;40;IF([.H115]=7;42;&quot;ERROR&quot;))))))))" office:value-type="float" office:value="40" calcext:value-type="float">
            <text:p>40</text:p>
          </table:table-cell>
          <table:table-cell table:formula="of:=IF([.I115]=0;0;IF([.I115]=1;1;IF([.I115]=2;4;IF([.I115]=3;5;IF([.I115]=4;16;IF([.I115]=5;17;IF([.I115]=6;20;IF([.I115]=7;21;&quot;ERROR&quot;))))))))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equb</text:p>
          </table:table-cell>
          <table:table-cell table:formula="of:=[.O115]+[.P115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115]+[.R115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S115]+[.T115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U115]+[.V115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table:formula="of:=[.I106]" office:value-type="float" office:value="6" calcext:value-type="float">
            <text:p>6</text:p>
          </table:table-cell>
          <table:table-cell table:formula="of:=[.H106]" office:value-type="float" office:value="6" calcext:value-type="float">
            <text:p>6</text:p>
          </table:table-cell>
          <table:table-cell table:formula="of:=[.G106]" office:value-type="float" office:value="3" calcext:value-type="float">
            <text:p>3</text:p>
          </table:table-cell>
          <table:table-cell table:formula="of:=[.F106]" office:value-type="float" office:value="3" calcext:value-type="float">
            <text:p>3</text:p>
          </table:table-cell>
          <table:table-cell table:formula="of:=[.E106]" office:value-type="float" office:value="3" calcext:value-type="float">
            <text:p>3</text:p>
          </table:table-cell>
          <table:table-cell table:formula="of:=[.D106]" office:value-type="float" office:value="3" calcext:value-type="float">
            <text:p>3</text:p>
          </table:table-cell>
          <table:table-cell table:formula="of:=[.C106]" office:value-type="float" office:value="6" calcext:value-type="float">
            <text:p>6</text:p>
          </table:table-cell>
          <table:table-cell table:formula="of:=[.B106]" office:value-type="float" office:value="6" calcext:value-type="float">
            <text:p>6</text:p>
          </table:table-cell>
          <table:table-cell table:number-columns-repeated="5"/>
          <table:table-cell table:formula="of:=IF([.B116]=0;0;IF([.B116]=1;2;IF([.B116]=2;16;IF([.B116]=3;18;IF([.B116]=4;32;IF([.B116]=5;34;IF([.B116]=6;40;IF([.B116]=7;42;&quot;ERROR&quot;))))))))" office:value-type="float" office:value="40" calcext:value-type="float">
            <text:p>40</text:p>
          </table:table-cell>
          <table:table-cell table:formula="of:=IF([.C116]=0;0;IF([.C116]=1;1;IF([.C116]=2;4;IF([.C116]=3;5;IF([.C116]=4;16;IF([.C116]=5;17;IF([.C116]=6;20;IF([.C116]=7;21;&quot;ERROR&quot;))))))))" office:value-type="float" office:value="20" calcext:value-type="float">
            <text:p>20</text:p>
          </table:table-cell>
          <table:table-cell table:formula="of:=IF([.D116]=0;0;IF([.D116]=1;2;IF([.D116]=2;16;IF([.D116]=3;18;IF([.D116]=4;32;IF([.D116]=5;34;IF([.D116]=6;40;IF([.D116]=7;42;&quot;ERROR&quot;))))))))" office:value-type="float" office:value="18" calcext:value-type="float">
            <text:p>18</text:p>
          </table:table-cell>
          <table:table-cell table:formula="of:=IF([.E116]=0;0;IF([.E116]=1;1;IF([.E116]=2;4;IF([.E116]=3;5;IF([.E116]=4;16;IF([.E116]=5;17;IF([.E116]=6;20;IF([.E116]=7;21;&quot;ERROR&quot;))))))))" office:value-type="float" office:value="5" calcext:value-type="float">
            <text:p>5</text:p>
          </table:table-cell>
          <table:table-cell table:formula="of:=IF([.F116]=0;0;IF([.F116]=1;2;IF([.F116]=2;16;IF([.F116]=3;18;IF([.F116]=4;32;IF([.F116]=5;34;IF([.F116]=6;40;IF([.F116]=7;42;&quot;ERROR&quot;))))))))" office:value-type="float" office:value="18" calcext:value-type="float">
            <text:p>18</text:p>
          </table:table-cell>
          <table:table-cell table:formula="of:=IF([.G116]=0;0;IF([.G116]=1;1;IF([.G116]=2;4;IF([.G116]=3;5;IF([.G116]=4;16;IF([.G116]=5;17;IF([.G116]=6;20;IF([.G116]=7;21;&quot;ERROR&quot;))))))))" office:value-type="float" office:value="5" calcext:value-type="float">
            <text:p>5</text:p>
          </table:table-cell>
          <table:table-cell table:formula="of:=IF([.H116]=0;0;IF([.H116]=1;2;IF([.H116]=2;16;IF([.H116]=3;18;IF([.H116]=4;32;IF([.H116]=5;34;IF([.H116]=6;40;IF([.H116]=7;42;&quot;ERROR&quot;))))))))" office:value-type="float" office:value="40" calcext:value-type="float">
            <text:p>40</text:p>
          </table:table-cell>
          <table:table-cell table:formula="of:=IF([.I116]=0;0;IF([.I116]=1;1;IF([.I116]=2;4;IF([.I116]=3;5;IF([.I116]=4;16;IF([.I116]=5;17;IF([.I116]=6;20;IF([.I116]=7;21;&quot;ERROR&quot;))))))))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equb</text:p>
          </table:table-cell>
          <table:table-cell table:formula="of:=[.O116]+[.P116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116]+[.R116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S116]+[.T116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U116]+[.V116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table:formula="of:=[.I107]" office:value-type="float" office:value="6" calcext:value-type="float">
            <text:p>6</text:p>
          </table:table-cell>
          <table:table-cell table:formula="of:=[.H107]" office:value-type="float" office:value="6" calcext:value-type="float">
            <text:p>6</text:p>
          </table:table-cell>
          <table:table-cell table:formula="of:=[.G107]" office:value-type="float" office:value="3" calcext:value-type="float">
            <text:p>3</text:p>
          </table:table-cell>
          <table:table-cell table:formula="of:=[.F107]" office:value-type="float" office:value="3" calcext:value-type="float">
            <text:p>3</text:p>
          </table:table-cell>
          <table:table-cell table:formula="of:=[.E107]" office:value-type="float" office:value="3" calcext:value-type="float">
            <text:p>3</text:p>
          </table:table-cell>
          <table:table-cell table:formula="of:=[.D107]" office:value-type="float" office:value="6" calcext:value-type="float">
            <text:p>6</text:p>
          </table:table-cell>
          <table:table-cell table:formula="of:=[.C107]" office:value-type="float" office:value="6" calcext:value-type="float">
            <text:p>6</text:p>
          </table:table-cell>
          <table:table-cell table:formula="of:=[.B107]" office:value-type="float" office:value="6" calcext:value-type="float">
            <text:p>6</text:p>
          </table:table-cell>
          <table:table-cell table:number-columns-repeated="5"/>
          <table:table-cell table:formula="of:=IF([.B117]=0;0;IF([.B117]=1;2;IF([.B117]=2;16;IF([.B117]=3;18;IF([.B117]=4;32;IF([.B117]=5;34;IF([.B117]=6;40;IF([.B117]=7;42;&quot;ERROR&quot;))))))))" office:value-type="float" office:value="40" calcext:value-type="float">
            <text:p>40</text:p>
          </table:table-cell>
          <table:table-cell table:formula="of:=IF([.C117]=0;0;IF([.C117]=1;1;IF([.C117]=2;4;IF([.C117]=3;5;IF([.C117]=4;16;IF([.C117]=5;17;IF([.C117]=6;20;IF([.C117]=7;21;&quot;ERROR&quot;))))))))" office:value-type="float" office:value="20" calcext:value-type="float">
            <text:p>20</text:p>
          </table:table-cell>
          <table:table-cell table:formula="of:=IF([.D117]=0;0;IF([.D117]=1;2;IF([.D117]=2;16;IF([.D117]=3;18;IF([.D117]=4;32;IF([.D117]=5;34;IF([.D117]=6;40;IF([.D117]=7;42;&quot;ERROR&quot;))))))))" office:value-type="float" office:value="18" calcext:value-type="float">
            <text:p>18</text:p>
          </table:table-cell>
          <table:table-cell table:formula="of:=IF([.E117]=0;0;IF([.E117]=1;1;IF([.E117]=2;4;IF([.E117]=3;5;IF([.E117]=4;16;IF([.E117]=5;17;IF([.E117]=6;20;IF([.E117]=7;21;&quot;ERROR&quot;))))))))" office:value-type="float" office:value="5" calcext:value-type="float">
            <text:p>5</text:p>
          </table:table-cell>
          <table:table-cell table:formula="of:=IF([.F117]=0;0;IF([.F117]=1;2;IF([.F117]=2;16;IF([.F117]=3;18;IF([.F117]=4;32;IF([.F117]=5;34;IF([.F117]=6;40;IF([.F117]=7;42;&quot;ERROR&quot;))))))))" office:value-type="float" office:value="18" calcext:value-type="float">
            <text:p>18</text:p>
          </table:table-cell>
          <table:table-cell table:formula="of:=IF([.G117]=0;0;IF([.G117]=1;1;IF([.G117]=2;4;IF([.G117]=3;5;IF([.G117]=4;16;IF([.G117]=5;17;IF([.G117]=6;20;IF([.G117]=7;21;&quot;ERROR&quot;))))))))" office:value-type="float" office:value="20" calcext:value-type="float">
            <text:p>20</text:p>
          </table:table-cell>
          <table:table-cell table:formula="of:=IF([.H117]=0;0;IF([.H117]=1;2;IF([.H117]=2;16;IF([.H117]=3;18;IF([.H117]=4;32;IF([.H117]=5;34;IF([.H117]=6;40;IF([.H117]=7;42;&quot;ERROR&quot;))))))))" office:value-type="float" office:value="40" calcext:value-type="float">
            <text:p>40</text:p>
          </table:table-cell>
          <table:table-cell table:formula="of:=IF([.I117]=0;0;IF([.I117]=1;1;IF([.I117]=2;4;IF([.I117]=3;5;IF([.I117]=4;16;IF([.I117]=5;17;IF([.I117]=6;20;IF([.I117]=7;21;&quot;ERROR&quot;))))))))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equb</text:p>
          </table:table-cell>
          <table:table-cell table:formula="of:=[.O117]+[.P117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117]+[.R117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S117]+[.T117]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table:formula="of:=[.U117]+[.V117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table:formula="of:=[.I108]" office:value-type="float" office:value="6" calcext:value-type="float">
            <text:p>6</text:p>
          </table:table-cell>
          <table:table-cell table:formula="of:=[.H108]" office:value-type="float" office:value="6" calcext:value-type="float">
            <text:p>6</text:p>
          </table:table-cell>
          <table:table-cell table:formula="of:=[.G108]" office:value-type="float" office:value="3" calcext:value-type="float">
            <text:p>3</text:p>
          </table:table-cell>
          <table:table-cell table:formula="of:=[.F108]" office:value-type="float" office:value="3" calcext:value-type="float">
            <text:p>3</text:p>
          </table:table-cell>
          <table:table-cell table:formula="of:=[.E108]" office:value-type="float" office:value="3" calcext:value-type="float">
            <text:p>3</text:p>
          </table:table-cell>
          <table:table-cell table:formula="of:=[.D108]" office:value-type="float" office:value="6" calcext:value-type="float">
            <text:p>6</text:p>
          </table:table-cell>
          <table:table-cell table:formula="of:=[.C108]" office:value-type="float" office:value="6" calcext:value-type="float">
            <text:p>6</text:p>
          </table:table-cell>
          <table:table-cell table:formula="of:=[.B108]" office:value-type="float" office:value="6" calcext:value-type="float">
            <text:p>6</text:p>
          </table:table-cell>
          <table:table-cell table:number-columns-repeated="5"/>
          <table:table-cell table:formula="of:=IF([.B118]=0;0;IF([.B118]=1;2;IF([.B118]=2;16;IF([.B118]=3;18;IF([.B118]=4;32;IF([.B118]=5;34;IF([.B118]=6;40;IF([.B118]=7;42;&quot;ERROR&quot;))))))))" office:value-type="float" office:value="40" calcext:value-type="float">
            <text:p>40</text:p>
          </table:table-cell>
          <table:table-cell table:formula="of:=IF([.C118]=0;0;IF([.C118]=1;1;IF([.C118]=2;4;IF([.C118]=3;5;IF([.C118]=4;16;IF([.C118]=5;17;IF([.C118]=6;20;IF([.C118]=7;21;&quot;ERROR&quot;))))))))" office:value-type="float" office:value="20" calcext:value-type="float">
            <text:p>20</text:p>
          </table:table-cell>
          <table:table-cell table:formula="of:=IF([.D118]=0;0;IF([.D118]=1;2;IF([.D118]=2;16;IF([.D118]=3;18;IF([.D118]=4;32;IF([.D118]=5;34;IF([.D118]=6;40;IF([.D118]=7;42;&quot;ERROR&quot;))))))))" office:value-type="float" office:value="18" calcext:value-type="float">
            <text:p>18</text:p>
          </table:table-cell>
          <table:table-cell table:formula="of:=IF([.E118]=0;0;IF([.E118]=1;1;IF([.E118]=2;4;IF([.E118]=3;5;IF([.E118]=4;16;IF([.E118]=5;17;IF([.E118]=6;20;IF([.E118]=7;21;&quot;ERROR&quot;))))))))" office:value-type="float" office:value="5" calcext:value-type="float">
            <text:p>5</text:p>
          </table:table-cell>
          <table:table-cell table:formula="of:=IF([.F118]=0;0;IF([.F118]=1;2;IF([.F118]=2;16;IF([.F118]=3;18;IF([.F118]=4;32;IF([.F118]=5;34;IF([.F118]=6;40;IF([.F118]=7;42;&quot;ERROR&quot;))))))))" office:value-type="float" office:value="18" calcext:value-type="float">
            <text:p>18</text:p>
          </table:table-cell>
          <table:table-cell table:formula="of:=IF([.G118]=0;0;IF([.G118]=1;1;IF([.G118]=2;4;IF([.G118]=3;5;IF([.G118]=4;16;IF([.G118]=5;17;IF([.G118]=6;20;IF([.G118]=7;21;&quot;ERROR&quot;))))))))" office:value-type="float" office:value="20" calcext:value-type="float">
            <text:p>20</text:p>
          </table:table-cell>
          <table:table-cell table:formula="of:=IF([.H118]=0;0;IF([.H118]=1;2;IF([.H118]=2;16;IF([.H118]=3;18;IF([.H118]=4;32;IF([.H118]=5;34;IF([.H118]=6;40;IF([.H118]=7;42;&quot;ERROR&quot;))))))))" office:value-type="float" office:value="40" calcext:value-type="float">
            <text:p>40</text:p>
          </table:table-cell>
          <table:table-cell table:formula="of:=IF([.I118]=0;0;IF([.I118]=1;1;IF([.I118]=2;4;IF([.I118]=3;5;IF([.I118]=4;16;IF([.I118]=5;17;IF([.I118]=6;20;IF([.I118]=7;21;&quot;ERROR&quot;))))))))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equb</text:p>
          </table:table-cell>
          <table:table-cell table:formula="of:=[.O118]+[.P118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118]+[.R118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S118]+[.T118]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table:formula="of:=[.U118]+[.V118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table:formula="of:=[.I109]" office:value-type="float" office:value="6" calcext:value-type="float">
            <text:p>6</text:p>
          </table:table-cell>
          <table:table-cell table:formula="of:=[.H109]" office:value-type="float" office:value="6" calcext:value-type="float">
            <text:p>6</text:p>
          </table:table-cell>
          <table:table-cell table:formula="of:=[.G109]" office:value-type="float" office:value="0" calcext:value-type="float">
            <text:p>0</text:p>
          </table:table-cell>
          <table:table-cell table:formula="of:=[.F109]" office:value-type="float" office:value="6" calcext:value-type="float">
            <text:p>6</text:p>
          </table:table-cell>
          <table:table-cell table:formula="of:=[.E109]" office:value-type="float" office:value="0" calcext:value-type="float">
            <text:p>0</text:p>
          </table:table-cell>
          <table:table-cell table:formula="of:=[.D109]" office:value-type="float" office:value="6" calcext:value-type="float">
            <text:p>6</text:p>
          </table:table-cell>
          <table:table-cell table:formula="of:=[.C109]" office:value-type="float" office:value="6" calcext:value-type="float">
            <text:p>6</text:p>
          </table:table-cell>
          <table:table-cell table:formula="of:=[.B109]" office:value-type="float" office:value="6" calcext:value-type="float">
            <text:p>6</text:p>
          </table:table-cell>
          <table:table-cell table:number-columns-repeated="5"/>
          <table:table-cell table:formula="of:=IF([.B119]=0;0;IF([.B119]=1;2;IF([.B119]=2;16;IF([.B119]=3;18;IF([.B119]=4;32;IF([.B119]=5;34;IF([.B119]=6;40;IF([.B119]=7;42;&quot;ERROR&quot;))))))))" office:value-type="float" office:value="40" calcext:value-type="float">
            <text:p>40</text:p>
          </table:table-cell>
          <table:table-cell table:formula="of:=IF([.C119]=0;0;IF([.C119]=1;1;IF([.C119]=2;4;IF([.C119]=3;5;IF([.C119]=4;16;IF([.C119]=5;17;IF([.C119]=6;20;IF([.C119]=7;21;&quot;ERROR&quot;))))))))" office:value-type="float" office:value="20" calcext:value-type="float">
            <text:p>20</text:p>
          </table:table-cell>
          <table:table-cell table:formula="of:=IF([.D119]=0;0;IF([.D119]=1;2;IF([.D119]=2;16;IF([.D119]=3;18;IF([.D119]=4;32;IF([.D119]=5;34;IF([.D119]=6;40;IF([.D119]=7;42;&quot;ERROR&quot;))))))))" office:value-type="float" office:value="0" calcext:value-type="float">
            <text:p>0</text:p>
          </table:table-cell>
          <table:table-cell table:formula="of:=IF([.E119]=0;0;IF([.E119]=1;1;IF([.E119]=2;4;IF([.E119]=3;5;IF([.E119]=4;16;IF([.E119]=5;17;IF([.E119]=6;20;IF([.E119]=7;21;&quot;ERROR&quot;))))))))" office:value-type="float" office:value="20" calcext:value-type="float">
            <text:p>20</text:p>
          </table:table-cell>
          <table:table-cell table:formula="of:=IF([.F119]=0;0;IF([.F119]=1;2;IF([.F119]=2;16;IF([.F119]=3;18;IF([.F119]=4;32;IF([.F119]=5;34;IF([.F119]=6;40;IF([.F119]=7;42;&quot;ERROR&quot;))))))))" office:value-type="float" office:value="0" calcext:value-type="float">
            <text:p>0</text:p>
          </table:table-cell>
          <table:table-cell table:formula="of:=IF([.G119]=0;0;IF([.G119]=1;1;IF([.G119]=2;4;IF([.G119]=3;5;IF([.G119]=4;16;IF([.G119]=5;17;IF([.G119]=6;20;IF([.G119]=7;21;&quot;ERROR&quot;))))))))" office:value-type="float" office:value="20" calcext:value-type="float">
            <text:p>20</text:p>
          </table:table-cell>
          <table:table-cell table:formula="of:=IF([.H119]=0;0;IF([.H119]=1;2;IF([.H119]=2;16;IF([.H119]=3;18;IF([.H119]=4;32;IF([.H119]=5;34;IF([.H119]=6;40;IF([.H119]=7;42;&quot;ERROR&quot;))))))))" office:value-type="float" office:value="40" calcext:value-type="float">
            <text:p>40</text:p>
          </table:table-cell>
          <table:table-cell table:formula="of:=IF([.I119]=0;0;IF([.I119]=1;1;IF([.I119]=2;4;IF([.I119]=3;5;IF([.I119]=4;16;IF([.I119]=5;17;IF([.I119]=6;20;IF([.I119]=7;21;&quot;ERROR&quot;))))))))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equb</text:p>
          </table:table-cell>
          <table:table-cell table:formula="of:=[.O119]+[.P119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119]+[.R119]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formula="of:=[.S119]+[.T119]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formula="of:=[.U119]+[.V119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table:formula="of:=[.I110]" office:value-type="float" office:value="6" calcext:value-type="float">
            <text:p>6</text:p>
          </table:table-cell>
          <table:table-cell table:formula="of:=[.H110]" office:value-type="float" office:value="6" calcext:value-type="float">
            <text:p>6</text:p>
          </table:table-cell>
          <table:table-cell table:formula="of:=[.G110]" office:value-type="float" office:value="6" calcext:value-type="float">
            <text:p>6</text:p>
          </table:table-cell>
          <table:table-cell table:formula="of:=[.F110]" office:value-type="float" office:value="6" calcext:value-type="float">
            <text:p>6</text:p>
          </table:table-cell>
          <table:table-cell table:formula="of:=[.E110]" office:value-type="float" office:value="6" calcext:value-type="float">
            <text:p>6</text:p>
          </table:table-cell>
          <table:table-cell table:formula="of:=[.D110]" office:value-type="float" office:value="6" calcext:value-type="float">
            <text:p>6</text:p>
          </table:table-cell>
          <table:table-cell table:formula="of:=[.C110]" office:value-type="float" office:value="6" calcext:value-type="float">
            <text:p>6</text:p>
          </table:table-cell>
          <table:table-cell table:formula="of:=[.B110]" office:value-type="float" office:value="6" calcext:value-type="float">
            <text:p>6</text:p>
          </table:table-cell>
          <table:table-cell table:number-columns-repeated="5"/>
          <table:table-cell table:formula="of:=IF([.B120]=0;0;IF([.B120]=1;2;IF([.B120]=2;16;IF([.B120]=3;18;IF([.B120]=4;32;IF([.B120]=5;34;IF([.B120]=6;40;IF([.B120]=7;42;&quot;ERROR&quot;))))))))" office:value-type="float" office:value="40" calcext:value-type="float">
            <text:p>40</text:p>
          </table:table-cell>
          <table:table-cell table:formula="of:=IF([.C120]=0;0;IF([.C120]=1;1;IF([.C120]=2;4;IF([.C120]=3;5;IF([.C120]=4;16;IF([.C120]=5;17;IF([.C120]=6;20;IF([.C120]=7;21;&quot;ERROR&quot;))))))))" office:value-type="float" office:value="20" calcext:value-type="float">
            <text:p>20</text:p>
          </table:table-cell>
          <table:table-cell table:formula="of:=IF([.D120]=0;0;IF([.D120]=1;2;IF([.D120]=2;16;IF([.D120]=3;18;IF([.D120]=4;32;IF([.D120]=5;34;IF([.D120]=6;40;IF([.D120]=7;42;&quot;ERROR&quot;))))))))" office:value-type="float" office:value="40" calcext:value-type="float">
            <text:p>40</text:p>
          </table:table-cell>
          <table:table-cell table:formula="of:=IF([.E120]=0;0;IF([.E120]=1;1;IF([.E120]=2;4;IF([.E120]=3;5;IF([.E120]=4;16;IF([.E120]=5;17;IF([.E120]=6;20;IF([.E120]=7;21;&quot;ERROR&quot;))))))))" office:value-type="float" office:value="20" calcext:value-type="float">
            <text:p>20</text:p>
          </table:table-cell>
          <table:table-cell table:formula="of:=IF([.F120]=0;0;IF([.F120]=1;2;IF([.F120]=2;16;IF([.F120]=3;18;IF([.F120]=4;32;IF([.F120]=5;34;IF([.F120]=6;40;IF([.F120]=7;42;&quot;ERROR&quot;))))))))" office:value-type="float" office:value="40" calcext:value-type="float">
            <text:p>40</text:p>
          </table:table-cell>
          <table:table-cell table:formula="of:=IF([.G120]=0;0;IF([.G120]=1;1;IF([.G120]=2;4;IF([.G120]=3;5;IF([.G120]=4;16;IF([.G120]=5;17;IF([.G120]=6;20;IF([.G120]=7;21;&quot;ERROR&quot;))))))))" office:value-type="float" office:value="20" calcext:value-type="float">
            <text:p>20</text:p>
          </table:table-cell>
          <table:table-cell table:formula="of:=IF([.H120]=0;0;IF([.H120]=1;2;IF([.H120]=2;16;IF([.H120]=3;18;IF([.H120]=4;32;IF([.H120]=5;34;IF([.H120]=6;40;IF([.H120]=7;42;&quot;ERROR&quot;))))))))" office:value-type="float" office:value="40" calcext:value-type="float">
            <text:p>40</text:p>
          </table:table-cell>
          <table:table-cell table:formula="of:=IF([.I120]=0;0;IF([.I120]=1;1;IF([.I120]=2;4;IF([.I120]=3;5;IF([.I120]=4;16;IF([.I120]=5;17;IF([.I120]=6;20;IF([.I120]=7;21;&quot;ERROR&quot;))))))))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equb</text:p>
          </table:table-cell>
          <table:table-cell table:formula="of:=[.O120]+[.P120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120]+[.R120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S120]+[.T120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U120]+[.V120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gg</text:p>
          </table:table-cell>
          <table:table-cell table:number-columns-repeated="37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7"/>
          <table:table-cell table:formula="of:=IF([.B122]=0;0;IF([.B122]=1;2;IF([.B122]=2;16;IF([.B122]=3;18;IF([.B122]=4;32;IF([.B122]=5;34;IF([.B122]=6;40;IF([.B122]=7;42;&quot;ERROR&quot;))))))))" office:value-type="float" office:value="40" calcext:value-type="float">
            <text:p>40</text:p>
          </table:table-cell>
          <table:table-cell table:formula="of:=IF([.C122]=0;0;IF([.C122]=1;1;IF([.C122]=2;4;IF([.C122]=3;5;IF([.C122]=4;16;IF([.C122]=5;17;IF([.C122]=6;20;IF([.C122]=7;21;&quot;ERROR&quot;))))))))" office:value-type="float" office:value="20" calcext:value-type="float">
            <text:p>20</text:p>
          </table:table-cell>
          <table:table-cell table:formula="of:=IF([.D122]=0;0;IF([.D122]=1;2;IF([.D122]=2;16;IF([.D122]=3;18;IF([.D122]=4;32;IF([.D122]=5;34;IF([.D122]=6;40;IF([.D122]=7;42;&quot;ERROR&quot;))))))))" office:value-type="float" office:value="18" calcext:value-type="float">
            <text:p>18</text:p>
          </table:table-cell>
          <table:table-cell table:formula="of:=IF([.E122]=0;0;IF([.E122]=1;1;IF([.E122]=2;4;IF([.E122]=3;5;IF([.E122]=4;16;IF([.E122]=5;17;IF([.E122]=6;20;IF([.E122]=7;21;&quot;ERROR&quot;))))))))" office:value-type="float" office:value="20" calcext:value-type="float">
            <text:p>20</text:p>
          </table:table-cell>
          <table:table-cell table:formula="of:=IF([.F122]=0;0;IF([.F122]=1;2;IF([.F122]=2;16;IF([.F122]=3;18;IF([.F122]=4;32;IF([.F122]=5;34;IF([.F122]=6;40;IF([.F122]=7;42;&quot;ERROR&quot;))))))))" office:value-type="float" office:value="40" calcext:value-type="float">
            <text:p>40</text:p>
          </table:table-cell>
          <table:table-cell table:formula="of:=IF([.G122]=0;0;IF([.G122]=1;1;IF([.G122]=2;4;IF([.G122]=3;5;IF([.G122]=4;16;IF([.G122]=5;17;IF([.G122]=6;20;IF([.G122]=7;21;&quot;ERROR&quot;))))))))"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equb</text:p>
          </table:table-cell>
          <table:table-cell table:formula="of:=[.O122]+[.P122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122]+[.R122]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table:formula="of:=[.S122]+[.T122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7"/>
          <table:table-cell table:formula="of:=IF([.B123]=0;0;IF([.B123]=1;2;IF([.B123]=2;16;IF([.B123]=3;18;IF([.B123]=4;32;IF([.B123]=5;34;IF([.B123]=6;40;IF([.B123]=7;42;&quot;ERROR&quot;))))))))" office:value-type="float" office:value="40" calcext:value-type="float">
            <text:p>40</text:p>
          </table:table-cell>
          <table:table-cell table:formula="of:=IF([.C123]=0;0;IF([.C123]=1;1;IF([.C123]=2;4;IF([.C123]=3;5;IF([.C123]=4;16;IF([.C123]=5;17;IF([.C123]=6;20;IF([.C123]=7;21;&quot;ERROR&quot;))))))))" office:value-type="float" office:value="5" calcext:value-type="float">
            <text:p>5</text:p>
          </table:table-cell>
          <table:table-cell table:formula="of:=IF([.D123]=0;0;IF([.D123]=1;2;IF([.D123]=2;16;IF([.D123]=3;18;IF([.D123]=4;32;IF([.D123]=5;34;IF([.D123]=6;40;IF([.D123]=7;42;&quot;ERROR&quot;))))))))" office:value-type="float" office:value="18" calcext:value-type="float">
            <text:p>18</text:p>
          </table:table-cell>
          <table:table-cell table:formula="of:=IF([.E123]=0;0;IF([.E123]=1;1;IF([.E123]=2;4;IF([.E123]=3;5;IF([.E123]=4;16;IF([.E123]=5;17;IF([.E123]=6;20;IF([.E123]=7;21;&quot;ERROR&quot;))))))))" office:value-type="float" office:value="5" calcext:value-type="float">
            <text:p>5</text:p>
          </table:table-cell>
          <table:table-cell table:formula="of:=IF([.F123]=0;0;IF([.F123]=1;2;IF([.F123]=2;16;IF([.F123]=3;18;IF([.F123]=4;32;IF([.F123]=5;34;IF([.F123]=6;40;IF([.F123]=7;42;&quot;ERROR&quot;))))))))" office:value-type="float" office:value="40" calcext:value-type="float">
            <text:p>40</text:p>
          </table:table-cell>
          <table:table-cell table:formula="of:=IF([.G123]=0;0;IF([.G123]=1;1;IF([.G123]=2;4;IF([.G123]=3;5;IF([.G123]=4;16;IF([.G123]=5;17;IF([.G123]=6;20;IF([.G123]=7;21;&quot;ERROR&quot;))))))))"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equb</text:p>
          </table:table-cell>
          <table:table-cell table:formula="of:=[.O123]+[.P123]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table:formula="of:=[.Q123]+[.R123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S123]+[.T123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7"/>
          <table:table-cell table:formula="of:=IF([.B124]=0;0;IF([.B124]=1;2;IF([.B124]=2;16;IF([.B124]=3;18;IF([.B124]=4;32;IF([.B124]=5;34;IF([.B124]=6;40;IF([.B124]=7;42;&quot;ERROR&quot;))))))))" office:value-type="float" office:value="40" calcext:value-type="float">
            <text:p>40</text:p>
          </table:table-cell>
          <table:table-cell table:formula="of:=IF([.C124]=0;0;IF([.C124]=1;1;IF([.C124]=2;4;IF([.C124]=3;5;IF([.C124]=4;16;IF([.C124]=5;17;IF([.C124]=6;20;IF([.C124]=7;21;&quot;ERROR&quot;))))))))" office:value-type="float" office:value="5" calcext:value-type="float">
            <text:p>5</text:p>
          </table:table-cell>
          <table:table-cell table:formula="of:=IF([.D124]=0;0;IF([.D124]=1;2;IF([.D124]=2;16;IF([.D124]=3;18;IF([.D124]=4;32;IF([.D124]=5;34;IF([.D124]=6;40;IF([.D124]=7;42;&quot;ERROR&quot;))))))))" office:value-type="float" office:value="18" calcext:value-type="float">
            <text:p>18</text:p>
          </table:table-cell>
          <table:table-cell table:formula="of:=IF([.E124]=0;0;IF([.E124]=1;1;IF([.E124]=2;4;IF([.E124]=3;5;IF([.E124]=4;16;IF([.E124]=5;17;IF([.E124]=6;20;IF([.E124]=7;21;&quot;ERROR&quot;))))))))" office:value-type="float" office:value="5" calcext:value-type="float">
            <text:p>5</text:p>
          </table:table-cell>
          <table:table-cell table:formula="of:=IF([.F124]=0;0;IF([.F124]=1;2;IF([.F124]=2;16;IF([.F124]=3;18;IF([.F124]=4;32;IF([.F124]=5;34;IF([.F124]=6;40;IF([.F124]=7;42;&quot;ERROR&quot;))))))))" office:value-type="float" office:value="40" calcext:value-type="float">
            <text:p>40</text:p>
          </table:table-cell>
          <table:table-cell table:formula="of:=IF([.G124]=0;0;IF([.G124]=1;1;IF([.G124]=2;4;IF([.G124]=3;5;IF([.G124]=4;16;IF([.G124]=5;17;IF([.G124]=6;20;IF([.G124]=7;21;&quot;ERROR&quot;))))))))"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equb</text:p>
          </table:table-cell>
          <table:table-cell table:formula="of:=[.O124]+[.P124]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table:formula="of:=[.Q124]+[.R124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S124]+[.T124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7"/>
          <table:table-cell table:formula="of:=IF([.B125]=0;0;IF([.B125]=1;2;IF([.B125]=2;16;IF([.B125]=3;18;IF([.B125]=4;32;IF([.B125]=5;34;IF([.B125]=6;40;IF([.B125]=7;42;&quot;ERROR&quot;))))))))" office:value-type="float" office:value="40" calcext:value-type="float">
            <text:p>40</text:p>
          </table:table-cell>
          <table:table-cell table:formula="of:=IF([.C125]=0;0;IF([.C125]=1;1;IF([.C125]=2;4;IF([.C125]=3;5;IF([.C125]=4;16;IF([.C125]=5;17;IF([.C125]=6;20;IF([.C125]=7;21;&quot;ERROR&quot;))))))))" office:value-type="float" office:value="5" calcext:value-type="float">
            <text:p>5</text:p>
          </table:table-cell>
          <table:table-cell table:formula="of:=IF([.D125]=0;0;IF([.D125]=1;2;IF([.D125]=2;16;IF([.D125]=3;18;IF([.D125]=4;32;IF([.D125]=5;34;IF([.D125]=6;40;IF([.D125]=7;42;&quot;ERROR&quot;))))))))" office:value-type="float" office:value="18" calcext:value-type="float">
            <text:p>18</text:p>
          </table:table-cell>
          <table:table-cell table:formula="of:=IF([.E125]=0;0;IF([.E125]=1;1;IF([.E125]=2;4;IF([.E125]=3;5;IF([.E125]=4;16;IF([.E125]=5;17;IF([.E125]=6;20;IF([.E125]=7;21;&quot;ERROR&quot;))))))))" office:value-type="float" office:value="5" calcext:value-type="float">
            <text:p>5</text:p>
          </table:table-cell>
          <table:table-cell table:formula="of:=IF([.F125]=0;0;IF([.F125]=1;2;IF([.F125]=2;16;IF([.F125]=3;18;IF([.F125]=4;32;IF([.F125]=5;34;IF([.F125]=6;40;IF([.F125]=7;42;&quot;ERROR&quot;))))))))" office:value-type="float" office:value="40" calcext:value-type="float">
            <text:p>40</text:p>
          </table:table-cell>
          <table:table-cell table:formula="of:=IF([.G125]=0;0;IF([.G125]=1;1;IF([.G125]=2;4;IF([.G125]=3;5;IF([.G125]=4;16;IF([.G125]=5;17;IF([.G125]=6;20;IF([.G125]=7;21;&quot;ERROR&quot;))))))))"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equb</text:p>
          </table:table-cell>
          <table:table-cell table:formula="of:=[.O125]+[.P125]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table:formula="of:=[.Q125]+[.R125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S125]+[.T125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/>
          <table:table-cell table:number-columns-repeated="5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formula="of:=IF([.B126]=0;0;IF([.B126]=1;2;IF([.B126]=2;16;IF([.B126]=3;18;IF([.B126]=4;32;IF([.B126]=5;34;IF([.B126]=6;40;IF([.B126]=7;42;&quot;ERROR&quot;))))))))" office:value-type="float" office:value="18" calcext:value-type="float">
            <text:p>18</text:p>
          </table:table-cell>
          <table:table-cell table:formula="of:=IF([.C126]=0;0;IF([.C126]=1;1;IF([.C126]=2;4;IF([.C126]=3;5;IF([.C126]=4;16;IF([.C126]=5;17;IF([.C126]=6;20;IF([.C126]=7;21;&quot;ERROR&quot;))))))))" office:value-type="float" office:value="5" calcext:value-type="float">
            <text:p>5</text:p>
          </table:table-cell>
          <table:table-cell table:formula="of:=IF([.D126]=0;0;IF([.D126]=1;2;IF([.D126]=2;16;IF([.D126]=3;18;IF([.D126]=4;32;IF([.D126]=5;34;IF([.D126]=6;40;IF([.D126]=7;42;&quot;ERROR&quot;))))))))" office:value-type="float" office:value="18" calcext:value-type="float">
            <text:p>18</text:p>
          </table:table-cell>
          <table:table-cell table:formula="of:=IF([.E126]=0;0;IF([.E126]=1;1;IF([.E126]=2;4;IF([.E126]=3;5;IF([.E126]=4;16;IF([.E126]=5;17;IF([.E126]=6;20;IF([.E126]=7;21;&quot;ERROR&quot;))))))))" office:value-type="float" office:value="5" calcext:value-type="float">
            <text:p>5</text:p>
          </table:table-cell>
          <table:table-cell table:formula="of:=IF([.F126]=0;0;IF([.F126]=1;2;IF([.F126]=2;16;IF([.F126]=3;18;IF([.F126]=4;32;IF([.F126]=5;34;IF([.F126]=6;40;IF([.F126]=7;42;&quot;ERROR&quot;))))))))" office:value-type="float" office:value="18" calcext:value-type="float">
            <text:p>18</text:p>
          </table:table-cell>
          <table:table-cell table:formula="of:=IF([.G126]=0;0;IF([.G126]=1;1;IF([.G126]=2;4;IF([.G126]=3;5;IF([.G126]=4;16;IF([.G126]=5;17;IF([.G126]=6;20;IF([.G126]=7;21;&quot;ERROR&quot;))))))))"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equb</text:p>
          </table:table-cell>
          <table:table-cell table:formula="of:=[.O126]+[.P126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Q126]+[.R126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S126]+[.T126]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/>
          <table:table-cell table:number-columns-repeated="5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formula="of:=IF([.B127]=0;0;IF([.B127]=1;2;IF([.B127]=2;16;IF([.B127]=3;18;IF([.B127]=4;32;IF([.B127]=5;34;IF([.B127]=6;40;IF([.B127]=7;42;&quot;ERROR&quot;))))))))" office:value-type="float" office:value="18" calcext:value-type="float">
            <text:p>18</text:p>
          </table:table-cell>
          <table:table-cell table:formula="of:=IF([.C127]=0;0;IF([.C127]=1;1;IF([.C127]=2;4;IF([.C127]=3;5;IF([.C127]=4;16;IF([.C127]=5;17;IF([.C127]=6;20;IF([.C127]=7;21;&quot;ERROR&quot;))))))))" office:value-type="float" office:value="5" calcext:value-type="float">
            <text:p>5</text:p>
          </table:table-cell>
          <table:table-cell table:formula="of:=IF([.D127]=0;0;IF([.D127]=1;2;IF([.D127]=2;16;IF([.D127]=3;18;IF([.D127]=4;32;IF([.D127]=5;34;IF([.D127]=6;40;IF([.D127]=7;42;&quot;ERROR&quot;))))))))" office:value-type="float" office:value="18" calcext:value-type="float">
            <text:p>18</text:p>
          </table:table-cell>
          <table:table-cell table:formula="of:=IF([.E127]=0;0;IF([.E127]=1;1;IF([.E127]=2;4;IF([.E127]=3;5;IF([.E127]=4;16;IF([.E127]=5;17;IF([.E127]=6;20;IF([.E127]=7;21;&quot;ERROR&quot;))))))))" office:value-type="float" office:value="5" calcext:value-type="float">
            <text:p>5</text:p>
          </table:table-cell>
          <table:table-cell table:formula="of:=IF([.F127]=0;0;IF([.F127]=1;2;IF([.F127]=2;16;IF([.F127]=3;18;IF([.F127]=4;32;IF([.F127]=5;34;IF([.F127]=6;40;IF([.F127]=7;42;&quot;ERROR&quot;))))))))" office:value-type="float" office:value="18" calcext:value-type="float">
            <text:p>18</text:p>
          </table:table-cell>
          <table:table-cell table:formula="of:=IF([.G127]=0;0;IF([.G127]=1;1;IF([.G127]=2;4;IF([.G127]=3;5;IF([.G127]=4;16;IF([.G127]=5;17;IF([.G127]=6;20;IF([.G127]=7;21;&quot;ERROR&quot;))))))))"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equb</text:p>
          </table:table-cell>
          <table:table-cell table:formula="of:=[.O127]+[.P127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Q127]+[.R127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S127]+[.T127]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/>
          <table:table-cell table:number-columns-repeated="5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formula="of:=IF([.B128]=0;0;IF([.B128]=1;2;IF([.B128]=2;16;IF([.B128]=3;18;IF([.B128]=4;32;IF([.B128]=5;34;IF([.B128]=6;40;IF([.B128]=7;42;&quot;ERROR&quot;))))))))" office:value-type="float" office:value="18" calcext:value-type="float">
            <text:p>18</text:p>
          </table:table-cell>
          <table:table-cell table:formula="of:=IF([.C128]=0;0;IF([.C128]=1;1;IF([.C128]=2;4;IF([.C128]=3;5;IF([.C128]=4;16;IF([.C128]=5;17;IF([.C128]=6;20;IF([.C128]=7;21;&quot;ERROR&quot;))))))))" office:value-type="float" office:value="5" calcext:value-type="float">
            <text:p>5</text:p>
          </table:table-cell>
          <table:table-cell table:formula="of:=IF([.D128]=0;0;IF([.D128]=1;2;IF([.D128]=2;16;IF([.D128]=3;18;IF([.D128]=4;32;IF([.D128]=5;34;IF([.D128]=6;40;IF([.D128]=7;42;&quot;ERROR&quot;))))))))" office:value-type="float" office:value="18" calcext:value-type="float">
            <text:p>18</text:p>
          </table:table-cell>
          <table:table-cell table:formula="of:=IF([.E128]=0;0;IF([.E128]=1;1;IF([.E128]=2;4;IF([.E128]=3;5;IF([.E128]=4;16;IF([.E128]=5;17;IF([.E128]=6;20;IF([.E128]=7;21;&quot;ERROR&quot;))))))))" office:value-type="float" office:value="5" calcext:value-type="float">
            <text:p>5</text:p>
          </table:table-cell>
          <table:table-cell table:formula="of:=IF([.F128]=0;0;IF([.F128]=1;2;IF([.F128]=2;16;IF([.F128]=3;18;IF([.F128]=4;32;IF([.F128]=5;34;IF([.F128]=6;40;IF([.F128]=7;42;&quot;ERROR&quot;))))))))" office:value-type="float" office:value="18" calcext:value-type="float">
            <text:p>18</text:p>
          </table:table-cell>
          <table:table-cell table:formula="of:=IF([.G128]=0;0;IF([.G128]=1;1;IF([.G128]=2;4;IF([.G128]=3;5;IF([.G128]=4;16;IF([.G128]=5;17;IF([.G128]=6;20;IF([.G128]=7;21;&quot;ERROR&quot;))))))))"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equb</text:p>
          </table:table-cell>
          <table:table-cell table:formula="of:=[.O128]+[.P128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Q128]+[.R128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S128]+[.T128]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/>
          <table:table-cell table:number-columns-repeated="5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formula="of:=IF([.B129]=0;0;IF([.B129]=1;2;IF([.B129]=2;16;IF([.B129]=3;18;IF([.B129]=4;32;IF([.B129]=5;34;IF([.B129]=6;40;IF([.B129]=7;42;&quot;ERROR&quot;))))))))" office:value-type="float" office:value="18" calcext:value-type="float">
            <text:p>18</text:p>
          </table:table-cell>
          <table:table-cell table:formula="of:=IF([.C129]=0;0;IF([.C129]=1;1;IF([.C129]=2;4;IF([.C129]=3;5;IF([.C129]=4;16;IF([.C129]=5;17;IF([.C129]=6;20;IF([.C129]=7;21;&quot;ERROR&quot;))))))))" office:value-type="float" office:value="5" calcext:value-type="float">
            <text:p>5</text:p>
          </table:table-cell>
          <table:table-cell table:formula="of:=IF([.D129]=0;0;IF([.D129]=1;2;IF([.D129]=2;16;IF([.D129]=3;18;IF([.D129]=4;32;IF([.D129]=5;34;IF([.D129]=6;40;IF([.D129]=7;42;&quot;ERROR&quot;))))))))" office:value-type="float" office:value="18" calcext:value-type="float">
            <text:p>18</text:p>
          </table:table-cell>
          <table:table-cell table:formula="of:=IF([.E129]=0;0;IF([.E129]=1;1;IF([.E129]=2;4;IF([.E129]=3;5;IF([.E129]=4;16;IF([.E129]=5;17;IF([.E129]=6;20;IF([.E129]=7;21;&quot;ERROR&quot;))))))))" office:value-type="float" office:value="5" calcext:value-type="float">
            <text:p>5</text:p>
          </table:table-cell>
          <table:table-cell table:formula="of:=IF([.F129]=0;0;IF([.F129]=1;2;IF([.F129]=2;16;IF([.F129]=3;18;IF([.F129]=4;32;IF([.F129]=5;34;IF([.F129]=6;40;IF([.F129]=7;42;&quot;ERROR&quot;))))))))" office:value-type="float" office:value="18" calcext:value-type="float">
            <text:p>18</text:p>
          </table:table-cell>
          <table:table-cell table:formula="of:=IF([.G129]=0;0;IF([.G129]=1;1;IF([.G129]=2;4;IF([.G129]=3;5;IF([.G129]=4;16;IF([.G129]=5;17;IF([.G129]=6;20;IF([.G129]=7;21;&quot;ERROR&quot;))))))))"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equb</text:p>
          </table:table-cell>
          <table:table-cell table:formula="of:=[.O129]+[.P129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Q129]+[.R129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S129]+[.T129]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7"/>
          <table:table-cell table:formula="of:=IF([.B130]=0;0;IF([.B130]=1;2;IF([.B130]=2;16;IF([.B130]=3;18;IF([.B130]=4;32;IF([.B130]=5;34;IF([.B130]=6;40;IF([.B130]=7;42;&quot;ERROR&quot;))))))))" office:value-type="float" office:value="40" calcext:value-type="float">
            <text:p>40</text:p>
          </table:table-cell>
          <table:table-cell table:formula="of:=IF([.C130]=0;0;IF([.C130]=1;1;IF([.C130]=2;4;IF([.C130]=3;5;IF([.C130]=4;16;IF([.C130]=5;17;IF([.C130]=6;20;IF([.C130]=7;21;&quot;ERROR&quot;))))))))" office:value-type="float" office:value="5" calcext:value-type="float">
            <text:p>5</text:p>
          </table:table-cell>
          <table:table-cell table:formula="of:=IF([.D130]=0;0;IF([.D130]=1;2;IF([.D130]=2;16;IF([.D130]=3;18;IF([.D130]=4;32;IF([.D130]=5;34;IF([.D130]=6;40;IF([.D130]=7;42;&quot;ERROR&quot;))))))))" office:value-type="float" office:value="18" calcext:value-type="float">
            <text:p>18</text:p>
          </table:table-cell>
          <table:table-cell table:formula="of:=IF([.E130]=0;0;IF([.E130]=1;1;IF([.E130]=2;4;IF([.E130]=3;5;IF([.E130]=4;16;IF([.E130]=5;17;IF([.E130]=6;20;IF([.E130]=7;21;&quot;ERROR&quot;))))))))" office:value-type="float" office:value="5" calcext:value-type="float">
            <text:p>5</text:p>
          </table:table-cell>
          <table:table-cell table:formula="of:=IF([.F130]=0;0;IF([.F130]=1;2;IF([.F130]=2;16;IF([.F130]=3;18;IF([.F130]=4;32;IF([.F130]=5;34;IF([.F130]=6;40;IF([.F130]=7;42;&quot;ERROR&quot;))))))))" office:value-type="float" office:value="40" calcext:value-type="float">
            <text:p>40</text:p>
          </table:table-cell>
          <table:table-cell table:formula="of:=IF([.G130]=0;0;IF([.G130]=1;1;IF([.G130]=2;4;IF([.G130]=3;5;IF([.G130]=4;16;IF([.G130]=5;17;IF([.G130]=6;20;IF([.G130]=7;21;&quot;ERROR&quot;))))))))"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equb</text:p>
          </table:table-cell>
          <table:table-cell table:formula="of:=[.O130]+[.P130]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table:formula="of:=[.Q130]+[.R130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S130]+[.T130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n</text:p>
          </table:table-cell>
          <table:table-cell table:number-columns-repeated="37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7"/>
          <table:table-cell table:formula="of:=IF([.B132]=0;0;IF([.B132]=1;2;IF([.B132]=2;16;IF([.B132]=3;18;IF([.B132]=4;32;IF([.B132]=5;34;IF([.B132]=6;40;IF([.B132]=7;42;&quot;ERROR&quot;))))))))" office:value-type="float" office:value="40" calcext:value-type="float">
            <text:p>40</text:p>
          </table:table-cell>
          <table:table-cell table:formula="of:=IF([.C132]=0;0;IF([.C132]=1;1;IF([.C132]=2;4;IF([.C132]=3;5;IF([.C132]=4;16;IF([.C132]=5;17;IF([.C132]=6;20;IF([.C132]=7;21;&quot;ERROR&quot;))))))))" office:value-type="float" office:value="20" calcext:value-type="float">
            <text:p>20</text:p>
          </table:table-cell>
          <table:table-cell table:formula="of:=IF([.D132]=0;0;IF([.D132]=1;2;IF([.D132]=2;16;IF([.D132]=3;18;IF([.D132]=4;32;IF([.D132]=5;34;IF([.D132]=6;40;IF([.D132]=7;42;&quot;ERROR&quot;))))))))" office:value-type="float" office:value="18" calcext:value-type="float">
            <text:p>18</text:p>
          </table:table-cell>
          <table:table-cell table:formula="of:=IF([.E132]=0;0;IF([.E132]=1;1;IF([.E132]=2;4;IF([.E132]=3;5;IF([.E132]=4;16;IF([.E132]=5;17;IF([.E132]=6;20;IF([.E132]=7;21;&quot;ERROR&quot;))))))))" office:value-type="float" office:value="20" calcext:value-type="float">
            <text:p>20</text:p>
          </table:table-cell>
          <table:table-cell table:formula="of:=IF([.F132]=0;0;IF([.F132]=1;2;IF([.F132]=2;16;IF([.F132]=3;18;IF([.F132]=4;32;IF([.F132]=5;34;IF([.F132]=6;40;IF([.F132]=7;42;&quot;ERROR&quot;))))))))" office:value-type="float" office:value="40" calcext:value-type="float">
            <text:p>40</text:p>
          </table:table-cell>
          <table:table-cell table:formula="of:=IF([.G132]=0;0;IF([.G132]=1;1;IF([.G132]=2;4;IF([.G132]=3;5;IF([.G132]=4;16;IF([.G132]=5;17;IF([.G132]=6;20;IF([.G132]=7;21;&quot;ERROR&quot;))))))))"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equb</text:p>
          </table:table-cell>
          <table:table-cell table:formula="of:=[.O132]+[.P132]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Q132]+[.R132]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table:formula="of:=[.S132]+[.T132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7"/>
          <table:table-cell table:formula="of:=IF([.B133]=0;0;IF([.B133]=1;2;IF([.B133]=2;16;IF([.B133]=3;18;IF([.B133]=4;32;IF([.B133]=5;34;IF([.B133]=6;40;IF([.B133]=7;42;&quot;ERROR&quot;))))))))" office:value-type="float" office:value="40" calcext:value-type="float">
            <text:p>40</text:p>
          </table:table-cell>
          <table:table-cell table:formula="of:=IF([.C133]=0;0;IF([.C133]=1;1;IF([.C133]=2;4;IF([.C133]=3;5;IF([.C133]=4;16;IF([.C133]=5;17;IF([.C133]=6;20;IF([.C133]=7;21;&quot;ERROR&quot;))))))))" office:value-type="float" office:value="5" calcext:value-type="float">
            <text:p>5</text:p>
          </table:table-cell>
          <table:table-cell table:formula="of:=IF([.D133]=0;0;IF([.D133]=1;2;IF([.D133]=2;16;IF([.D133]=3;18;IF([.D133]=4;32;IF([.D133]=5;34;IF([.D133]=6;40;IF([.D133]=7;42;&quot;ERROR&quot;))))))))" office:value-type="float" office:value="40" calcext:value-type="float">
            <text:p>40</text:p>
          </table:table-cell>
          <table:table-cell table:formula="of:=IF([.E133]=0;0;IF([.E133]=1;1;IF([.E133]=2;4;IF([.E133]=3;5;IF([.E133]=4;16;IF([.E133]=5;17;IF([.E133]=6;20;IF([.E133]=7;21;&quot;ERROR&quot;))))))))" office:value-type="float" office:value="5" calcext:value-type="float">
            <text:p>5</text:p>
          </table:table-cell>
          <table:table-cell table:formula="of:=IF([.F133]=0;0;IF([.F133]=1;2;IF([.F133]=2;16;IF([.F133]=3;18;IF([.F133]=4;32;IF([.F133]=5;34;IF([.F133]=6;40;IF([.F133]=7;42;&quot;ERROR&quot;))))))))" office:value-type="float" office:value="40" calcext:value-type="float">
            <text:p>40</text:p>
          </table:table-cell>
          <table:table-cell table:formula="of:=IF([.G133]=0;0;IF([.G133]=1;1;IF([.G133]=2;4;IF([.G133]=3;5;IF([.G133]=4;16;IF([.G133]=5;17;IF([.G133]=6;20;IF([.G133]=7;21;&quot;ERROR&quot;))))))))"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equb</text:p>
          </table:table-cell>
          <table:table-cell table:formula="of:=[.O133]+[.P133]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table:formula="of:=[.Q133]+[.R133]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table:formula="of:=[.S133]+[.T133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formula="of:=IF([.B134]=0;0;IF([.B134]=1;2;IF([.B134]=2;16;IF([.B134]=3;18;IF([.B134]=4;32;IF([.B134]=5;34;IF([.B134]=6;40;IF([.B134]=7;42;&quot;ERROR&quot;))))))))" office:value-type="float" office:value="18" calcext:value-type="float">
            <text:p>18</text:p>
          </table:table-cell>
          <table:table-cell table:formula="of:=IF([.C134]=0;0;IF([.C134]=1;1;IF([.C134]=2;4;IF([.C134]=3;5;IF([.C134]=4;16;IF([.C134]=5;17;IF([.C134]=6;20;IF([.C134]=7;21;&quot;ERROR&quot;))))))))" office:value-type="float" office:value="20" calcext:value-type="float">
            <text:p>20</text:p>
          </table:table-cell>
          <table:table-cell table:formula="of:=IF([.D134]=0;0;IF([.D134]=1;2;IF([.D134]=2;16;IF([.D134]=3;18;IF([.D134]=4;32;IF([.D134]=5;34;IF([.D134]=6;40;IF([.D134]=7;42;&quot;ERROR&quot;))))))))" office:value-type="float" office:value="18" calcext:value-type="float">
            <text:p>18</text:p>
          </table:table-cell>
          <table:table-cell table:formula="of:=IF([.E134]=0;0;IF([.E134]=1;1;IF([.E134]=2;4;IF([.E134]=3;5;IF([.E134]=4;16;IF([.E134]=5;17;IF([.E134]=6;20;IF([.E134]=7;21;&quot;ERROR&quot;))))))))" office:value-type="float" office:value="20" calcext:value-type="float">
            <text:p>20</text:p>
          </table:table-cell>
          <table:table-cell table:formula="of:=IF([.F134]=0;0;IF([.F134]=1;2;IF([.F134]=2;16;IF([.F134]=3;18;IF([.F134]=4;32;IF([.F134]=5;34;IF([.F134]=6;40;IF([.F134]=7;42;&quot;ERROR&quot;))))))))" office:value-type="float" office:value="18" calcext:value-type="float">
            <text:p>18</text:p>
          </table:table-cell>
          <table:table-cell table:formula="of:=IF([.G134]=0;0;IF([.G134]=1;1;IF([.G134]=2;4;IF([.G134]=3;5;IF([.G134]=4;16;IF([.G134]=5;17;IF([.G134]=6;20;IF([.G134]=7;21;&quot;ERROR&quot;))))))))"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equb</text:p>
          </table:table-cell>
          <table:table-cell table:formula="of:=[.O134]+[.P134]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table:formula="of:=[.Q134]+[.R134]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table:formula="of:=[.S134]+[.T134]" office:value-type="float" office:value="38" calcext:value-type="float">
            <text:p>3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14:51:10.079998280</meta:creation-date>
    <dc:date>2017-06-29T15:41:01.235122103</dc:date>
    <meta:editing-duration>PT7M8S</meta:editing-duration>
    <meta:editing-cycles>1</meta:editing-cycles>
    <meta:document-statistic meta:table-count="1" meta:cell-count="4112" meta:object-count="0"/>
    <meta:generator>LibreOffice/5.1.6.2$Linux_X86_64 LibreOffice_project/10m0$Build-2</meta:generator>
  </office:meta>
</office:document-meta>
</file>